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original pid" table:style-name="ta1">
        <table:table-column table:style-name="co1" table:number-columns-repeated="13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60606060606061" calcext:value-type="float">
            <text:p>2.6060606061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63636363636364" calcext:value-type="float">
            <text:p>2.6363636364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6969696969697" calcext:value-type="float">
            <text:p>2.696969697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72727272727273" calcext:value-type="float">
            <text:p>2.7272727273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75757575757576" calcext:value-type="float">
            <text:p>2.7575757576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78787878787879" calcext:value-type="float">
            <text:p>2.7878787879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81818181818182" calcext:value-type="float">
            <text:p>2.8181818182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84848484848485" calcext:value-type="float">
            <text:p>2.8484848485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office:value-type="float" office:value="2.87878787878788" calcext:value-type="float">
            <text:p>2.8787878788</text:p>
          </table:table-cell>
          <table:table-cell office:value-type="float" office:value="33" calcext:value-type="float">
            <text:p>3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58823529411765" calcext:value-type="float">
            <text:p>2.5882352941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61764705882353" calcext:value-type="float">
            <text:p>2.6176470588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64705882352941" calcext:value-type="float">
            <text:p>2.6470588235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67647058823529" calcext:value-type="float">
            <text:p>2.6764705882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70588235294118" calcext:value-type="float">
            <text:p>2.7058823529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73529411764706" calcext:value-type="float">
            <text:p>2.7352941176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76470588235294" calcext:value-type="float">
            <text:p>2.7647058824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79411764705882" calcext:value-type="float">
            <text:p>2.7941176471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82352941176471" calcext:value-type="float">
            <text:p>2.8235294118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85294117647059" calcext:value-type="float">
            <text:p>2.8529411765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office:value-type="float" office:value="2.88235294117647" calcext:value-type="float">
            <text:p>2.8823529412</text:p>
          </table:table-cell>
          <table:table-cell office:value-type="float" office:value="34" calcext:value-type="float">
            <text:p>3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62857142857143" calcext:value-type="float">
            <text:p>2.6285714286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65714285714286" calcext:value-type="float">
            <text:p>2.6571428571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68571428571429" calcext:value-type="float">
            <text:p>2.6857142857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71428571428571" calcext:value-type="float">
            <text:p>2.7142857143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74285714285714" calcext:value-type="float">
            <text:p>2.7428571429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77142857142857" calcext:value-type="float">
            <text:p>2.7714285714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8" calcext:value-type="float">
            <text:p>2.8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82857142857143" calcext:value-type="float">
            <text:p>2.8285714286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office:value-type="float" office:value="2.88571428571429" calcext:value-type="float">
            <text:p>2.8857142857</text:p>
          </table:table-cell>
          <table:table-cell office:value-type="float" office:value="35" calcext:value-type="float">
            <text:p>3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63888888888889" calcext:value-type="float">
            <text:p>2.6388888889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69444444444444" calcext:value-type="float">
            <text:p>2.6944444444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72222222222222" calcext:value-type="float">
            <text:p>2.7222222222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77777777777778" calcext:value-type="float">
            <text:p>2.7777777778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80555555555556" calcext:value-type="float">
            <text:p>2.8055555556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86111111111111" calcext:value-type="float">
            <text:p>2.8611111111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office:value-type="float" office:value="2.88888888888889" calcext:value-type="float">
            <text:p>2.8888888889</text:p>
          </table:table-cell>
          <table:table-cell office:value-type="float" office:value="36" calcext:value-type="float">
            <text:p>3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62162162162162" calcext:value-type="float">
            <text:p>2.6216216216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64864864864865" calcext:value-type="float">
            <text:p>2.6486486486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67567567567568" calcext:value-type="float">
            <text:p>2.6756756757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7027027027027" calcext:value-type="float">
            <text:p>2.7027027027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72972972972973" calcext:value-type="float">
            <text:p>2.7297297297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75675675675676" calcext:value-type="float">
            <text:p>2.7567567568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78378378378378" calcext:value-type="float">
            <text:p>2.7837837838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81081081081081" calcext:value-type="float">
            <text:p>2.8108108108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83783783783784" calcext:value-type="float">
            <text:p>2.8378378378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office:value-type="float" office:value="2.86486486486486" calcext:value-type="float">
            <text:p>2.8648648649</text:p>
          </table:table-cell>
          <table:table-cell office:value-type="float" office:value="37" calcext:value-type="float">
            <text:p>3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65789473684211" calcext:value-type="float">
            <text:p>2.6578947368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68421052631579" calcext:value-type="float">
            <text:p>2.6842105263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71052631578947" calcext:value-type="float">
            <text:p>2.7105263158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73684210526316" calcext:value-type="float">
            <text:p>2.7368421053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76315789473684" calcext:value-type="float">
            <text:p>2.7631578947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78947368421053" calcext:value-type="float">
            <text:p>2.7894736842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81578947368421" calcext:value-type="float">
            <text:p>2.8157894737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84210526315789" calcext:value-type="float">
            <text:p>2.8421052632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86842105263158" calcext:value-type="float">
            <text:p>2.8684210526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office:value-type="float" office:value="2.89473684210526" calcext:value-type="float">
            <text:p>2.8947368421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71052631578947" calcext:value-type="float">
            <text:p>2.7105263158</text:p>
          </table:table-cell>
          <table:table-cell office:value-type="float" office:value="38" calcext:value-type="float">
            <text:p>38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69230769230769" calcext:value-type="float">
            <text:p>2.6923076923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71794871794872" calcext:value-type="float">
            <text:p>2.7179487179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74358974358974" calcext:value-type="float">
            <text:p>2.7435897436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76923076923077" calcext:value-type="float">
            <text:p>2.7692307692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79487179487179" calcext:value-type="float">
            <text:p>2.7948717949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82051282051282" calcext:value-type="float">
            <text:p>2.8205128205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84615384615385" calcext:value-type="float">
            <text:p>2.8461538462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office:value-type="float" office:value="2.87179487179487" calcext:value-type="float">
            <text:p>2.8717948718</text:p>
          </table:table-cell>
          <table:table-cell office:value-type="float" office:value="39" calcext:value-type="float">
            <text:p>39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65" calcext:value-type="float">
            <text:p>2.6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675" calcext:value-type="float">
            <text:p>2.67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725" calcext:value-type="float">
            <text:p>2.72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775" calcext:value-type="float">
            <text:p>2.77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825" calcext:value-type="float">
            <text:p>2.82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85" calcext:value-type="float">
            <text:p>2.8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office:value-type="float" office:value="2.875" calcext:value-type="float">
            <text:p>2.875</text:p>
          </table:table-cell>
          <table:table-cell office:value-type="float" office:value="40" calcext:value-type="float">
            <text:p>40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65853658536585" calcext:value-type="float">
            <text:p>2.6585365854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68292682926829" calcext:value-type="float">
            <text:p>2.6829268293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70731707317073" calcext:value-type="float">
            <text:p>2.7073170732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73170731707317" calcext:value-type="float">
            <text:p>2.7317073171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75609756097561" calcext:value-type="float">
            <text:p>2.756097561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78048780487805" calcext:value-type="float">
            <text:p>2.7804878049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80487804878049" calcext:value-type="float">
            <text:p>2.8048780488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82926829268293" calcext:value-type="float">
            <text:p>2.8292682927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85365853658537" calcext:value-type="float">
            <text:p>2.8536585366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office:value-type="float" office:value="2.8780487804878" calcext:value-type="float">
            <text:p>2.8780487805</text:p>
          </table:table-cell>
          <table:table-cell office:value-type="float" office:value="41" calcext:value-type="float">
            <text:p>41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69047619047619" calcext:value-type="float">
            <text:p>2.6904761905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71428571428571" calcext:value-type="float">
            <text:p>2.7142857143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73809523809524" calcext:value-type="float">
            <text:p>2.7380952381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76190476190476" calcext:value-type="float">
            <text:p>2.7619047619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78571428571429" calcext:value-type="float">
            <text:p>2.7857142857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80952380952381" calcext:value-type="float">
            <text:p>2.8095238095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85714285714286" calcext:value-type="float">
            <text:p>2.8571428571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office:value-type="float" office:value="2.88095238095238" calcext:value-type="float">
            <text:p>2.880952381</text:p>
          </table:table-cell>
          <table:table-cell office:value-type="float" office:value="42" calcext:value-type="float">
            <text:p>42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67441860465116" calcext:value-type="float">
            <text:p>2.6744186047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69767441860465" calcext:value-type="float">
            <text:p>2.6976744186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72093023255814" calcext:value-type="float">
            <text:p>2.7209302326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74418604651163" calcext:value-type="float">
            <text:p>2.7441860465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76744186046512" calcext:value-type="float">
            <text:p>2.7674418605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7906976744186" calcext:value-type="float">
            <text:p>2.7906976744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81395348837209" calcext:value-type="float">
            <text:p>2.8139534884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83720930232558" calcext:value-type="float">
            <text:p>2.8372093023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86046511627907" calcext:value-type="float">
            <text:p>2.8604651163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office:value-type="float" office:value="2.88372093023256" calcext:value-type="float">
            <text:p>2.8837209302</text:p>
          </table:table-cell>
          <table:table-cell office:value-type="float" office:value="43" calcext:value-type="float">
            <text:p>43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68181818181818" calcext:value-type="float">
            <text:p>2.6818181818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70454545454545" calcext:value-type="float">
            <text:p>2.7045454545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72727272727273" calcext:value-type="float">
            <text:p>2.7272727273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77272727272727" calcext:value-type="float">
            <text:p>2.7727272727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79545454545455" calcext:value-type="float">
            <text:p>2.7954545455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81818181818182" calcext:value-type="float">
            <text:p>2.8181818182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84090909090909" calcext:value-type="float">
            <text:p>2.8409090909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86363636363636" calcext:value-type="float">
            <text:p>2.8636363636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88636363636364" calcext:value-type="float">
            <text:p>2.8863636364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office:value-type="float" office:value="2.90909090909091" calcext:value-type="float">
            <text:p>2.9090909091</text:p>
          </table:table-cell>
          <table:table-cell office:value-type="float" office:value="44" calcext:value-type="float">
            <text:p>4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68888888888889" calcext:value-type="float">
            <text:p>2.6888888889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71111111111111" calcext:value-type="float">
            <text:p>2.7111111111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73333333333333" calcext:value-type="float">
            <text:p>2.7333333333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75555555555556" calcext:value-type="float">
            <text:p>2.7555555556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77777777777778" calcext:value-type="float">
            <text:p>2.7777777778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8" calcext:value-type="float">
            <text:p>2.8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82222222222222" calcext:value-type="float">
            <text:p>2.8222222222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84444444444444" calcext:value-type="float">
            <text:p>2.8444444444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office:value-type="float" office:value="2.86666666666667" calcext:value-type="float">
            <text:p>2.8666666667</text:p>
          </table:table-cell>
          <table:table-cell office:value-type="float" office:value="45" calcext:value-type="float">
            <text:p>45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office:value-type="float" office:value="2.71739130434783" calcext:value-type="float">
            <text:p>2.7173913043</text:p>
          </table:table-cell>
          <table:table-cell office:value-type="float" office:value="46" calcext:value-type="float">
            <text:p>4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office:value-type="float" office:value="2.73913043478261" calcext:value-type="float">
            <text:p>2.7391304348</text:p>
          </table:table-cell>
          <table:table-cell office:value-type="float" office:value="46" calcext:value-type="float">
            <text:p>4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office:value-type="float" office:value="2.76086956521739" calcext:value-type="float">
            <text:p>2.7608695652</text:p>
          </table:table-cell>
          <table:table-cell office:value-type="float" office:value="46" calcext:value-type="float">
            <text:p>4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office:value-type="float" office:value="2.78260869565217" calcext:value-type="float">
            <text:p>2.7826086957</text:p>
          </table:table-cell>
          <table:table-cell office:value-type="float" office:value="46" calcext:value-type="float">
            <text:p>4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office:value-type="float" office:value="2.80434782608696" calcext:value-type="float">
            <text:p>2.8043478261</text:p>
          </table:table-cell>
          <table:table-cell office:value-type="float" office:value="46" calcext:value-type="float">
            <text:p>4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office:value-type="float" office:value="2.82608695652174" calcext:value-type="float">
            <text:p>2.8260869565</text:p>
          </table:table-cell>
          <table:table-cell office:value-type="float" office:value="46" calcext:value-type="float">
            <text:p>46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g</text:p>
          </table:table-cell>
          <table:table-cell office:value-type="float" office:value="1000" calcext:value-type="float">
            <text:p>1000</text:p>
          </table:table-cell>
          <table:table-cell office:value-type="float" office:value="2.76595744680851" calcext:value-type="float">
            <text:p>2.7659574468</text:p>
          </table:table-cell>
          <table:table-cell office:value-type="float" office:value="47" calcext:value-type="float">
            <text:p>4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g</text:p>
          </table:table-cell>
          <table:table-cell office:value-type="float" office:value="1000" calcext:value-type="float">
            <text:p>1000</text:p>
          </table:table-cell>
          <table:table-cell office:value-type="float" office:value="2.78723404255319" calcext:value-type="float">
            <text:p>2.7872340426</text:p>
          </table:table-cell>
          <table:table-cell office:value-type="float" office:value="47" calcext:value-type="float">
            <text:p>4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g</text:p>
          </table:table-cell>
          <table:table-cell office:value-type="float" office:value="1000" calcext:value-type="float">
            <text:p>1000</text:p>
          </table:table-cell>
          <table:table-cell office:value-type="float" office:value="2.80851063829787" calcext:value-type="float">
            <text:p>2.8085106383</text:p>
          </table:table-cell>
          <table:table-cell office:value-type="float" office:value="47" calcext:value-type="float">
            <text:p>4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g</text:p>
          </table:table-cell>
          <table:table-cell office:value-type="float" office:value="1000" calcext:value-type="float">
            <text:p>1000</text:p>
          </table:table-cell>
          <table:table-cell office:value-type="float" office:value="2.82978723404255" calcext:value-type="float">
            <text:p>2.829787234</text:p>
          </table:table-cell>
          <table:table-cell office:value-type="float" office:value="47" calcext:value-type="float">
            <text:p>4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g</text:p>
          </table:table-cell>
          <table:table-cell office:value-type="float" office:value="1000" calcext:value-type="float">
            <text:p>1000</text:p>
          </table:table-cell>
          <table:table-cell office:value-type="float" office:value="2.85106382978723" calcext:value-type="float">
            <text:p>2.8510638298</text:p>
          </table:table-cell>
          <table:table-cell office:value-type="float" office:value="47" calcext:value-type="float">
            <text:p>47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523395" calcext:value-type="float">
            <text:p>0.52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zprojectionparmsInit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ce2"/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is1peak</text:p>
          </table:table-cell>
          <table:table-cell table:style-name="Default" office:value-type="string" calcext:value-type="string">
            <text:p>Ncnt peak1</text:p>
          </table:table-cell>
          <table:table-cell table:style-name="Default" office:value-type="string" calcext:value-type="string">
            <text:p>aoq peak1</text:p>
          </table:table-cell>
          <table:table-cell table:style-name="Default" office:value-type="string" calcext:value-type="string">
            <text:p>Ncnt peak2</text:p>
          </table:table-cell>
          <table:table-cell table:style-name="Default" office:value-type="string" calcext:value-type="string">
            <text:p>aoq peak2</text:p>
          </table:table-cell>
          <table:table-cell table:style-name="Default" office:value-type="string" calcext:value-type="string">
            <text:p>aoqreso</text:p>
          </table:table-cell>
          <table:table-cell table:style-name="Default" office:value-type="string" calcext:value-type="string">
            <text:p>fitrangelow</text:p>
          </table:table-cell>
          <table:table-cell table:style-name="Default" office:value-type="string" calcext:value-type="string">
            <text:p>fitrangeh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e8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3]/[.A3]" office:value-type="float" office:value="2.71875" calcext:value-type="float">
            <text:p>2.7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[.F3]-[.I3]*12" office:value-type="float" office:value="2.71275" calcext:value-type="float">
            <text:p>2.71275</text:p>
          </table:table-cell>
          <table:table-cell table:style-name="ce1" table:formula="of:=[.F3]+[.I3]*12" office:value-type="float" office:value="2.72475" calcext:value-type="float">
            <text:p>2.724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e8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4]/[.A4]" office:value-type="float" office:value="2.75" calcext:value-type="float">
            <text:p>2.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table:formula="of:=[.F4]-[.I4]*12" office:value-type="float" office:value="2.7404" calcext:value-type="float">
            <text:p>2.7404</text:p>
          </table:table-cell>
          <table:table-cell table:style-name="ce1" table:formula="of:=[.F4]+[.I4]*12" office:value-type="float" office:value="2.7596" calcext:value-type="float">
            <text:p>2.75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e8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]/[.A5]" office:value-type="float" office:value="2.78125" calcext:value-type="float">
            <text:p>2.7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5]-[.I5]*12" office:value-type="float" office:value="2.76445" calcext:value-type="float">
            <text:p>2.76445</text:p>
          </table:table-cell>
          <table:table-cell table:style-name="ce1" table:formula="of:=[.F5]+[.I5]*12" office:value-type="float" office:value="2.79805" calcext:value-type="float">
            <text:p>2.798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9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6]/[.A6]" office:value-type="float" office:value="2.8125" calcext:value-type="float">
            <text:p>2.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6]-[.I6]*12" office:value-type="float" office:value="2.7957" calcext:value-type="float">
            <text:p>2.7957</text:p>
          </table:table-cell>
          <table:table-cell table:style-name="ce1" table:formula="of:=[.F6]+[.I6]*12" office:value-type="float" office:value="2.8293" calcext:value-type="float">
            <text:p>2.82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s8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7]/[.A7]" office:value-type="float" office:value="2.6969696969697" calcext:value-type="float">
            <text:p>2.696969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7]-[.I7]*12" office:value-type="float" office:value="2.6801696969697" calcext:value-type="float">
            <text:p>2.680169697</text:p>
          </table:table-cell>
          <table:table-cell table:formula="of:=[.F7]+[.I7]*12" office:value-type="float" office:value="2.7137696969697" calcext:value-type="float">
            <text:p>2.7137696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As9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]/[.A8]" office:value-type="float" office:value="2.72727272727273" calcext:value-type="float">
            <text:p>2.727272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8]-[.I8]*12" office:value-type="float" office:value="2.71047272727273" calcext:value-type="float">
            <text:p>2.7104727273</text:p>
          </table:table-cell>
          <table:table-cell table:formula="of:=[.F8]+[.I8]*12" office:value-type="float" office:value="2.74407272727273" calcext:value-type="float">
            <text:p>2.744072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As9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9]/[.A9]" office:value-type="float" office:value="2.75757575757576" calcext:value-type="float">
            <text:p>2.7575757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9]-[.I9]*12" office:value-type="float" office:value="2.74077575757576" calcext:value-type="float">
            <text:p>2.7407757576</text:p>
          </table:table-cell>
          <table:table-cell table:formula="of:=[.F9]+[.I9]*12" office:value-type="float" office:value="2.77437575757576" calcext:value-type="float">
            <text:p>2.77437575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As9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]/[.A10]" office:value-type="float" office:value="2.78787878787879" calcext:value-type="float">
            <text:p>2.7878787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10]-[.I10]*12" office:value-type="float" office:value="2.77107878787879" calcext:value-type="float">
            <text:p>2.7710787879</text:p>
          </table:table-cell>
          <table:table-cell table:formula="of:=[.F10]+[.I10]*12" office:value-type="float" office:value="2.80467878787879" calcext:value-type="float">
            <text:p>2.80467878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As9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11]/[.A11]" office:value-type="float" office:value="2.81818181818182" calcext:value-type="float">
            <text:p>2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11]-[.I11]*12" office:value-type="float" office:value="2.80138181818182" calcext:value-type="float">
            <text:p>2.8013818182</text:p>
          </table:table-cell>
          <table:table-cell table:formula="of:=[.F11]+[.I11]*12" office:value-type="float" office:value="2.83498181818182" calcext:value-type="float">
            <text:p>2.8349818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9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2]/[.A12]" office:value-type="float" office:value="2.67647058823529" calcext:value-type="float">
            <text:p>2.67647058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12]-[.I12]*12" office:value-type="float" office:value="2.65967058823529" calcext:value-type="float">
            <text:p>2.6596705882</text:p>
          </table:table-cell>
          <table:table-cell table:style-name="ce1" table:formula="of:=[.F12]+[.I12]*12" office:value-type="float" office:value="2.69327058823529" calcext:value-type="float">
            <text:p>2.69327058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3]/[.A13]" office:value-type="float" office:value="2.70588235294118" calcext:value-type="float">
            <text:p>2.70588235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13]-[.I13]*12" office:value-type="float" office:value="2.68908235294118" calcext:value-type="float">
            <text:p>2.6890823529</text:p>
          </table:table-cell>
          <table:table-cell table:style-name="ce1" table:formula="of:=[.F13]+[.I13]*12" office:value-type="float" office:value="2.72268235294118" calcext:value-type="float">
            <text:p>2.72268235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9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4]/[.A14]" office:value-type="float" office:value="2.73529411764706" calcext:value-type="float">
            <text:p>2.73529411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14]-[.I14]*12" office:value-type="float" office:value="2.71849411764706" calcext:value-type="float">
            <text:p>2.7184941176</text:p>
          </table:table-cell>
          <table:table-cell table:style-name="ce1" table:formula="of:=[.F14]+[.I14]*12" office:value-type="float" office:value="2.75209411764706" calcext:value-type="float">
            <text:p>2.7520941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9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5]/[.A15]" office:value-type="float" office:value="2.76470588235294" calcext:value-type="float">
            <text:p>2.76470588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15]-[.I15]*12" office:value-type="float" office:value="2.74790588235294" calcext:value-type="float">
            <text:p>2.7479058824</text:p>
          </table:table-cell>
          <table:table-cell table:style-name="ce1" table:formula="of:=[.F15]+[.I15]*12" office:value-type="float" office:value="2.78150588235294" calcext:value-type="float">
            <text:p>2.78150588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9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6]/[.A16]" office:value-type="float" office:value="2.79411764705882" calcext:value-type="float">
            <text:p>2.79411764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16]-[.I16]*12" office:value-type="float" office:value="2.77731764705882" calcext:value-type="float">
            <text:p>2.7773176471</text:p>
          </table:table-cell>
          <table:table-cell table:style-name="ce1" table:formula="of:=[.F16]+[.I16]*12" office:value-type="float" office:value="2.81091764705882" calcext:value-type="float">
            <text:p>2.81091764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9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7]/[.A17]" office:value-type="float" office:value="2.82352941176471" calcext:value-type="float">
            <text:p>2.8235294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17]-[.I17]*12" office:value-type="float" office:value="2.80672941176471" calcext:value-type="float">
            <text:p>2.8067294118</text:p>
          </table:table-cell>
          <table:table-cell table:style-name="ce1" table:formula="of:=[.F17]+[.I17]*12" office:value-type="float" office:value="2.84032941176471" calcext:value-type="float">
            <text:p>2.84032941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Br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8]/[.A18]" office:value-type="float" office:value="2.68571428571429" calcext:value-type="float">
            <text:p>2.6857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18]-[.I18]*12" office:value-type="float" office:value="2.66891428571429" calcext:value-type="float">
            <text:p>2.6689142857</text:p>
          </table:table-cell>
          <table:table-cell table:formula="of:=[.F18]+[.I18]*12" office:value-type="float" office:value="2.70251428571429" calcext:value-type="float">
            <text:p>2.70251428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Br9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9]/[.A19]" office:value-type="float" office:value="2.71428571428571" calcext:value-type="float">
            <text:p>2.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19]-[.I19]*12" office:value-type="float" office:value="2.69748571428571" calcext:value-type="float">
            <text:p>2.6974857143</text:p>
          </table:table-cell>
          <table:table-cell table:formula="of:=[.F19]+[.I19]*12" office:value-type="float" office:value="2.73108571428571" calcext:value-type="float">
            <text:p>2.7310857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Br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2.74285714285714" calcext:value-type="float">
            <text:p>2.742857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20]-[.I20]*12" office:value-type="float" office:value="2.72605714285714" calcext:value-type="float">
            <text:p>2.7260571429</text:p>
          </table:table-cell>
          <table:table-cell table:formula="of:=[.F20]+[.I20]*12" office:value-type="float" office:value="2.75965714285714" calcext:value-type="float">
            <text:p>2.7596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Br9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2.77142857142857" calcext:value-type="float">
            <text:p>2.7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21]-[.I21]*12" office:value-type="float" office:value="2.75462857142857" calcext:value-type="float">
            <text:p>2.7546285714</text:p>
          </table:table-cell>
          <table:table-cell table:formula="of:=[.F21]+[.I21]*12" office:value-type="float" office:value="2.78822857142857" calcext:value-type="float">
            <text:p>2.7882285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Br9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2]/[.A22]"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22]-[.I22]*12" office:value-type="float" office:value="2.7832" calcext:value-type="float">
            <text:p>2.7832</text:p>
          </table:table-cell>
          <table:table-cell table:formula="of:=[.F22]+[.I22]*12" office:value-type="float" office:value="2.8168" calcext:value-type="float">
            <text:p>2.81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Br9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23]/[.A23]" office:value-type="float" office:value="2.82857142857143" calcext:value-type="float">
            <text:p>2.8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23]-[.I23]*12" office:value-type="float" office:value="2.81177142857143" calcext:value-type="float">
            <text:p>2.8117714286</text:p>
          </table:table-cell>
          <table:table-cell table:formula="of:=[.F23]+[.I23]*12" office:value-type="float" office:value="2.84537142857143" calcext:value-type="float">
            <text:p>2.8453714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r9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B24]/[.A24]" office:value-type="float" office:value="2.69444444444444" calcext:value-type="float">
            <text:p>2.69444444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24]-[.I24]*12" office:value-type="float" office:value="2.67764444444444" calcext:value-type="float">
            <text:p>2.6776444444</text:p>
          </table:table-cell>
          <table:table-cell table:style-name="ce1" table:formula="of:=[.F24]+[.I24]*12" office:value-type="float" office:value="2.71124444444444" calcext:value-type="float">
            <text:p>2.7112444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9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B25]/[.A25]" office:value-type="float" office:value="2.72222222222222" calcext:value-type="float">
            <text:p>2.72222222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25]-[.I25]*12" office:value-type="float" office:value="2.70542222222222" calcext:value-type="float">
            <text:p>2.7054222222</text:p>
          </table:table-cell>
          <table:table-cell table:style-name="ce1" table:formula="of:=[.F25]+[.I25]*12" office:value-type="float" office:value="2.73902222222222" calcext:value-type="float">
            <text:p>2.73902222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r9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26]/[.A26]" office:value-type="float" office:value="2.75" calcext:value-type="float">
            <text:p>2.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26]-[.I26]*12" office:value-type="float" office:value="2.7332" calcext:value-type="float">
            <text:p>2.7332</text:p>
          </table:table-cell>
          <table:table-cell table:style-name="ce1" table:formula="of:=[.F26]+[.I26]*12" office:value-type="float" office:value="2.7668" calcext:value-type="float">
            <text:p>2.7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r1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7]/[.A27]" office:value-type="float" office:value="2.77777777777778" calcext:value-type="float">
            <text:p>2.77777777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27]-[.I27]*12" office:value-type="float" office:value="2.76097777777778" calcext:value-type="float">
            <text:p>2.7609777778</text:p>
          </table:table-cell>
          <table:table-cell table:style-name="ce1" table:formula="of:=[.F27]+[.I27]*12" office:value-type="float" office:value="2.79457777777778" calcext:value-type="float">
            <text:p>2.7945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r1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28]/[.A28]" office:value-type="float" office:value="2.80555555555556" calcext:value-type="float">
            <text:p>2.80555555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28]-[.I28]*12" office:value-type="float" office:value="2.78875555555556" calcext:value-type="float">
            <text:p>2.7887555556</text:p>
          </table:table-cell>
          <table:table-cell table:style-name="ce1" table:formula="of:=[.F28]+[.I28]*12" office:value-type="float" office:value="2.82235555555556" calcext:value-type="float">
            <text:p>2.82235555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r10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29]/[.A29]" office:value-type="float" office:value="2.83333333333333" calcext:value-type="float">
            <text:p>2.8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29]-[.I29]*12" office:value-type="float" office:value="2.81653333333333" calcext:value-type="float">
            <text:p>2.8165333333</text:p>
          </table:table-cell>
          <table:table-cell table:style-name="ce1" table:formula="of:=[.F29]+[.I29]*12" office:value-type="float" office:value="2.85013333333333" calcext:value-type="float">
            <text:p>2.8501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Rb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0]/[.A30]" office:value-type="float" office:value="2.67567567567568" calcext:value-type="float">
            <text:p>2.6756756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0]-[.I30]*12" office:value-type="float" office:value="2.65887567567568" calcext:value-type="float">
            <text:p>2.6588756757</text:p>
          </table:table-cell>
          <table:table-cell table:formula="of:=[.F30]+[.I30]*12" office:value-type="float" office:value="2.69247567567568" calcext:value-type="float">
            <text:p>2.6924756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Rb1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1]/[.A31]" office:value-type="float" office:value="2.7027027027027" calcext:value-type="float">
            <text:p>2.7027027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1]-[.I31]*12" office:value-type="float" office:value="2.6859027027027" calcext:value-type="float">
            <text:p>2.6859027027</text:p>
          </table:table-cell>
          <table:table-cell table:formula="of:=[.F31]+[.I31]*12" office:value-type="float" office:value="2.7195027027027" calcext:value-type="float">
            <text:p>2.7195027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Rb10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2]/[.A32]" office:value-type="float" office:value="2.72972972972973" calcext:value-type="float">
            <text:p>2.729729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2]-[.I32]*12" office:value-type="float" office:value="2.71292972972973" calcext:value-type="float">
            <text:p>2.7129297297</text:p>
          </table:table-cell>
          <table:table-cell table:formula="of:=[.F32]+[.I32]*12" office:value-type="float" office:value="2.74652972972973" calcext:value-type="float">
            <text:p>2.7465297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Rb10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3]/[.A33]" office:value-type="float" office:value="2.75675675675676" calcext:value-type="float">
            <text:p>2.756756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3]-[.I33]*12" office:value-type="float" office:value="2.73995675675676" calcext:value-type="float">
            <text:p>2.7399567568</text:p>
          </table:table-cell>
          <table:table-cell table:formula="of:=[.F33]+[.I33]*12" office:value-type="float" office:value="2.77355675675676" calcext:value-type="float">
            <text:p>2.7735567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Rb10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4]/[.A34]" office:value-type="float" office:value="2.78378378378378" calcext:value-type="float">
            <text:p>2.783783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4]-[.I34]*12" office:value-type="float" office:value="2.76698378378378" calcext:value-type="float">
            <text:p>2.7669837838</text:p>
          </table:table-cell>
          <table:table-cell table:formula="of:=[.F34]+[.I34]*12" office:value-type="float" office:value="2.80058378378378" calcext:value-type="float">
            <text:p>2.8005837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Rb1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5]/[.A35]" office:value-type="float" office:value="2.81081081081081" calcext:value-type="float">
            <text:p>2.810810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5]-[.I35]*12" office:value-type="float" office:value="2.79401081081081" calcext:value-type="float">
            <text:p>2.7940108108</text:p>
          </table:table-cell>
          <table:table-cell table:formula="of:=[.F35]+[.I35]*12" office:value-type="float" office:value="2.82761081081081" calcext:value-type="float">
            <text:p>2.8276108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Rb10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6]/[.A36]" office:value-type="float" office:value="2.83783783783784" calcext:value-type="float">
            <text:p>2.837837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formula="of:=[.F36]-[.I36]*12" office:value-type="float" office:value="2.82103783783784" calcext:value-type="float">
            <text:p>2.8210378378</text:p>
          </table:table-cell>
          <table:table-cell table:formula="of:=[.F36]+[.I36]*12" office:value-type="float" office:value="2.85463783783784" calcext:value-type="float">
            <text:p>2.85463783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r1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37]/[.A37]" office:value-type="float" office:value="2.65789473684211" calcext:value-type="float">
            <text:p>2.65789473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formula="of:=[.F37]-[.I37]*9" office:value-type="float" office:value="2.64889473684211" calcext:value-type="float">
            <text:p>2.6488947368</text:p>
          </table:table-cell>
          <table:table-cell table:style-name="ce1" table:formula="of:=[.F37]+[.I37]*9" office:value-type="float" office:value="2.66689473684211" calcext:value-type="float">
            <text:p>2.66689473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r10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38]/[.A38]" office:value-type="float" office:value="2.68421052631579" calcext:value-type="float">
            <text:p>2.6842105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38]-[.I38]*12" office:value-type="float" office:value="2.66741052631579" calcext:value-type="float">
            <text:p>2.6674105263</text:p>
          </table:table-cell>
          <table:table-cell table:style-name="ce1" table:formula="of:=[.F38]+[.I38]*12" office:value-type="float" office:value="2.70101052631579" calcext:value-type="float">
            <text:p>2.70101052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r10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39]/[.A39]" office:value-type="float" office:value="2.71052631578947" calcext:value-type="float">
            <text:p>2.71052631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39]-[.I39]*12" office:value-type="float" office:value="2.69372631578947" calcext:value-type="float">
            <text:p>2.6937263158</text:p>
          </table:table-cell>
          <table:table-cell table:style-name="ce1" table:formula="of:=[.F39]+[.I39]*12" office:value-type="float" office:value="2.72732631578947" calcext:value-type="float">
            <text:p>2.72732631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10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40]/[.A40]" office:value-type="float" office:value="2.73684210526316" calcext:value-type="float">
            <text:p>2.73684210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40]-[.I40]*12" office:value-type="float" office:value="2.72004210526316" calcext:value-type="float">
            <text:p>2.7200421053</text:p>
          </table:table-cell>
          <table:table-cell table:style-name="ce1" table:formula="of:=[.F40]+[.I40]*12" office:value-type="float" office:value="2.75364210526316" calcext:value-type="float">
            <text:p>2.75364210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r10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41]/[.A41]" office:value-type="float" office:value="2.76315789473684" calcext:value-type="float">
            <text:p>2.76315789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41]-[.I41]*12" office:value-type="float" office:value="2.74635789473684" calcext:value-type="float">
            <text:p>2.7463578947</text:p>
          </table:table-cell>
          <table:table-cell table:style-name="ce1" table:formula="of:=[.F41]+[.I41]*12" office:value-type="float" office:value="2.77995789473684" calcext:value-type="float">
            <text:p>2.77995789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r1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42]/[.A42]" office:value-type="float" office:value="2.78947368421053" calcext:value-type="float">
            <text:p>2.78947368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42]-[.I42]*12" office:value-type="float" office:value="2.77267368421053" calcext:value-type="float">
            <text:p>2.7726736842</text:p>
          </table:table-cell>
          <table:table-cell table:style-name="ce1" table:formula="of:=[.F42]+[.I42]*12" office:value-type="float" office:value="2.80627368421053" calcext:value-type="float">
            <text:p>2.80627368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r10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43]/[.A43]" office:value-type="float" office:value="2.81578947368421" calcext:value-type="float">
            <text:p>2.81578947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table:formula="of:=[.F43]-[.I43]*12" office:value-type="float" office:value="2.79898947368421" calcext:value-type="float">
            <text:p>2.7989894737</text:p>
          </table:table-cell>
          <table:table-cell table:style-name="ce1" table:formula="of:=[.F43]+[.I43]*12" office:value-type="float" office:value="2.83258947368421" calcext:value-type="float">
            <text:p>2.83258947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Y10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4]/[.A44]" office:value-type="float" office:value="2.64102564102564" calcext:value-type="float">
            <text:p>2.64102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44]-[.I44]*12" office:value-type="float" office:value="2.62782564102564" calcext:value-type="float">
            <text:p>2.627825641</text:p>
          </table:table-cell>
          <table:table-cell table:formula="of:=[.F44]+[.I44]*12" office:value-type="float" office:value="2.65422564102564" calcext:value-type="float">
            <text:p>2.6542256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Y1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5]/[.A45]" office:value-type="float" office:value="2.66666666666667" calcext:value-type="float">
            <text:p>2.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45]-[.I45]*12" office:value-type="float" office:value="2.65346666666667" calcext:value-type="float">
            <text:p>2.6534666667</text:p>
          </table:table-cell>
          <table:table-cell table:formula="of:=[.F45]+[.I45]*12" office:value-type="float" office:value="2.67986666666667" calcext:value-type="float">
            <text:p>2.6798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Y10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6]/[.A46]" office:value-type="float" office:value="2.69230769230769" calcext:value-type="float">
            <text:p>2.692307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46]-[.I46]*12" office:value-type="float" office:value="2.67910769230769" calcext:value-type="float">
            <text:p>2.6791076923</text:p>
          </table:table-cell>
          <table:table-cell table:formula="of:=[.F46]+[.I46]*12" office:value-type="float" office:value="2.70550769230769" calcext:value-type="float">
            <text:p>2.70550769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Y10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7]/[.A47]" office:value-type="float" office:value="2.71794871794872" calcext:value-type="float">
            <text:p>2.717948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47]-[.I47]*12" office:value-type="float" office:value="2.70474871794872" calcext:value-type="float">
            <text:p>2.7047487179</text:p>
          </table:table-cell>
          <table:table-cell table:formula="of:=[.F47]+[.I47]*12" office:value-type="float" office:value="2.73114871794872" calcext:value-type="float">
            <text:p>2.73114871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Y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8]/[.A48]" office:value-type="float" office:value="2.74358974358974" calcext:value-type="float">
            <text:p>2.7435897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48]-[.I48]*12" office:value-type="float" office:value="2.73038974358974" calcext:value-type="float">
            <text:p>2.7303897436</text:p>
          </table:table-cell>
          <table:table-cell table:formula="of:=[.F48]+[.I48]*12" office:value-type="float" office:value="2.75678974358974" calcext:value-type="float">
            <text:p>2.75678974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Y10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49]/[.A49]" office:value-type="float" office:value="2.76923076923077" calcext:value-type="float">
            <text:p>2.7692307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49]-[.I49]*12" office:value-type="float" office:value="2.75603076923077" calcext:value-type="float">
            <text:p>2.7560307692</text:p>
          </table:table-cell>
          <table:table-cell table:formula="of:=[.F49]+[.I49]*12" office:value-type="float" office:value="2.78243076923077" calcext:value-type="float">
            <text:p>2.78243076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Y10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50]/[.A50]" office:value-type="float" office:value="2.79487179487179" calcext:value-type="float">
            <text:p>2.794871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50]-[.I50]*12" office:value-type="float" office:value="2.78167179487179" calcext:value-type="float">
            <text:p>2.7816717949</text:p>
          </table:table-cell>
          <table:table-cell table:formula="of:=[.F50]+[.I50]*12" office:value-type="float" office:value="2.80807179487179" calcext:value-type="float">
            <text:p>2.80807179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Y1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51]/[.A51]" office:value-type="float" office:value="2.82051282051282" calcext:value-type="float">
            <text:p>2.820512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51]-[.I51]*12" office:value-type="float" office:value="2.80731282051282" calcext:value-type="float">
            <text:p>2.8073128205</text:p>
          </table:table-cell>
          <table:table-cell table:formula="of:=[.F51]+[.I51]*12" office:value-type="float" office:value="2.83371282051282" calcext:value-type="float">
            <text:p>2.83371282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Y11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52]/[.A52]" office:value-type="float" office:value="2.84615384615385" calcext:value-type="float">
            <text:p>2.846153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52]-[.I52]*12" office:value-type="float" office:value="2.83295384615385" calcext:value-type="float">
            <text:p>2.8329538462</text:p>
          </table:table-cell>
          <table:table-cell table:formula="of:=[.F52]+[.I52]*12" office:value-type="float" office:value="2.85935384615385" calcext:value-type="float">
            <text:p>2.8593538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Zr10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3]/[.A53]" office:value-type="float" office:value="2.6" calcext:value-type="float">
            <text:p>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3]-[.I53]*12" office:value-type="float" office:value="2.5868" calcext:value-type="float">
            <text:p>2.5868</text:p>
          </table:table-cell>
          <table:table-cell table:style-name="ce1" table:formula="of:=[.F53]+[.I53]*12" office:value-type="float" office:value="2.6132" calcext:value-type="float">
            <text:p>2.6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r10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4]/[.A54]" office:value-type="float" office:value="2.625" calcext:value-type="float">
            <text:p>2.6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4]-[.I54]*12" office:value-type="float" office:value="2.6118" calcext:value-type="float">
            <text:p>2.6118</text:p>
          </table:table-cell>
          <table:table-cell table:style-name="ce1" table:formula="of:=[.F54]+[.I54]*12" office:value-type="float" office:value="2.6382" calcext:value-type="float">
            <text:p>2.63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Zr1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5]/[.A55]" office:value-type="float" office:value="2.65" calcext:value-type="float">
            <text:p>2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5]-[.I55]*12" office:value-type="float" office:value="2.6368" calcext:value-type="float">
            <text:p>2.6368</text:p>
          </table:table-cell>
          <table:table-cell table:style-name="ce1" table:formula="of:=[.F55]+[.I55]*12" office:value-type="float" office:value="2.6632" calcext:value-type="float">
            <text:p>2.6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r10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6]/[.A56]" office:value-type="float" office:value="2.675" calcext:value-type="float">
            <text:p>2.6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6]-[.I56]*12" office:value-type="float" office:value="2.6618" calcext:value-type="float">
            <text:p>2.6618</text:p>
          </table:table-cell>
          <table:table-cell table:style-name="ce1" table:formula="of:=[.F56]+[.I56]*12" office:value-type="float" office:value="2.6882" calcext:value-type="float">
            <text:p>2.68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Zr10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7]/[.A57]" office:value-type="float" office:value="2.7" calcext:value-type="float">
            <text:p>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7]-[.I57]*12" office:value-type="float" office:value="2.6868" calcext:value-type="float">
            <text:p>2.6868</text:p>
          </table:table-cell>
          <table:table-cell table:style-name="ce1" table:formula="of:=[.F57]+[.I57]*12" office:value-type="float" office:value="2.7132" calcext:value-type="float">
            <text:p>2.7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Zr10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8]/[.A58]" office:value-type="float" office:value="2.725" calcext:value-type="float">
            <text:p>2.7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8]-[.I58]*12" office:value-type="float" office:value="2.7118" calcext:value-type="float">
            <text:p>2.7118</text:p>
          </table:table-cell>
          <table:table-cell table:style-name="ce1" table:formula="of:=[.F58]+[.I58]*12" office:value-type="float" office:value="2.7382" calcext:value-type="float">
            <text:p>2.73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Zr1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9]/[.A59]" office:value-type="float" office:value="2.75" calcext:value-type="float">
            <text:p>2.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59]-[.I59]*12" office:value-type="float" office:value="2.7368" calcext:value-type="float">
            <text:p>2.7368</text:p>
          </table:table-cell>
          <table:table-cell table:style-name="ce1" table:formula="of:=[.F59]+[.I59]*12" office:value-type="float" office:value="2.7632" calcext:value-type="float">
            <text:p>2.7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Zr1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60]/[.A60]" office:value-type="float" office:value="2.775" calcext:value-type="float">
            <text:p>2.7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60]-[.I60]*12" office:value-type="float" office:value="2.7618" calcext:value-type="float">
            <text:p>2.7618</text:p>
          </table:table-cell>
          <table:table-cell table:style-name="ce1" table:formula="of:=[.F60]+[.I60]*12" office:value-type="float" office:value="2.7882" calcext:value-type="float">
            <text:p>2.78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Zr1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61]/[.A61]" office:value-type="float" office:value="2.8" calcext:value-type="float">
            <text:p>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61]-[.I61]*12" office:value-type="float" office:value="2.7868" calcext:value-type="float">
            <text:p>2.7868</text:p>
          </table:table-cell>
          <table:table-cell table:style-name="ce1" table:formula="of:=[.F61]+[.I61]*12" office:value-type="float" office:value="2.8132" calcext:value-type="float">
            <text:p>2.81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Nb10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2]/[.A62]" office:value-type="float" office:value="2.63414634146341" calcext:value-type="float">
            <text:p>2.634146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F62]-[.I62]*12" office:value-type="float" office:value="2.62214634146341" calcext:value-type="float">
            <text:p>2.6221463415</text:p>
          </table:table-cell>
          <table:table-cell table:formula="of:=[.F62]+[.I62]*12" office:value-type="float" office:value="2.64614634146341" calcext:value-type="float">
            <text:p>2.64614634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Nb10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3]/[.A63]" office:value-type="float" office:value="2.65853658536585" calcext:value-type="float">
            <text:p>2.658536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F63]-[.I63]*12" office:value-type="float" office:value="2.64653658536585" calcext:value-type="float">
            <text:p>2.6465365854</text:p>
          </table:table-cell>
          <table:table-cell table:formula="of:=[.F63]+[.I63]*12" office:value-type="float" office:value="2.67053658536585" calcext:value-type="float">
            <text:p>2.6705365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Nb1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4]/[.A64]" office:value-type="float" office:value="2.68292682926829" calcext:value-type="float">
            <text:p>2.6829268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64]-[.I64]*12" office:value-type="float" office:value="2.66972682926829" calcext:value-type="float">
            <text:p>2.6697268293</text:p>
          </table:table-cell>
          <table:table-cell table:formula="of:=[.F64]+[.I64]*12" office:value-type="float" office:value="2.69612682926829" calcext:value-type="float">
            <text:p>2.69612682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Nb11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5]/[.A65]" office:value-type="float" office:value="2.70731707317073" calcext:value-type="float">
            <text:p>2.707317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65]-[.I65]*12" office:value-type="float" office:value="2.69411707317073" calcext:value-type="float">
            <text:p>2.6941170732</text:p>
          </table:table-cell>
          <table:table-cell table:formula="of:=[.F65]+[.I65]*12" office:value-type="float" office:value="2.72051707317073" calcext:value-type="float">
            <text:p>2.72051707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b1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6]/[.A66]" office:value-type="float" office:value="2.73170731707317" calcext:value-type="float">
            <text:p>2.731707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F66]-[.I66]*12" office:value-type="float" office:value="2.71970731707317" calcext:value-type="float">
            <text:p>2.7197073171</text:p>
          </table:table-cell>
          <table:table-cell table:formula="of:=[.F66]+[.I66]*12" office:value-type="float" office:value="2.74370731707317" calcext:value-type="float">
            <text:p>2.74370731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Nb1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7]/[.A67]" office:value-type="float" office:value="2.75609756097561" calcext:value-type="float">
            <text:p>2.75609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F67]-[.I67]*12" office:value-type="float" office:value="2.74409756097561" calcext:value-type="float">
            <text:p>2.744097561</text:p>
          </table:table-cell>
          <table:table-cell table:formula="of:=[.F67]+[.I67]*12" office:value-type="float" office:value="2.76809756097561" calcext:value-type="float">
            <text:p>2.7680975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Nb1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8]/[.A68]" office:value-type="float" office:value="2.78048780487805" calcext:value-type="float">
            <text:p>2.780487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F68]-[.I68]*12" office:value-type="float" office:value="2.76848780487805" calcext:value-type="float">
            <text:p>2.7684878049</text:p>
          </table:table-cell>
          <table:table-cell table:formula="of:=[.F68]+[.I68]*12" office:value-type="float" office:value="2.79248780487805" calcext:value-type="float">
            <text:p>2.79248780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Nb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9]/[.A69]" office:value-type="float" office:value="2.80487804878049" calcext:value-type="float">
            <text:p>2.804878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F69]-[.I69]*12" office:value-type="float" office:value="2.79287804878049" calcext:value-type="float">
            <text:p>2.7928780488</text:p>
          </table:table-cell>
          <table:table-cell table:formula="of:=[.F69]+[.I69]*12" office:value-type="float" office:value="2.81687804878049" calcext:value-type="float">
            <text:p>2.81687804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o1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0]/[.A70]" office:value-type="float" office:value="2.64285714285714" calcext:value-type="float">
            <text:p>2.64285714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table:formula="of:=[.F70]-[.I70]*12" office:value-type="float" office:value="2.63325714285714" calcext:value-type="float">
            <text:p>2.6332571429</text:p>
          </table:table-cell>
          <table:table-cell table:style-name="ce1" table:formula="of:=[.F70]+[.I70]*12" office:value-type="float" office:value="2.65245714285714" calcext:value-type="float">
            <text:p>2.6524571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1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1]/[.A71]" office:value-type="float" office:value="2.66666666666667" calcext:value-type="float">
            <text:p>2.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71]-[.I71]*12" office:value-type="float" office:value="2.65346666666667" calcext:value-type="float">
            <text:p>2.6534666667</text:p>
          </table:table-cell>
          <table:table-cell table:style-name="ce1" table:formula="of:=[.F71]+[.I71]*12" office:value-type="float" office:value="2.67986666666667" calcext:value-type="float">
            <text:p>2.6798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1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2]/[.A72]" office:value-type="float" office:value="2.69047619047619" calcext:value-type="float">
            <text:p>2.69047619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72]-[.I72]*12" office:value-type="float" office:value="2.67727619047619" calcext:value-type="float">
            <text:p>2.6772761905</text:p>
          </table:table-cell>
          <table:table-cell table:style-name="ce1" table:formula="of:=[.F72]+[.I72]*12" office:value-type="float" office:value="2.70367619047619" calcext:value-type="float">
            <text:p>2.70367619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11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3]/[.A73]" office:value-type="float" office:value="2.71428571428571" calcext:value-type="float">
            <text:p>2.71428571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73]-[.I73]*12" office:value-type="float" office:value="2.70108571428571" calcext:value-type="float">
            <text:p>2.7010857143</text:p>
          </table:table-cell>
          <table:table-cell table:style-name="ce1" table:formula="of:=[.F73]+[.I73]*12" office:value-type="float" office:value="2.72748571428571" calcext:value-type="float">
            <text:p>2.72748571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1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4]/[.A74]" office:value-type="float" office:value="2.73809523809524" calcext:value-type="float">
            <text:p>2.73809523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74]-[.I74]*12" office:value-type="float" office:value="2.72489523809524" calcext:value-type="float">
            <text:p>2.7248952381</text:p>
          </table:table-cell>
          <table:table-cell table:style-name="ce1" table:formula="of:=[.F74]+[.I74]*12" office:value-type="float" office:value="2.75129523809524" calcext:value-type="float">
            <text:p>2.75129523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1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5]/[.A75]" office:value-type="float" office:value="2.76190476190476" calcext:value-type="float">
            <text:p>2.76190476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75]-[.I75]*12" office:value-type="float" office:value="2.74870476190476" calcext:value-type="float">
            <text:p>2.7487047619</text:p>
          </table:table-cell>
          <table:table-cell table:style-name="ce1" table:formula="of:=[.F75]+[.I75]*12" office:value-type="float" office:value="2.77510476190476" calcext:value-type="float">
            <text:p>2.77510476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1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6]/[.A76]" office:value-type="float" office:value="2.78571428571429" calcext:value-type="float">
            <text:p>2.78571428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formula="of:=[.F76]-[.I76]*12" office:value-type="float" office:value="2.77371428571429" calcext:value-type="float">
            <text:p>2.7737142857</text:p>
          </table:table-cell>
          <table:table-cell table:style-name="ce1" table:formula="of:=[.F76]+[.I76]*12" office:value-type="float" office:value="2.79771428571429" calcext:value-type="float">
            <text:p>2.79771428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11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77]/[.A77]" office:value-type="float" office:value="2.80952380952381" calcext:value-type="float">
            <text:p>2.80952380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formula="of:=[.F77]-[.I77]*12" office:value-type="float" office:value="2.79752380952381" calcext:value-type="float">
            <text:p>2.7975238095</text:p>
          </table:table-cell>
          <table:table-cell table:style-name="ce1" table:formula="of:=[.F77]+[.I77]*12" office:value-type="float" office:value="2.82152380952381" calcext:value-type="float">
            <text:p>2.82152380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Tc1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78]/[.A78]" office:value-type="float" office:value="2.65116279069767" calcext:value-type="float">
            <text:p>2.6511627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78]-[.I78]*12" office:value-type="float" office:value="2.63796279069767" calcext:value-type="float">
            <text:p>2.6379627907</text:p>
          </table:table-cell>
          <table:table-cell table:formula="of:=[.F78]+[.I78]*12" office:value-type="float" office:value="2.66436279069767" calcext:value-type="float">
            <text:p>2.66436279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Tc11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79]/[.A79]" office:value-type="float" office:value="2.67441860465116" calcext:value-type="float">
            <text:p>2.67441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79]-[.I79]*12" office:value-type="float" office:value="2.66121860465116" calcext:value-type="float">
            <text:p>2.6612186047</text:p>
          </table:table-cell>
          <table:table-cell table:formula="of:=[.F79]+[.I79]*12" office:value-type="float" office:value="2.68761860465116" calcext:value-type="float">
            <text:p>2.68761860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Tc1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0]/[.A80]" office:value-type="float" office:value="2.69767441860465" calcext:value-type="float">
            <text:p>2.697674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80]-[.I80]*12" office:value-type="float" office:value="2.68447441860465" calcext:value-type="float">
            <text:p>2.6844744186</text:p>
          </table:table-cell>
          <table:table-cell table:formula="of:=[.F80]+[.I80]*12" office:value-type="float" office:value="2.71087441860465" calcext:value-type="float">
            <text:p>2.71087441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Tc1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1]/[.A81]" office:value-type="float" office:value="2.72093023255814" calcext:value-type="float">
            <text:p>2.7209302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81]-[.I81]*12" office:value-type="float" office:value="2.70773023255814" calcext:value-type="float">
            <text:p>2.7077302326</text:p>
          </table:table-cell>
          <table:table-cell table:formula="of:=[.F81]+[.I81]*12" office:value-type="float" office:value="2.73413023255814" calcext:value-type="float">
            <text:p>2.73413023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Tc1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2]/[.A82]" office:value-type="float" office:value="2.74418604651163" calcext:value-type="float">
            <text:p>2.7441860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82]-[.I82]*12" office:value-type="float" office:value="2.73098604651163" calcext:value-type="float">
            <text:p>2.7309860465</text:p>
          </table:table-cell>
          <table:table-cell table:formula="of:=[.F82]+[.I82]*12" office:value-type="float" office:value="2.75738604651163" calcext:value-type="float">
            <text:p>2.7573860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Tc11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3]/[.A83]" office:value-type="float" office:value="2.76744186046512" calcext:value-type="float">
            <text:p>2.767441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83]-[.I83]*12" office:value-type="float" office:value="2.75424186046512" calcext:value-type="float">
            <text:p>2.7542418605</text:p>
          </table:table-cell>
          <table:table-cell table:formula="of:=[.F83]+[.I83]*12" office:value-type="float" office:value="2.78064186046512" calcext:value-type="float">
            <text:p>2.7806418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Tc1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4]/[.A84]" office:value-type="float" office:value="2.7906976744186" calcext:value-type="float">
            <text:p>2.790697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84]-[.I84]*12" office:value-type="float" office:value="2.7810976744186" calcext:value-type="float">
            <text:p>2.7810976744</text:p>
          </table:table-cell>
          <table:table-cell table:formula="of:=[.F84]+[.I84]*12" office:value-type="float" office:value="2.8002976744186" calcext:value-type="float">
            <text:p>2.80029767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Tc12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85]/[.A85]" office:value-type="float" office:value="2.81395348837209" calcext:value-type="float">
            <text:p>2.813953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85]-[.I85]*12" office:value-type="float" office:value="2.80435348837209" calcext:value-type="float">
            <text:p>2.8043534884</text:p>
          </table:table-cell>
          <table:table-cell table:formula="of:=[.F85]+[.I85]*12" office:value-type="float" office:value="2.82355348837209" calcext:value-type="float">
            <text:p>2.82355348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1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86]/[.A86]" office:value-type="float" office:value="2.65909090909091" calcext:value-type="float">
            <text:p>2.65909090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[.F86]-[.I86]*12" office:value-type="float" office:value="2.65309090909091" calcext:value-type="float">
            <text:p>2.6530909091</text:p>
          </table:table-cell>
          <table:table-cell table:style-name="ce1" table:formula="of:=[.F86]+[.I86]*12" office:value-type="float" office:value="2.66509090909091" calcext:value-type="float">
            <text:p>2.6650909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11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87]/[.A87]" office:value-type="float" office:value="2.68181818181818" calcext:value-type="float">
            <text:p>2.6818181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table:formula="of:=[.F87]-[.I87]*12" office:value-type="float" office:value="2.67221818181818" calcext:value-type="float">
            <text:p>2.6722181818</text:p>
          </table:table-cell>
          <table:table-cell table:style-name="ce1" table:formula="of:=[.F87]+[.I87]*12" office:value-type="float" office:value="2.69141818181818" calcext:value-type="float">
            <text:p>2.6914181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11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88]/[.A88]" office:value-type="float" office:value="2.70454545454545" calcext:value-type="float">
            <text:p>2.70454545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88]-[.I88]*12" office:value-type="float" office:value="2.69134545454545" calcext:value-type="float">
            <text:p>2.6913454545</text:p>
          </table:table-cell>
          <table:table-cell table:style-name="ce1" table:formula="of:=[.F88]+[.I88]*12" office:value-type="float" office:value="2.71774545454545" calcext:value-type="float">
            <text:p>2.71774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1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89]/[.A89]" office:value-type="float" office:value="2.72727272727273" calcext:value-type="float">
            <text:p>2.72727272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89]-[.I89]*12" office:value-type="float" office:value="2.71407272727273" calcext:value-type="float">
            <text:p>2.7140727273</text:p>
          </table:table-cell>
          <table:table-cell table:style-name="ce1" table:formula="of:=[.F89]+[.I89]*12" office:value-type="float" office:value="2.74047272727273" calcext:value-type="float">
            <text:p>2.74047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12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90]/[.A90]" office:value-type="float" office:value="2.75" calcext:value-type="float">
            <text:p>2.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90]-[.I90]*12" office:value-type="float" office:value="2.7368" calcext:value-type="float">
            <text:p>2.7368</text:p>
          </table:table-cell>
          <table:table-cell table:style-name="ce1" table:formula="of:=[.F90]+[.I90]*12" office:value-type="float" office:value="2.7632" calcext:value-type="float">
            <text:p>2.76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12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91]/[.A91]" office:value-type="float" office:value="2.77272727272727" calcext:value-type="float">
            <text:p>2.77272727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table:formula="of:=[.F91]-[.I91]*12" office:value-type="float" office:value="2.75952727272727" calcext:value-type="float">
            <text:p>2.7595272727</text:p>
          </table:table-cell>
          <table:table-cell table:style-name="ce1" table:formula="of:=[.F91]+[.I91]*12" office:value-type="float" office:value="2.78592727272727" calcext:value-type="float">
            <text:p>2.78592727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1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92]/[.A92]" office:value-type="float" office:value="2.79545454545455" calcext:value-type="float">
            <text:p>2.79545454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table:formula="of:=[.F92]-[.I92]*12" office:value-type="float" office:value="2.78585454545455" calcext:value-type="float">
            <text:p>2.7858545455</text:p>
          </table:table-cell>
          <table:table-cell table:style-name="ce1" table:formula="of:=[.F92]+[.I92]*12" office:value-type="float" office:value="2.80505454545455" calcext:value-type="float">
            <text:p>2.80505454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Rh1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93]/[.A93]" office:value-type="float" office:value="2.68888888888889" calcext:value-type="float">
            <text:p>2.688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93]-[.I93]*12" office:value-type="float" office:value="2.67928888888889" calcext:value-type="float">
            <text:p>2.6792888889</text:p>
          </table:table-cell>
          <table:table-cell table:formula="of:=[.F93]+[.I93]*12" office:value-type="float" office:value="2.69848888888889" calcext:value-type="float">
            <text:p>2.6984888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Rh12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94]/[.A94]" office:value-type="float" office:value="2.71111111111111" calcext:value-type="float">
            <text:p>2.7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94]-[.I94]*12" office:value-type="float" office:value="2.70151111111111" calcext:value-type="float">
            <text:p>2.7015111111</text:p>
          </table:table-cell>
          <table:table-cell table:formula="of:=[.F94]+[.I94]*12" office:value-type="float" office:value="2.72071111111111" calcext:value-type="float">
            <text:p>2.7207111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Rh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95]/[.A95]" office:value-type="float" office:value="2.73333333333333" calcext:value-type="float">
            <text:p>2.7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95]-[.I95]*12" office:value-type="float" office:value="2.72373333333333" calcext:value-type="float">
            <text:p>2.7237333333</text:p>
          </table:table-cell>
          <table:table-cell table:formula="of:=[.F95]+[.I95]*12" office:value-type="float" office:value="2.74293333333333" calcext:value-type="float">
            <text:p>2.7429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Rh12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96]/[.A96]" office:value-type="float" office:value="2.75555555555556" calcext:value-type="float">
            <text:p>2.7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96]-[.I96]*12" office:value-type="float" office:value="2.74595555555556" calcext:value-type="float">
            <text:p>2.7459555556</text:p>
          </table:table-cell>
          <table:table-cell table:formula="of:=[.F96]+[.I96]*12" office:value-type="float" office:value="2.76515555555556" calcext:value-type="float">
            <text:p>2.765155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Rh1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97]/[.A97]" office:value-type="float" office:value="2.77777777777778" calcext:value-type="float">
            <text:p>2.777777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formula="of:=[.F97]-[.I97]*12" office:value-type="float" office:value="2.76817777777778" calcext:value-type="float">
            <text:p>2.7681777778</text:p>
          </table:table-cell>
          <table:table-cell table:formula="of:=[.F97]+[.I97]*12" office:value-type="float" office:value="2.78737777777778" calcext:value-type="float">
            <text:p>2.7873777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d12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98]/[.A98]" office:value-type="float" office:value="2.69565217391304" calcext:value-type="float">
            <text:p>2.69565217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[.F98]-[.I98]*12" office:value-type="float" office:value="2.68965217391304" calcext:value-type="float">
            <text:p>2.6896521739</text:p>
          </table:table-cell>
          <table:table-cell table:style-name="ce1" table:formula="of:=[.F98]+[.I98]*12" office:value-type="float" office:value="2.70165217391304" calcext:value-type="float">
            <text:p>2.70165217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d12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99]/[.A99]" office:value-type="float" office:value="2.71739130434783" calcext:value-type="float">
            <text:p>2.71739130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[.F99]-[.I99]*12" office:value-type="float" office:value="2.71139130434783" calcext:value-type="float">
            <text:p>2.7113913043</text:p>
          </table:table-cell>
          <table:table-cell table:style-name="ce1" table:formula="of:=[.F99]+[.I99]*12" office:value-type="float" office:value="2.72339130434783" calcext:value-type="float">
            <text:p>2.72339130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d12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100]/[.A100]" office:value-type="float" office:value="2.73913043478261" calcext:value-type="float">
            <text:p>2.73913043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table:formula="of:=[.F100]-[.I100]*12" office:value-type="float" office:value="2.73313043478261" calcext:value-type="float">
            <text:p>2.7331304348</text:p>
          </table:table-cell>
          <table:table-cell table:style-name="ce1" table:formula="of:=[.F100]+[.I100]*12" office:value-type="float" office:value="2.74513043478261" calcext:value-type="float">
            <text:p>2.7451304348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1]/[.A101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1]-[.I101]*12" office:value-type="string" office:string-value="" calcext:value-type="error">
            <text:p>#DIV/0!</text:p>
          </table:table-cell>
          <table:table-cell table:formula="of:=[.F101]+[.I101]*1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2]/[.A10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2]-[.I102]*12" office:value-type="string" office:string-value="" calcext:value-type="error">
            <text:p>#DIV/0!</text:p>
          </table:table-cell>
          <table:table-cell table:formula="of:=[.F102]+[.I102]*1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3]/[.A103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3]-[.I103]*12" office:value-type="string" office:string-value="" calcext:value-type="error">
            <text:p>#DIV/0!</text:p>
          </table:table-cell>
          <table:table-cell table:formula="of:=[.F103]+[.I103]*1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4]/[.A104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4]-[.I104]*12" office:value-type="string" office:string-value="" calcext:value-type="error">
            <text:p>#DIV/0!</text:p>
          </table:table-cell>
          <table:table-cell table:formula="of:=[.F104]+[.I104]*1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5]/[.A105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5]-[.I105]*12" office:value-type="string" office:string-value="" calcext:value-type="error">
            <text:p>#DIV/0!</text:p>
          </table:table-cell>
          <table:table-cell table:formula="of:=[.F105]+[.I105]*1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6]/[.A106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6]-[.I106]*12" office:value-type="string" office:string-value="" calcext:value-type="error">
            <text:p>#DIV/0!</text:p>
          </table:table-cell>
          <table:table-cell table:formula="of:=[.F106]+[.I106]*1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07]/[.A107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formula="of:=[.F107]-[.I107]*12" office:value-type="string" office:string-value="" calcext:value-type="error">
            <text:p>#DIV/0!</text:p>
          </table:table-cell>
          <table:table-cell table:formula="of:=[.F107]+[.I107]*12" office:value-type="string" office:string-value="" calcext:value-type="error">
            <text:p>#DIV/0!</text:p>
          </table:table-cell>
        </table:table-row>
      </table:table>
      <table:table table:name="results" table:style-name="ta1">
        <table:table-column table:style-name="co1" table:number-columns-repeated="17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leftgate(3sigma)</text:p>
          </table:table-cell>
          <table:table-cell office:value-type="string" calcext:value-type="string">
            <text:p>rightgate(3sigma)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sigma aoq</text:p>
          </table:table-cell>
          <table:table-cell office:value-type="string" calcext:value-type="string">
            <text:p>Aoqcen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87</text:p>
          </table:table-cell>
          <table:table-cell office:value-type="float" office:value="1" calcext:value-type="float">
            <text:p>1</text:p>
          </table:table-cell>
          <table:table-cell office:value-type="float" office:value="7.88321" calcext:value-type="float">
            <text:p>7.88321</text:p>
          </table:table-cell>
          <table:table-cell office:value-type="float" office:value="2.71663" calcext:value-type="float">
            <text:p>2.7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03" calcext:value-type="float">
            <text:p>0.0019903</text:p>
          </table:table-cell>
          <table:table-cell office:value-type="float" office:value="0.000207378" calcext:value-type="float">
            <text:p>0.000207378</text:p>
          </table:table-cell>
          <table:table-cell office:value-type="float" office:value="2.71275" calcext:value-type="float">
            <text:p>2.71275</text:p>
          </table:table-cell>
          <table:table-cell office:value-type="float" office:value="2.72475" calcext:value-type="float">
            <text:p>2.72475</text:p>
          </table:table-cell>
          <table:table-cell office:value-type="float" office:value="2.71066" calcext:value-type="float">
            <text:p>2.71066</text:p>
          </table:table-cell>
          <table:table-cell office:value-type="float" office:value="2.7226" calcext:value-type="float">
            <text:p>2.7226</text:p>
          </table:table-cell>
          <table:table-cell office:value-type="float" office:value="0" calcext:value-type="float">
            <text:p>0</text:p>
          </table:table-cell>
          <table:table-cell table:style-name="ce1" table:formula="of:=[.D3]" office:value-type="string" office:string-value="Ge87" calcext:value-type="string">
            <text:p>Ge87</text:p>
          </table:table-cell>
          <table:table-cell table:style-name="ce3" office:value-type="float" office:value="32" calcext:value-type="float">
            <text:p>32</text:p>
          </table:table-cell>
          <table:table-cell table:style-name="ce1" table:formula="of:=VALUE(RIGHT([.D3];LEN([.D3])-2))" office:value-type="float" office:value="87" calcext:value-type="float">
            <text:p>87</text:p>
          </table:table-cell>
          <table:table-cell table:style-name="ce1" table:formula="of:=3*[.J3]" office:value-type="float" office:value="0.0059709" calcext:value-type="float">
            <text:p>0.0059709</text:p>
          </table:table-cell>
          <table:table-cell table:formula="of:=[.G3]" office:value-type="float" office:value="2.71663" calcext:value-type="float">
            <text:p>2.716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88</text:p>
          </table:table-cell>
          <table:table-cell office:value-type="float" office:value="1" calcext:value-type="float">
            <text:p>1</text:p>
          </table:table-cell>
          <table:table-cell office:value-type="float" office:value="92.8458" calcext:value-type="float">
            <text:p>92.8458</text:p>
          </table:table-cell>
          <table:table-cell office:value-type="float" office:value="2.74772" calcext:value-type="float">
            <text:p>2.7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1034" calcext:value-type="float">
            <text:p>0.00151034</text:p>
          </table:table-cell>
          <table:table-cell office:value-type="float" office:value="0.0000402843" calcext:value-type="float">
            <text:p>4.02843E-05</text:p>
          </table:table-cell>
          <table:table-cell office:value-type="float" office:value="2.7404" calcext:value-type="float">
            <text:p>2.7404</text:p>
          </table:table-cell>
          <table:table-cell office:value-type="float" office:value="2.7596" calcext:value-type="float">
            <text:p>2.7596</text:p>
          </table:table-cell>
          <table:table-cell office:value-type="float" office:value="2.74319" calcext:value-type="float">
            <text:p>2.74319</text:p>
          </table:table-cell>
          <table:table-cell office:value-type="float" office:value="2.75225" calcext:value-type="float">
            <text:p>2.75225</text:p>
          </table:table-cell>
          <table:table-cell office:value-type="float" office:value="0" calcext:value-type="float">
            <text:p>0</text:p>
          </table:table-cell>
          <table:table-cell table:style-name="ce1" table:formula="of:=[.D4]" office:value-type="string" office:string-value="Ge88" calcext:value-type="string">
            <text:p>Ge88</text:p>
          </table:table-cell>
          <table:table-cell table:style-name="ce3" office:value-type="float" office:value="32" calcext:value-type="float">
            <text:p>32</text:p>
          </table:table-cell>
          <table:table-cell table:style-name="ce1" table:formula="of:=VALUE(RIGHT([.D4];LEN([.D4])-2))" office:value-type="float" office:value="88" calcext:value-type="float">
            <text:p>88</text:p>
          </table:table-cell>
          <table:table-cell table:style-name="ce1" table:formula="of:=3*[.J4]" office:value-type="float" office:value="0.00453102" calcext:value-type="float">
            <text:p>0.00453102</text:p>
          </table:table-cell>
          <table:table-cell table:formula="of:=[.G4]" office:value-type="float" office:value="2.74772" calcext:value-type="float">
            <text:p>2.74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0652" calcext:value-type="float">
            <text:p>32.0652</text:p>
          </table:table-cell>
          <table:table-cell/>
          <table:table-cell office:value-type="string" calcext:value-type="string">
            <text:p>Ge89</text:p>
          </table:table-cell>
          <table:table-cell office:value-type="float" office:value="1" calcext:value-type="float">
            <text:p>1</text:p>
          </table:table-cell>
          <table:table-cell office:value-type="float" office:value="25.482" calcext:value-type="float">
            <text:p>25.482</text:p>
          </table:table-cell>
          <table:table-cell office:value-type="float" office:value="2.77967" calcext:value-type="float">
            <text:p>2.77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2644" calcext:value-type="float">
            <text:p>0.00152644</text:p>
          </table:table-cell>
          <table:table-cell office:value-type="float" office:value="0.0000772941" calcext:value-type="float">
            <text:p>7.72941E-05</text:p>
          </table:table-cell>
          <table:table-cell office:value-type="float" office:value="2.76445" calcext:value-type="float">
            <text:p>2.76445</text:p>
          </table:table-cell>
          <table:table-cell office:value-type="float" office:value="2.79805" calcext:value-type="float">
            <text:p>2.79805</text:p>
          </table:table-cell>
          <table:table-cell office:value-type="float" office:value="2.77509" calcext:value-type="float">
            <text:p>2.77509</text:p>
          </table:table-cell>
          <table:table-cell office:value-type="float" office:value="2.78424" calcext:value-type="float">
            <text:p>2.78424</text:p>
          </table:table-cell>
          <table:table-cell office:value-type="float" office:value="0" calcext:value-type="float">
            <text:p>0</text:p>
          </table:table-cell>
          <table:table-cell table:style-name="ce1" table:formula="of:=[.D5]" office:value-type="string" office:string-value="Ge89" calcext:value-type="string">
            <text:p>Ge89</text:p>
          </table:table-cell>
          <table:table-cell table:style-name="ce3" office:value-type="float" office:value="32" calcext:value-type="float">
            <text:p>32</text:p>
          </table:table-cell>
          <table:table-cell table:style-name="ce1" table:formula="of:=VALUE(RIGHT([.D5];LEN([.D5])-2))" office:value-type="float" office:value="89" calcext:value-type="float">
            <text:p>89</text:p>
          </table:table-cell>
          <table:table-cell table:style-name="ce1" table:formula="of:=3*[.J5]" office:value-type="float" office:value="0.00457932" calcext:value-type="float">
            <text:p>0.00457932</text:p>
          </table:table-cell>
          <table:table-cell table:formula="of:=[.G5]" office:value-type="float" office:value="2.77967" calcext:value-type="float">
            <text:p>2.779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076" calcext:value-type="float">
            <text:p>33.076</text:p>
          </table:table-cell>
          <table:table-cell/>
          <table:table-cell office:value-type="string" calcext:value-type="string">
            <text:p>Ge90</text:p>
          </table:table-cell>
          <table:table-cell office:value-type="float" office:value="1" calcext:value-type="float">
            <text:p>1</text:p>
          </table:table-cell>
          <table:table-cell office:value-type="float" office:value="6.63872" calcext:value-type="float">
            <text:p>6.63872</text:p>
          </table:table-cell>
          <table:table-cell office:value-type="float" office:value="2.81145" calcext:value-type="float">
            <text:p>2.8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1173" calcext:value-type="float">
            <text:p>0.00111173</text:p>
          </table:table-cell>
          <table:table-cell office:value-type="float" office:value="0.000129236" calcext:value-type="float">
            <text:p>0.000129236</text:p>
          </table:table-cell>
          <table:table-cell office:value-type="float" office:value="2.7957" calcext:value-type="float">
            <text:p>2.7957</text:p>
          </table:table-cell>
          <table:table-cell office:value-type="float" office:value="2.8293" calcext:value-type="float">
            <text:p>2.8293</text:p>
          </table:table-cell>
          <table:table-cell office:value-type="float" office:value="2.80812" calcext:value-type="float">
            <text:p>2.80812</text:p>
          </table:table-cell>
          <table:table-cell office:value-type="float" office:value="2.81479" calcext:value-type="float">
            <text:p>2.81479</text:p>
          </table:table-cell>
          <table:table-cell office:value-type="float" office:value="0" calcext:value-type="float">
            <text:p>0</text:p>
          </table:table-cell>
          <table:table-cell table:style-name="ce1" table:formula="of:=[.D6]" office:value-type="string" office:string-value="Ge90" calcext:value-type="string">
            <text:p>Ge90</text:p>
          </table:table-cell>
          <table:table-cell table:style-name="ce3" office:value-type="float" office:value="32" calcext:value-type="float">
            <text:p>32</text:p>
          </table:table-cell>
          <table:table-cell table:style-name="ce1" table:formula="of:=VALUE(RIGHT([.D6];LEN([.D6])-2))" office:value-type="float" office:value="90" calcext:value-type="float">
            <text:p>90</text:p>
          </table:table-cell>
          <table:table-cell table:style-name="ce1" table:formula="of:=3*[.J6]" office:value-type="float" office:value="0.00333519" calcext:value-type="float">
            <text:p>0.00333519</text:p>
          </table:table-cell>
          <table:table-cell table:formula="of:=[.G6]" office:value-type="float" office:value="2.81145" calcext:value-type="float">
            <text:p>2.811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0777" calcext:value-type="float">
            <text:p>34.0777</text:p>
          </table:table-cell>
          <table:table-cell/>
          <table:table-cell office:value-type="string" calcext:value-type="string">
            <text:p>As89</text:p>
          </table:table-cell>
          <table:table-cell office:value-type="float" office:value="1" calcext:value-type="float">
            <text:p>1</text:p>
          </table:table-cell>
          <table:table-cell office:value-type="float" office:value="1096.19" calcext:value-type="float">
            <text:p>1096.19</text:p>
          </table:table-cell>
          <table:table-cell office:value-type="float" office:value="2.69512" calcext:value-type="float">
            <text:p>2.6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0852" calcext:value-type="float">
            <text:p>0.00150852</text:p>
          </table:table-cell>
          <table:table-cell office:value-type="float" office:value="0.0000117154" calcext:value-type="float">
            <text:p>1.17154E-05</text:p>
          </table:table-cell>
          <table:table-cell office:value-type="float" office:value="2.68017" calcext:value-type="float">
            <text:p>2.68017</text:p>
          </table:table-cell>
          <table:table-cell office:value-type="float" office:value="2.71377" calcext:value-type="float">
            <text:p>2.71377</text:p>
          </table:table-cell>
          <table:table-cell office:value-type="float" office:value="2.6906" calcext:value-type="float">
            <text:p>2.6906</text:p>
          </table:table-cell>
          <table:table-cell office:value-type="float" office:value="2.69965" calcext:value-type="float">
            <text:p>2.69965</text:p>
          </table:table-cell>
          <table:table-cell office:value-type="float" office:value="0" calcext:value-type="float">
            <text:p>0</text:p>
          </table:table-cell>
          <table:table-cell table:formula="of:=[.D7]" office:value-type="string" office:string-value="As89" calcext:value-type="string">
            <text:p>As89</text:p>
          </table:table-cell>
          <table:table-cell office:value-type="float" office:value="33" calcext:value-type="float">
            <text:p>33</text:p>
          </table:table-cell>
          <table:table-cell table:formula="of:=VALUE(RIGHT([.D7];LEN([.D7])-2))" office:value-type="float" office:value="89" calcext:value-type="float">
            <text:p>89</text:p>
          </table:table-cell>
          <table:table-cell table:formula="of:=3*[.J7]" office:value-type="float" office:value="0.00452556" calcext:value-type="float">
            <text:p>0.00452556</text:p>
          </table:table-cell>
          <table:table-cell table:formula="of:=[.G7]" office:value-type="float" office:value="2.69512" calcext:value-type="float">
            <text:p>2.69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0864" calcext:value-type="float">
            <text:p>35.0864</text:p>
          </table:table-cell>
          <table:table-cell/>
          <table:table-cell office:value-type="string" calcext:value-type="string">
            <text:p>As90</text:p>
          </table:table-cell>
          <table:table-cell office:value-type="float" office:value="1" calcext:value-type="float">
            <text:p>1</text:p>
          </table:table-cell>
          <table:table-cell office:value-type="float" office:value="1915.03" calcext:value-type="float">
            <text:p>1915.03</text:p>
          </table:table-cell>
          <table:table-cell office:value-type="float" office:value="2.72567" calcext:value-type="float">
            <text:p>2.72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471" calcext:value-type="float">
            <text:p>0.00145471</text:p>
          </table:table-cell>
          <table:table-cell office:value-type="float" office:value="0.00000870412" calcext:value-type="float">
            <text:p>8.70412E-06</text:p>
          </table:table-cell>
          <table:table-cell office:value-type="float" office:value="2.71047" calcext:value-type="float">
            <text:p>2.71047</text:p>
          </table:table-cell>
          <table:table-cell office:value-type="float" office:value="2.74407" calcext:value-type="float">
            <text:p>2.74407</text:p>
          </table:table-cell>
          <table:table-cell office:value-type="float" office:value="2.7213" calcext:value-type="float">
            <text:p>2.7213</text:p>
          </table:table-cell>
          <table:table-cell office:value-type="float" office:value="2.73003" calcext:value-type="float">
            <text:p>2.73003</text:p>
          </table:table-cell>
          <table:table-cell office:value-type="float" office:value="0" calcext:value-type="float">
            <text:p>0</text:p>
          </table:table-cell>
          <table:table-cell table:formula="of:=[.D8]" office:value-type="string" office:string-value="As90" calcext:value-type="string">
            <text:p>As90</text:p>
          </table:table-cell>
          <table:table-cell office:value-type="float" office:value="33" calcext:value-type="float">
            <text:p>33</text:p>
          </table:table-cell>
          <table:table-cell table:formula="of:=VALUE(RIGHT([.D8];LEN([.D8])-2))" office:value-type="float" office:value="90" calcext:value-type="float">
            <text:p>90</text:p>
          </table:table-cell>
          <table:table-cell table:formula="of:=3*[.J8]" office:value-type="float" office:value="0.00436413" calcext:value-type="float">
            <text:p>0.00436413</text:p>
          </table:table-cell>
          <table:table-cell table:formula="of:=[.G8]" office:value-type="float" office:value="2.72567" calcext:value-type="float">
            <text:p>2.725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0903" calcext:value-type="float">
            <text:p>36.0903</text:p>
          </table:table-cell>
          <table:table-cell/>
          <table:table-cell office:value-type="string" calcext:value-type="string">
            <text:p>As91</text:p>
          </table:table-cell>
          <table:table-cell office:value-type="float" office:value="1" calcext:value-type="float">
            <text:p>1</text:p>
          </table:table-cell>
          <table:table-cell office:value-type="float" office:value="753.157" calcext:value-type="float">
            <text:p>753.157</text:p>
          </table:table-cell>
          <table:table-cell office:value-type="float" office:value="2.75641" calcext:value-type="float">
            <text:p>2.7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956" calcext:value-type="float">
            <text:p>0.00149956</text:p>
          </table:table-cell>
          <table:table-cell office:value-type="float" office:value="0.0000140917" calcext:value-type="float">
            <text:p>1.40917E-05</text:p>
          </table:table-cell>
          <table:table-cell office:value-type="float" office:value="2.74078" calcext:value-type="float">
            <text:p>2.74078</text:p>
          </table:table-cell>
          <table:table-cell office:value-type="float" office:value="2.77438" calcext:value-type="float">
            <text:p>2.77438</text:p>
          </table:table-cell>
          <table:table-cell office:value-type="float" office:value="2.75191" calcext:value-type="float">
            <text:p>2.75191</text:p>
          </table:table-cell>
          <table:table-cell office:value-type="float" office:value="2.76091" calcext:value-type="float">
            <text:p>2.76091</text:p>
          </table:table-cell>
          <table:table-cell office:value-type="float" office:value="0" calcext:value-type="float">
            <text:p>0</text:p>
          </table:table-cell>
          <table:table-cell table:formula="of:=[.D9]" office:value-type="string" office:string-value="As91" calcext:value-type="string">
            <text:p>As91</text:p>
          </table:table-cell>
          <table:table-cell office:value-type="float" office:value="33" calcext:value-type="float">
            <text:p>33</text:p>
          </table:table-cell>
          <table:table-cell table:formula="of:=VALUE(RIGHT([.D9];LEN([.D9])-2))" office:value-type="float" office:value="91" calcext:value-type="float">
            <text:p>91</text:p>
          </table:table-cell>
          <table:table-cell table:formula="of:=3*[.J9]" office:value-type="float" office:value="0.00449868" calcext:value-type="float">
            <text:p>0.00449868</text:p>
          </table:table-cell>
          <table:table-cell table:formula="of:=[.G9]" office:value-type="float" office:value="2.75641" calcext:value-type="float">
            <text:p>2.756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939" calcext:value-type="float">
            <text:p>37.0939</text:p>
          </table:table-cell>
          <table:table-cell/>
          <table:table-cell office:value-type="string" calcext:value-type="string">
            <text:p>As92</text:p>
          </table:table-cell>
          <table:table-cell office:value-type="float" office:value="1" calcext:value-type="float">
            <text:p>1</text:p>
          </table:table-cell>
          <table:table-cell office:value-type="float" office:value="36.6859" calcext:value-type="float">
            <text:p>36.6859</text:p>
          </table:table-cell>
          <table:table-cell office:value-type="float" office:value="2.7872" calcext:value-type="float">
            <text:p>2.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91" calcext:value-type="float">
            <text:p>0.0017291</text:p>
          </table:table-cell>
          <table:table-cell office:value-type="float" office:value="0.0000685625" calcext:value-type="float">
            <text:p>6.85625E-05</text:p>
          </table:table-cell>
          <table:table-cell office:value-type="float" office:value="2.77108" calcext:value-type="float">
            <text:p>2.77108</text:p>
          </table:table-cell>
          <table:table-cell office:value-type="float" office:value="2.80468" calcext:value-type="float">
            <text:p>2.80468</text:p>
          </table:table-cell>
          <table:table-cell office:value-type="float" office:value="2.78201" calcext:value-type="float">
            <text:p>2.78201</text:p>
          </table:table-cell>
          <table:table-cell office:value-type="float" office:value="2.79238" calcext:value-type="float">
            <text:p>2.79238</text:p>
          </table:table-cell>
          <table:table-cell office:value-type="float" office:value="0" calcext:value-type="float">
            <text:p>0</text:p>
          </table:table-cell>
          <table:table-cell table:formula="of:=[.D10]" office:value-type="string" office:string-value="As92" calcext:value-type="string">
            <text:p>As92</text:p>
          </table:table-cell>
          <table:table-cell office:value-type="float" office:value="33" calcext:value-type="float">
            <text:p>33</text:p>
          </table:table-cell>
          <table:table-cell table:formula="of:=VALUE(RIGHT([.D10];LEN([.D10])-2))" office:value-type="float" office:value="92" calcext:value-type="float">
            <text:p>92</text:p>
          </table:table-cell>
          <table:table-cell table:formula="of:=3*[.J10]" office:value-type="float" office:value="0.0051873" calcext:value-type="float">
            <text:p>0.0051873</text:p>
          </table:table-cell>
          <table:table-cell table:formula="of:=[.G10]" office:value-type="float" office:value="2.7872" calcext:value-type="float">
            <text:p>2.78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0904" calcext:value-type="float">
            <text:p>38.0904</text:p>
          </table:table-cell>
          <table:table-cell/>
          <table:table-cell office:value-type="string" calcext:value-type="string">
            <text:p>As93</text:p>
          </table:table-cell>
          <table:table-cell office:value-type="float" office:value="1" calcext:value-type="float">
            <text:p>1</text:p>
          </table:table-cell>
          <table:table-cell office:value-type="float" office:value="4.13258" calcext:value-type="float">
            <text:p>4.13258</text:p>
          </table:table-cell>
          <table:table-cell office:value-type="float" office:value="2.81817" calcext:value-type="float">
            <text:p>2.8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238" calcext:value-type="float">
            <text:p>0.0021238</text:p>
          </table:table-cell>
          <table:table-cell office:value-type="float" office:value="0.000226392" calcext:value-type="float">
            <text:p>0.000226392</text:p>
          </table:table-cell>
          <table:table-cell office:value-type="float" office:value="2.80138" calcext:value-type="float">
            <text:p>2.80138</text:p>
          </table:table-cell>
          <table:table-cell office:value-type="float" office:value="2.83498" calcext:value-type="float">
            <text:p>2.83498</text:p>
          </table:table-cell>
          <table:table-cell office:value-type="float" office:value="2.8118" calcext:value-type="float">
            <text:p>2.8118</text:p>
          </table:table-cell>
          <table:table-cell office:value-type="float" office:value="2.82454" calcext:value-type="float">
            <text:p>2.82454</text:p>
          </table:table-cell>
          <table:table-cell office:value-type="float" office:value="0" calcext:value-type="float">
            <text:p>0</text:p>
          </table:table-cell>
          <table:table-cell table:formula="of:=[.D11]" office:value-type="string" office:string-value="As93" calcext:value-type="string">
            <text:p>As93</text:p>
          </table:table-cell>
          <table:table-cell office:value-type="float" office:value="33" calcext:value-type="float">
            <text:p>33</text:p>
          </table:table-cell>
          <table:table-cell table:formula="of:=VALUE(RIGHT([.D11];LEN([.D11])-2))" office:value-type="float" office:value="93" calcext:value-type="float">
            <text:p>93</text:p>
          </table:table-cell>
          <table:table-cell table:formula="of:=3*[.J11]" office:value-type="float" office:value="0.0063714" calcext:value-type="float">
            <text:p>0.0063714</text:p>
          </table:table-cell>
          <table:table-cell table:formula="of:=[.G11]" office:value-type="float" office:value="2.81817" calcext:value-type="float">
            <text:p>2.81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0939" calcext:value-type="float">
            <text:p>39.0939</text:p>
          </table:table-cell>
          <table:table-cell/>
          <table:table-cell office:value-type="string" calcext:value-type="string">
            <text:p>Se91</text:p>
          </table:table-cell>
          <table:table-cell office:value-type="float" office:value="1" calcext:value-type="float">
            <text:p>1</text:p>
          </table:table-cell>
          <table:table-cell office:value-type="float" office:value="1134.91" calcext:value-type="float">
            <text:p>1134.91</text:p>
          </table:table-cell>
          <table:table-cell office:value-type="float" office:value="2.67543" calcext:value-type="float">
            <text:p>2.6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358" calcext:value-type="float">
            <text:p>0.00138358</text:p>
          </table:table-cell>
          <table:table-cell office:value-type="float" office:value="0.0000110268" calcext:value-type="float">
            <text:p>1.10268E-05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2.69327" calcext:value-type="float">
            <text:p>2.69327</text:p>
          </table:table-cell>
          <table:table-cell office:value-type="float" office:value="2.67128" calcext:value-type="float">
            <text:p>2.67128</text:p>
          </table:table-cell>
          <table:table-cell office:value-type="float" office:value="2.67958" calcext:value-type="float">
            <text:p>2.67958</text:p>
          </table:table-cell>
          <table:table-cell office:value-type="float" office:value="0" calcext:value-type="float">
            <text:p>0</text:p>
          </table:table-cell>
          <table:table-cell table:style-name="ce1" table:formula="of:=[.D12]" office:value-type="string" office:string-value="Se91" calcext:value-type="string">
            <text:p>Se91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VALUE(RIGHT([.D12];LEN([.D12])-2))" office:value-type="float" office:value="91" calcext:value-type="float">
            <text:p>91</text:p>
          </table:table-cell>
          <table:table-cell table:style-name="ce1" table:formula="of:=3*[.J12]" office:value-type="float" office:value="0.00415074" calcext:value-type="float">
            <text:p>0.00415074</text:p>
          </table:table-cell>
          <table:table-cell table:formula="of:=[.G12]" office:value-type="float" office:value="2.67543" calcext:value-type="float">
            <text:p>2.675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0836" calcext:value-type="float">
            <text:p>40.0836</text:p>
          </table:table-cell>
          <table:table-cell/>
          <table:table-cell office:value-type="string" calcext:value-type="string">
            <text:p>Se92</text:p>
          </table:table-cell>
          <table:table-cell office:value-type="float" office:value="1" calcext:value-type="float">
            <text:p>1</text:p>
          </table:table-cell>
          <table:table-cell office:value-type="float" office:value="15663.7" calcext:value-type="float">
            <text:p>15663.7</text:p>
          </table:table-cell>
          <table:table-cell office:value-type="float" office:value="2.7049" calcext:value-type="float">
            <text:p>2.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529" calcext:value-type="float">
            <text:p>0.00138529</text:p>
          </table:table-cell>
          <table:table-cell office:value-type="float" office:value="0.00000296994" calcext:value-type="float">
            <text:p>2.96994E-06</text:p>
          </table:table-cell>
          <table:table-cell office:value-type="float" office:value="2.68908" calcext:value-type="float">
            <text:p>2.68908</text:p>
          </table:table-cell>
          <table:table-cell office:value-type="float" office:value="2.72268" calcext:value-type="float">
            <text:p>2.72268</text:p>
          </table:table-cell>
          <table:table-cell office:value-type="float" office:value="2.70075" calcext:value-type="float">
            <text:p>2.70075</text:p>
          </table:table-cell>
          <table:table-cell office:value-type="float" office:value="2.70906" calcext:value-type="float">
            <text:p>2.70906</text:p>
          </table:table-cell>
          <table:table-cell office:value-type="float" office:value="0" calcext:value-type="float">
            <text:p>0</text:p>
          </table:table-cell>
          <table:table-cell table:style-name="ce1" table:formula="of:=[.D13]" office:value-type="string" office:string-value="Se92" calcext:value-type="string">
            <text:p>Se92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VALUE(RIGHT([.D13];LEN([.D13])-2))" office:value-type="float" office:value="92" calcext:value-type="float">
            <text:p>92</text:p>
          </table:table-cell>
          <table:table-cell table:style-name="ce1" table:formula="of:=3*[.J13]" office:value-type="float" office:value="0.00415587" calcext:value-type="float">
            <text:p>0.00415587</text:p>
          </table:table-cell>
          <table:table-cell table:formula="of:=[.G13]" office:value-type="float" office:value="2.7049" calcext:value-type="float">
            <text:p>2.70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081" calcext:value-type="float">
            <text:p>41.081</text:p>
          </table:table-cell>
          <table:table-cell/>
          <table:table-cell office:value-type="string" calcext:value-type="string">
            <text:p>Se93</text:p>
          </table:table-cell>
          <table:table-cell office:value-type="float" office:value="1" calcext:value-type="float">
            <text:p>1</text:p>
          </table:table-cell>
          <table:table-cell office:value-type="float" office:value="2736.04" calcext:value-type="float">
            <text:p>2736.04</text:p>
          </table:table-cell>
          <table:table-cell office:value-type="float" office:value="2.73474" calcext:value-type="float">
            <text:p>2.73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5798" calcext:value-type="float">
            <text:p>0.00155798</text:p>
          </table:table-cell>
          <table:table-cell office:value-type="float" office:value="0.00000753599" calcext:value-type="float">
            <text:p>0.000007536</text:p>
          </table:table-cell>
          <table:table-cell office:value-type="float" office:value="2.71849" calcext:value-type="float">
            <text:p>2.71849</text:p>
          </table:table-cell>
          <table:table-cell office:value-type="float" office:value="2.75209" calcext:value-type="float">
            <text:p>2.75209</text:p>
          </table:table-cell>
          <table:table-cell office:value-type="float" office:value="2.73006" calcext:value-type="float">
            <text:p>2.73006</text:p>
          </table:table-cell>
          <table:table-cell office:value-type="float" office:value="2.73941" calcext:value-type="float">
            <text:p>2.73941</text:p>
          </table:table-cell>
          <table:table-cell office:value-type="float" office:value="0" calcext:value-type="float">
            <text:p>0</text:p>
          </table:table-cell>
          <table:table-cell table:style-name="ce1" table:formula="of:=[.D14]" office:value-type="string" office:string-value="Se93" calcext:value-type="string">
            <text:p>Se93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VALUE(RIGHT([.D14];LEN([.D14])-2))" office:value-type="float" office:value="93" calcext:value-type="float">
            <text:p>93</text:p>
          </table:table-cell>
          <table:table-cell table:style-name="ce1" table:formula="of:=3*[.J14]" office:value-type="float" office:value="0.00467394" calcext:value-type="float">
            <text:p>0.00467394</text:p>
          </table:table-cell>
          <table:table-cell table:formula="of:=[.G14]" office:value-type="float" office:value="2.73474" calcext:value-type="float">
            <text:p>2.73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078" calcext:value-type="float">
            <text:p>42.078</text:p>
          </table:table-cell>
          <table:table-cell/>
          <table:table-cell office:value-type="string" calcext:value-type="string">
            <text:p>Se94</text:p>
          </table:table-cell>
          <table:table-cell office:value-type="float" office:value="1" calcext:value-type="float">
            <text:p>1</text:p>
          </table:table-cell>
          <table:table-cell office:value-type="float" office:value="528.289" calcext:value-type="float">
            <text:p>528.289</text:p>
          </table:table-cell>
          <table:table-cell office:value-type="float" office:value="2.76469" calcext:value-type="float">
            <text:p>2.7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3498" calcext:value-type="float">
            <text:p>0.00173498</text:p>
          </table:table-cell>
          <table:table-cell office:value-type="float" office:value="0.0000180982" calcext:value-type="float">
            <text:p>1.80982E-05</text:p>
          </table:table-cell>
          <table:table-cell office:value-type="float" office:value="2.74791" calcext:value-type="float">
            <text:p>2.74791</text:p>
          </table:table-cell>
          <table:table-cell office:value-type="float" office:value="2.78151" calcext:value-type="float">
            <text:p>2.78151</text:p>
          </table:table-cell>
          <table:table-cell office:value-type="float" office:value="2.75949" calcext:value-type="float">
            <text:p>2.75949</text:p>
          </table:table-cell>
          <table:table-cell office:value-type="float" office:value="2.7699" calcext:value-type="float">
            <text:p>2.7699</text:p>
          </table:table-cell>
          <table:table-cell office:value-type="float" office:value="0" calcext:value-type="float">
            <text:p>0</text:p>
          </table:table-cell>
          <table:table-cell table:style-name="ce1" table:formula="of:=[.D15]" office:value-type="string" office:string-value="Se94" calcext:value-type="string">
            <text:p>Se94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VALUE(RIGHT([.D15];LEN([.D15])-2))" office:value-type="float" office:value="94" calcext:value-type="float">
            <text:p>94</text:p>
          </table:table-cell>
          <table:table-cell table:style-name="ce1" table:formula="of:=3*[.J15]" office:value-type="float" office:value="0.00520494" calcext:value-type="float">
            <text:p>0.00520494</text:p>
          </table:table-cell>
          <table:table-cell table:formula="of:=[.G15]" office:value-type="float" office:value="2.76469" calcext:value-type="float">
            <text:p>2.764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0731" calcext:value-type="float">
            <text:p>43.0731</text:p>
          </table:table-cell>
          <table:table-cell/>
          <table:table-cell office:value-type="string" calcext:value-type="string">
            <text:p>Se95</text:p>
          </table:table-cell>
          <table:table-cell office:value-type="float" office:value="1" calcext:value-type="float">
            <text:p>1</text:p>
          </table:table-cell>
          <table:table-cell office:value-type="float" office:value="22.206" calcext:value-type="float">
            <text:p>22.206</text:p>
          </table:table-cell>
          <table:table-cell office:value-type="float" office:value="2.79442" calcext:value-type="float">
            <text:p>2.79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9178" calcext:value-type="float">
            <text:p>0.00219178</text:p>
          </table:table-cell>
          <table:table-cell office:value-type="float" office:value="0.0000992147" calcext:value-type="float">
            <text:p>9.92147E-05</text:p>
          </table:table-cell>
          <table:table-cell office:value-type="float" office:value="2.77732" calcext:value-type="float">
            <text:p>2.77732</text:p>
          </table:table-cell>
          <table:table-cell office:value-type="float" office:value="2.81092" calcext:value-type="float">
            <text:p>2.81092</text:p>
          </table:table-cell>
          <table:table-cell office:value-type="float" office:value="2.78784" calcext:value-type="float">
            <text:p>2.78784</text:p>
          </table:table-cell>
          <table:table-cell office:value-type="float" office:value="2.801" calcext:value-type="float">
            <text:p>2.801</text:p>
          </table:table-cell>
          <table:table-cell office:value-type="float" office:value="0" calcext:value-type="float">
            <text:p>0</text:p>
          </table:table-cell>
          <table:table-cell table:style-name="ce1" table:formula="of:=[.D16]" office:value-type="string" office:string-value="Se95" calcext:value-type="string">
            <text:p>Se95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VALUE(RIGHT([.D16];LEN([.D16])-2))" office:value-type="float" office:value="95" calcext:value-type="float">
            <text:p>95</text:p>
          </table:table-cell>
          <table:table-cell table:style-name="ce1" table:formula="of:=3*[.J16]" office:value-type="float" office:value="0.00657534" calcext:value-type="float">
            <text:p>0.00657534</text:p>
          </table:table-cell>
          <table:table-cell table:formula="of:=[.G16]" office:value-type="float" office:value="2.79442" calcext:value-type="float">
            <text:p>2.794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0696" calcext:value-type="float">
            <text:p>44.0696</text:p>
          </table:table-cell>
          <table:table-cell/>
          <table:table-cell office:value-type="string" calcext:value-type="string">
            <text:p>Se96</text:p>
          </table:table-cell>
          <table:table-cell office:value-type="float" office:value="1" calcext:value-type="float">
            <text:p>1</text:p>
          </table:table-cell>
          <table:table-cell office:value-type="float" office:value="3.24388" calcext:value-type="float">
            <text:p>3.24388</text:p>
          </table:table-cell>
          <table:table-cell office:value-type="float" office:value="2.82449" calcext:value-type="float">
            <text:p>2.8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9072" calcext:value-type="float">
            <text:p>0.00209072</text:p>
          </table:table-cell>
          <table:table-cell office:value-type="float" office:value="0.000253539" calcext:value-type="float">
            <text:p>0.000253539</text:p>
          </table:table-cell>
          <table:table-cell office:value-type="float" office:value="2.80673" calcext:value-type="float">
            <text:p>2.80673</text:p>
          </table:table-cell>
          <table:table-cell office:value-type="float" office:value="2.84033" calcext:value-type="float">
            <text:p>2.84033</text:p>
          </table:table-cell>
          <table:table-cell office:value-type="float" office:value="2.81821" calcext:value-type="float">
            <text:p>2.81821</text:p>
          </table:table-cell>
          <table:table-cell office:value-type="float" office:value="2.83076" calcext:value-type="float">
            <text:p>2.83076</text:p>
          </table:table-cell>
          <table:table-cell office:value-type="float" office:value="0" calcext:value-type="float">
            <text:p>0</text:p>
          </table:table-cell>
          <table:table-cell table:style-name="ce1" table:formula="of:=[.D17]" office:value-type="string" office:string-value="Se96" calcext:value-type="string">
            <text:p>Se96</text:p>
          </table:table-cell>
          <table:table-cell table:style-name="ce3" office:value-type="float" office:value="34" calcext:value-type="float">
            <text:p>34</text:p>
          </table:table-cell>
          <table:table-cell table:style-name="ce1" table:formula="of:=VALUE(RIGHT([.D17];LEN([.D17])-2))" office:value-type="float" office:value="96" calcext:value-type="float">
            <text:p>96</text:p>
          </table:table-cell>
          <table:table-cell table:style-name="ce1" table:formula="of:=3*[.J17]" office:value-type="float" office:value="0.00627216" calcext:value-type="float">
            <text:p>0.00627216</text:p>
          </table:table-cell>
          <table:table-cell table:formula="of:=[.G17]" office:value-type="float" office:value="2.82449" calcext:value-type="float">
            <text:p>2.824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0649" calcext:value-type="float">
            <text:p>45.0649</text:p>
          </table:table-cell>
          <table:table-cell/>
          <table:table-cell office:value-type="string" calcext:value-type="string">
            <text:p>Br94</text:p>
          </table:table-cell>
          <table:table-cell office:value-type="float" office:value="1" calcext:value-type="float">
            <text:p>1</text:p>
          </table:table-cell>
          <table:table-cell office:value-type="float" office:value="6705.53" calcext:value-type="float">
            <text:p>6705.53</text:p>
          </table:table-cell>
          <table:table-cell office:value-type="float" office:value="2.68558" calcext:value-type="float">
            <text:p>2.6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621" calcext:value-type="float">
            <text:p>0.00134621</text:p>
          </table:table-cell>
          <table:table-cell office:value-type="float" office:value="0.00000447471" calcext:value-type="float">
            <text:p>4.47471E-06</text:p>
          </table:table-cell>
          <table:table-cell office:value-type="float" office:value="2.66891" calcext:value-type="float">
            <text:p>2.66891</text:p>
          </table:table-cell>
          <table:table-cell office:value-type="float" office:value="2.70251" calcext:value-type="float">
            <text:p>2.70251</text:p>
          </table:table-cell>
          <table:table-cell office:value-type="float" office:value="2.68154" calcext:value-type="float">
            <text:p>2.68154</text:p>
          </table:table-cell>
          <table:table-cell office:value-type="float" office:value="2.68962" calcext:value-type="float">
            <text:p>2.68962</text:p>
          </table:table-cell>
          <table:table-cell office:value-type="float" office:value="0" calcext:value-type="float">
            <text:p>0</text:p>
          </table:table-cell>
          <table:table-cell table:formula="of:=[.D18]" office:value-type="string" office:string-value="Br94" calcext:value-type="string">
            <text:p>Br94</text:p>
          </table:table-cell>
          <table:table-cell office:value-type="float" office:value="35" calcext:value-type="float">
            <text:p>35</text:p>
          </table:table-cell>
          <table:table-cell table:formula="of:=VALUE(RIGHT([.D18];LEN([.D18])-2))" office:value-type="float" office:value="94" calcext:value-type="float">
            <text:p>94</text:p>
          </table:table-cell>
          <table:table-cell table:formula="of:=3*[.J18]" office:value-type="float" office:value="0.00403863" calcext:value-type="float">
            <text:p>0.00403863</text:p>
          </table:table-cell>
          <table:table-cell table:formula="of:=[.G18]" office:value-type="float" office:value="2.68558" calcext:value-type="float">
            <text:p>2.685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0526" calcext:value-type="float">
            <text:p>46.0526</text:p>
          </table:table-cell>
          <table:table-cell/>
          <table:table-cell office:value-type="string" calcext:value-type="string">
            <text:p>Br95</text:p>
          </table:table-cell>
          <table:table-cell office:value-type="float" office:value="1" calcext:value-type="float">
            <text:p>1</text:p>
          </table:table-cell>
          <table:table-cell office:value-type="float" office:value="20598.4" calcext:value-type="float">
            <text:p>20598.4</text:p>
          </table:table-cell>
          <table:table-cell office:value-type="float" office:value="2.7144" calcext:value-type="float">
            <text:p>2.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722" calcext:value-type="float">
            <text:p>0.00149722</text:p>
          </table:table-cell>
          <table:table-cell office:value-type="float" office:value="0.00000269248" calcext:value-type="float">
            <text:p>2.69248E-06</text:p>
          </table:table-cell>
          <table:table-cell office:value-type="float" office:value="2.69749" calcext:value-type="float">
            <text:p>2.69749</text:p>
          </table:table-cell>
          <table:table-cell office:value-type="float" office:value="2.73109" calcext:value-type="float">
            <text:p>2.73109</text:p>
          </table:table-cell>
          <table:table-cell office:value-type="float" office:value="2.70991" calcext:value-type="float">
            <text:p>2.70991</text:p>
          </table:table-cell>
          <table:table-cell office:value-type="float" office:value="2.71889" calcext:value-type="float">
            <text:p>2.71889</text:p>
          </table:table-cell>
          <table:table-cell office:value-type="float" office:value="0" calcext:value-type="float">
            <text:p>0</text:p>
          </table:table-cell>
          <table:table-cell table:formula="of:=[.D19]" office:value-type="string" office:string-value="Br95" calcext:value-type="string">
            <text:p>Br95</text:p>
          </table:table-cell>
          <table:table-cell office:value-type="float" office:value="35" calcext:value-type="float">
            <text:p>35</text:p>
          </table:table-cell>
          <table:table-cell table:formula="of:=VALUE(RIGHT([.D19];LEN([.D19])-2))" office:value-type="float" office:value="95" calcext:value-type="float">
            <text:p>95</text:p>
          </table:table-cell>
          <table:table-cell table:formula="of:=3*[.J19]" office:value-type="float" office:value="0.00449166" calcext:value-type="float">
            <text:p>0.00449166</text:p>
          </table:table-cell>
          <table:table-cell table:formula="of:=[.G19]" office:value-type="float" office:value="2.7144" calcext:value-type="float">
            <text:p>2.71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96</text:p>
          </table:table-cell>
          <table:table-cell office:value-type="float" office:value="1" calcext:value-type="float">
            <text:p>1</text:p>
          </table:table-cell>
          <table:table-cell office:value-type="float" office:value="3258.26" calcext:value-type="float">
            <text:p>3258.26</text:p>
          </table:table-cell>
          <table:table-cell office:value-type="float" office:value="2.74349" calcext:value-type="float">
            <text:p>2.7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775" calcext:value-type="float">
            <text:p>0.00172775</text:p>
          </table:table-cell>
          <table:table-cell office:value-type="float" office:value="0.00000727233" calcext:value-type="float">
            <text:p>7.27233E-06</text:p>
          </table:table-cell>
          <table:table-cell office:value-type="float" office:value="2.72606" calcext:value-type="float">
            <text:p>2.72606</text:p>
          </table:table-cell>
          <table:table-cell office:value-type="float" office:value="2.75966" calcext:value-type="float">
            <text:p>2.75966</text:p>
          </table:table-cell>
          <table:table-cell office:value-type="float" office:value="2.7383" calcext:value-type="float">
            <text:p>2.7383</text:p>
          </table:table-cell>
          <table:table-cell office:value-type="float" office:value="2.74867" calcext:value-type="float">
            <text:p>2.74867</text:p>
          </table:table-cell>
          <table:table-cell office:value-type="float" office:value="0" calcext:value-type="float">
            <text:p>0</text:p>
          </table:table-cell>
          <table:table-cell table:formula="of:=[.D20]" office:value-type="string" office:string-value="Br96" calcext:value-type="string">
            <text:p>Br96</text:p>
          </table:table-cell>
          <table:table-cell office:value-type="float" office:value="35" calcext:value-type="float">
            <text:p>35</text:p>
          </table:table-cell>
          <table:table-cell table:formula="of:=VALUE(RIGHT([.D20];LEN([.D20])-2))" office:value-type="float" office:value="96" calcext:value-type="float">
            <text:p>96</text:p>
          </table:table-cell>
          <table:table-cell table:formula="of:=3*[.J20]" office:value-type="float" office:value="0.00518325" calcext:value-type="float">
            <text:p>0.00518325</text:p>
          </table:table-cell>
          <table:table-cell table:formula="of:=[.G20]" office:value-type="float" office:value="2.74349" calcext:value-type="float">
            <text:p>2.743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97</text:p>
          </table:table-cell>
          <table:table-cell office:value-type="float" office:value="1" calcext:value-type="float">
            <text:p>1</text:p>
          </table:table-cell>
          <table:table-cell office:value-type="float" office:value="560.592" calcext:value-type="float">
            <text:p>560.592</text:p>
          </table:table-cell>
          <table:table-cell office:value-type="float" office:value="2.77241" calcext:value-type="float">
            <text:p>2.77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3674" calcext:value-type="float">
            <text:p>0.00193674</text:p>
          </table:table-cell>
          <table:table-cell office:value-type="float" office:value="0.0000185626" calcext:value-type="float">
            <text:p>1.85626E-05</text:p>
          </table:table-cell>
          <table:table-cell office:value-type="float" office:value="2.75463" calcext:value-type="float">
            <text:p>2.75463</text:p>
          </table:table-cell>
          <table:table-cell office:value-type="float" office:value="2.78823" calcext:value-type="float">
            <text:p>2.78823</text:p>
          </table:table-cell>
          <table:table-cell office:value-type="float" office:value="2.7666" calcext:value-type="float">
            <text:p>2.7666</text:p>
          </table:table-cell>
          <table:table-cell office:value-type="float" office:value="2.77822" calcext:value-type="float">
            <text:p>2.77822</text:p>
          </table:table-cell>
          <table:table-cell office:value-type="float" office:value="0" calcext:value-type="float">
            <text:p>0</text:p>
          </table:table-cell>
          <table:table-cell table:formula="of:=[.D21]" office:value-type="string" office:string-value="Br97" calcext:value-type="string">
            <text:p>Br97</text:p>
          </table:table-cell>
          <table:table-cell office:value-type="float" office:value="35" calcext:value-type="float">
            <text:p>35</text:p>
          </table:table-cell>
          <table:table-cell table:formula="of:=VALUE(RIGHT([.D21];LEN([.D21])-2))" office:value-type="float" office:value="97" calcext:value-type="float">
            <text:p>97</text:p>
          </table:table-cell>
          <table:table-cell table:formula="of:=3*[.J21]" office:value-type="float" office:value="0.00581022" calcext:value-type="float">
            <text:p>0.00581022</text:p>
          </table:table-cell>
          <table:table-cell table:formula="of:=[.G21]" office:value-type="float" office:value="2.77241" calcext:value-type="float">
            <text:p>2.772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98</text:p>
          </table:table-cell>
          <table:table-cell office:value-type="float" office:value="1" calcext:value-type="float">
            <text:p>1</text:p>
          </table:table-cell>
          <table:table-cell office:value-type="float" office:value="18.3534" calcext:value-type="float">
            <text:p>18.3534</text:p>
          </table:table-cell>
          <table:table-cell office:value-type="float" office:value="2.80114" calcext:value-type="float">
            <text:p>2.8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4306" calcext:value-type="float">
            <text:p>0.00254306</text:p>
          </table:table-cell>
          <table:table-cell office:value-type="float" office:value="0.000117554" calcext:value-type="float">
            <text:p>0.000117554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8168" calcext:value-type="float">
            <text:p>2.8168</text:p>
          </table:table-cell>
          <table:table-cell office:value-type="float" office:value="2.79351" calcext:value-type="float">
            <text:p>2.79351</text:p>
          </table:table-cell>
          <table:table-cell office:value-type="float" office:value="2.80877" calcext:value-type="float">
            <text:p>2.80877</text:p>
          </table:table-cell>
          <table:table-cell office:value-type="float" office:value="0" calcext:value-type="float">
            <text:p>0</text:p>
          </table:table-cell>
          <table:table-cell table:formula="of:=[.D22]" office:value-type="string" office:string-value="Br98" calcext:value-type="string">
            <text:p>Br98</text:p>
          </table:table-cell>
          <table:table-cell office:value-type="float" office:value="35" calcext:value-type="float">
            <text:p>35</text:p>
          </table:table-cell>
          <table:table-cell table:formula="of:=VALUE(RIGHT([.D22];LEN([.D22])-2))" office:value-type="float" office:value="98" calcext:value-type="float">
            <text:p>98</text:p>
          </table:table-cell>
          <table:table-cell table:formula="of:=3*[.J22]" office:value-type="float" office:value="0.00762918" calcext:value-type="float">
            <text:p>0.00762918</text:p>
          </table:table-cell>
          <table:table-cell table:formula="of:=[.G22]" office:value-type="float" office:value="2.80114" calcext:value-type="float">
            <text:p>2.801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99</text:p>
          </table:table-cell>
          <table:table-cell office:value-type="float" office:value="1" calcext:value-type="float">
            <text:p>1</text:p>
          </table:table-cell>
          <table:table-cell office:value-type="float" office:value="1.68108" calcext:value-type="float">
            <text:p>1.68108</text:p>
          </table:table-cell>
          <table:table-cell office:value-type="float" office:value="2.82968" calcext:value-type="float">
            <text:p>2.8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7317" calcext:value-type="float">
            <text:p>0.00237317</text:p>
          </table:table-cell>
          <table:table-cell office:value-type="float" office:value="0.000375237" calcext:value-type="float">
            <text:p>0.000375237</text:p>
          </table:table-cell>
          <table:table-cell office:value-type="float" office:value="2.81177" calcext:value-type="float">
            <text:p>2.81177</text:p>
          </table:table-cell>
          <table:table-cell office:value-type="float" office:value="2.84537" calcext:value-type="float">
            <text:p>2.84537</text:p>
          </table:table-cell>
          <table:table-cell office:value-type="float" office:value="2.82256" calcext:value-type="float">
            <text:p>2.82256</text:p>
          </table:table-cell>
          <table:table-cell office:value-type="float" office:value="2.83679" calcext:value-type="float">
            <text:p>2.83679</text:p>
          </table:table-cell>
          <table:table-cell office:value-type="float" office:value="0" calcext:value-type="float">
            <text:p>0</text:p>
          </table:table-cell>
          <table:table-cell table:formula="of:=[.D23]" office:value-type="string" office:string-value="Br99" calcext:value-type="string">
            <text:p>Br99</text:p>
          </table:table-cell>
          <table:table-cell office:value-type="float" office:value="35" calcext:value-type="float">
            <text:p>35</text:p>
          </table:table-cell>
          <table:table-cell table:formula="of:=VALUE(RIGHT([.D23];LEN([.D23])-2))" office:value-type="float" office:value="99" calcext:value-type="float">
            <text:p>99</text:p>
          </table:table-cell>
          <table:table-cell table:formula="of:=3*[.J23]" office:value-type="float" office:value="0.00711951" calcext:value-type="float">
            <text:p>0.00711951</text:p>
          </table:table-cell>
          <table:table-cell table:formula="of:=[.G23]" office:value-type="float" office:value="2.82968" calcext:value-type="float">
            <text:p>2.829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97</text:p>
          </table:table-cell>
          <table:table-cell office:value-type="float" office:value="1" calcext:value-type="float">
            <text:p>1</text:p>
          </table:table-cell>
          <table:table-cell office:value-type="float" office:value="11483.2" calcext:value-type="float">
            <text:p>11483.2</text:p>
          </table:table-cell>
          <table:table-cell office:value-type="float" office:value="2.69516" calcext:value-type="float">
            <text:p>2.6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794" calcext:value-type="float">
            <text:p>0.00137794</text:p>
          </table:table-cell>
          <table:table-cell office:value-type="float" office:value="0.00000345941" calcext:value-type="float">
            <text:p>3.45941E-06</text:p>
          </table:table-cell>
          <table:table-cell office:value-type="float" office:value="2.67764" calcext:value-type="float">
            <text:p>2.67764</text:p>
          </table:table-cell>
          <table:table-cell office:value-type="float" office:value="2.71124" calcext:value-type="float">
            <text:p>2.71124</text:p>
          </table:table-cell>
          <table:table-cell office:value-type="float" office:value="2.69102" calcext:value-type="float">
            <text:p>2.69102</text:p>
          </table:table-cell>
          <table:table-cell office:value-type="float" office:value="2.69929" calcext:value-type="float">
            <text:p>2.69929</text:p>
          </table:table-cell>
          <table:table-cell office:value-type="float" office:value="0" calcext:value-type="float">
            <text:p>0</text:p>
          </table:table-cell>
          <table:table-cell table:style-name="ce1" table:formula="of:=[.D24]" office:value-type="string" office:string-value="Kr97" calcext:value-type="string">
            <text:p>Kr97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VALUE(RIGHT([.D24];LEN([.D24])-2))" office:value-type="float" office:value="97" calcext:value-type="float">
            <text:p>97</text:p>
          </table:table-cell>
          <table:table-cell table:style-name="ce1" table:formula="of:=3*[.J24]" office:value-type="float" office:value="0.00413382" calcext:value-type="float">
            <text:p>0.00413382</text:p>
          </table:table-cell>
          <table:table-cell table:formula="of:=[.G24]" office:value-type="float" office:value="2.69516" calcext:value-type="float">
            <text:p>2.695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98</text:p>
          </table:table-cell>
          <table:table-cell office:value-type="float" office:value="1" calcext:value-type="float">
            <text:p>1</text:p>
          </table:table-cell>
          <table:table-cell office:value-type="float" office:value="14897.7" calcext:value-type="float">
            <text:p>14897.7</text:p>
          </table:table-cell>
          <table:table-cell office:value-type="float" office:value="2.72315" calcext:value-type="float">
            <text:p>2.7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2813" calcext:value-type="float">
            <text:p>0.00162813</text:p>
          </table:table-cell>
          <table:table-cell office:value-type="float" office:value="0.00000330157" calcext:value-type="float">
            <text:p>3.30157E-06</text:p>
          </table:table-cell>
          <table:table-cell office:value-type="float" office:value="2.70542" calcext:value-type="float">
            <text:p>2.70542</text:p>
          </table:table-cell>
          <table:table-cell office:value-type="float" office:value="2.73902" calcext:value-type="float">
            <text:p>2.73902</text:p>
          </table:table-cell>
          <table:table-cell office:value-type="float" office:value="2.71827" calcext:value-type="float">
            <text:p>2.71827</text:p>
          </table:table-cell>
          <table:table-cell office:value-type="float" office:value="2.72803" calcext:value-type="float">
            <text:p>2.72803</text:p>
          </table:table-cell>
          <table:table-cell office:value-type="float" office:value="0" calcext:value-type="float">
            <text:p>0</text:p>
          </table:table-cell>
          <table:table-cell table:style-name="ce1" table:formula="of:=[.D25]" office:value-type="string" office:string-value="Kr98" calcext:value-type="string">
            <text:p>Kr98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VALUE(RIGHT([.D25];LEN([.D25])-2))" office:value-type="float" office:value="98" calcext:value-type="float">
            <text:p>98</text:p>
          </table:table-cell>
          <table:table-cell table:style-name="ce1" table:formula="of:=3*[.J25]" office:value-type="float" office:value="0.00488439" calcext:value-type="float">
            <text:p>0.00488439</text:p>
          </table:table-cell>
          <table:table-cell table:formula="of:=[.G25]" office:value-type="float" office:value="2.72315" calcext:value-type="float">
            <text:p>2.723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99</text:p>
          </table:table-cell>
          <table:table-cell office:value-type="float" office:value="1" calcext:value-type="float">
            <text:p>1</text:p>
          </table:table-cell>
          <table:table-cell office:value-type="float" office:value="1410.2" calcext:value-type="float">
            <text:p>1410.2</text:p>
          </table:table-cell>
          <table:table-cell office:value-type="float" office:value="2.75123" calcext:value-type="float">
            <text:p>2.7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8338" calcext:value-type="float">
            <text:p>0.00188338</text:p>
          </table:table-cell>
          <table:table-cell office:value-type="float" office:value="0.0000115412" calcext:value-type="float">
            <text:p>1.15412E-05</text:p>
          </table:table-cell>
          <table:table-cell office:value-type="float" office:value="2.7332" calcext:value-type="float">
            <text:p>2.7332</text:p>
          </table:table-cell>
          <table:table-cell office:value-type="float" office:value="2.7668" calcext:value-type="float">
            <text:p>2.7668</text:p>
          </table:table-cell>
          <table:table-cell office:value-type="float" office:value="2.74558" calcext:value-type="float">
            <text:p>2.74558</text:p>
          </table:table-cell>
          <table:table-cell office:value-type="float" office:value="2.75688" calcext:value-type="float">
            <text:p>2.75688</text:p>
          </table:table-cell>
          <table:table-cell office:value-type="float" office:value="0" calcext:value-type="float">
            <text:p>0</text:p>
          </table:table-cell>
          <table:table-cell table:style-name="ce1" table:formula="of:=[.D26]" office:value-type="string" office:string-value="Kr99" calcext:value-type="string">
            <text:p>Kr99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VALUE(RIGHT([.D26];LEN([.D26])-2))" office:value-type="float" office:value="99" calcext:value-type="float">
            <text:p>99</text:p>
          </table:table-cell>
          <table:table-cell table:style-name="ce1" table:formula="of:=3*[.J26]" office:value-type="float" office:value="0.00565014" calcext:value-type="float">
            <text:p>0.00565014</text:p>
          </table:table-cell>
          <table:table-cell table:formula="of:=[.G26]" office:value-type="float" office:value="2.75123" calcext:value-type="float">
            <text:p>2.751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100</text:p>
          </table:table-cell>
          <table:table-cell office:value-type="float" office:value="1" calcext:value-type="float">
            <text:p>1</text:p>
          </table:table-cell>
          <table:table-cell office:value-type="float" office:value="167.269" calcext:value-type="float">
            <text:p>167.269</text:p>
          </table:table-cell>
          <table:table-cell office:value-type="float" office:value="2.77915" calcext:value-type="float">
            <text:p>2.7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6663" calcext:value-type="float">
            <text:p>0.00206663</text:p>
          </table:table-cell>
          <table:table-cell office:value-type="float" office:value="0.0000351033" calcext:value-type="float">
            <text:p>3.51033E-05</text:p>
          </table:table-cell>
          <table:table-cell office:value-type="float" office:value="2.76098" calcext:value-type="float">
            <text:p>2.76098</text:p>
          </table:table-cell>
          <table:table-cell office:value-type="float" office:value="2.79458" calcext:value-type="float">
            <text:p>2.79458</text:p>
          </table:table-cell>
          <table:table-cell office:value-type="float" office:value="2.77295" calcext:value-type="float">
            <text:p>2.77295</text:p>
          </table:table-cell>
          <table:table-cell office:value-type="float" office:value="2.78535" calcext:value-type="float">
            <text:p>2.78535</text:p>
          </table:table-cell>
          <table:table-cell office:value-type="float" office:value="0" calcext:value-type="float">
            <text:p>0</text:p>
          </table:table-cell>
          <table:table-cell table:style-name="ce1" table:formula="of:=[.D27]" office:value-type="string" office:string-value="Kr100" calcext:value-type="string">
            <text:p>Kr100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VALUE(RIGHT([.D27];LEN([.D27])-2))" office:value-type="float" office:value="100" calcext:value-type="float">
            <text:p>100</text:p>
          </table:table-cell>
          <table:table-cell table:style-name="ce1" table:formula="of:=3*[.J27]" office:value-type="float" office:value="0.00619989" calcext:value-type="float">
            <text:p>0.00619989</text:p>
          </table:table-cell>
          <table:table-cell table:formula="of:=[.G27]" office:value-type="float" office:value="2.77915" calcext:value-type="float">
            <text:p>2.779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101</text:p>
          </table:table-cell>
          <table:table-cell office:value-type="float" office:value="1" calcext:value-type="float">
            <text:p>1</text:p>
          </table:table-cell>
          <table:table-cell office:value-type="float" office:value="4.23521" calcext:value-type="float">
            <text:p>4.23521</text:p>
          </table:table-cell>
          <table:table-cell office:value-type="float" office:value="2.80723" calcext:value-type="float">
            <text:p>2.80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0784" calcext:value-type="float">
            <text:p>0.00230784</text:p>
          </table:table-cell>
          <table:table-cell office:value-type="float" office:value="0.000233129" calcext:value-type="float">
            <text:p>0.000233129</text:p>
          </table:table-cell>
          <table:table-cell office:value-type="float" office:value="2.78876" calcext:value-type="float">
            <text:p>2.78876</text:p>
          </table:table-cell>
          <table:table-cell office:value-type="float" office:value="2.82236" calcext:value-type="float">
            <text:p>2.82236</text:p>
          </table:table-cell>
          <table:table-cell office:value-type="float" office:value="2.80031" calcext:value-type="float">
            <text:p>2.80031</text:p>
          </table:table-cell>
          <table:table-cell office:value-type="float" office:value="2.81415" calcext:value-type="float">
            <text:p>2.81415</text:p>
          </table:table-cell>
          <table:table-cell office:value-type="float" office:value="0" calcext:value-type="float">
            <text:p>0</text:p>
          </table:table-cell>
          <table:table-cell table:style-name="ce1" table:formula="of:=[.D28]" office:value-type="string" office:string-value="Kr101" calcext:value-type="string">
            <text:p>Kr101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VALUE(RIGHT([.D28];LEN([.D28])-2))" office:value-type="float" office:value="101" calcext:value-type="float">
            <text:p>101</text:p>
          </table:table-cell>
          <table:table-cell table:style-name="ce1" table:formula="of:=3*[.J28]" office:value-type="float" office:value="0.00692352" calcext:value-type="float">
            <text:p>0.00692352</text:p>
          </table:table-cell>
          <table:table-cell table:formula="of:=[.G28]" office:value-type="float" office:value="2.80723" calcext:value-type="float">
            <text:p>2.807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102</text:p>
          </table:table-cell>
          <table:table-cell office:value-type="float" office:value="1" calcext:value-type="float">
            <text:p>1</text:p>
          </table:table-cell>
          <table:table-cell office:value-type="float" office:value="0.521412" calcext:value-type="float">
            <text:p>0.521412</text:p>
          </table:table-cell>
          <table:table-cell office:value-type="float" office:value="2.83445" calcext:value-type="float">
            <text:p>2.83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1335" calcext:value-type="float">
            <text:p>0.00191335</text:p>
          </table:table-cell>
          <table:table-cell office:value-type="float" office:value="0.000605252" calcext:value-type="float">
            <text:p>0.000605252</text:p>
          </table:table-cell>
          <table:table-cell office:value-type="float" office:value="2.81653" calcext:value-type="float">
            <text:p>2.81653</text:p>
          </table:table-cell>
          <table:table-cell office:value-type="float" office:value="2.85013" calcext:value-type="float">
            <text:p>2.85013</text:p>
          </table:table-cell>
          <table:table-cell office:value-type="float" office:value="2.82871" calcext:value-type="float">
            <text:p>2.82871</text:p>
          </table:table-cell>
          <table:table-cell office:value-type="float" office:value="2.84019" calcext:value-type="float">
            <text:p>2.84019</text:p>
          </table:table-cell>
          <table:table-cell office:value-type="float" office:value="0" calcext:value-type="float">
            <text:p>0</text:p>
          </table:table-cell>
          <table:table-cell table:style-name="ce1" table:formula="of:=[.D29]" office:value-type="string" office:string-value="Kr102" calcext:value-type="string">
            <text:p>Kr102</text:p>
          </table:table-cell>
          <table:table-cell table:style-name="ce3" office:value-type="float" office:value="36" calcext:value-type="float">
            <text:p>36</text:p>
          </table:table-cell>
          <table:table-cell table:style-name="ce1" table:formula="of:=VALUE(RIGHT([.D29];LEN([.D29])-2))" office:value-type="float" office:value="102" calcext:value-type="float">
            <text:p>102</text:p>
          </table:table-cell>
          <table:table-cell table:style-name="ce1" table:formula="of:=3*[.J29]" office:value-type="float" office:value="0.00574005" calcext:value-type="float">
            <text:p>0.00574005</text:p>
          </table:table-cell>
          <table:table-cell table:formula="of:=[.G29]" office:value-type="float" office:value="2.83445" calcext:value-type="float">
            <text:p>2.834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99</text:p>
          </table:table-cell>
          <table:table-cell office:value-type="float" office:value="1" calcext:value-type="float">
            <text:p>1</text:p>
          </table:table-cell>
          <table:table-cell office:value-type="float" office:value="73.2136" calcext:value-type="float">
            <text:p>73.2136</text:p>
          </table:table-cell>
          <table:table-cell office:value-type="float" office:value="2.67661" calcext:value-type="float">
            <text:p>2.6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8506" calcext:value-type="float">
            <text:p>0.00218506</text:p>
          </table:table-cell>
          <table:table-cell office:value-type="float" office:value="0.0000545586" calcext:value-type="float">
            <text:p>5.45586E-05</text:p>
          </table:table-cell>
          <table:table-cell office:value-type="float" office:value="2.65888" calcext:value-type="float">
            <text:p>2.65888</text:p>
          </table:table-cell>
          <table:table-cell office:value-type="float" office:value="2.69248" calcext:value-type="float">
            <text:p>2.69248</text:p>
          </table:table-cell>
          <table:table-cell office:value-type="float" office:value="2.67005" calcext:value-type="float">
            <text:p>2.67005</text:p>
          </table:table-cell>
          <table:table-cell office:value-type="float" office:value="2.68316" calcext:value-type="float">
            <text:p>2.68316</text:p>
          </table:table-cell>
          <table:table-cell office:value-type="float" office:value="0" calcext:value-type="float">
            <text:p>0</text:p>
          </table:table-cell>
          <table:table-cell table:formula="of:=[.D30]" office:value-type="string" office:string-value="Rb99" calcext:value-type="string">
            <text:p>Rb99</text:p>
          </table:table-cell>
          <table:table-cell office:value-type="float" office:value="37" calcext:value-type="float">
            <text:p>37</text:p>
          </table:table-cell>
          <table:table-cell table:formula="of:=VALUE(RIGHT([.D30];LEN([.D30])-2))" office:value-type="float" office:value="99" calcext:value-type="float">
            <text:p>99</text:p>
          </table:table-cell>
          <table:table-cell table:formula="of:=3*[.J30]" office:value-type="float" office:value="0.00655518" calcext:value-type="float">
            <text:p>0.00655518</text:p>
          </table:table-cell>
          <table:table-cell table:formula="of:=[.G30]" office:value-type="float" office:value="2.67661" calcext:value-type="float">
            <text:p>2.676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100</text:p>
          </table:table-cell>
          <table:table-cell office:value-type="float" office:value="1" calcext:value-type="float">
            <text:p>1</text:p>
          </table:table-cell>
          <table:table-cell office:value-type="float" office:value="7414.91" calcext:value-type="float">
            <text:p>7414.91</text:p>
          </table:table-cell>
          <table:table-cell office:value-type="float" office:value="2.70399" calcext:value-type="float">
            <text:p>2.7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401" calcext:value-type="float">
            <text:p>0.00148401</text:p>
          </table:table-cell>
          <table:table-cell office:value-type="float" office:value="0.00000446777" calcext:value-type="float">
            <text:p>4.46777E-06</text:p>
          </table:table-cell>
          <table:table-cell office:value-type="float" office:value="2.6859" calcext:value-type="float">
            <text:p>2.6859</text:p>
          </table:table-cell>
          <table:table-cell office:value-type="float" office:value="2.7195" calcext:value-type="float">
            <text:p>2.7195</text:p>
          </table:table-cell>
          <table:table-cell office:value-type="float" office:value="2.69954" calcext:value-type="float">
            <text:p>2.69954</text:p>
          </table:table-cell>
          <table:table-cell office:value-type="float" office:value="2.70844" calcext:value-type="float">
            <text:p>2.70844</text:p>
          </table:table-cell>
          <table:table-cell office:value-type="float" office:value="0" calcext:value-type="float">
            <text:p>0</text:p>
          </table:table-cell>
          <table:table-cell table:formula="of:=[.D31]" office:value-type="string" office:string-value="Rb100" calcext:value-type="string">
            <text:p>Rb100</text:p>
          </table:table-cell>
          <table:table-cell office:value-type="float" office:value="37" calcext:value-type="float">
            <text:p>37</text:p>
          </table:table-cell>
          <table:table-cell table:formula="of:=VALUE(RIGHT([.D31];LEN([.D31])-2))" office:value-type="float" office:value="100" calcext:value-type="float">
            <text:p>100</text:p>
          </table:table-cell>
          <table:table-cell table:formula="of:=3*[.J31]" office:value-type="float" office:value="0.00445203" calcext:value-type="float">
            <text:p>0.00445203</text:p>
          </table:table-cell>
          <table:table-cell table:formula="of:=[.G31]" office:value-type="float" office:value="2.70399" calcext:value-type="float">
            <text:p>2.70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101</text:p>
          </table:table-cell>
          <table:table-cell office:value-type="float" office:value="1" calcext:value-type="float">
            <text:p>1</text:p>
          </table:table-cell>
          <table:table-cell office:value-type="float" office:value="5974.89" calcext:value-type="float">
            <text:p>5974.89</text:p>
          </table:table-cell>
          <table:table-cell office:value-type="float" office:value="2.7312" calcext:value-type="float">
            <text:p>2.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0049" calcext:value-type="float">
            <text:p>0.00170049</text:p>
          </table:table-cell>
          <table:table-cell office:value-type="float" office:value="0.00000532781" calcext:value-type="float">
            <text:p>5.32781E-06</text:p>
          </table:table-cell>
          <table:table-cell office:value-type="float" office:value="2.71293" calcext:value-type="float">
            <text:p>2.71293</text:p>
          </table:table-cell>
          <table:table-cell office:value-type="float" office:value="2.74653" calcext:value-type="float">
            <text:p>2.74653</text:p>
          </table:table-cell>
          <table:table-cell office:value-type="float" office:value="2.7261" calcext:value-type="float">
            <text:p>2.7261</text:p>
          </table:table-cell>
          <table:table-cell office:value-type="float" office:value="2.7363" calcext:value-type="float">
            <text:p>2.7363</text:p>
          </table:table-cell>
          <table:table-cell office:value-type="float" office:value="0" calcext:value-type="float">
            <text:p>0</text:p>
          </table:table-cell>
          <table:table-cell table:formula="of:=[.D32]" office:value-type="string" office:string-value="Rb101" calcext:value-type="string">
            <text:p>Rb101</text:p>
          </table:table-cell>
          <table:table-cell office:value-type="float" office:value="37" calcext:value-type="float">
            <text:p>37</text:p>
          </table:table-cell>
          <table:table-cell table:formula="of:=VALUE(RIGHT([.D32];LEN([.D32])-2))" office:value-type="float" office:value="101" calcext:value-type="float">
            <text:p>101</text:p>
          </table:table-cell>
          <table:table-cell table:formula="of:=3*[.J32]" office:value-type="float" office:value="0.00510147" calcext:value-type="float">
            <text:p>0.00510147</text:p>
          </table:table-cell>
          <table:table-cell table:formula="of:=[.G32]" office:value-type="float" office:value="2.7312" calcext:value-type="float">
            <text:p>2.73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102</text:p>
          </table:table-cell>
          <table:table-cell office:value-type="float" office:value="1" calcext:value-type="float">
            <text:p>1</text:p>
          </table:table-cell>
          <table:table-cell office:value-type="float" office:value="545.551" calcext:value-type="float">
            <text:p>545.551</text:p>
          </table:table-cell>
          <table:table-cell office:value-type="float" office:value="2.75844" calcext:value-type="float">
            <text:p>2.7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8173" calcext:value-type="float">
            <text:p>0.00198173</text:p>
          </table:table-cell>
          <table:table-cell office:value-type="float" office:value="0.0000190339" calcext:value-type="float">
            <text:p>1.90339E-05</text:p>
          </table:table-cell>
          <table:table-cell office:value-type="float" office:value="2.73996" calcext:value-type="float">
            <text:p>2.73996</text:p>
          </table:table-cell>
          <table:table-cell office:value-type="float" office:value="2.77356" calcext:value-type="float">
            <text:p>2.77356</text:p>
          </table:table-cell>
          <table:table-cell office:value-type="float" office:value="2.75249" calcext:value-type="float">
            <text:p>2.75249</text:p>
          </table:table-cell>
          <table:table-cell office:value-type="float" office:value="2.76439" calcext:value-type="float">
            <text:p>2.76439</text:p>
          </table:table-cell>
          <table:table-cell office:value-type="float" office:value="0" calcext:value-type="float">
            <text:p>0</text:p>
          </table:table-cell>
          <table:table-cell table:formula="of:=[.D33]" office:value-type="string" office:string-value="Rb102" calcext:value-type="string">
            <text:p>Rb102</text:p>
          </table:table-cell>
          <table:table-cell office:value-type="float" office:value="37" calcext:value-type="float">
            <text:p>37</text:p>
          </table:table-cell>
          <table:table-cell table:formula="of:=VALUE(RIGHT([.D33];LEN([.D33])-2))" office:value-type="float" office:value="102" calcext:value-type="float">
            <text:p>102</text:p>
          </table:table-cell>
          <table:table-cell table:formula="of:=3*[.J33]" office:value-type="float" office:value="0.00594519" calcext:value-type="float">
            <text:p>0.00594519</text:p>
          </table:table-cell>
          <table:table-cell table:formula="of:=[.G33]" office:value-type="float" office:value="2.75844" calcext:value-type="float">
            <text:p>2.75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103</text:p>
          </table:table-cell>
          <table:table-cell office:value-type="float" office:value="1" calcext:value-type="float">
            <text:p>1</text:p>
          </table:table-cell>
          <table:table-cell office:value-type="float" office:value="59.6283" calcext:value-type="float">
            <text:p>59.6283</text:p>
          </table:table-cell>
          <table:table-cell office:value-type="float" office:value="2.78565" calcext:value-type="float">
            <text:p>2.7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3796" calcext:value-type="float">
            <text:p>0.00223796</text:p>
          </table:table-cell>
          <table:table-cell office:value-type="float" office:value="0.0000611822" calcext:value-type="float">
            <text:p>6.11822E-05</text:p>
          </table:table-cell>
          <table:table-cell office:value-type="float" office:value="2.76698" calcext:value-type="float">
            <text:p>2.76698</text:p>
          </table:table-cell>
          <table:table-cell office:value-type="float" office:value="2.80058" calcext:value-type="float">
            <text:p>2.80058</text:p>
          </table:table-cell>
          <table:table-cell office:value-type="float" office:value="2.77893" calcext:value-type="float">
            <text:p>2.77893</text:p>
          </table:table-cell>
          <table:table-cell office:value-type="float" office:value="2.79236" calcext:value-type="float">
            <text:p>2.79236</text:p>
          </table:table-cell>
          <table:table-cell office:value-type="float" office:value="0" calcext:value-type="float">
            <text:p>0</text:p>
          </table:table-cell>
          <table:table-cell table:formula="of:=[.D34]" office:value-type="string" office:string-value="Rb103" calcext:value-type="string">
            <text:p>Rb103</text:p>
          </table:table-cell>
          <table:table-cell office:value-type="float" office:value="37" calcext:value-type="float">
            <text:p>37</text:p>
          </table:table-cell>
          <table:table-cell table:formula="of:=VALUE(RIGHT([.D34];LEN([.D34])-2))" office:value-type="float" office:value="103" calcext:value-type="float">
            <text:p>103</text:p>
          </table:table-cell>
          <table:table-cell table:formula="of:=3*[.J34]" office:value-type="float" office:value="0.00671388" calcext:value-type="float">
            <text:p>0.00671388</text:p>
          </table:table-cell>
          <table:table-cell table:formula="of:=[.G34]" office:value-type="float" office:value="2.78565" calcext:value-type="float">
            <text:p>2.785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104</text:p>
          </table:table-cell>
          <table:table-cell office:value-type="float" office:value="1" calcext:value-type="float">
            <text:p>1</text:p>
          </table:table-cell>
          <table:table-cell office:value-type="float" office:value="2.81898" calcext:value-type="float">
            <text:p>2.81898</text:p>
          </table:table-cell>
          <table:table-cell office:value-type="float" office:value="2.81285" calcext:value-type="float">
            <text:p>2.81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3986" calcext:value-type="float">
            <text:p>0.00183986</text:p>
          </table:table-cell>
          <table:table-cell office:value-type="float" office:value="0.000255155" calcext:value-type="float">
            <text:p>0.000255155</text:p>
          </table:table-cell>
          <table:table-cell office:value-type="float" office:value="2.79401" calcext:value-type="float">
            <text:p>2.79401</text:p>
          </table:table-cell>
          <table:table-cell office:value-type="float" office:value="2.82761" calcext:value-type="float">
            <text:p>2.82761</text:p>
          </table:table-cell>
          <table:table-cell office:value-type="float" office:value="2.80733" calcext:value-type="float">
            <text:p>2.80733</text:p>
          </table:table-cell>
          <table:table-cell office:value-type="float" office:value="2.81837" calcext:value-type="float">
            <text:p>2.81837</text:p>
          </table:table-cell>
          <table:table-cell office:value-type="float" office:value="0" calcext:value-type="float">
            <text:p>0</text:p>
          </table:table-cell>
          <table:table-cell table:formula="of:=[.D35]" office:value-type="string" office:string-value="Rb104" calcext:value-type="string">
            <text:p>Rb104</text:p>
          </table:table-cell>
          <table:table-cell office:value-type="float" office:value="37" calcext:value-type="float">
            <text:p>37</text:p>
          </table:table-cell>
          <table:table-cell table:formula="of:=VALUE(RIGHT([.D35];LEN([.D35])-2))" office:value-type="float" office:value="104" calcext:value-type="float">
            <text:p>104</text:p>
          </table:table-cell>
          <table:table-cell table:formula="of:=3*[.J35]" office:value-type="float" office:value="0.00551958" calcext:value-type="float">
            <text:p>0.00551958</text:p>
          </table:table-cell>
          <table:table-cell table:formula="of:=[.G35]" office:value-type="float" office:value="2.81285" calcext:value-type="float">
            <text:p>2.812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b105</text:p>
          </table:table-cell>
          <table:table-cell office:value-type="float" office:value="1" calcext:value-type="float">
            <text:p>1</text:p>
          </table:table-cell>
          <table:table-cell office:value-type="float" office:value="0.555552" calcext:value-type="float">
            <text:p>0.555552</text:p>
          </table:table-cell>
          <table:table-cell office:value-type="float" office:value="2.8395" calcext:value-type="float">
            <text:p>2.8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607" calcext:value-type="float">
            <text:p>0.00143607</text:p>
          </table:table-cell>
          <table:table-cell office:value-type="float" office:value="0.000507662" calcext:value-type="float">
            <text:p>0.000507662</text:p>
          </table:table-cell>
          <table:table-cell office:value-type="float" office:value="2.82104" calcext:value-type="float">
            <text:p>2.82104</text:p>
          </table:table-cell>
          <table:table-cell office:value-type="float" office:value="2.85464" calcext:value-type="float">
            <text:p>2.85464</text:p>
          </table:table-cell>
          <table:table-cell office:value-type="float" office:value="2.83519" calcext:value-type="float">
            <text:p>2.83519</text:p>
          </table:table-cell>
          <table:table-cell office:value-type="float" office:value="2.84381" calcext:value-type="float">
            <text:p>2.84381</text:p>
          </table:table-cell>
          <table:table-cell office:value-type="float" office:value="0" calcext:value-type="float">
            <text:p>0</text:p>
          </table:table-cell>
          <table:table-cell table:formula="of:=[.D36]" office:value-type="string" office:string-value="Rb105" calcext:value-type="string">
            <text:p>Rb105</text:p>
          </table:table-cell>
          <table:table-cell office:value-type="float" office:value="37" calcext:value-type="float">
            <text:p>37</text:p>
          </table:table-cell>
          <table:table-cell table:formula="of:=VALUE(RIGHT([.D36];LEN([.D36])-2))" office:value-type="float" office:value="105" calcext:value-type="float">
            <text:p>105</text:p>
          </table:table-cell>
          <table:table-cell table:formula="of:=3*[.J36]" office:value-type="float" office:value="0.00430821" calcext:value-type="float">
            <text:p>0.00430821</text:p>
          </table:table-cell>
          <table:table-cell table:formula="of:=[.G36]" office:value-type="float" office:value="2.8395" calcext:value-type="float">
            <text:p>2.83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1</text:p>
          </table:table-cell>
          <table:table-cell office:value-type="float" office:value="1" calcext:value-type="float">
            <text:p>1</text:p>
          </table:table-cell>
          <table:table-cell office:value-type="float" office:value="19.691" calcext:value-type="float">
            <text:p>19.691</text:p>
          </table:table-cell>
          <table:table-cell office:value-type="float" office:value="2.65908" calcext:value-type="float">
            <text:p>2.6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195" calcext:value-type="float">
            <text:p>0.0015195</text:p>
          </table:table-cell>
          <table:table-cell office:value-type="float" office:value="0.0000877299" calcext:value-type="float">
            <text:p>8.77299E-05</text:p>
          </table:table-cell>
          <table:table-cell office:value-type="float" office:value="2.64889" calcext:value-type="float">
            <text:p>2.64889</text:p>
          </table:table-cell>
          <table:table-cell office:value-type="float" office:value="2.66689" calcext:value-type="float">
            <text:p>2.66689</text:p>
          </table:table-cell>
          <table:table-cell office:value-type="float" office:value="2.65452" calcext:value-type="float">
            <text:p>2.65452</text:p>
          </table:table-cell>
          <table:table-cell office:value-type="float" office:value="2.66364" calcext:value-type="float">
            <text:p>2.66364</text:p>
          </table:table-cell>
          <table:table-cell office:value-type="float" office:value="0" calcext:value-type="float">
            <text:p>0</text:p>
          </table:table-cell>
          <table:table-cell table:style-name="ce1" table:formula="of:=[.D37]" office:value-type="string" office:string-value="Sr101" calcext:value-type="string">
            <text:p>Sr101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37];LEN([.D37])-2))" office:value-type="float" office:value="101" calcext:value-type="float">
            <text:p>101</text:p>
          </table:table-cell>
          <table:table-cell table:style-name="ce1" table:formula="of:=3*[.J37]" office:value-type="float" office:value="0.0045585" calcext:value-type="float">
            <text:p>0.0045585</text:p>
          </table:table-cell>
          <table:table-cell table:formula="of:=[.G37]" office:value-type="float" office:value="2.65908" calcext:value-type="float">
            <text:p>2.659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2</text:p>
          </table:table-cell>
          <table:table-cell office:value-type="float" office:value="1" calcext:value-type="float">
            <text:p>1</text:p>
          </table:table-cell>
          <table:table-cell office:value-type="float" office:value="1158.06" calcext:value-type="float">
            <text:p>1158.06</text:p>
          </table:table-cell>
          <table:table-cell office:value-type="float" office:value="2.68539" calcext:value-type="float">
            <text:p>2.68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3815" calcext:value-type="float">
            <text:p>0.00153815</text:p>
          </table:table-cell>
          <table:table-cell office:value-type="float" office:value="0.0000115096" calcext:value-type="float">
            <text:p>1.15096E-05</text:p>
          </table:table-cell>
          <table:table-cell office:value-type="float" office:value="2.66741" calcext:value-type="float">
            <text:p>2.66741</text:p>
          </table:table-cell>
          <table:table-cell office:value-type="float" office:value="2.70101" calcext:value-type="float">
            <text:p>2.70101</text:p>
          </table:table-cell>
          <table:table-cell office:value-type="float" office:value="2.68077" calcext:value-type="float">
            <text:p>2.68077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  <table:table-cell table:style-name="ce1" table:formula="of:=[.D38]" office:value-type="string" office:string-value="Sr102" calcext:value-type="string">
            <text:p>Sr102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38];LEN([.D38])-2))" office:value-type="float" office:value="102" calcext:value-type="float">
            <text:p>102</text:p>
          </table:table-cell>
          <table:table-cell table:style-name="ce1" table:formula="of:=3*[.J38]" office:value-type="float" office:value="0.00461445" calcext:value-type="float">
            <text:p>0.00461445</text:p>
          </table:table-cell>
          <table:table-cell table:formula="of:=[.G38]" office:value-type="float" office:value="2.68539" calcext:value-type="float">
            <text:p>2.685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3</text:p>
          </table:table-cell>
          <table:table-cell office:value-type="float" office:value="1" calcext:value-type="float">
            <text:p>1</text:p>
          </table:table-cell>
          <table:table-cell office:value-type="float" office:value="2982.74" calcext:value-type="float">
            <text:p>2982.74</text:p>
          </table:table-cell>
          <table:table-cell office:value-type="float" office:value="2.71227" calcext:value-type="float">
            <text:p>2.7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2473" calcext:value-type="float">
            <text:p>0.00162473</text:p>
          </table:table-cell>
          <table:table-cell office:value-type="float" office:value="0.00000737074" calcext:value-type="float">
            <text:p>7.37074E-06</text:p>
          </table:table-cell>
          <table:table-cell office:value-type="float" office:value="2.69373" calcext:value-type="float">
            <text:p>2.69373</text:p>
          </table:table-cell>
          <table:table-cell office:value-type="float" office:value="2.72733" calcext:value-type="float">
            <text:p>2.72733</text:p>
          </table:table-cell>
          <table:table-cell office:value-type="float" office:value="2.70739" calcext:value-type="float">
            <text:p>2.70739</text:p>
          </table:table-cell>
          <table:table-cell office:value-type="float" office:value="2.71714" calcext:value-type="float">
            <text:p>2.71714</text:p>
          </table:table-cell>
          <table:table-cell office:value-type="float" office:value="0" calcext:value-type="float">
            <text:p>0</text:p>
          </table:table-cell>
          <table:table-cell table:style-name="ce1" table:formula="of:=[.D39]" office:value-type="string" office:string-value="Sr103" calcext:value-type="string">
            <text:p>Sr103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39];LEN([.D39])-2))" office:value-type="float" office:value="103" calcext:value-type="float">
            <text:p>103</text:p>
          </table:table-cell>
          <table:table-cell table:style-name="ce1" table:formula="of:=3*[.J39]" office:value-type="float" office:value="0.00487419" calcext:value-type="float">
            <text:p>0.00487419</text:p>
          </table:table-cell>
          <table:table-cell table:formula="of:=[.G39]" office:value-type="float" office:value="2.71227" calcext:value-type="float">
            <text:p>2.712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4</text:p>
          </table:table-cell>
          <table:table-cell office:value-type="float" office:value="1" calcext:value-type="float">
            <text:p>1</text:p>
          </table:table-cell>
          <table:table-cell office:value-type="float" office:value="1682.77" calcext:value-type="float">
            <text:p>1682.77</text:p>
          </table:table-cell>
          <table:table-cell office:value-type="float" office:value="2.73841" calcext:value-type="float">
            <text:p>2.7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5042" calcext:value-type="float">
            <text:p>0.00195042</text:p>
          </table:table-cell>
          <table:table-cell office:value-type="float" office:value="0.0000107517" calcext:value-type="float">
            <text:p>1.07517E-05</text:p>
          </table:table-cell>
          <table:table-cell office:value-type="float" office:value="2.72004" calcext:value-type="float">
            <text:p>2.72004</text:p>
          </table:table-cell>
          <table:table-cell office:value-type="float" office:value="2.75364" calcext:value-type="float">
            <text:p>2.75364</text:p>
          </table:table-cell>
          <table:table-cell office:value-type="float" office:value="2.73256" calcext:value-type="float">
            <text:p>2.73256</text:p>
          </table:table-cell>
          <table:table-cell office:value-type="float" office:value="2.74426" calcext:value-type="float">
            <text:p>2.74426</text:p>
          </table:table-cell>
          <table:table-cell office:value-type="float" office:value="0" calcext:value-type="float">
            <text:p>0</text:p>
          </table:table-cell>
          <table:table-cell table:style-name="ce1" table:formula="of:=[.D40]" office:value-type="string" office:string-value="Sr104" calcext:value-type="string">
            <text:p>Sr104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40];LEN([.D40])-2))" office:value-type="float" office:value="104" calcext:value-type="float">
            <text:p>104</text:p>
          </table:table-cell>
          <table:table-cell table:style-name="ce1" table:formula="of:=3*[.J40]" office:value-type="float" office:value="0.00585126" calcext:value-type="float">
            <text:p>0.00585126</text:p>
          </table:table-cell>
          <table:table-cell table:formula="of:=[.G40]" office:value-type="float" office:value="2.73841" calcext:value-type="float">
            <text:p>2.738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5</text:p>
          </table:table-cell>
          <table:table-cell office:value-type="float" office:value="1" calcext:value-type="float">
            <text:p>1</text:p>
          </table:table-cell>
          <table:table-cell office:value-type="float" office:value="207.774" calcext:value-type="float">
            <text:p>207.774</text:p>
          </table:table-cell>
          <table:table-cell office:value-type="float" office:value="2.76439" calcext:value-type="float">
            <text:p>2.76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1114" calcext:value-type="float">
            <text:p>0.00211114</text:p>
          </table:table-cell>
          <table:table-cell office:value-type="float" office:value="0.0000318339" calcext:value-type="float">
            <text:p>3.18339E-05</text:p>
          </table:table-cell>
          <table:table-cell office:value-type="float" office:value="2.74636" calcext:value-type="float">
            <text:p>2.74636</text:p>
          </table:table-cell>
          <table:table-cell office:value-type="float" office:value="2.77996" calcext:value-type="float">
            <text:p>2.77996</text:p>
          </table:table-cell>
          <table:table-cell office:value-type="float" office:value="2.75806" calcext:value-type="float">
            <text:p>2.75806</text:p>
          </table:table-cell>
          <table:table-cell office:value-type="float" office:value="2.77073" calcext:value-type="float">
            <text:p>2.77073</text:p>
          </table:table-cell>
          <table:table-cell office:value-type="float" office:value="0" calcext:value-type="float">
            <text:p>0</text:p>
          </table:table-cell>
          <table:table-cell table:style-name="ce1" table:formula="of:=[.D41]" office:value-type="string" office:string-value="Sr105" calcext:value-type="string">
            <text:p>Sr105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41];LEN([.D41])-2))" office:value-type="float" office:value="105" calcext:value-type="float">
            <text:p>105</text:p>
          </table:table-cell>
          <table:table-cell table:style-name="ce1" table:formula="of:=3*[.J41]" office:value-type="float" office:value="0.00633342" calcext:value-type="float">
            <text:p>0.00633342</text:p>
          </table:table-cell>
          <table:table-cell table:formula="of:=[.G41]" office:value-type="float" office:value="2.76439" calcext:value-type="float">
            <text:p>2.764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6</text:p>
          </table:table-cell>
          <table:table-cell office:value-type="float" office:value="1" calcext:value-type="float">
            <text:p>1</text:p>
          </table:table-cell>
          <table:table-cell office:value-type="float" office:value="31.6195" calcext:value-type="float">
            <text:p>31.6195</text:p>
          </table:table-cell>
          <table:table-cell office:value-type="float" office:value="2.79066" calcext:value-type="float">
            <text:p>2.79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7207" calcext:value-type="float">
            <text:p>0.00237207</text:p>
          </table:table-cell>
          <table:table-cell office:value-type="float" office:value="0.0000865038" calcext:value-type="float">
            <text:p>8.65038E-05</text:p>
          </table:table-cell>
          <table:table-cell office:value-type="float" office:value="2.77267" calcext:value-type="float">
            <text:p>2.77267</text:p>
          </table:table-cell>
          <table:table-cell office:value-type="float" office:value="2.80627" calcext:value-type="float">
            <text:p>2.80627</text:p>
          </table:table-cell>
          <table:table-cell office:value-type="float" office:value="2.78354" calcext:value-type="float">
            <text:p>2.78354</text:p>
          </table:table-cell>
          <table:table-cell office:value-type="float" office:value="2.79777" calcext:value-type="float">
            <text:p>2.79777</text:p>
          </table:table-cell>
          <table:table-cell office:value-type="float" office:value="0" calcext:value-type="float">
            <text:p>0</text:p>
          </table:table-cell>
          <table:table-cell table:style-name="ce1" table:formula="of:=[.D42]" office:value-type="string" office:string-value="Sr106" calcext:value-type="string">
            <text:p>Sr106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42];LEN([.D42])-2))" office:value-type="float" office:value="106" calcext:value-type="float">
            <text:p>106</text:p>
          </table:table-cell>
          <table:table-cell table:style-name="ce1" table:formula="of:=3*[.J42]" office:value-type="float" office:value="0.00711621" calcext:value-type="float">
            <text:p>0.00711621</text:p>
          </table:table-cell>
          <table:table-cell table:formula="of:=[.G42]" office:value-type="float" office:value="2.79066" calcext:value-type="float">
            <text:p>2.79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107</text:p>
          </table:table-cell>
          <table:table-cell office:value-type="float" office:value="1" calcext:value-type="float">
            <text:p>1</text:p>
          </table:table-cell>
          <table:table-cell office:value-type="float" office:value="1.98755" calcext:value-type="float">
            <text:p>1.98755</text:p>
          </table:table-cell>
          <table:table-cell office:value-type="float" office:value="2.81673" calcext:value-type="float">
            <text:p>2.8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0787" calcext:value-type="float">
            <text:p>0.00220787</text:p>
          </table:table-cell>
          <table:table-cell office:value-type="float" office:value="0.000332855" calcext:value-type="float">
            <text:p>0.000332855</text:p>
          </table:table-cell>
          <table:table-cell office:value-type="float" office:value="2.79899" calcext:value-type="float">
            <text:p>2.79899</text:p>
          </table:table-cell>
          <table:table-cell office:value-type="float" office:value="2.83259" calcext:value-type="float">
            <text:p>2.83259</text:p>
          </table:table-cell>
          <table:table-cell office:value-type="float" office:value="2.8101" calcext:value-type="float">
            <text:p>2.8101</text:p>
          </table:table-cell>
          <table:table-cell office:value-type="float" office:value="2.82335" calcext:value-type="float">
            <text:p>2.82335</text:p>
          </table:table-cell>
          <table:table-cell office:value-type="float" office:value="0" calcext:value-type="float">
            <text:p>0</text:p>
          </table:table-cell>
          <table:table-cell table:style-name="ce1" table:formula="of:=[.D43]" office:value-type="string" office:string-value="Sr107" calcext:value-type="string">
            <text:p>Sr107</text:p>
          </table:table-cell>
          <table:table-cell table:style-name="ce3" office:value-type="float" office:value="38" calcext:value-type="float">
            <text:p>38</text:p>
          </table:table-cell>
          <table:table-cell table:style-name="ce1" table:formula="of:=VALUE(RIGHT([.D43];LEN([.D43])-2))" office:value-type="float" office:value="107" calcext:value-type="float">
            <text:p>107</text:p>
          </table:table-cell>
          <table:table-cell table:style-name="ce1" table:formula="of:=3*[.J43]" office:value-type="float" office:value="0.00662361" calcext:value-type="float">
            <text:p>0.00662361</text:p>
          </table:table-cell>
          <table:table-cell table:formula="of:=[.G43]" office:value-type="float" office:value="2.81673" calcext:value-type="float">
            <text:p>2.816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3</text:p>
          </table:table-cell>
          <table:table-cell office:value-type="float" office:value="1" calcext:value-type="float">
            <text:p>1</text:p>
          </table:table-cell>
          <table:table-cell office:value-type="float" office:value="31.1942" calcext:value-type="float">
            <text:p>31.1942</text:p>
          </table:table-cell>
          <table:table-cell office:value-type="float" office:value="2.64151" calcext:value-type="float">
            <text:p>2.64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6951" calcext:value-type="float">
            <text:p>0.00196951</text:p>
          </table:table-cell>
          <table:table-cell office:value-type="float" office:value="0.0000793543" calcext:value-type="float">
            <text:p>7.93543E-05</text:p>
          </table:table-cell>
          <table:table-cell office:value-type="float" office:value="2.62783" calcext:value-type="float">
            <text:p>2.62783</text:p>
          </table:table-cell>
          <table:table-cell office:value-type="float" office:value="2.65423" calcext:value-type="float">
            <text:p>2.65423</text:p>
          </table:table-cell>
          <table:table-cell office:value-type="float" office:value="2.6356" calcext:value-type="float">
            <text:p>2.6356</text:p>
          </table:table-cell>
          <table:table-cell office:value-type="float" office:value="2.64742" calcext:value-type="float">
            <text:p>2.64742</text:p>
          </table:table-cell>
          <table:table-cell office:value-type="float" office:value="0" calcext:value-type="float">
            <text:p>0</text:p>
          </table:table-cell>
          <table:table-cell table:formula="of:=[.D44]" office:value-type="string" office:string-value="Y103" calcext:value-type="string">
            <text:p>Y103</text:p>
          </table:table-cell>
          <table:table-cell office:value-type="float" office:value="39" calcext:value-type="float">
            <text:p>39</text:p>
          </table:table-cell>
          <table:table-cell table:formula="of:=VALUE(RIGHT([.D44];LEN([.D44])-1))" office:value-type="float" office:value="103" calcext:value-type="float">
            <text:p>103</text:p>
          </table:table-cell>
          <table:table-cell table:formula="of:=3*[.J44]" office:value-type="float" office:value="0.00590853" calcext:value-type="float">
            <text:p>0.00590853</text:p>
          </table:table-cell>
          <table:table-cell table:formula="of:=[.G44]" office:value-type="float" office:value="2.64151" calcext:value-type="float">
            <text:p>2.64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4</text:p>
          </table:table-cell>
          <table:table-cell office:value-type="float" office:value="1" calcext:value-type="float">
            <text:p>1</text:p>
          </table:table-cell>
          <table:table-cell office:value-type="float" office:value="190.261" calcext:value-type="float">
            <text:p>190.261</text:p>
          </table:table-cell>
          <table:table-cell office:value-type="float" office:value="2.667" calcext:value-type="float">
            <text:p>2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00321435" calcext:value-type="float">
            <text:p>3.21435E-05</text:p>
          </table:table-cell>
          <table:table-cell office:value-type="float" office:value="2.65347" calcext:value-type="float">
            <text:p>2.65347</text:p>
          </table:table-cell>
          <table:table-cell office:value-type="float" office:value="2.67987" calcext:value-type="float">
            <text:p>2.67987</text:p>
          </table:table-cell>
          <table:table-cell office:value-type="float" office:value="2.66108" calcext:value-type="float">
            <text:p>2.66108</text:p>
          </table:table-cell>
          <table:table-cell office:value-type="float" office:value="2.67291" calcext:value-type="float">
            <text:p>2.67291</text:p>
          </table:table-cell>
          <table:table-cell office:value-type="float" office:value="0" calcext:value-type="float">
            <text:p>0</text:p>
          </table:table-cell>
          <table:table-cell table:formula="of:=[.D45]" office:value-type="string" office:string-value="Y104" calcext:value-type="string">
            <text:p>Y104</text:p>
          </table:table-cell>
          <table:table-cell office:value-type="float" office:value="39" calcext:value-type="float">
            <text:p>39</text:p>
          </table:table-cell>
          <table:table-cell table:formula="of:=VALUE(RIGHT([.D45];LEN([.D45])-1))" office:value-type="float" office:value="104" calcext:value-type="float">
            <text:p>104</text:p>
          </table:table-cell>
          <table:table-cell table:formula="of:=3*[.J45]" office:value-type="float" office:value="0.005913" calcext:value-type="float">
            <text:p>0.005913</text:p>
          </table:table-cell>
          <table:table-cell table:formula="of:=[.G45]" office:value-type="float" office:value="2.667" calcext:value-type="float">
            <text:p>2.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5</text:p>
          </table:table-cell>
          <table:table-cell office:value-type="float" office:value="1" calcext:value-type="float">
            <text:p>1</text:p>
          </table:table-cell>
          <table:table-cell office:value-type="float" office:value="3800.16" calcext:value-type="float">
            <text:p>3800.16</text:p>
          </table:table-cell>
          <table:table-cell office:value-type="float" office:value="2.69222" calcext:value-type="float">
            <text:p>2.6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4955" calcext:value-type="float">
            <text:p>0.00174955</text:p>
          </table:table-cell>
          <table:table-cell office:value-type="float" office:value="0.00000677621" calcext:value-type="float">
            <text:p>6.77621E-06</text:p>
          </table:table-cell>
          <table:table-cell office:value-type="float" office:value="2.67911" calcext:value-type="float">
            <text:p>2.67911</text:p>
          </table:table-cell>
          <table:table-cell office:value-type="float" office:value="2.70551" calcext:value-type="float">
            <text:p>2.70551</text:p>
          </table:table-cell>
          <table:table-cell office:value-type="float" office:value="2.68697" calcext:value-type="float">
            <text:p>2.68697</text:p>
          </table:table-cell>
          <table:table-cell office:value-type="float" office:value="2.69747" calcext:value-type="float">
            <text:p>2.69747</text:p>
          </table:table-cell>
          <table:table-cell office:value-type="float" office:value="0" calcext:value-type="float">
            <text:p>0</text:p>
          </table:table-cell>
          <table:table-cell table:formula="of:=[.D46]" office:value-type="string" office:string-value="Y105" calcext:value-type="string">
            <text:p>Y105</text:p>
          </table:table-cell>
          <table:table-cell office:value-type="float" office:value="39" calcext:value-type="float">
            <text:p>39</text:p>
          </table:table-cell>
          <table:table-cell table:formula="of:=VALUE(RIGHT([.D46];LEN([.D46])-1))" office:value-type="float" office:value="105" calcext:value-type="float">
            <text:p>105</text:p>
          </table:table-cell>
          <table:table-cell table:formula="of:=3*[.J46]" office:value-type="float" office:value="0.00524865" calcext:value-type="float">
            <text:p>0.00524865</text:p>
          </table:table-cell>
          <table:table-cell table:formula="of:=[.G46]" office:value-type="float" office:value="2.69222" calcext:value-type="float">
            <text:p>2.69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6</text:p>
          </table:table-cell>
          <table:table-cell office:value-type="float" office:value="1" calcext:value-type="float">
            <text:p>1</text:p>
          </table:table-cell>
          <table:table-cell office:value-type="float" office:value="6151.8" calcext:value-type="float">
            <text:p>6151.8</text:p>
          </table:table-cell>
          <table:table-cell office:value-type="float" office:value="2.71818" calcext:value-type="float">
            <text:p>2.7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0651" calcext:value-type="float">
            <text:p>0.00180651</text:p>
          </table:table-cell>
          <table:table-cell office:value-type="float" office:value="0.00000541181" calcext:value-type="float">
            <text:p>5.41181E-06</text:p>
          </table:table-cell>
          <table:table-cell office:value-type="float" office:value="2.70475" calcext:value-type="float">
            <text:p>2.70475</text:p>
          </table:table-cell>
          <table:table-cell office:value-type="float" office:value="2.73115" calcext:value-type="float">
            <text:p>2.73115</text:p>
          </table:table-cell>
          <table:table-cell office:value-type="float" office:value="2.71276" calcext:value-type="float">
            <text:p>2.71276</text:p>
          </table:table-cell>
          <table:table-cell office:value-type="float" office:value="2.7236" calcext:value-type="float">
            <text:p>2.7236</text:p>
          </table:table-cell>
          <table:table-cell office:value-type="float" office:value="0" calcext:value-type="float">
            <text:p>0</text:p>
          </table:table-cell>
          <table:table-cell table:formula="of:=[.D47]" office:value-type="string" office:string-value="Y106" calcext:value-type="string">
            <text:p>Y106</text:p>
          </table:table-cell>
          <table:table-cell office:value-type="float" office:value="39" calcext:value-type="float">
            <text:p>39</text:p>
          </table:table-cell>
          <table:table-cell table:formula="of:=VALUE(RIGHT([.D47];LEN([.D47])-1))" office:value-type="float" office:value="106" calcext:value-type="float">
            <text:p>106</text:p>
          </table:table-cell>
          <table:table-cell table:formula="of:=3*[.J47]" office:value-type="float" office:value="0.00541953" calcext:value-type="float">
            <text:p>0.00541953</text:p>
          </table:table-cell>
          <table:table-cell table:formula="of:=[.G47]" office:value-type="float" office:value="2.71818" calcext:value-type="float">
            <text:p>2.718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7</text:p>
          </table:table-cell>
          <table:table-cell office:value-type="float" office:value="1" calcext:value-type="float">
            <text:p>1</text:p>
          </table:table-cell>
          <table:table-cell office:value-type="float" office:value="3165.38" calcext:value-type="float">
            <text:p>3165.38</text:p>
          </table:table-cell>
          <table:table-cell office:value-type="float" office:value="2.74413" calcext:value-type="float">
            <text:p>2.74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6497" calcext:value-type="float">
            <text:p>0.00186497</text:p>
          </table:table-cell>
          <table:table-cell office:value-type="float" office:value="0.00000766565" calcext:value-type="float">
            <text:p>7.66565E-06</text:p>
          </table:table-cell>
          <table:table-cell office:value-type="float" office:value="2.73039" calcext:value-type="float">
            <text:p>2.73039</text:p>
          </table:table-cell>
          <table:table-cell office:value-type="float" office:value="2.75679" calcext:value-type="float">
            <text:p>2.75679</text:p>
          </table:table-cell>
          <table:table-cell office:value-type="float" office:value="2.73854" calcext:value-type="float">
            <text:p>2.73854</text:p>
          </table:table-cell>
          <table:table-cell office:value-type="float" office:value="2.74973" calcext:value-type="float">
            <text:p>2.74973</text:p>
          </table:table-cell>
          <table:table-cell office:value-type="float" office:value="0" calcext:value-type="float">
            <text:p>0</text:p>
          </table:table-cell>
          <table:table-cell table:formula="of:=[.D48]" office:value-type="string" office:string-value="Y107" calcext:value-type="string">
            <text:p>Y107</text:p>
          </table:table-cell>
          <table:table-cell office:value-type="float" office:value="39" calcext:value-type="float">
            <text:p>39</text:p>
          </table:table-cell>
          <table:table-cell table:formula="of:=VALUE(RIGHT([.D48];LEN([.D48])-1))" office:value-type="float" office:value="107" calcext:value-type="float">
            <text:p>107</text:p>
          </table:table-cell>
          <table:table-cell table:formula="of:=3*[.J48]" office:value-type="float" office:value="0.00559491" calcext:value-type="float">
            <text:p>0.00559491</text:p>
          </table:table-cell>
          <table:table-cell table:formula="of:=[.G48]" office:value-type="float" office:value="2.74413" calcext:value-type="float">
            <text:p>2.744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8</text:p>
          </table:table-cell>
          <table:table-cell office:value-type="float" office:value="1" calcext:value-type="float">
            <text:p>1</text:p>
          </table:table-cell>
          <table:table-cell office:value-type="float" office:value="248.231" calcext:value-type="float">
            <text:p>248.231</text:p>
          </table:table-cell>
          <table:table-cell office:value-type="float" office:value="2.77023" calcext:value-type="float">
            <text:p>2.77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5" calcext:value-type="float">
            <text:p>0.00203705</text:p>
          </table:table-cell>
          <table:table-cell office:value-type="float" office:value="0.0000286088" calcext:value-type="float">
            <text:p>2.86088E-05</text:p>
          </table:table-cell>
          <table:table-cell office:value-type="float" office:value="2.75603" calcext:value-type="float">
            <text:p>2.75603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2.76412" calcext:value-type="float">
            <text:p>2.76412</text:p>
          </table:table-cell>
          <table:table-cell office:value-type="float" office:value="2.77635" calcext:value-type="float">
            <text:p>2.77635</text:p>
          </table:table-cell>
          <table:table-cell office:value-type="float" office:value="0" calcext:value-type="float">
            <text:p>0</text:p>
          </table:table-cell>
          <table:table-cell table:formula="of:=[.D49]" office:value-type="string" office:string-value="Y108" calcext:value-type="string">
            <text:p>Y108</text:p>
          </table:table-cell>
          <table:table-cell office:value-type="float" office:value="39" calcext:value-type="float">
            <text:p>39</text:p>
          </table:table-cell>
          <table:table-cell table:formula="of:=VALUE(RIGHT([.D49];LEN([.D49])-1))" office:value-type="float" office:value="108" calcext:value-type="float">
            <text:p>108</text:p>
          </table:table-cell>
          <table:table-cell table:formula="of:=3*[.J49]" office:value-type="float" office:value="0.00611115" calcext:value-type="float">
            <text:p>0.00611115</text:p>
          </table:table-cell>
          <table:table-cell table:formula="of:=[.G49]" office:value-type="float" office:value="2.77023" calcext:value-type="float">
            <text:p>2.770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09</text:p>
          </table:table-cell>
          <table:table-cell office:value-type="float" office:value="1" calcext:value-type="float">
            <text:p>1</text:p>
          </table:table-cell>
          <table:table-cell office:value-type="float" office:value="26.3567" calcext:value-type="float">
            <text:p>26.3567</text:p>
          </table:table-cell>
          <table:table-cell office:value-type="float" office:value="2.79614" calcext:value-type="float">
            <text:p>2.7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1908" calcext:value-type="float">
            <text:p>0.00211908</text:p>
          </table:table-cell>
          <table:table-cell office:value-type="float" office:value="0.0000895479" calcext:value-type="float">
            <text:p>8.95479E-05</text:p>
          </table:table-cell>
          <table:table-cell office:value-type="float" office:value="2.78167" calcext:value-type="float">
            <text:p>2.78167</text:p>
          </table:table-cell>
          <table:table-cell office:value-type="float" office:value="2.80807" calcext:value-type="float">
            <text:p>2.80807</text:p>
          </table:table-cell>
          <table:table-cell office:value-type="float" office:value="2.78978" calcext:value-type="float">
            <text:p>2.78978</text:p>
          </table:table-cell>
          <table:table-cell office:value-type="float" office:value="2.80249" calcext:value-type="float">
            <text:p>2.80249</text:p>
          </table:table-cell>
          <table:table-cell office:value-type="float" office:value="0" calcext:value-type="float">
            <text:p>0</text:p>
          </table:table-cell>
          <table:table-cell table:formula="of:=[.D50]" office:value-type="string" office:string-value="Y109" calcext:value-type="string">
            <text:p>Y109</text:p>
          </table:table-cell>
          <table:table-cell office:value-type="float" office:value="39" calcext:value-type="float">
            <text:p>39</text:p>
          </table:table-cell>
          <table:table-cell table:formula="of:=VALUE(RIGHT([.D50];LEN([.D50])-1))" office:value-type="float" office:value="109" calcext:value-type="float">
            <text:p>109</text:p>
          </table:table-cell>
          <table:table-cell table:formula="of:=3*[.J50]" office:value-type="float" office:value="0.00635724" calcext:value-type="float">
            <text:p>0.00635724</text:p>
          </table:table-cell>
          <table:table-cell table:formula="of:=[.G50]" office:value-type="float" office:value="2.79614" calcext:value-type="float">
            <text:p>2.796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10</text:p>
          </table:table-cell>
          <table:table-cell office:value-type="float" office:value="1" calcext:value-type="float">
            <text:p>1</text:p>
          </table:table-cell>
          <table:table-cell office:value-type="float" office:value="0.928332" calcext:value-type="float">
            <text:p>0.928332</text:p>
          </table:table-cell>
          <table:table-cell office:value-type="float" office:value="2.82295" calcext:value-type="float">
            <text:p>2.8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5975" calcext:value-type="float">
            <text:p>0.00365975</text:p>
          </table:table-cell>
          <table:table-cell office:value-type="float" office:value="0.000657338" calcext:value-type="float">
            <text:p>0.000657338</text:p>
          </table:table-cell>
          <table:table-cell office:value-type="float" office:value="2.80731" calcext:value-type="float">
            <text:p>2.80731</text:p>
          </table:table-cell>
          <table:table-cell office:value-type="float" office:value="2.83371" calcext:value-type="float">
            <text:p>2.83371</text:p>
          </table:table-cell>
          <table:table-cell office:value-type="float" office:value="2.81197" calcext:value-type="float">
            <text:p>2.81197</text:p>
          </table:table-cell>
          <table:table-cell office:value-type="float" office:value="2.83393" calcext:value-type="float">
            <text:p>2.83393</text:p>
          </table:table-cell>
          <table:table-cell office:value-type="float" office:value="0" calcext:value-type="float">
            <text:p>0</text:p>
          </table:table-cell>
          <table:table-cell table:formula="of:=[.D51]" office:value-type="string" office:string-value="Y110" calcext:value-type="string">
            <text:p>Y110</text:p>
          </table:table-cell>
          <table:table-cell office:value-type="float" office:value="39" calcext:value-type="float">
            <text:p>39</text:p>
          </table:table-cell>
          <table:table-cell table:formula="of:=VALUE(RIGHT([.D51];LEN([.D51])-1))" office:value-type="float" office:value="110" calcext:value-type="float">
            <text:p>110</text:p>
          </table:table-cell>
          <table:table-cell table:formula="of:=3*[.J51]" office:value-type="float" office:value="0.01097925" calcext:value-type="float">
            <text:p>0.01097925</text:p>
          </table:table-cell>
          <table:table-cell table:formula="of:=[.G51]" office:value-type="float" office:value="2.82295" calcext:value-type="float">
            <text:p>2.822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111</text:p>
          </table:table-cell>
          <table:table-cell office:value-type="float" office:value="1" calcext:value-type="float">
            <text:p>1</text:p>
          </table:table-cell>
          <table:table-cell office:value-type="float" office:value="8.24707" calcext:value-type="float">
            <text:p>8.24707</text:p>
          </table:table-cell>
          <table:table-cell office:value-type="float" office:value="2.84526" calcext:value-type="float">
            <text:p>2.8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96179" calcext:value-type="float">
            <text:p>0.000296179</text:p>
          </table:table-cell>
          <table:table-cell office:value-type="float" office:value="4.15772" calcext:value-type="float">
            <text:p>4.15772</text:p>
          </table:table-cell>
          <table:table-cell office:value-type="float" office:value="2.83295" calcext:value-type="float">
            <text:p>2.83295</text:p>
          </table:table-cell>
          <table:table-cell office:value-type="float" office:value="2.85935" calcext:value-type="float">
            <text:p>2.85935</text:p>
          </table:table-cell>
          <table:table-cell office:value-type="float" office:value="2.84437" calcext:value-type="float">
            <text:p>2.84437</text:p>
          </table:table-cell>
          <table:table-cell office:value-type="float" office:value="2.84615" calcext:value-type="float">
            <text:p>2.84615</text:p>
          </table:table-cell>
          <table:table-cell office:value-type="float" office:value="0" calcext:value-type="float">
            <text:p>0</text:p>
          </table:table-cell>
          <table:table-cell table:formula="of:=[.D52]" office:value-type="string" office:string-value="Y111" calcext:value-type="string">
            <text:p>Y111</text:p>
          </table:table-cell>
          <table:table-cell office:value-type="float" office:value="39" calcext:value-type="float">
            <text:p>39</text:p>
          </table:table-cell>
          <table:table-cell table:formula="of:=VALUE(RIGHT([.D52];LEN([.D52])-1))" office:value-type="float" office:value="111" calcext:value-type="float">
            <text:p>111</text:p>
          </table:table-cell>
          <table:table-cell table:formula="of:=3*[.J52]" office:value-type="float" office:value="0.000888537" calcext:value-type="float">
            <text:p>0.000888537</text:p>
          </table:table-cell>
          <table:table-cell table:formula="of:=[.G52]" office:value-type="float" office:value="2.84526" calcext:value-type="float">
            <text:p>2.845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04</text:p>
          </table:table-cell>
          <table:table-cell office:value-type="float" office:value="1" calcext:value-type="float">
            <text:p>1</text:p>
          </table:table-cell>
          <table:table-cell office:value-type="float" office:value="7.85086" calcext:value-type="float">
            <text:p>7.85086</text:p>
          </table:table-cell>
          <table:table-cell office:value-type="float" office:value="2.60034" calcext:value-type="float">
            <text:p>2.6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419" calcext:value-type="float">
            <text:p>0.000800419</text:p>
          </table:table-cell>
          <table:table-cell office:value-type="float" office:value="0.707107" calcext:value-type="float">
            <text:p>0.707107</text:p>
          </table:table-cell>
          <table:table-cell office:value-type="float" office:value="2.5832" calcext:value-type="float">
            <text:p>2.5832</text:p>
          </table:table-cell>
          <table:table-cell office:value-type="float" office:value="2.6168" calcext:value-type="float">
            <text:p>2.6168</text:p>
          </table:table-cell>
          <table:table-cell office:value-type="float" office:value="2.59794" calcext:value-type="float">
            <text:p>2.59794</text:p>
          </table:table-cell>
          <table:table-cell office:value-type="float" office:value="2.60274" calcext:value-type="float">
            <text:p>2.60274</text:p>
          </table:table-cell>
          <table:table-cell office:value-type="float" office:value="0" calcext:value-type="float">
            <text:p>0</text:p>
          </table:table-cell>
          <table:table-cell table:style-name="ce1" table:formula="of:=[.D53]" office:value-type="string" office:string-value="Zr104" calcext:value-type="string">
            <text:p>Zr104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3];LEN([.D53])-2))" office:value-type="float" office:value="104" calcext:value-type="float">
            <text:p>104</text:p>
          </table:table-cell>
          <table:table-cell table:style-name="ce1" table:formula="of:=3*[.J53]" office:value-type="float" office:value="0.002401257" calcext:value-type="float">
            <text:p>0.002401257</text:p>
          </table:table-cell>
          <table:table-cell table:formula="of:=[.G53]" office:value-type="float" office:value="2.60034" calcext:value-type="float">
            <text:p>2.600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05</text:p>
          </table:table-cell>
          <table:table-cell office:value-type="float" office:value="1" calcext:value-type="float">
            <text:p>1</text:p>
          </table:table-cell>
          <table:table-cell office:value-type="float" office:value="27.8236" calcext:value-type="float">
            <text:p>27.8236</text:p>
          </table:table-cell>
          <table:table-cell office:value-type="float" office:value="2.62503" calcext:value-type="float">
            <text:p>2.6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4736" calcext:value-type="float">
            <text:p>0.00124736</text:p>
          </table:table-cell>
          <table:table-cell office:value-type="float" office:value="0.0000668637" calcext:value-type="float">
            <text:p>6.68637E-05</text:p>
          </table:table-cell>
          <table:table-cell office:value-type="float" office:value="2.6082" calcext:value-type="float">
            <text:p>2.6082</text:p>
          </table:table-cell>
          <table:table-cell office:value-type="float" office:value="2.6418" calcext:value-type="float">
            <text:p>2.6418</text:p>
          </table:table-cell>
          <table:table-cell office:value-type="float" office:value="2.62129" calcext:value-type="float">
            <text:p>2.62129</text:p>
          </table:table-cell>
          <table:table-cell office:value-type="float" office:value="2.62877" calcext:value-type="float">
            <text:p>2.62877</text:p>
          </table:table-cell>
          <table:table-cell office:value-type="float" office:value="0" calcext:value-type="float">
            <text:p>0</text:p>
          </table:table-cell>
          <table:table-cell table:style-name="ce1" table:formula="of:=[.D54]" office:value-type="string" office:string-value="Zr105" calcext:value-type="string">
            <text:p>Zr105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4];LEN([.D54])-2))" office:value-type="float" office:value="105" calcext:value-type="float">
            <text:p>105</text:p>
          </table:table-cell>
          <table:table-cell table:style-name="ce1" table:formula="of:=3*[.J54]" office:value-type="float" office:value="0.00374208" calcext:value-type="float">
            <text:p>0.00374208</text:p>
          </table:table-cell>
          <table:table-cell table:formula="of:=[.G54]" office:value-type="float" office:value="2.62503" calcext:value-type="float">
            <text:p>2.625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06</text:p>
          </table:table-cell>
          <table:table-cell office:value-type="float" office:value="1" calcext:value-type="float">
            <text:p>1</text:p>
          </table:table-cell>
          <table:table-cell office:value-type="float" office:value="1620.52" calcext:value-type="float">
            <text:p>1620.52</text:p>
          </table:table-cell>
          <table:table-cell office:value-type="float" office:value="2.64965" calcext:value-type="float">
            <text:p>2.6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5065" calcext:value-type="float">
            <text:p>0.00165065</text:p>
          </table:table-cell>
          <table:table-cell office:value-type="float" office:value="0.0000100792" calcext:value-type="float">
            <text:p>1.00792E-05</text:p>
          </table:table-cell>
          <table:table-cell office:value-type="float" office:value="2.6332" calcext:value-type="float">
            <text:p>2.6332</text:p>
          </table:table-cell>
          <table:table-cell office:value-type="float" office:value="2.6668" calcext:value-type="float">
            <text:p>2.6668</text:p>
          </table:table-cell>
          <table:table-cell office:value-type="float" office:value="2.6447" calcext:value-type="float">
            <text:p>2.6447</text:p>
          </table:table-cell>
          <table:table-cell office:value-type="float" office:value="2.6546" calcext:value-type="float">
            <text:p>2.6546</text:p>
          </table:table-cell>
          <table:table-cell office:value-type="float" office:value="0" calcext:value-type="float">
            <text:p>0</text:p>
          </table:table-cell>
          <table:table-cell table:style-name="ce1" table:formula="of:=[.D55]" office:value-type="string" office:string-value="Zr106" calcext:value-type="string">
            <text:p>Zr106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5];LEN([.D55])-2))" office:value-type="float" office:value="106" calcext:value-type="float">
            <text:p>106</text:p>
          </table:table-cell>
          <table:table-cell table:style-name="ce1" table:formula="of:=3*[.J55]" office:value-type="float" office:value="0.00495195" calcext:value-type="float">
            <text:p>0.00495195</text:p>
          </table:table-cell>
          <table:table-cell table:formula="of:=[.G55]" office:value-type="float" office:value="2.64965" calcext:value-type="float">
            <text:p>2.649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07</text:p>
          </table:table-cell>
          <table:table-cell office:value-type="float" office:value="1" calcext:value-type="float">
            <text:p>1</text:p>
          </table:table-cell>
          <table:table-cell office:value-type="float" office:value="11861.4" calcext:value-type="float">
            <text:p>11861.4</text:p>
          </table:table-cell>
          <table:table-cell office:value-type="float" office:value="2.67507" calcext:value-type="float">
            <text:p>2.6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799" calcext:value-type="float">
            <text:p>0.00172799</text:p>
          </table:table-cell>
          <table:table-cell office:value-type="float" office:value="0.00000381178" calcext:value-type="float">
            <text:p>3.81178E-06</text:p>
          </table:table-cell>
          <table:table-cell office:value-type="float" office:value="2.6582" calcext:value-type="float">
            <text:p>2.6582</text:p>
          </table:table-cell>
          <table:table-cell office:value-type="float" office:value="2.6918" calcext:value-type="float">
            <text:p>2.6918</text:p>
          </table:table-cell>
          <table:table-cell office:value-type="float" office:value="2.66988" calcext:value-type="float">
            <text:p>2.66988</text:p>
          </table:table-cell>
          <table:table-cell office:value-type="float" office:value="2.68025" calcext:value-type="float">
            <text:p>2.68025</text:p>
          </table:table-cell>
          <table:table-cell office:value-type="float" office:value="0" calcext:value-type="float">
            <text:p>0</text:p>
          </table:table-cell>
          <table:table-cell table:style-name="ce1" table:formula="of:=[.D56]" office:value-type="string" office:string-value="Zr107" calcext:value-type="string">
            <text:p>Zr107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6];LEN([.D56])-2))" office:value-type="float" office:value="107" calcext:value-type="float">
            <text:p>107</text:p>
          </table:table-cell>
          <table:table-cell table:style-name="ce1" table:formula="of:=3*[.J56]" office:value-type="float" office:value="0.00518397" calcext:value-type="float">
            <text:p>0.00518397</text:p>
          </table:table-cell>
          <table:table-cell table:formula="of:=[.G56]" office:value-type="float" office:value="2.67507" calcext:value-type="float">
            <text:p>2.675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08</text:p>
          </table:table-cell>
          <table:table-cell office:value-type="float" office:value="1" calcext:value-type="float">
            <text:p>1</text:p>
          </table:table-cell>
          <table:table-cell office:value-type="float" office:value="49044.6" calcext:value-type="float">
            <text:p>49044.6</text:p>
          </table:table-cell>
          <table:table-cell office:value-type="float" office:value="2.70019" calcext:value-type="float">
            <text:p>2.7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992" calcext:value-type="float">
            <text:p>0.00163992</text:p>
          </table:table-cell>
          <table:table-cell office:value-type="float" office:value="0.00000182617" calcext:value-type="float">
            <text:p>1.82617E-06</text:p>
          </table:table-cell>
          <table:table-cell office:value-type="float" office:value="2.6832" calcext:value-type="float">
            <text:p>2.6832</text:p>
          </table:table-cell>
          <table:table-cell office:value-type="float" office:value="2.7168" calcext:value-type="float">
            <text:p>2.7168</text:p>
          </table:table-cell>
          <table:table-cell office:value-type="float" office:value="2.69527" calcext:value-type="float">
            <text:p>2.69527</text:p>
          </table:table-cell>
          <table:table-cell office:value-type="float" office:value="2.70511" calcext:value-type="float">
            <text:p>2.70511</text:p>
          </table:table-cell>
          <table:table-cell office:value-type="float" office:value="0" calcext:value-type="float">
            <text:p>0</text:p>
          </table:table-cell>
          <table:table-cell table:style-name="ce1" table:formula="of:=[.D57]" office:value-type="string" office:string-value="Zr108" calcext:value-type="string">
            <text:p>Zr108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7];LEN([.D57])-2))" office:value-type="float" office:value="108" calcext:value-type="float">
            <text:p>108</text:p>
          </table:table-cell>
          <table:table-cell table:style-name="ce1" table:formula="of:=3*[.J57]" office:value-type="float" office:value="0.00491976" calcext:value-type="float">
            <text:p>0.00491976</text:p>
          </table:table-cell>
          <table:table-cell table:formula="of:=[.G57]" office:value-type="float" office:value="2.70019" calcext:value-type="float">
            <text:p>2.70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09</text:p>
          </table:table-cell>
          <table:table-cell office:value-type="float" office:value="1" calcext:value-type="float">
            <text:p>1</text:p>
          </table:table-cell>
          <table:table-cell office:value-type="float" office:value="9237.45" calcext:value-type="float">
            <text:p>9237.45</text:p>
          </table:table-cell>
          <table:table-cell office:value-type="float" office:value="2.72551" calcext:value-type="float">
            <text:p>2.7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901" calcext:value-type="float">
            <text:p>0.00203901</text:p>
          </table:table-cell>
          <table:table-cell office:value-type="float" office:value="0.00000469201" calcext:value-type="float">
            <text:p>0.000004692</text:p>
          </table:table-cell>
          <table:table-cell office:value-type="float" office:value="2.7082" calcext:value-type="float">
            <text:p>2.7082</text:p>
          </table:table-cell>
          <table:table-cell office:value-type="float" office:value="2.7418" calcext:value-type="float">
            <text:p>2.7418</text:p>
          </table:table-cell>
          <table:table-cell office:value-type="float" office:value="2.7194" calcext:value-type="float">
            <text:p>2.7194</text:p>
          </table:table-cell>
          <table:table-cell office:value-type="float" office:value="2.73163" calcext:value-type="float">
            <text:p>2.73163</text:p>
          </table:table-cell>
          <table:table-cell office:value-type="float" office:value="0" calcext:value-type="float">
            <text:p>0</text:p>
          </table:table-cell>
          <table:table-cell table:style-name="ce1" table:formula="of:=[.D58]" office:value-type="string" office:string-value="Zr109" calcext:value-type="string">
            <text:p>Zr109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8];LEN([.D58])-2))" office:value-type="float" office:value="109" calcext:value-type="float">
            <text:p>109</text:p>
          </table:table-cell>
          <table:table-cell table:style-name="ce1" table:formula="of:=3*[.J58]" office:value-type="float" office:value="0.00611703" calcext:value-type="float">
            <text:p>0.00611703</text:p>
          </table:table-cell>
          <table:table-cell table:formula="of:=[.G58]" office:value-type="float" office:value="2.72551" calcext:value-type="float">
            <text:p>2.725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10</text:p>
          </table:table-cell>
          <table:table-cell office:value-type="float" office:value="1" calcext:value-type="float">
            <text:p>1</text:p>
          </table:table-cell>
          <table:table-cell office:value-type="float" office:value="1758.88" calcext:value-type="float">
            <text:p>1758.88</text:p>
          </table:table-cell>
          <table:table-cell office:value-type="float" office:value="2.7509" calcext:value-type="float">
            <text:p>2.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8415" calcext:value-type="float">
            <text:p>0.00228415</text:p>
          </table:table-cell>
          <table:table-cell office:value-type="float" office:value="0.0000113808" calcext:value-type="float">
            <text:p>1.13808E-05</text:p>
          </table:table-cell>
          <table:table-cell office:value-type="float" office:value="2.7332" calcext:value-type="float">
            <text:p>2.7332</text:p>
          </table:table-cell>
          <table:table-cell office:value-type="float" office:value="2.7668" calcext:value-type="float">
            <text:p>2.7668</text:p>
          </table:table-cell>
          <table:table-cell office:value-type="float" office:value="2.74405" calcext:value-type="float">
            <text:p>2.74405</text:p>
          </table:table-cell>
          <table:table-cell office:value-type="float" office:value="2.75776" calcext:value-type="float">
            <text:p>2.75776</text:p>
          </table:table-cell>
          <table:table-cell office:value-type="float" office:value="0" calcext:value-type="float">
            <text:p>0</text:p>
          </table:table-cell>
          <table:table-cell table:style-name="ce1" table:formula="of:=[.D59]" office:value-type="string" office:string-value="Zr110" calcext:value-type="string">
            <text:p>Zr110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59];LEN([.D59])-2))" office:value-type="float" office:value="110" calcext:value-type="float">
            <text:p>110</text:p>
          </table:table-cell>
          <table:table-cell table:style-name="ce1" table:formula="of:=3*[.J59]" office:value-type="float" office:value="0.00685245" calcext:value-type="float">
            <text:p>0.00685245</text:p>
          </table:table-cell>
          <table:table-cell table:formula="of:=[.G59]" office:value-type="float" office:value="2.7509" calcext:value-type="float">
            <text:p>2.75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11</text:p>
          </table:table-cell>
          <table:table-cell office:value-type="float" office:value="1" calcext:value-type="float">
            <text:p>1</text:p>
          </table:table-cell>
          <table:table-cell office:value-type="float" office:value="93.7335" calcext:value-type="float">
            <text:p>93.7335</text:p>
          </table:table-cell>
          <table:table-cell office:value-type="float" office:value="2.77631" calcext:value-type="float">
            <text:p>2.7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3239" calcext:value-type="float">
            <text:p>0.00243239</text:p>
          </table:table-cell>
          <table:table-cell office:value-type="float" office:value="0.0000509027" calcext:value-type="float">
            <text:p>5.09027E-05</text:p>
          </table:table-cell>
          <table:table-cell office:value-type="float" office:value="2.763" calcext:value-type="float">
            <text:p>2.763</text:p>
          </table:table-cell>
          <table:table-cell office:value-type="float" office:value="2.787" calcext:value-type="float">
            <text:p>2.787</text:p>
          </table:table-cell>
          <table:table-cell office:value-type="float" office:value="2.76902" calcext:value-type="float">
            <text:p>2.76902</text:p>
          </table:table-cell>
          <table:table-cell office:value-type="float" office:value="2.78361" calcext:value-type="float">
            <text:p>2.78361</text:p>
          </table:table-cell>
          <table:table-cell office:value-type="float" office:value="0" calcext:value-type="float">
            <text:p>0</text:p>
          </table:table-cell>
          <table:table-cell table:style-name="ce1" table:formula="of:=[.D60]" office:value-type="string" office:string-value="Zr111" calcext:value-type="string">
            <text:p>Zr111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60];LEN([.D60])-2))" office:value-type="float" office:value="111" calcext:value-type="float">
            <text:p>111</text:p>
          </table:table-cell>
          <table:table-cell table:style-name="ce1" table:formula="of:=3*[.J60]" office:value-type="float" office:value="0.00729717" calcext:value-type="float">
            <text:p>0.00729717</text:p>
          </table:table-cell>
          <table:table-cell table:formula="of:=[.G60]" office:value-type="float" office:value="2.77631" calcext:value-type="float">
            <text:p>2.776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112</text:p>
          </table:table-cell>
          <table:table-cell office:value-type="float" office:value="1" calcext:value-type="float">
            <text:p>1</text:p>
          </table:table-cell>
          <table:table-cell office:value-type="float" office:value="8.18533" calcext:value-type="float">
            <text:p>8.18533</text:p>
          </table:table-cell>
          <table:table-cell office:value-type="float" office:value="2.80196" calcext:value-type="float">
            <text:p>2.8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2265" calcext:value-type="float">
            <text:p>0.00202265</text:p>
          </table:table-cell>
          <table:table-cell office:value-type="float" office:value="0.00015699" calcext:value-type="float">
            <text:p>0.00015699</text:p>
          </table:table-cell>
          <table:table-cell office:value-type="float" office:value="2.7868" calcext:value-type="float">
            <text:p>2.7868</text:p>
          </table:table-cell>
          <table:table-cell office:value-type="float" office:value="2.8132" calcext:value-type="float">
            <text:p>2.8132</text:p>
          </table:table-cell>
          <table:table-cell office:value-type="float" office:value="2.79589" calcext:value-type="float">
            <text:p>2.79589</text:p>
          </table:table-cell>
          <table:table-cell office:value-type="float" office:value="2.80803" calcext:value-type="float">
            <text:p>2.80803</text:p>
          </table:table-cell>
          <table:table-cell office:value-type="float" office:value="0" calcext:value-type="float">
            <text:p>0</text:p>
          </table:table-cell>
          <table:table-cell table:style-name="ce1" table:formula="of:=[.D61]" office:value-type="string" office:string-value="Zr112" calcext:value-type="string">
            <text:p>Zr112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formula="of:=VALUE(RIGHT([.D61];LEN([.D61])-2))" office:value-type="float" office:value="112" calcext:value-type="float">
            <text:p>112</text:p>
          </table:table-cell>
          <table:table-cell table:style-name="ce1" table:formula="of:=3*[.J61]" office:value-type="float" office:value="0.00606795" calcext:value-type="float">
            <text:p>0.00606795</text:p>
          </table:table-cell>
          <table:table-cell table:formula="of:=[.G61]" office:value-type="float" office:value="2.80196" calcext:value-type="float">
            <text:p>2.80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08</text:p>
          </table:table-cell>
          <table:table-cell office:value-type="float" office:value="1" calcext:value-type="float">
            <text:p>1</text:p>
          </table:table-cell>
          <table:table-cell office:value-type="float" office:value="90.3811" calcext:value-type="float">
            <text:p>90.3811</text:p>
          </table:table-cell>
          <table:table-cell office:value-type="float" office:value="2.63359" calcext:value-type="float">
            <text:p>2.6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214" calcext:value-type="float">
            <text:p>0.00130214</text:p>
          </table:table-cell>
          <table:table-cell office:value-type="float" office:value="0.0000379071" calcext:value-type="float">
            <text:p>3.79071E-05</text:p>
          </table:table-cell>
          <table:table-cell office:value-type="float" office:value="2.62215" calcext:value-type="float">
            <text:p>2.62215</text:p>
          </table:table-cell>
          <table:table-cell office:value-type="float" office:value="2.64615" calcext:value-type="float">
            <text:p>2.64615</text:p>
          </table:table-cell>
          <table:table-cell office:value-type="float" office:value="2.62968" calcext:value-type="float">
            <text:p>2.62968</text:p>
          </table:table-cell>
          <table:table-cell office:value-type="float" office:value="2.63749" calcext:value-type="float">
            <text:p>2.63749</text:p>
          </table:table-cell>
          <table:table-cell office:value-type="float" office:value="0" calcext:value-type="float">
            <text:p>0</text:p>
          </table:table-cell>
          <table:table-cell table:formula="of:=[.D62]" office:value-type="string" office:string-value="Nb108" calcext:value-type="string">
            <text:p>Nb108</text:p>
          </table:table-cell>
          <table:table-cell office:value-type="float" office:value="41" calcext:value-type="float">
            <text:p>41</text:p>
          </table:table-cell>
          <table:table-cell table:formula="of:=VALUE(RIGHT([.D62];LEN([.D62])-2))" office:value-type="float" office:value="108" calcext:value-type="float">
            <text:p>108</text:p>
          </table:table-cell>
          <table:table-cell table:formula="of:=3*[.J62]" office:value-type="float" office:value="0.00390642" calcext:value-type="float">
            <text:p>0.00390642</text:p>
          </table:table-cell>
          <table:table-cell table:formula="of:=[.G62]" office:value-type="float" office:value="2.63359" calcext:value-type="float">
            <text:p>2.633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09</text:p>
          </table:table-cell>
          <table:table-cell office:value-type="float" office:value="1" calcext:value-type="float">
            <text:p>1</text:p>
          </table:table-cell>
          <table:table-cell office:value-type="float" office:value="160.895" calcext:value-type="float">
            <text:p>160.895</text:p>
          </table:table-cell>
          <table:table-cell office:value-type="float" office:value="2.65885" calcext:value-type="float">
            <text:p>2.65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5425" calcext:value-type="float">
            <text:p>0.00175425</text:p>
          </table:table-cell>
          <table:table-cell office:value-type="float" office:value="0.0000329762" calcext:value-type="float">
            <text:p>3.29762E-05</text:p>
          </table:table-cell>
          <table:table-cell office:value-type="float" office:value="2.64654" calcext:value-type="float">
            <text:p>2.64654</text:p>
          </table:table-cell>
          <table:table-cell office:value-type="float" office:value="2.67054" calcext:value-type="float">
            <text:p>2.67054</text:p>
          </table:table-cell>
          <table:table-cell office:value-type="float" office:value="2.65359" calcext:value-type="float">
            <text:p>2.65359</text:p>
          </table:table-cell>
          <table:table-cell office:value-type="float" office:value="2.66411" calcext:value-type="float">
            <text:p>2.66411</text:p>
          </table:table-cell>
          <table:table-cell office:value-type="float" office:value="0" calcext:value-type="float">
            <text:p>0</text:p>
          </table:table-cell>
          <table:table-cell table:formula="of:=[.D63]" office:value-type="string" office:string-value="Nb109" calcext:value-type="string">
            <text:p>Nb109</text:p>
          </table:table-cell>
          <table:table-cell office:value-type="float" office:value="41" calcext:value-type="float">
            <text:p>41</text:p>
          </table:table-cell>
          <table:table-cell table:formula="of:=VALUE(RIGHT([.D63];LEN([.D63])-2))" office:value-type="float" office:value="109" calcext:value-type="float">
            <text:p>109</text:p>
          </table:table-cell>
          <table:table-cell table:formula="of:=3*[.J63]" office:value-type="float" office:value="0.00526275" calcext:value-type="float">
            <text:p>0.00526275</text:p>
          </table:table-cell>
          <table:table-cell table:formula="of:=[.G63]" office:value-type="float" office:value="2.65885" calcext:value-type="float">
            <text:p>2.658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10</text:p>
          </table:table-cell>
          <table:table-cell office:value-type="float" office:value="1" calcext:value-type="float">
            <text:p>1</text:p>
          </table:table-cell>
          <table:table-cell office:value-type="float" office:value="25499" calcext:value-type="float">
            <text:p>25499</text:p>
          </table:table-cell>
          <table:table-cell office:value-type="float" office:value="2.68336" calcext:value-type="float">
            <text:p>2.6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2835" calcext:value-type="float">
            <text:p>0.00152835</text:p>
          </table:table-cell>
          <table:table-cell office:value-type="float" office:value="0.0000024449" calcext:value-type="float">
            <text:p>2.4449E-06</text:p>
          </table:table-cell>
          <table:table-cell office:value-type="float" office:value="2.66973" calcext:value-type="float">
            <text:p>2.66973</text:p>
          </table:table-cell>
          <table:table-cell office:value-type="float" office:value="2.69613" calcext:value-type="float">
            <text:p>2.69613</text:p>
          </table:table-cell>
          <table:table-cell office:value-type="float" office:value="2.67878" calcext:value-type="float">
            <text:p>2.67878</text:p>
          </table:table-cell>
          <table:table-cell office:value-type="float" office:value="2.68795" calcext:value-type="float">
            <text:p>2.68795</text:p>
          </table:table-cell>
          <table:table-cell office:value-type="float" office:value="0" calcext:value-type="float">
            <text:p>0</text:p>
          </table:table-cell>
          <table:table-cell table:formula="of:=[.D64]" office:value-type="string" office:string-value="Nb110" calcext:value-type="string">
            <text:p>Nb110</text:p>
          </table:table-cell>
          <table:table-cell office:value-type="float" office:value="41" calcext:value-type="float">
            <text:p>41</text:p>
          </table:table-cell>
          <table:table-cell table:formula="of:=VALUE(RIGHT([.D64];LEN([.D64])-2))" office:value-type="float" office:value="110" calcext:value-type="float">
            <text:p>110</text:p>
          </table:table-cell>
          <table:table-cell table:formula="of:=3*[.J64]" office:value-type="float" office:value="0.00458505" calcext:value-type="float">
            <text:p>0.00458505</text:p>
          </table:table-cell>
          <table:table-cell table:formula="of:=[.G64]" office:value-type="float" office:value="2.68336" calcext:value-type="float">
            <text:p>2.683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11</text:p>
          </table:table-cell>
          <table:table-cell office:value-type="float" office:value="1" calcext:value-type="float">
            <text:p>1</text:p>
          </table:table-cell>
          <table:table-cell office:value-type="float" office:value="39325.8" calcext:value-type="float">
            <text:p>39325.8</text:p>
          </table:table-cell>
          <table:table-cell office:value-type="float" office:value="2.70802" calcext:value-type="float">
            <text:p>2.7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914" calcext:value-type="float">
            <text:p>-0.0016914</text:p>
          </table:table-cell>
          <table:table-cell office:value-type="float" office:value="0.00000207114" calcext:value-type="float">
            <text:p>2.07114E-06</text:p>
          </table:table-cell>
          <table:table-cell office:value-type="float" office:value="2.69412" calcext:value-type="float">
            <text:p>2.69412</text:p>
          </table:table-cell>
          <table:table-cell office:value-type="float" office:value="2.72052" calcext:value-type="float">
            <text:p>2.72052</text:p>
          </table:table-cell>
          <table:table-cell office:value-type="float" office:value="2.71309" calcext:value-type="float">
            <text:p>2.71309</text:p>
          </table:table-cell>
          <table:table-cell office:value-type="float" office:value="2.70294" calcext:value-type="float">
            <text:p>2.70294</text:p>
          </table:table-cell>
          <table:table-cell office:value-type="float" office:value="0" calcext:value-type="float">
            <text:p>0</text:p>
          </table:table-cell>
          <table:table-cell table:formula="of:=[.D65]" office:value-type="string" office:string-value="Nb111" calcext:value-type="string">
            <text:p>Nb111</text:p>
          </table:table-cell>
          <table:table-cell office:value-type="float" office:value="41" calcext:value-type="float">
            <text:p>41</text:p>
          </table:table-cell>
          <table:table-cell table:formula="of:=VALUE(RIGHT([.D65];LEN([.D65])-2))" office:value-type="float" office:value="111" calcext:value-type="float">
            <text:p>111</text:p>
          </table:table-cell>
          <table:table-cell table:formula="of:=3*[.J65]" office:value-type="float" office:value="-0.0050742" calcext:value-type="float">
            <text:p>-0.0050742</text:p>
          </table:table-cell>
          <table:table-cell table:formula="of:=[.G65]" office:value-type="float" office:value="2.70802" calcext:value-type="float">
            <text:p>2.708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12</text:p>
          </table:table-cell>
          <table:table-cell office:value-type="float" office:value="1" calcext:value-type="float">
            <text:p>1</text:p>
          </table:table-cell>
          <table:table-cell office:value-type="float" office:value="6104.15" calcext:value-type="float">
            <text:p>6104.15</text:p>
          </table:table-cell>
          <table:table-cell office:value-type="float" office:value="2.73272" calcext:value-type="float">
            <text:p>2.7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467" calcext:value-type="float">
            <text:p>0.00194467</text:p>
          </table:table-cell>
          <table:table-cell office:value-type="float" office:value="0.00000563684" calcext:value-type="float">
            <text:p>5.63684E-06</text:p>
          </table:table-cell>
          <table:table-cell office:value-type="float" office:value="2.71971" calcext:value-type="float">
            <text:p>2.71971</text:p>
          </table:table-cell>
          <table:table-cell office:value-type="float" office:value="2.74371" calcext:value-type="float">
            <text:p>2.74371</text:p>
          </table:table-cell>
          <table:table-cell office:value-type="float" office:value="2.72689" calcext:value-type="float">
            <text:p>2.72689</text:p>
          </table:table-cell>
          <table:table-cell office:value-type="float" office:value="2.73856" calcext:value-type="float">
            <text:p>2.73856</text:p>
          </table:table-cell>
          <table:table-cell office:value-type="float" office:value="0" calcext:value-type="float">
            <text:p>0</text:p>
          </table:table-cell>
          <table:table-cell table:formula="of:=[.D66]" office:value-type="string" office:string-value="Nb112" calcext:value-type="string">
            <text:p>Nb112</text:p>
          </table:table-cell>
          <table:table-cell office:value-type="float" office:value="41" calcext:value-type="float">
            <text:p>41</text:p>
          </table:table-cell>
          <table:table-cell table:formula="of:=VALUE(RIGHT([.D66];LEN([.D66])-2))" office:value-type="float" office:value="112" calcext:value-type="float">
            <text:p>112</text:p>
          </table:table-cell>
          <table:table-cell table:formula="of:=3*[.J66]" office:value-type="float" office:value="0.00583401" calcext:value-type="float">
            <text:p>0.00583401</text:p>
          </table:table-cell>
          <table:table-cell table:formula="of:=[.G66]" office:value-type="float" office:value="2.73272" calcext:value-type="float">
            <text:p>2.732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13</text:p>
          </table:table-cell>
          <table:table-cell office:value-type="float" office:value="1" calcext:value-type="float">
            <text:p>1</text:p>
          </table:table-cell>
          <table:table-cell office:value-type="float" office:value="832.875" calcext:value-type="float">
            <text:p>832.875</text:p>
          </table:table-cell>
          <table:table-cell office:value-type="float" office:value="2.75733" calcext:value-type="float">
            <text:p>2.75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535" calcext:value-type="float">
            <text:p>0.00217535</text:p>
          </table:table-cell>
          <table:table-cell office:value-type="float" office:value="0.0000161411" calcext:value-type="float">
            <text:p>1.61411E-05</text:p>
          </table:table-cell>
          <table:table-cell office:value-type="float" office:value="2.7441" calcext:value-type="float">
            <text:p>2.7441</text:p>
          </table:table-cell>
          <table:table-cell office:value-type="float" office:value="2.7681" calcext:value-type="float">
            <text:p>2.7681</text:p>
          </table:table-cell>
          <table:table-cell office:value-type="float" office:value="2.7508" calcext:value-type="float">
            <text:p>2.7508</text:p>
          </table:table-cell>
          <table:table-cell office:value-type="float" office:value="2.76385" calcext:value-type="float">
            <text:p>2.76385</text:p>
          </table:table-cell>
          <table:table-cell office:value-type="float" office:value="0" calcext:value-type="float">
            <text:p>0</text:p>
          </table:table-cell>
          <table:table-cell table:formula="of:=[.D67]" office:value-type="string" office:string-value="Nb113" calcext:value-type="string">
            <text:p>Nb113</text:p>
          </table:table-cell>
          <table:table-cell office:value-type="float" office:value="41" calcext:value-type="float">
            <text:p>41</text:p>
          </table:table-cell>
          <table:table-cell table:formula="of:=VALUE(RIGHT([.D67];LEN([.D67])-2))" office:value-type="float" office:value="113" calcext:value-type="float">
            <text:p>113</text:p>
          </table:table-cell>
          <table:table-cell table:formula="of:=3*[.J67]" office:value-type="float" office:value="0.00652605" calcext:value-type="float">
            <text:p>0.00652605</text:p>
          </table:table-cell>
          <table:table-cell table:formula="of:=[.G67]" office:value-type="float" office:value="2.75733" calcext:value-type="float">
            <text:p>2.757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14</text:p>
          </table:table-cell>
          <table:table-cell office:value-type="float" office:value="1" calcext:value-type="float">
            <text:p>1</text:p>
          </table:table-cell>
          <table:table-cell office:value-type="float" office:value="38.6156" calcext:value-type="float">
            <text:p>38.6156</text:p>
          </table:table-cell>
          <table:table-cell office:value-type="float" office:value="2.78197" calcext:value-type="float">
            <text:p>2.7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1748" calcext:value-type="float">
            <text:p>0.00241748</text:p>
          </table:table-cell>
          <table:table-cell office:value-type="float" office:value="0.0000790688" calcext:value-type="float">
            <text:p>7.90688E-05</text:p>
          </table:table-cell>
          <table:table-cell office:value-type="float" office:value="2.76849" calcext:value-type="float">
            <text:p>2.76849</text:p>
          </table:table-cell>
          <table:table-cell office:value-type="float" office:value="2.79249" calcext:value-type="float">
            <text:p>2.79249</text:p>
          </table:table-cell>
          <table:table-cell office:value-type="float" office:value="2.77471" calcext:value-type="float">
            <text:p>2.77471</text:p>
          </table:table-cell>
          <table:table-cell office:value-type="float" office:value="2.78922" calcext:value-type="float">
            <text:p>2.78922</text:p>
          </table:table-cell>
          <table:table-cell office:value-type="float" office:value="0" calcext:value-type="float">
            <text:p>0</text:p>
          </table:table-cell>
          <table:table-cell table:formula="of:=[.D68]" office:value-type="string" office:string-value="Nb114" calcext:value-type="string">
            <text:p>Nb114</text:p>
          </table:table-cell>
          <table:table-cell office:value-type="float" office:value="41" calcext:value-type="float">
            <text:p>41</text:p>
          </table:table-cell>
          <table:table-cell table:formula="of:=VALUE(RIGHT([.D68];LEN([.D68])-2))" office:value-type="float" office:value="114" calcext:value-type="float">
            <text:p>114</text:p>
          </table:table-cell>
          <table:table-cell table:formula="of:=3*[.J68]" office:value-type="float" office:value="0.00725244" calcext:value-type="float">
            <text:p>0.00725244</text:p>
          </table:table-cell>
          <table:table-cell table:formula="of:=[.G68]" office:value-type="float" office:value="2.78197" calcext:value-type="float">
            <text:p>2.781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b115</text:p>
          </table:table-cell>
          <table:table-cell office:value-type="float" office:value="1" calcext:value-type="float">
            <text:p>1</text:p>
          </table:table-cell>
          <table:table-cell office:value-type="float" office:value="2.08811" calcext:value-type="float">
            <text:p>2.08811</text:p>
          </table:table-cell>
          <table:table-cell office:value-type="float" office:value="2.80664" calcext:value-type="float">
            <text:p>2.8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7498" calcext:value-type="float">
            <text:p>0.00267498</text:p>
          </table:table-cell>
          <table:table-cell office:value-type="float" office:value="0.000358704" calcext:value-type="float">
            <text:p>0.000358704</text:p>
          </table:table-cell>
          <table:table-cell office:value-type="float" office:value="2.79288" calcext:value-type="float">
            <text:p>2.79288</text:p>
          </table:table-cell>
          <table:table-cell office:value-type="float" office:value="2.81688" calcext:value-type="float">
            <text:p>2.81688</text:p>
          </table:table-cell>
          <table:table-cell office:value-type="float" office:value="2.79862" calcext:value-type="float">
            <text:p>2.79862</text:p>
          </table:table-cell>
          <table:table-cell office:value-type="float" office:value="2.81467" calcext:value-type="float">
            <text:p>2.81467</text:p>
          </table:table-cell>
          <table:table-cell office:value-type="float" office:value="0" calcext:value-type="float">
            <text:p>0</text:p>
          </table:table-cell>
          <table:table-cell table:formula="of:=[.D69]" office:value-type="string" office:string-value="Nb115" calcext:value-type="string">
            <text:p>Nb115</text:p>
          </table:table-cell>
          <table:table-cell office:value-type="float" office:value="41" calcext:value-type="float">
            <text:p>41</text:p>
          </table:table-cell>
          <table:table-cell table:formula="of:=VALUE(RIGHT([.D69];LEN([.D69])-2))" office:value-type="float" office:value="115" calcext:value-type="float">
            <text:p>115</text:p>
          </table:table-cell>
          <table:table-cell table:formula="of:=3*[.J69]" office:value-type="float" office:value="0.00802494" calcext:value-type="float">
            <text:p>0.00802494</text:p>
          </table:table-cell>
          <table:table-cell table:formula="of:=[.G69]" office:value-type="float" office:value="2.80664" calcext:value-type="float">
            <text:p>2.806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1</text:p>
          </table:table-cell>
          <table:table-cell office:value-type="float" office:value="1" calcext:value-type="float">
            <text:p>1</text:p>
          </table:table-cell>
          <table:table-cell office:value-type="float" office:value="21.9219" calcext:value-type="float">
            <text:p>21.9219</text:p>
          </table:table-cell>
          <table:table-cell office:value-type="float" office:value="2.64346" calcext:value-type="float">
            <text:p>2.6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5624" calcext:value-type="float">
            <text:p>0.00185624</text:p>
          </table:table-cell>
          <table:table-cell office:value-type="float" office:value="0.0000919054" calcext:value-type="float">
            <text:p>9.19054E-05</text:p>
          </table:table-cell>
          <table:table-cell office:value-type="float" office:value="2.63326" calcext:value-type="float">
            <text:p>2.63326</text:p>
          </table:table-cell>
          <table:table-cell office:value-type="float" office:value="2.65246" calcext:value-type="float">
            <text:p>2.65246</text:p>
          </table:table-cell>
          <table:table-cell office:value-type="float" office:value="2.63789" calcext:value-type="float">
            <text:p>2.63789</text:p>
          </table:table-cell>
          <table:table-cell office:value-type="float" office:value="2.64903" calcext:value-type="float">
            <text:p>2.64903</text:p>
          </table:table-cell>
          <table:table-cell office:value-type="float" office:value="0" calcext:value-type="float">
            <text:p>0</text:p>
          </table:table-cell>
          <table:table-cell table:style-name="ce1" table:formula="of:=[.D70]" office:value-type="string" office:string-value="Mo111" calcext:value-type="string">
            <text:p>Mo111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0];LEN([.D70])-2))" office:value-type="float" office:value="111" calcext:value-type="float">
            <text:p>111</text:p>
          </table:table-cell>
          <table:table-cell table:style-name="ce1" table:formula="of:=3*[.J70]" office:value-type="float" office:value="0.00556872" calcext:value-type="float">
            <text:p>0.00556872</text:p>
          </table:table-cell>
          <table:table-cell table:formula="of:=[.G70]" office:value-type="float" office:value="2.64346" calcext:value-type="float">
            <text:p>2.643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2</text:p>
          </table:table-cell>
          <table:table-cell office:value-type="float" office:value="1" calcext:value-type="float">
            <text:p>1</text:p>
          </table:table-cell>
          <table:table-cell office:value-type="float" office:value="1424.76" calcext:value-type="float">
            <text:p>1424.76</text:p>
          </table:table-cell>
          <table:table-cell office:value-type="float" office:value="2.66696" calcext:value-type="float">
            <text:p>2.6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448" calcext:value-type="float">
            <text:p>0.00143448</text:p>
          </table:table-cell>
          <table:table-cell office:value-type="float" office:value="0.0000100207" calcext:value-type="float">
            <text:p>1.00207E-05</text:p>
          </table:table-cell>
          <table:table-cell office:value-type="float" office:value="2.65347" calcext:value-type="float">
            <text:p>2.65347</text:p>
          </table:table-cell>
          <table:table-cell office:value-type="float" office:value="2.67987" calcext:value-type="float">
            <text:p>2.67987</text:p>
          </table:table-cell>
          <table:table-cell office:value-type="float" office:value="2.66266" calcext:value-type="float">
            <text:p>2.66266</text:p>
          </table:table-cell>
          <table:table-cell office:value-type="float" office:value="2.67126" calcext:value-type="float">
            <text:p>2.67126</text:p>
          </table:table-cell>
          <table:table-cell office:value-type="float" office:value="0" calcext:value-type="float">
            <text:p>0</text:p>
          </table:table-cell>
          <table:table-cell table:style-name="ce1" table:formula="of:=[.D71]" office:value-type="string" office:string-value="Mo112" calcext:value-type="string">
            <text:p>Mo112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1];LEN([.D71])-2))" office:value-type="float" office:value="112" calcext:value-type="float">
            <text:p>112</text:p>
          </table:table-cell>
          <table:table-cell table:style-name="ce1" table:formula="of:=3*[.J71]" office:value-type="float" office:value="0.00430344" calcext:value-type="float">
            <text:p>0.00430344</text:p>
          </table:table-cell>
          <table:table-cell table:formula="of:=[.G71]" office:value-type="float" office:value="2.66696" calcext:value-type="float">
            <text:p>2.666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3</text:p>
          </table:table-cell>
          <table:table-cell office:value-type="float" office:value="1" calcext:value-type="float">
            <text:p>1</text:p>
          </table:table-cell>
          <table:table-cell office:value-type="float" office:value="12715.1" calcext:value-type="float">
            <text:p>12715.1</text:p>
          </table:table-cell>
          <table:table-cell office:value-type="float" office:value="2.69114" calcext:value-type="float">
            <text:p>2.69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8273" calcext:value-type="float">
            <text:p>0.00158273</text:p>
          </table:table-cell>
          <table:table-cell office:value-type="float" office:value="0.00000352345" calcext:value-type="float">
            <text:p>3.52345E-06</text:p>
          </table:table-cell>
          <table:table-cell office:value-type="float" office:value="2.67728" calcext:value-type="float">
            <text:p>2.67728</text:p>
          </table:table-cell>
          <table:table-cell office:value-type="float" office:value="2.70368" calcext:value-type="float">
            <text:p>2.70368</text:p>
          </table:table-cell>
          <table:table-cell office:value-type="float" office:value="2.6864" calcext:value-type="float">
            <text:p>2.6864</text:p>
          </table:table-cell>
          <table:table-cell office:value-type="float" office:value="2.69589" calcext:value-type="float">
            <text:p>2.69589</text:p>
          </table:table-cell>
          <table:table-cell office:value-type="float" office:value="0" calcext:value-type="float">
            <text:p>0</text:p>
          </table:table-cell>
          <table:table-cell table:style-name="ce1" table:formula="of:=[.D72]" office:value-type="string" office:string-value="Mo113" calcext:value-type="string">
            <text:p>Mo113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2];LEN([.D72])-2))" office:value-type="float" office:value="113" calcext:value-type="float">
            <text:p>113</text:p>
          </table:table-cell>
          <table:table-cell table:style-name="ce1" table:formula="of:=3*[.J72]" office:value-type="float" office:value="0.00474819" calcext:value-type="float">
            <text:p>0.00474819</text:p>
          </table:table-cell>
          <table:table-cell table:formula="of:=[.G72]" office:value-type="float" office:value="2.69114" calcext:value-type="float">
            <text:p>2.691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4</text:p>
          </table:table-cell>
          <table:table-cell office:value-type="float" office:value="1" calcext:value-type="float">
            <text:p>1</text:p>
          </table:table-cell>
          <table:table-cell office:value-type="float" office:value="12562.7" calcext:value-type="float">
            <text:p>12562.7</text:p>
          </table:table-cell>
          <table:table-cell office:value-type="float" office:value="2.71518" calcext:value-type="float">
            <text:p>2.7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0108" calcext:value-type="float">
            <text:p>0.00180108</text:p>
          </table:table-cell>
          <table:table-cell office:value-type="float" office:value="0.00000378137" calcext:value-type="float">
            <text:p>3.78137E-06</text:p>
          </table:table-cell>
          <table:table-cell office:value-type="float" office:value="2.70109" calcext:value-type="float">
            <text:p>2.70109</text:p>
          </table:table-cell>
          <table:table-cell office:value-type="float" office:value="2.72749" calcext:value-type="float">
            <text:p>2.72749</text:p>
          </table:table-cell>
          <table:table-cell office:value-type="float" office:value="2.70978" calcext:value-type="float">
            <text:p>2.70978</text:p>
          </table:table-cell>
          <table:table-cell office:value-type="float" office:value="2.72059" calcext:value-type="float">
            <text:p>2.72059</text:p>
          </table:table-cell>
          <table:table-cell office:value-type="float" office:value="0" calcext:value-type="float">
            <text:p>0</text:p>
          </table:table-cell>
          <table:table-cell table:style-name="ce1" table:formula="of:=[.D73]" office:value-type="string" office:string-value="Mo114" calcext:value-type="string">
            <text:p>Mo11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3];LEN([.D73])-2))" office:value-type="float" office:value="114" calcext:value-type="float">
            <text:p>114</text:p>
          </table:table-cell>
          <table:table-cell table:style-name="ce1" table:formula="of:=3*[.J73]" office:value-type="float" office:value="0.00540324" calcext:value-type="float">
            <text:p>0.00540324</text:p>
          </table:table-cell>
          <table:table-cell table:formula="of:=[.G73]" office:value-type="float" office:value="2.71518" calcext:value-type="float">
            <text:p>2.715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5</text:p>
          </table:table-cell>
          <table:table-cell office:value-type="float" office:value="1" calcext:value-type="float">
            <text:p>1</text:p>
          </table:table-cell>
          <table:table-cell office:value-type="float" office:value="1529.9" calcext:value-type="float">
            <text:p>1529.9</text:p>
          </table:table-cell>
          <table:table-cell office:value-type="float" office:value="2.73908" calcext:value-type="float">
            <text:p>2.7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1231" calcext:value-type="float">
            <text:p>0.00211231</text:p>
          </table:table-cell>
          <table:table-cell office:value-type="float" office:value="0.0000117347" calcext:value-type="float">
            <text:p>1.17347E-05</text:p>
          </table:table-cell>
          <table:table-cell office:value-type="float" office:value="2.7249" calcext:value-type="float">
            <text:p>2.7249</text:p>
          </table:table-cell>
          <table:table-cell office:value-type="float" office:value="2.7513" calcext:value-type="float">
            <text:p>2.7513</text:p>
          </table:table-cell>
          <table:table-cell office:value-type="float" office:value="2.73274" calcext:value-type="float">
            <text:p>2.73274</text:p>
          </table:table-cell>
          <table:table-cell office:value-type="float" office:value="2.74541" calcext:value-type="float">
            <text:p>2.74541</text:p>
          </table:table-cell>
          <table:table-cell office:value-type="float" office:value="0" calcext:value-type="float">
            <text:p>0</text:p>
          </table:table-cell>
          <table:table-cell table:style-name="ce1" table:formula="of:=[.D74]" office:value-type="string" office:string-value="Mo115" calcext:value-type="string">
            <text:p>Mo115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4];LEN([.D74])-2))" office:value-type="float" office:value="115" calcext:value-type="float">
            <text:p>115</text:p>
          </table:table-cell>
          <table:table-cell table:style-name="ce1" table:formula="of:=3*[.J74]" office:value-type="float" office:value="0.00633693" calcext:value-type="float">
            <text:p>0.00633693</text:p>
          </table:table-cell>
          <table:table-cell table:formula="of:=[.G74]" office:value-type="float" office:value="2.73908" calcext:value-type="float">
            <text:p>2.739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6</text:p>
          </table:table-cell>
          <table:table-cell office:value-type="float" office:value="1" calcext:value-type="float">
            <text:p>1</text:p>
          </table:table-cell>
          <table:table-cell office:value-type="float" office:value="165.961" calcext:value-type="float">
            <text:p>165.961</text:p>
          </table:table-cell>
          <table:table-cell office:value-type="float" office:value="2.76294" calcext:value-type="float">
            <text:p>2.76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3868" calcext:value-type="float">
            <text:p>0.00243868</text:p>
          </table:table-cell>
          <table:table-cell office:value-type="float" office:value="0.0000382849" calcext:value-type="float">
            <text:p>3.82849E-05</text:p>
          </table:table-cell>
          <table:table-cell office:value-type="float" office:value="2.7487" calcext:value-type="float">
            <text:p>2.7487</text:p>
          </table:table-cell>
          <table:table-cell office:value-type="float" office:value="2.7751" calcext:value-type="float">
            <text:p>2.7751</text:p>
          </table:table-cell>
          <table:table-cell office:value-type="float" office:value="2.75563" calcext:value-type="float">
            <text:p>2.75563</text:p>
          </table:table-cell>
          <table:table-cell office:value-type="float" office:value="2.77026" calcext:value-type="float">
            <text:p>2.77026</text:p>
          </table:table-cell>
          <table:table-cell office:value-type="float" office:value="0" calcext:value-type="float">
            <text:p>0</text:p>
          </table:table-cell>
          <table:table-cell table:style-name="ce1" table:formula="of:=[.D75]" office:value-type="string" office:string-value="Mo116" calcext:value-type="string">
            <text:p>Mo116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5];LEN([.D75])-2))" office:value-type="float" office:value="116" calcext:value-type="float">
            <text:p>116</text:p>
          </table:table-cell>
          <table:table-cell table:style-name="ce1" table:formula="of:=3*[.J75]" office:value-type="float" office:value="0.00731604" calcext:value-type="float">
            <text:p>0.00731604</text:p>
          </table:table-cell>
          <table:table-cell table:formula="of:=[.G75]" office:value-type="float" office:value="2.76294" calcext:value-type="float">
            <text:p>2.762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7</text:p>
          </table:table-cell>
          <table:table-cell office:value-type="float" office:value="1" calcext:value-type="float">
            <text:p>1</text:p>
          </table:table-cell>
          <table:table-cell office:value-type="float" office:value="7.09497" calcext:value-type="float">
            <text:p>7.09497</text:p>
          </table:table-cell>
          <table:table-cell office:value-type="float" office:value="2.78682" calcext:value-type="float">
            <text:p>2.78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2413" calcext:value-type="float">
            <text:p>0.00292413</text:p>
          </table:table-cell>
          <table:table-cell office:value-type="float" office:value="0.000204165" calcext:value-type="float">
            <text:p>0.000204165</text:p>
          </table:table-cell>
          <table:table-cell office:value-type="float" office:value="2.77371" calcext:value-type="float">
            <text:p>2.77371</text:p>
          </table:table-cell>
          <table:table-cell office:value-type="float" office:value="2.79771" calcext:value-type="float">
            <text:p>2.79771</text:p>
          </table:table-cell>
          <table:table-cell office:value-type="float" office:value="2.77805" calcext:value-type="float">
            <text:p>2.77805</text:p>
          </table:table-cell>
          <table:table-cell office:value-type="float" office:value="2.79559" calcext:value-type="float">
            <text:p>2.79559</text:p>
          </table:table-cell>
          <table:table-cell office:value-type="float" office:value="0" calcext:value-type="float">
            <text:p>0</text:p>
          </table:table-cell>
          <table:table-cell table:style-name="ce1" table:formula="of:=[.D76]" office:value-type="string" office:string-value="Mo117" calcext:value-type="string">
            <text:p>Mo117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6];LEN([.D76])-2))" office:value-type="float" office:value="117" calcext:value-type="float">
            <text:p>117</text:p>
          </table:table-cell>
          <table:table-cell table:style-name="ce1" table:formula="of:=3*[.J76]" office:value-type="float" office:value="0.00877239" calcext:value-type="float">
            <text:p>0.00877239</text:p>
          </table:table-cell>
          <table:table-cell table:formula="of:=[.G76]" office:value-type="float" office:value="2.78682" calcext:value-type="float">
            <text:p>2.786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118</text:p>
          </table:table-cell>
          <table:table-cell office:value-type="float" office:value="1" calcext:value-type="float">
            <text:p>1</text:p>
          </table:table-cell>
          <table:table-cell office:value-type="float" office:value="0.721678" calcext:value-type="float">
            <text:p>0.721678</text:p>
          </table:table-cell>
          <table:table-cell office:value-type="float" office:value="2.81288" calcext:value-type="float">
            <text:p>2.8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46" calcext:value-type="float">
            <text:p>0.00333346</text:p>
          </table:table-cell>
          <table:table-cell office:value-type="float" office:value="0.000737338" calcext:value-type="float">
            <text:p>0.000737338</text:p>
          </table:table-cell>
          <table:table-cell office:value-type="float" office:value="2.79752" calcext:value-type="float">
            <text:p>2.79752</text:p>
          </table:table-cell>
          <table:table-cell office:value-type="float" office:value="2.82152" calcext:value-type="float">
            <text:p>2.82152</text:p>
          </table:table-cell>
          <table:table-cell office:value-type="float" office:value="2.80288" calcext:value-type="float">
            <text:p>2.80288</text:p>
          </table:table-cell>
          <table:table-cell office:value-type="float" office:value="2.82288" calcext:value-type="float">
            <text:p>2.82288</text:p>
          </table:table-cell>
          <table:table-cell office:value-type="float" office:value="0" calcext:value-type="float">
            <text:p>0</text:p>
          </table:table-cell>
          <table:table-cell table:style-name="ce1" table:formula="of:=[.D77]" office:value-type="string" office:string-value="Mo118" calcext:value-type="string">
            <text:p>Mo118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formula="of:=VALUE(RIGHT([.D77];LEN([.D77])-2))" office:value-type="float" office:value="118" calcext:value-type="float">
            <text:p>118</text:p>
          </table:table-cell>
          <table:table-cell table:style-name="ce1" table:formula="of:=3*[.J77]" office:value-type="float" office:value="0.01000038" calcext:value-type="float">
            <text:p>0.01000038</text:p>
          </table:table-cell>
          <table:table-cell table:formula="of:=[.G77]" office:value-type="float" office:value="2.81288" calcext:value-type="float">
            <text:p>2.812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14</text:p>
          </table:table-cell>
          <table:table-cell office:value-type="float" office:value="1" calcext:value-type="float">
            <text:p>1</text:p>
          </table:table-cell>
          <table:table-cell office:value-type="float" office:value="286.452" calcext:value-type="float">
            <text:p>286.452</text:p>
          </table:table-cell>
          <table:table-cell office:value-type="float" office:value="2.65091" calcext:value-type="float">
            <text:p>2.65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4437" calcext:value-type="float">
            <text:p>0.00124437</text:p>
          </table:table-cell>
          <table:table-cell office:value-type="float" office:value="0.0000208149" calcext:value-type="float">
            <text:p>2.08149E-05</text:p>
          </table:table-cell>
          <table:table-cell office:value-type="float" office:value="2.63796" calcext:value-type="float">
            <text:p>2.63796</text:p>
          </table:table-cell>
          <table:table-cell office:value-type="float" office:value="2.66436" calcext:value-type="float">
            <text:p>2.66436</text:p>
          </table:table-cell>
          <table:table-cell office:value-type="float" office:value="2.64717" calcext:value-type="float">
            <text:p>2.64717</text:p>
          </table:table-cell>
          <table:table-cell office:value-type="float" office:value="2.65464" calcext:value-type="float">
            <text:p>2.65464</text:p>
          </table:table-cell>
          <table:table-cell office:value-type="float" office:value="0" calcext:value-type="float">
            <text:p>0</text:p>
          </table:table-cell>
          <table:table-cell table:formula="of:=[.D78]" office:value-type="string" office:string-value="Tc114" calcext:value-type="string">
            <text:p>Tc114</text:p>
          </table:table-cell>
          <table:table-cell office:value-type="float" office:value="43" calcext:value-type="float">
            <text:p>43</text:p>
          </table:table-cell>
          <table:table-cell table:formula="of:=VALUE(RIGHT([.D78];LEN([.D78])-2))" office:value-type="float" office:value="114" calcext:value-type="float">
            <text:p>114</text:p>
          </table:table-cell>
          <table:table-cell table:formula="of:=3*[.J78]" office:value-type="float" office:value="0.00373311" calcext:value-type="float">
            <text:p>0.00373311</text:p>
          </table:table-cell>
          <table:table-cell table:formula="of:=[.G78]" office:value-type="float" office:value="2.65091" calcext:value-type="float">
            <text:p>2.650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15</text:p>
          </table:table-cell>
          <table:table-cell office:value-type="float" office:value="1" calcext:value-type="float">
            <text:p>1</text:p>
          </table:table-cell>
          <table:table-cell office:value-type="float" office:value="715.197" calcext:value-type="float">
            <text:p>715.197</text:p>
          </table:table-cell>
          <table:table-cell office:value-type="float" office:value="2.6742" calcext:value-type="float">
            <text:p>2.6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042" calcext:value-type="float">
            <text:p>0.00148042</text:p>
          </table:table-cell>
          <table:table-cell office:value-type="float" office:value="0.0000143682" calcext:value-type="float">
            <text:p>1.43682E-05</text:p>
          </table:table-cell>
          <table:table-cell office:value-type="float" office:value="2.66122" calcext:value-type="float">
            <text:p>2.66122</text:p>
          </table:table-cell>
          <table:table-cell office:value-type="float" office:value="2.68762" calcext:value-type="float">
            <text:p>2.68762</text:p>
          </table:table-cell>
          <table:table-cell office:value-type="float" office:value="2.66976" calcext:value-type="float">
            <text:p>2.66976</text:p>
          </table:table-cell>
          <table:table-cell office:value-type="float" office:value="2.67864" calcext:value-type="float">
            <text:p>2.67864</text:p>
          </table:table-cell>
          <table:table-cell office:value-type="float" office:value="0" calcext:value-type="float">
            <text:p>0</text:p>
          </table:table-cell>
          <table:table-cell table:formula="of:=[.D79]" office:value-type="string" office:string-value="Tc115" calcext:value-type="string">
            <text:p>Tc115</text:p>
          </table:table-cell>
          <table:table-cell office:value-type="float" office:value="43" calcext:value-type="float">
            <text:p>43</text:p>
          </table:table-cell>
          <table:table-cell table:formula="of:=VALUE(RIGHT([.D79];LEN([.D79])-2))" office:value-type="float" office:value="115" calcext:value-type="float">
            <text:p>115</text:p>
          </table:table-cell>
          <table:table-cell table:formula="of:=3*[.J79]" office:value-type="float" office:value="0.00444126" calcext:value-type="float">
            <text:p>0.00444126</text:p>
          </table:table-cell>
          <table:table-cell table:formula="of:=[.G79]" office:value-type="float" office:value="2.6742" calcext:value-type="float">
            <text:p>2.67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16</text:p>
          </table:table-cell>
          <table:table-cell office:value-type="float" office:value="1" calcext:value-type="float">
            <text:p>1</text:p>
          </table:table-cell>
          <table:table-cell office:value-type="float" office:value="5336.21" calcext:value-type="float">
            <text:p>5336.21</text:p>
          </table:table-cell>
          <table:table-cell office:value-type="float" office:value="2.69849" calcext:value-type="float">
            <text:p>2.69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946" calcext:value-type="float">
            <text:p>0.00172946</text:p>
          </table:table-cell>
          <table:table-cell office:value-type="float" office:value="0.00000568543" calcext:value-type="float">
            <text:p>5.68543E-06</text:p>
          </table:table-cell>
          <table:table-cell office:value-type="float" office:value="2.68447" calcext:value-type="float">
            <text:p>2.68447</text:p>
          </table:table-cell>
          <table:table-cell office:value-type="float" office:value="2.71087" calcext:value-type="float">
            <text:p>2.71087</text:p>
          </table:table-cell>
          <table:table-cell office:value-type="float" office:value="2.6933" calcext:value-type="float">
            <text:p>2.6933</text:p>
          </table:table-cell>
          <table:table-cell office:value-type="float" office:value="2.70368" calcext:value-type="float">
            <text:p>2.70368</text:p>
          </table:table-cell>
          <table:table-cell office:value-type="float" office:value="0" calcext:value-type="float">
            <text:p>0</text:p>
          </table:table-cell>
          <table:table-cell table:formula="of:=[.D80]" office:value-type="string" office:string-value="Tc116" calcext:value-type="string">
            <text:p>Tc116</text:p>
          </table:table-cell>
          <table:table-cell office:value-type="float" office:value="43" calcext:value-type="float">
            <text:p>43</text:p>
          </table:table-cell>
          <table:table-cell table:formula="of:=VALUE(RIGHT([.D80];LEN([.D80])-2))" office:value-type="float" office:value="116" calcext:value-type="float">
            <text:p>116</text:p>
          </table:table-cell>
          <table:table-cell table:formula="of:=3*[.J80]" office:value-type="float" office:value="0.00518838" calcext:value-type="float">
            <text:p>0.00518838</text:p>
          </table:table-cell>
          <table:table-cell table:formula="of:=[.G80]" office:value-type="float" office:value="2.69849" calcext:value-type="float">
            <text:p>2.698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17</text:p>
          </table:table-cell>
          <table:table-cell office:value-type="float" office:value="1" calcext:value-type="float">
            <text:p>1</text:p>
          </table:table-cell>
          <table:table-cell office:value-type="float" office:value="4309.8" calcext:value-type="float">
            <text:p>4309.8</text:p>
          </table:table-cell>
          <table:table-cell office:value-type="float" office:value="2.72173" calcext:value-type="float">
            <text:p>2.72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366" calcext:value-type="float">
            <text:p>0.00194366</text:p>
          </table:table-cell>
          <table:table-cell office:value-type="float" office:value="0.00000670667" calcext:value-type="float">
            <text:p>6.70667E-06</text:p>
          </table:table-cell>
          <table:table-cell office:value-type="float" office:value="2.70773" calcext:value-type="float">
            <text:p>2.70773</text:p>
          </table:table-cell>
          <table:table-cell office:value-type="float" office:value="2.73413" calcext:value-type="float">
            <text:p>2.73413</text:p>
          </table:table-cell>
          <table:table-cell office:value-type="float" office:value="2.71589" calcext:value-type="float">
            <text:p>2.71589</text:p>
          </table:table-cell>
          <table:table-cell office:value-type="float" office:value="2.72756" calcext:value-type="float">
            <text:p>2.72756</text:p>
          </table:table-cell>
          <table:table-cell office:value-type="float" office:value="0" calcext:value-type="float">
            <text:p>0</text:p>
          </table:table-cell>
          <table:table-cell table:formula="of:=[.D81]" office:value-type="string" office:string-value="Tc117" calcext:value-type="string">
            <text:p>Tc117</text:p>
          </table:table-cell>
          <table:table-cell office:value-type="float" office:value="43" calcext:value-type="float">
            <text:p>43</text:p>
          </table:table-cell>
          <table:table-cell table:formula="of:=VALUE(RIGHT([.D81];LEN([.D81])-2))" office:value-type="float" office:value="117" calcext:value-type="float">
            <text:p>117</text:p>
          </table:table-cell>
          <table:table-cell table:formula="of:=3*[.J81]" office:value-type="float" office:value="0.00583098" calcext:value-type="float">
            <text:p>0.00583098</text:p>
          </table:table-cell>
          <table:table-cell table:formula="of:=[.G81]" office:value-type="float" office:value="2.72173" calcext:value-type="float">
            <text:p>2.72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18</text:p>
          </table:table-cell>
          <table:table-cell office:value-type="float" office:value="1" calcext:value-type="float">
            <text:p>1</text:p>
          </table:table-cell>
          <table:table-cell office:value-type="float" office:value="416.633" calcext:value-type="float">
            <text:p>416.633</text:p>
          </table:table-cell>
          <table:table-cell office:value-type="float" office:value="2.74498" calcext:value-type="float">
            <text:p>2.7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1539" calcext:value-type="float">
            <text:p>0.00241539</text:p>
          </table:table-cell>
          <table:table-cell office:value-type="float" office:value="0.0000240464" calcext:value-type="float">
            <text:p>2.40464E-05</text:p>
          </table:table-cell>
          <table:table-cell office:value-type="float" office:value="2.73099" calcext:value-type="float">
            <text:p>2.73099</text:p>
          </table:table-cell>
          <table:table-cell office:value-type="float" office:value="2.75739" calcext:value-type="float">
            <text:p>2.75739</text:p>
          </table:table-cell>
          <table:table-cell office:value-type="float" office:value="2.73774" calcext:value-type="float">
            <text:p>2.73774</text:p>
          </table:table-cell>
          <table:table-cell office:value-type="float" office:value="2.75223" calcext:value-type="float">
            <text:p>2.75223</text:p>
          </table:table-cell>
          <table:table-cell office:value-type="float" office:value="0" calcext:value-type="float">
            <text:p>0</text:p>
          </table:table-cell>
          <table:table-cell table:formula="of:=[.D82]" office:value-type="string" office:string-value="Tc118" calcext:value-type="string">
            <text:p>Tc118</text:p>
          </table:table-cell>
          <table:table-cell office:value-type="float" office:value="43" calcext:value-type="float">
            <text:p>43</text:p>
          </table:table-cell>
          <table:table-cell table:formula="of:=VALUE(RIGHT([.D82];LEN([.D82])-2))" office:value-type="float" office:value="118" calcext:value-type="float">
            <text:p>118</text:p>
          </table:table-cell>
          <table:table-cell table:formula="of:=3*[.J82]" office:value-type="float" office:value="0.00724617" calcext:value-type="float">
            <text:p>0.00724617</text:p>
          </table:table-cell>
          <table:table-cell table:formula="of:=[.G82]" office:value-type="float" office:value="2.74498" calcext:value-type="float">
            <text:p>2.744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19</text:p>
          </table:table-cell>
          <table:table-cell office:value-type="float" office:value="1" calcext:value-type="float">
            <text:p>1</text:p>
          </table:table-cell>
          <table:table-cell office:value-type="float" office:value="53.2052" calcext:value-type="float">
            <text:p>53.2052</text:p>
          </table:table-cell>
          <table:table-cell office:value-type="float" office:value="2.76842" calcext:value-type="float">
            <text:p>2.7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1687" calcext:value-type="float">
            <text:p>0.00261687</text:p>
          </table:table-cell>
          <table:table-cell office:value-type="float" office:value="0.000070056" calcext:value-type="float">
            <text:p>0.000070056</text:p>
          </table:table-cell>
          <table:table-cell office:value-type="float" office:value="2.75424" calcext:value-type="float">
            <text:p>2.75424</text:p>
          </table:table-cell>
          <table:table-cell office:value-type="float" office:value="2.78064" calcext:value-type="float">
            <text:p>2.78064</text:p>
          </table:table-cell>
          <table:table-cell office:value-type="float" office:value="2.76057" calcext:value-type="float">
            <text:p>2.76057</text:p>
          </table:table-cell>
          <table:table-cell office:value-type="float" office:value="2.77627" calcext:value-type="float">
            <text:p>2.77627</text:p>
          </table:table-cell>
          <table:table-cell office:value-type="float" office:value="0" calcext:value-type="float">
            <text:p>0</text:p>
          </table:table-cell>
          <table:table-cell table:formula="of:=[.D83]" office:value-type="string" office:string-value="Tc119" calcext:value-type="string">
            <text:p>Tc119</text:p>
          </table:table-cell>
          <table:table-cell office:value-type="float" office:value="43" calcext:value-type="float">
            <text:p>43</text:p>
          </table:table-cell>
          <table:table-cell table:formula="of:=VALUE(RIGHT([.D83];LEN([.D83])-2))" office:value-type="float" office:value="119" calcext:value-type="float">
            <text:p>119</text:p>
          </table:table-cell>
          <table:table-cell table:formula="of:=3*[.J83]" office:value-type="float" office:value="0.00785061" calcext:value-type="float">
            <text:p>0.00785061</text:p>
          </table:table-cell>
          <table:table-cell table:formula="of:=[.G83]" office:value-type="float" office:value="2.76842" calcext:value-type="float">
            <text:p>2.768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20</text:p>
          </table:table-cell>
          <table:table-cell office:value-type="float" office:value="1" calcext:value-type="float">
            <text:p>1</text:p>
          </table:table-cell>
          <table:table-cell office:value-type="float" office:value="2.7855" calcext:value-type="float">
            <text:p>2.7855</text:p>
          </table:table-cell>
          <table:table-cell office:value-type="float" office:value="2.79312" calcext:value-type="float">
            <text:p>2.7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304" calcext:value-type="float">
            <text:p>0.0030304</text:p>
          </table:table-cell>
          <table:table-cell office:value-type="float" office:value="0.000367659" calcext:value-type="float">
            <text:p>0.000367659</text:p>
          </table:table-cell>
          <table:table-cell office:value-type="float" office:value="2.7811" calcext:value-type="float">
            <text:p>2.7811</text:p>
          </table:table-cell>
          <table:table-cell office:value-type="float" office:value="2.8003" calcext:value-type="float">
            <text:p>2.8003</text:p>
          </table:table-cell>
          <table:table-cell office:value-type="float" office:value="2.78403" calcext:value-type="float">
            <text:p>2.78403</text:p>
          </table:table-cell>
          <table:table-cell office:value-type="float" office:value="2.80221" calcext:value-type="float">
            <text:p>2.80221</text:p>
          </table:table-cell>
          <table:table-cell office:value-type="float" office:value="0" calcext:value-type="float">
            <text:p>0</text:p>
          </table:table-cell>
          <table:table-cell table:formula="of:=[.D84]" office:value-type="string" office:string-value="Tc120" calcext:value-type="string">
            <text:p>Tc120</text:p>
          </table:table-cell>
          <table:table-cell office:value-type="float" office:value="43" calcext:value-type="float">
            <text:p>43</text:p>
          </table:table-cell>
          <table:table-cell table:formula="of:=VALUE(RIGHT([.D84];LEN([.D84])-2))" office:value-type="float" office:value="120" calcext:value-type="float">
            <text:p>120</text:p>
          </table:table-cell>
          <table:table-cell table:formula="of:=3*[.J84]" office:value-type="float" office:value="0.0090912" calcext:value-type="float">
            <text:p>0.0090912</text:p>
          </table:table-cell>
          <table:table-cell table:formula="of:=[.G84]" office:value-type="float" office:value="2.79312" calcext:value-type="float">
            <text:p>2.793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121</text:p>
          </table:table-cell>
          <table:table-cell office:value-type="float" office:value="1" calcext:value-type="float">
            <text:p>1</text:p>
          </table:table-cell>
          <table:table-cell office:value-type="float" office:value="0.747431" calcext:value-type="float">
            <text:p>0.747431</text:p>
          </table:table-cell>
          <table:table-cell office:value-type="float" office:value="2.81496" calcext:value-type="float">
            <text:p>2.8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6815" calcext:value-type="float">
            <text:p>0.00186815</text:p>
          </table:table-cell>
          <table:table-cell office:value-type="float" office:value="0.000499432" calcext:value-type="float">
            <text:p>0.000499432</text:p>
          </table:table-cell>
          <table:table-cell office:value-type="float" office:value="2.80435" calcext:value-type="float">
            <text:p>2.80435</text:p>
          </table:table-cell>
          <table:table-cell office:value-type="float" office:value="2.82355" calcext:value-type="float">
            <text:p>2.82355</text:p>
          </table:table-cell>
          <table:table-cell office:value-type="float" office:value="2.80936" calcext:value-type="float">
            <text:p>2.80936</text:p>
          </table:table-cell>
          <table:table-cell office:value-type="float" office:value="2.82057" calcext:value-type="float">
            <text:p>2.82057</text:p>
          </table:table-cell>
          <table:table-cell office:value-type="float" office:value="0" calcext:value-type="float">
            <text:p>0</text:p>
          </table:table-cell>
          <table:table-cell table:formula="of:=[.D85]" office:value-type="string" office:string-value="Tc121" calcext:value-type="string">
            <text:p>Tc121</text:p>
          </table:table-cell>
          <table:table-cell office:value-type="float" office:value="43" calcext:value-type="float">
            <text:p>43</text:p>
          </table:table-cell>
          <table:table-cell table:formula="of:=VALUE(RIGHT([.D85];LEN([.D85])-2))" office:value-type="float" office:value="121" calcext:value-type="float">
            <text:p>121</text:p>
          </table:table-cell>
          <table:table-cell table:formula="of:=3*[.J85]" office:value-type="float" office:value="0.00560445" calcext:value-type="float">
            <text:p>0.00560445</text:p>
          </table:table-cell>
          <table:table-cell table:formula="of:=[.G85]" office:value-type="float" office:value="2.81496" calcext:value-type="float">
            <text:p>2.814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17</text:p>
          </table:table-cell>
          <table:table-cell office:value-type="float" office:value="1" calcext:value-type="float">
            <text:p>1</text:p>
          </table:table-cell>
          <table:table-cell office:value-type="float" office:value="3.40147" calcext:value-type="float">
            <text:p>3.40147</text:p>
          </table:table-cell>
          <table:table-cell office:value-type="float" office:value="2.65875" calcext:value-type="float">
            <text:p>2.6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271" calcext:value-type="float">
            <text:p>0.00117271</text:p>
          </table:table-cell>
          <table:table-cell office:value-type="float" office:value="0.000185448" calcext:value-type="float">
            <text:p>0.000185448</text:p>
          </table:table-cell>
          <table:table-cell office:value-type="float" office:value="2.65309" calcext:value-type="float">
            <text:p>2.65309</text:p>
          </table:table-cell>
          <table:table-cell office:value-type="float" office:value="2.66509" calcext:value-type="float">
            <text:p>2.66509</text:p>
          </table:table-cell>
          <table:table-cell office:value-type="float" office:value="2.65523" calcext:value-type="float">
            <text:p>2.65523</text:p>
          </table:table-cell>
          <table:table-cell office:value-type="float" office:value="2.66227" calcext:value-type="float">
            <text:p>2.66227</text:p>
          </table:table-cell>
          <table:table-cell office:value-type="float" office:value="0" calcext:value-type="float">
            <text:p>0</text:p>
          </table:table-cell>
          <table:table-cell table:style-name="ce1" table:formula="of:=[.D86]" office:value-type="string" office:string-value="Ru117" calcext:value-type="string">
            <text:p>Ru117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86];LEN([.D86])-2))" office:value-type="float" office:value="117" calcext:value-type="float">
            <text:p>117</text:p>
          </table:table-cell>
          <table:table-cell table:style-name="ce1" table:formula="of:=3*[.J86]" office:value-type="float" office:value="0.00351813" calcext:value-type="float">
            <text:p>0.00351813</text:p>
          </table:table-cell>
          <table:table-cell table:formula="of:=[.G86]" office:value-type="float" office:value="2.65875" calcext:value-type="float">
            <text:p>2.65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18</text:p>
          </table:table-cell>
          <table:table-cell office:value-type="float" office:value="1" calcext:value-type="float">
            <text:p>1</text:p>
          </table:table-cell>
          <table:table-cell office:value-type="float" office:value="28.4082" calcext:value-type="float">
            <text:p>28.4082</text:p>
          </table:table-cell>
          <table:table-cell office:value-type="float" office:value="2.68248" calcext:value-type="float">
            <text:p>2.68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8543" calcext:value-type="float">
            <text:p>0.00208543</text:p>
          </table:table-cell>
          <table:table-cell office:value-type="float" office:value="0.0000856315" calcext:value-type="float">
            <text:p>8.56315E-05</text:p>
          </table:table-cell>
          <table:table-cell office:value-type="float" office:value="2.67222" calcext:value-type="float">
            <text:p>2.67222</text:p>
          </table:table-cell>
          <table:table-cell office:value-type="float" office:value="2.69142" calcext:value-type="float">
            <text:p>2.69142</text:p>
          </table:table-cell>
          <table:table-cell office:value-type="float" office:value="2.67623" calcext:value-type="float">
            <text:p>2.67623</text:p>
          </table:table-cell>
          <table:table-cell office:value-type="float" office:value="2.68874" calcext:value-type="float">
            <text:p>2.68874</text:p>
          </table:table-cell>
          <table:table-cell office:value-type="float" office:value="0" calcext:value-type="float">
            <text:p>0</text:p>
          </table:table-cell>
          <table:table-cell table:style-name="ce1" table:formula="of:=[.D87]" office:value-type="string" office:string-value="Ru118" calcext:value-type="string">
            <text:p>Ru118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87];LEN([.D87])-2))" office:value-type="float" office:value="118" calcext:value-type="float">
            <text:p>118</text:p>
          </table:table-cell>
          <table:table-cell table:style-name="ce1" table:formula="of:=3*[.J87]" office:value-type="float" office:value="0.00625629" calcext:value-type="float">
            <text:p>0.00625629</text:p>
          </table:table-cell>
          <table:table-cell table:formula="of:=[.G87]" office:value-type="float" office:value="2.68248" calcext:value-type="float">
            <text:p>2.682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19</text:p>
          </table:table-cell>
          <table:table-cell office:value-type="float" office:value="1" calcext:value-type="float">
            <text:p>1</text:p>
          </table:table-cell>
          <table:table-cell office:value-type="float" office:value="1970.97" calcext:value-type="float">
            <text:p>1970.97</text:p>
          </table:table-cell>
          <table:table-cell office:value-type="float" office:value="2.7053" calcext:value-type="float">
            <text:p>2.7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145" calcext:value-type="float">
            <text:p>0.0018145</text:p>
          </table:table-cell>
          <table:table-cell office:value-type="float" office:value="0.00000958218" calcext:value-type="float">
            <text:p>9.58218E-06</text:p>
          </table:table-cell>
          <table:table-cell office:value-type="float" office:value="2.69135" calcext:value-type="float">
            <text:p>2.69135</text:p>
          </table:table-cell>
          <table:table-cell office:value-type="float" office:value="2.71775" calcext:value-type="float">
            <text:p>2.71775</text:p>
          </table:table-cell>
          <table:table-cell office:value-type="float" office:value="2.69986" calcext:value-type="float">
            <text:p>2.69986</text:p>
          </table:table-cell>
          <table:table-cell office:value-type="float" office:value="2.71075" calcext:value-type="float">
            <text:p>2.71075</text:p>
          </table:table-cell>
          <table:table-cell office:value-type="float" office:value="0" calcext:value-type="float">
            <text:p>0</text:p>
          </table:table-cell>
          <table:table-cell table:style-name="ce1" table:formula="of:=[.D88]" office:value-type="string" office:string-value="Ru119" calcext:value-type="string">
            <text:p>Ru119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88];LEN([.D88])-2))" office:value-type="float" office:value="119" calcext:value-type="float">
            <text:p>119</text:p>
          </table:table-cell>
          <table:table-cell table:style-name="ce1" table:formula="of:=3*[.J88]" office:value-type="float" office:value="0.0054435" calcext:value-type="float">
            <text:p>0.0054435</text:p>
          </table:table-cell>
          <table:table-cell table:formula="of:=[.G88]" office:value-type="float" office:value="2.7053" calcext:value-type="float">
            <text:p>2.70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20</text:p>
          </table:table-cell>
          <table:table-cell office:value-type="float" office:value="1" calcext:value-type="float">
            <text:p>1</text:p>
          </table:table-cell>
          <table:table-cell office:value-type="float" office:value="1234.9" calcext:value-type="float">
            <text:p>1234.9</text:p>
          </table:table-cell>
          <table:table-cell office:value-type="float" office:value="2.72781" calcext:value-type="float">
            <text:p>2.7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6449" calcext:value-type="float">
            <text:p>0.00206449</text:p>
          </table:table-cell>
          <table:table-cell office:value-type="float" office:value="0.0000129127" calcext:value-type="float">
            <text:p>1.29127E-05</text:p>
          </table:table-cell>
          <table:table-cell office:value-type="float" office:value="2.71407" calcext:value-type="float">
            <text:p>2.71407</text:p>
          </table:table-cell>
          <table:table-cell office:value-type="float" office:value="2.74047" calcext:value-type="float">
            <text:p>2.74047</text:p>
          </table:table-cell>
          <table:table-cell office:value-type="float" office:value="2.72162" calcext:value-type="float">
            <text:p>2.72162</text:p>
          </table:table-cell>
          <table:table-cell office:value-type="float" office:value="2.73401" calcext:value-type="float">
            <text:p>2.73401</text:p>
          </table:table-cell>
          <table:table-cell office:value-type="float" office:value="0" calcext:value-type="float">
            <text:p>0</text:p>
          </table:table-cell>
          <table:table-cell table:style-name="ce1" table:formula="of:=[.D89]" office:value-type="string" office:string-value="Ru120" calcext:value-type="string">
            <text:p>Ru120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89];LEN([.D89])-2))" office:value-type="float" office:value="120" calcext:value-type="float">
            <text:p>120</text:p>
          </table:table-cell>
          <table:table-cell table:style-name="ce1" table:formula="of:=3*[.J89]" office:value-type="float" office:value="0.00619347" calcext:value-type="float">
            <text:p>0.00619347</text:p>
          </table:table-cell>
          <table:table-cell table:formula="of:=[.G89]" office:value-type="float" office:value="2.72781" calcext:value-type="float">
            <text:p>2.727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21</text:p>
          </table:table-cell>
          <table:table-cell office:value-type="float" office:value="1" calcext:value-type="float">
            <text:p>1</text:p>
          </table:table-cell>
          <table:table-cell office:value-type="float" office:value="139.717" calcext:value-type="float">
            <text:p>139.717</text:p>
          </table:table-cell>
          <table:table-cell office:value-type="float" office:value="2.75066" calcext:value-type="float">
            <text:p>2.75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9421" calcext:value-type="float">
            <text:p>0.00239421</text:p>
          </table:table-cell>
          <table:table-cell office:value-type="float" office:value="0.0000413421" calcext:value-type="float">
            <text:p>4.13421E-05</text:p>
          </table:table-cell>
          <table:table-cell office:value-type="float" office:value="2.7368" calcext:value-type="float">
            <text:p>2.7368</text:p>
          </table:table-cell>
          <table:table-cell office:value-type="float" office:value="2.7632" calcext:value-type="float">
            <text:p>2.7632</text:p>
          </table:table-cell>
          <table:table-cell office:value-type="float" office:value="2.74348" calcext:value-type="float">
            <text:p>2.74348</text:p>
          </table:table-cell>
          <table:table-cell office:value-type="float" office:value="2.75785" calcext:value-type="float">
            <text:p>2.75785</text:p>
          </table:table-cell>
          <table:table-cell office:value-type="float" office:value="0" calcext:value-type="float">
            <text:p>0</text:p>
          </table:table-cell>
          <table:table-cell table:style-name="ce1" table:formula="of:=[.D90]" office:value-type="string" office:string-value="Ru121" calcext:value-type="string">
            <text:p>Ru121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90];LEN([.D90])-2))" office:value-type="float" office:value="121" calcext:value-type="float">
            <text:p>121</text:p>
          </table:table-cell>
          <table:table-cell table:style-name="ce1" table:formula="of:=3*[.J90]" office:value-type="float" office:value="0.00718263" calcext:value-type="float">
            <text:p>0.00718263</text:p>
          </table:table-cell>
          <table:table-cell table:formula="of:=[.G90]" office:value-type="float" office:value="2.75066" calcext:value-type="float">
            <text:p>2.75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22</text:p>
          </table:table-cell>
          <table:table-cell office:value-type="float" office:value="1" calcext:value-type="float">
            <text:p>1</text:p>
          </table:table-cell>
          <table:table-cell office:value-type="float" office:value="16.6196" calcext:value-type="float">
            <text:p>16.6196</text:p>
          </table:table-cell>
          <table:table-cell office:value-type="float" office:value="2.77337" calcext:value-type="float">
            <text:p>2.7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5641" calcext:value-type="float">
            <text:p>0.00225641</text:p>
          </table:table-cell>
          <table:table-cell office:value-type="float" office:value="0.000116366" calcext:value-type="float">
            <text:p>0.000116366</text:p>
          </table:table-cell>
          <table:table-cell office:value-type="float" office:value="2.75953" calcext:value-type="float">
            <text:p>2.75953</text:p>
          </table:table-cell>
          <table:table-cell office:value-type="float" office:value="2.78593" calcext:value-type="float">
            <text:p>2.78593</text:p>
          </table:table-cell>
          <table:table-cell office:value-type="float" office:value="2.7666" calcext:value-type="float">
            <text:p>2.7666</text:p>
          </table:table-cell>
          <table:table-cell office:value-type="float" office:value="2.78014" calcext:value-type="float">
            <text:p>2.78014</text:p>
          </table:table-cell>
          <table:table-cell office:value-type="float" office:value="0" calcext:value-type="float">
            <text:p>0</text:p>
          </table:table-cell>
          <table:table-cell table:style-name="ce1" table:formula="of:=[.D91]" office:value-type="string" office:string-value="Ru122" calcext:value-type="string">
            <text:p>Ru122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91];LEN([.D91])-2))" office:value-type="float" office:value="122" calcext:value-type="float">
            <text:p>122</text:p>
          </table:table-cell>
          <table:table-cell table:style-name="ce1" table:formula="of:=3*[.J91]" office:value-type="float" office:value="0.00676923" calcext:value-type="float">
            <text:p>0.00676923</text:p>
          </table:table-cell>
          <table:table-cell table:formula="of:=[.G91]" office:value-type="float" office:value="2.77337" calcext:value-type="float">
            <text:p>2.773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123</text:p>
          </table:table-cell>
          <table:table-cell office:value-type="float" office:value="1" calcext:value-type="float">
            <text:p>1</text:p>
          </table:table-cell>
          <table:table-cell office:value-type="float" office:value="1.6038" calcext:value-type="float">
            <text:p>1.6038</text:p>
          </table:table-cell>
          <table:table-cell office:value-type="float" office:value="2.7965" calcext:value-type="float">
            <text:p>2.7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3887" calcext:value-type="float">
            <text:p>0.00223887</text:p>
          </table:table-cell>
          <table:table-cell office:value-type="float" office:value="0.00037481" calcext:value-type="float">
            <text:p>0.00037481</text:p>
          </table:table-cell>
          <table:table-cell office:value-type="float" office:value="2.78585" calcext:value-type="float">
            <text:p>2.78585</text:p>
          </table:table-cell>
          <table:table-cell office:value-type="float" office:value="2.80505" calcext:value-type="float">
            <text:p>2.80505</text:p>
          </table:table-cell>
          <table:table-cell office:value-type="float" office:value="2.78978" calcext:value-type="float">
            <text:p>2.78978</text:p>
          </table:table-cell>
          <table:table-cell office:value-type="float" office:value="2.80322" calcext:value-type="float">
            <text:p>2.80322</text:p>
          </table:table-cell>
          <table:table-cell office:value-type="float" office:value="0" calcext:value-type="float">
            <text:p>0</text:p>
          </table:table-cell>
          <table:table-cell table:style-name="ce1" table:formula="of:=[.D92]" office:value-type="string" office:string-value="Ru123" calcext:value-type="string">
            <text:p>Ru123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formula="of:=VALUE(RIGHT([.D92];LEN([.D92])-2))" office:value-type="float" office:value="123" calcext:value-type="float">
            <text:p>123</text:p>
          </table:table-cell>
          <table:table-cell table:style-name="ce1" table:formula="of:=3*[.J92]" office:value-type="float" office:value="0.00671661" calcext:value-type="float">
            <text:p>0.00671661</text:p>
          </table:table-cell>
          <table:table-cell table:formula="of:=[.G92]" office:value-type="float" office:value="2.7965" calcext:value-type="float">
            <text:p>2.79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121</text:p>
          </table:table-cell>
          <table:table-cell office:value-type="float" office:value="1" calcext:value-type="float">
            <text:p>1</text:p>
          </table:table-cell>
          <table:table-cell office:value-type="float" office:value="32.1243" calcext:value-type="float">
            <text:p>32.1243</text:p>
          </table:table-cell>
          <table:table-cell office:value-type="float" office:value="2.68984" calcext:value-type="float">
            <text:p>2.6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5533" calcext:value-type="float">
            <text:p>0.00205533</text:p>
          </table:table-cell>
          <table:table-cell office:value-type="float" office:value="0.000079972" calcext:value-type="float">
            <text:p>0.000079972</text:p>
          </table:table-cell>
          <table:table-cell office:value-type="float" office:value="2.67929" calcext:value-type="float">
            <text:p>2.67929</text:p>
          </table:table-cell>
          <table:table-cell office:value-type="float" office:value="2.69849" calcext:value-type="float">
            <text:p>2.69849</text:p>
          </table:table-cell>
          <table:table-cell office:value-type="float" office:value="2.68368" calcext:value-type="float">
            <text:p>2.68368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" calcext:value-type="float">
            <text:p>0</text:p>
          </table:table-cell>
          <table:table-cell table:formula="of:=[.D93]" office:value-type="string" office:string-value="Rh121" calcext:value-type="string">
            <text:p>Rh121</text:p>
          </table:table-cell>
          <table:table-cell office:value-type="float" office:value="45" calcext:value-type="float">
            <text:p>45</text:p>
          </table:table-cell>
          <table:table-cell table:formula="of:=VALUE(RIGHT([.D93];LEN([.D93])-2))" office:value-type="float" office:value="121" calcext:value-type="float">
            <text:p>121</text:p>
          </table:table-cell>
          <table:table-cell table:formula="of:=3*[.J93]" office:value-type="float" office:value="0.00616599" calcext:value-type="float">
            <text:p>0.00616599</text:p>
          </table:table-cell>
          <table:table-cell table:formula="of:=[.G93]" office:value-type="float" office:value="2.68984" calcext:value-type="float">
            <text:p>2.689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122</text:p>
          </table:table-cell>
          <table:table-cell office:value-type="float" office:value="1" calcext:value-type="float">
            <text:p>1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2.71154" calcext:value-type="float">
            <text:p>2.71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722" calcext:value-type="float">
            <text:p>0.00194722</text:p>
          </table:table-cell>
          <table:table-cell office:value-type="float" office:value="0.0000130771" calcext:value-type="float">
            <text:p>1.30771E-05</text:p>
          </table:table-cell>
          <table:table-cell office:value-type="float" office:value="2.70151" calcext:value-type="float">
            <text:p>2.70151</text:p>
          </table:table-cell>
          <table:table-cell office:value-type="float" office:value="2.72071" calcext:value-type="float">
            <text:p>2.72071</text:p>
          </table:table-cell>
          <table:table-cell office:value-type="float" office:value="2.70569" calcext:value-type="float">
            <text:p>2.70569</text:p>
          </table:table-cell>
          <table:table-cell office:value-type="float" office:value="2.71738" calcext:value-type="float">
            <text:p>2.71738</text:p>
          </table:table-cell>
          <table:table-cell office:value-type="float" office:value="0" calcext:value-type="float">
            <text:p>0</text:p>
          </table:table-cell>
          <table:table-cell table:formula="of:=[.D94]" office:value-type="string" office:string-value="Rh122" calcext:value-type="string">
            <text:p>Rh122</text:p>
          </table:table-cell>
          <table:table-cell office:value-type="float" office:value="45" calcext:value-type="float">
            <text:p>45</text:p>
          </table:table-cell>
          <table:table-cell table:formula="of:=VALUE(RIGHT([.D94];LEN([.D94])-2))" office:value-type="float" office:value="122" calcext:value-type="float">
            <text:p>122</text:p>
          </table:table-cell>
          <table:table-cell table:formula="of:=3*[.J94]" office:value-type="float" office:value="0.00584166" calcext:value-type="float">
            <text:p>0.00584166</text:p>
          </table:table-cell>
          <table:table-cell table:formula="of:=[.G94]" office:value-type="float" office:value="2.71154" calcext:value-type="float">
            <text:p>2.71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123</text:p>
          </table:table-cell>
          <table:table-cell office:value-type="float" office:value="1" calcext:value-type="float">
            <text:p>1</text:p>
          </table:table-cell>
          <table:table-cell office:value-type="float" office:value="518.62" calcext:value-type="float">
            <text:p>518.62</text:p>
          </table:table-cell>
          <table:table-cell office:value-type="float" office:value="2.7337" calcext:value-type="float">
            <text:p>2.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5887" calcext:value-type="float">
            <text:p>0.00205887</text:p>
          </table:table-cell>
          <table:table-cell office:value-type="float" office:value="0.000019906" calcext:value-type="float">
            <text:p>0.000019906</text:p>
          </table:table-cell>
          <table:table-cell office:value-type="float" office:value="2.72373" calcext:value-type="float">
            <text:p>2.72373</text:p>
          </table:table-cell>
          <table:table-cell office:value-type="float" office:value="2.74293" calcext:value-type="float">
            <text:p>2.74293</text:p>
          </table:table-cell>
          <table:table-cell office:value-type="float" office:value="2.72752" calcext:value-type="float">
            <text:p>2.72752</text:p>
          </table:table-cell>
          <table:table-cell office:value-type="float" office:value="2.73987" calcext:value-type="float">
            <text:p>2.73987</text:p>
          </table:table-cell>
          <table:table-cell office:value-type="float" office:value="0" calcext:value-type="float">
            <text:p>0</text:p>
          </table:table-cell>
          <table:table-cell table:formula="of:=[.D95]" office:value-type="string" office:string-value="Rh123" calcext:value-type="string">
            <text:p>Rh123</text:p>
          </table:table-cell>
          <table:table-cell office:value-type="float" office:value="45" calcext:value-type="float">
            <text:p>45</text:p>
          </table:table-cell>
          <table:table-cell table:formula="of:=VALUE(RIGHT([.D95];LEN([.D95])-2))" office:value-type="float" office:value="123" calcext:value-type="float">
            <text:p>123</text:p>
          </table:table-cell>
          <table:table-cell table:formula="of:=3*[.J95]" office:value-type="float" office:value="0.00617661" calcext:value-type="float">
            <text:p>0.00617661</text:p>
          </table:table-cell>
          <table:table-cell table:formula="of:=[.G95]" office:value-type="float" office:value="2.7337" calcext:value-type="float">
            <text:p>2.73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124</text:p>
          </table:table-cell>
          <table:table-cell office:value-type="float" office:value="1" calcext:value-type="float">
            <text:p>1</text:p>
          </table:table-cell>
          <table:table-cell office:value-type="float" office:value="49.5694" calcext:value-type="float">
            <text:p>49.5694</text:p>
          </table:table-cell>
          <table:table-cell office:value-type="float" office:value="2.75613" calcext:value-type="float">
            <text:p>2.75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8047" calcext:value-type="float">
            <text:p>0.00208047</text:p>
          </table:table-cell>
          <table:table-cell office:value-type="float" office:value="0.0000647626" calcext:value-type="float">
            <text:p>6.47626E-05</text:p>
          </table:table-cell>
          <table:table-cell office:value-type="float" office:value="2.74596" calcext:value-type="float">
            <text:p>2.74596</text:p>
          </table:table-cell>
          <table:table-cell office:value-type="float" office:value="2.76516" calcext:value-type="float">
            <text:p>2.76516</text:p>
          </table:table-cell>
          <table:table-cell office:value-type="float" office:value="2.74989" calcext:value-type="float">
            <text:p>2.74989</text:p>
          </table:table-cell>
          <table:table-cell office:value-type="float" office:value="2.76237" calcext:value-type="float">
            <text:p>2.76237</text:p>
          </table:table-cell>
          <table:table-cell office:value-type="float" office:value="0" calcext:value-type="float">
            <text:p>0</text:p>
          </table:table-cell>
          <table:table-cell table:formula="of:=[.D96]" office:value-type="string" office:string-value="Rh124" calcext:value-type="string">
            <text:p>Rh124</text:p>
          </table:table-cell>
          <table:table-cell office:value-type="float" office:value="45" calcext:value-type="float">
            <text:p>45</text:p>
          </table:table-cell>
          <table:table-cell table:formula="of:=VALUE(RIGHT([.D96];LEN([.D96])-2))" office:value-type="float" office:value="124" calcext:value-type="float">
            <text:p>124</text:p>
          </table:table-cell>
          <table:table-cell table:formula="of:=3*[.J96]" office:value-type="float" office:value="0.00624141" calcext:value-type="float">
            <text:p>0.00624141</text:p>
          </table:table-cell>
          <table:table-cell table:formula="of:=[.G96]" office:value-type="float" office:value="2.75613" calcext:value-type="float">
            <text:p>2.756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125</text:p>
          </table:table-cell>
          <table:table-cell office:value-type="float" office:value="1" calcext:value-type="float">
            <text:p>1</text:p>
          </table:table-cell>
          <table:table-cell office:value-type="float" office:value="2.99389" calcext:value-type="float">
            <text:p>2.99389</text:p>
          </table:table-cell>
          <table:table-cell office:value-type="float" office:value="2.77865" calcext:value-type="float">
            <text:p>2.7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3231" calcext:value-type="float">
            <text:p>0.00173231</text:p>
          </table:table-cell>
          <table:table-cell office:value-type="float" office:value="0.000240267" calcext:value-type="float">
            <text:p>0.000240267</text:p>
          </table:table-cell>
          <table:table-cell office:value-type="float" office:value="2.76818" calcext:value-type="float">
            <text:p>2.76818</text:p>
          </table:table-cell>
          <table:table-cell office:value-type="float" office:value="2.78738" calcext:value-type="float">
            <text:p>2.78738</text:p>
          </table:table-cell>
          <table:table-cell office:value-type="float" office:value="2.77346" calcext:value-type="float">
            <text:p>2.77346</text:p>
          </table:table-cell>
          <table:table-cell office:value-type="float" office:value="2.78385" calcext:value-type="float">
            <text:p>2.78385</text:p>
          </table:table-cell>
          <table:table-cell office:value-type="float" office:value="0" calcext:value-type="float">
            <text:p>0</text:p>
          </table:table-cell>
          <table:table-cell table:formula="of:=[.D97]" office:value-type="string" office:string-value="Rh125" calcext:value-type="string">
            <text:p>Rh125</text:p>
          </table:table-cell>
          <table:table-cell office:value-type="float" office:value="45" calcext:value-type="float">
            <text:p>45</text:p>
          </table:table-cell>
          <table:table-cell table:formula="of:=VALUE(RIGHT([.D97];LEN([.D97])-2))" office:value-type="float" office:value="125" calcext:value-type="float">
            <text:p>125</text:p>
          </table:table-cell>
          <table:table-cell table:formula="of:=3*[.J97]" office:value-type="float" office:value="0.00519693" calcext:value-type="float">
            <text:p>0.00519693</text:p>
          </table:table-cell>
          <table:table-cell table:formula="of:=[.G97]" office:value-type="float" office:value="2.77865" calcext:value-type="float">
            <text:p>2.778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4</text:p>
          </table:table-cell>
          <table:table-cell office:value-type="float" office:value="1" calcext:value-type="float">
            <text:p>1</text:p>
          </table:table-cell>
          <table:table-cell office:value-type="float" office:value="21.8376" calcext:value-type="float">
            <text:p>21.8376</text:p>
          </table:table-cell>
          <table:table-cell office:value-type="float" office:value="2.69605" calcext:value-type="float">
            <text:p>2.6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891" calcext:value-type="float">
            <text:p>0.0019891</text:p>
          </table:table-cell>
          <table:table-cell office:value-type="float" office:value="0.000103283" calcext:value-type="float">
            <text:p>0.000103283</text:p>
          </table:table-cell>
          <table:table-cell office:value-type="float" office:value="2.68965" calcext:value-type="float">
            <text:p>2.68965</text:p>
          </table:table-cell>
          <table:table-cell office:value-type="float" office:value="2.70165" calcext:value-type="float">
            <text:p>2.70165</text:p>
          </table:table-cell>
          <table:table-cell office:value-type="float" office:value="2.69009" calcext:value-type="float">
            <text:p>2.69009</text:p>
          </table:table-cell>
          <table:table-cell office:value-type="float" office:value="2.70202" calcext:value-type="float">
            <text:p>2.70202</text:p>
          </table:table-cell>
          <table:table-cell office:value-type="float" office:value="0" calcext:value-type="float">
            <text:p>0</text:p>
          </table:table-cell>
          <table:table-cell table:formula="of:=[.D98]" office:value-type="string" office:string-value="Pd124" calcext:value-type="string">
            <text:p>Pd124</text:p>
          </table:table-cell>
          <table:table-cell office:value-type="float" office:value="45" calcext:value-type="float">
            <text:p>45</text:p>
          </table:table-cell>
          <table:table-cell table:formula="of:=VALUE(RIGHT([.D98];LEN([.D98])-2))" office:value-type="float" office:value="124" calcext:value-type="float">
            <text:p>124</text:p>
          </table:table-cell>
          <table:table-cell table:formula="of:=3*[.J98]" office:value-type="float" office:value="0.0059673" calcext:value-type="float">
            <text:p>0.0059673</text:p>
          </table:table-cell>
          <table:table-cell table:formula="of:=[.G98]" office:value-type="float" office:value="2.69605" calcext:value-type="float">
            <text:p>2.696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5</text:p>
          </table:table-cell>
          <table:table-cell office:value-type="float" office:value="1" calcext:value-type="float">
            <text:p>1</text:p>
          </table:table-cell>
          <table:table-cell office:value-type="float" office:value="168.083" calcext:value-type="float">
            <text:p>168.083</text:p>
          </table:table-cell>
          <table:table-cell office:value-type="float" office:value="2.71724" calcext:value-type="float">
            <text:p>2.7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6763" calcext:value-type="float">
            <text:p>0.00196763</text:p>
          </table:table-cell>
          <table:table-cell office:value-type="float" office:value="0.0000365352" calcext:value-type="float">
            <text:p>3.65352E-05</text:p>
          </table:table-cell>
          <table:table-cell office:value-type="float" office:value="2.71139" calcext:value-type="float">
            <text:p>2.71139</text:p>
          </table:table-cell>
          <table:table-cell office:value-type="float" office:value="2.72339" calcext:value-type="float">
            <text:p>2.72339</text:p>
          </table:table-cell>
          <table:table-cell office:value-type="float" office:value="2.71134" calcext:value-type="float">
            <text:p>2.71134</text:p>
          </table:table-cell>
          <table:table-cell office:value-type="float" office:value="2.72314" calcext:value-type="float">
            <text:p>2.72314</text:p>
          </table:table-cell>
          <table:table-cell office:value-type="float" office:value="0" calcext:value-type="float">
            <text:p>0</text:p>
          </table:table-cell>
          <table:table-cell table:formula="of:=[.D99]" office:value-type="string" office:string-value="Pd125" calcext:value-type="string">
            <text:p>Pd125</text:p>
          </table:table-cell>
          <table:table-cell office:value-type="float" office:value="45" calcext:value-type="float">
            <text:p>45</text:p>
          </table:table-cell>
          <table:table-cell table:formula="of:=VALUE(RIGHT([.D99];LEN([.D99])-2))" office:value-type="float" office:value="125" calcext:value-type="float">
            <text:p>125</text:p>
          </table:table-cell>
          <table:table-cell table:formula="of:=3*[.J99]" office:value-type="float" office:value="0.00590289" calcext:value-type="float">
            <text:p>0.00590289</text:p>
          </table:table-cell>
          <table:table-cell table:formula="of:=[.G99]" office:value-type="float" office:value="2.71724" calcext:value-type="float">
            <text:p>2.717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6</text:p>
          </table:table-cell>
          <table:table-cell office:value-type="float" office:value="1" calcext:value-type="float">
            <text:p>1</text:p>
          </table:table-cell>
          <table:table-cell office:value-type="float" office:value="22.3528" calcext:value-type="float">
            <text:p>22.3528</text:p>
          </table:table-cell>
          <table:table-cell office:value-type="float" office:value="2.73889" calcext:value-type="float">
            <text:p>2.7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5844" calcext:value-type="float">
            <text:p>0.00185844</text:p>
          </table:table-cell>
          <table:table-cell office:value-type="float" office:value="0.0000950029" calcext:value-type="float">
            <text:p>9.50029E-05</text:p>
          </table:table-cell>
          <table:table-cell office:value-type="float" office:value="2.73313" calcext:value-type="float">
            <text:p>2.73313</text:p>
          </table:table-cell>
          <table:table-cell office:value-type="float" office:value="2.74513" calcext:value-type="float">
            <text:p>2.74513</text:p>
          </table:table-cell>
          <table:table-cell office:value-type="float" office:value="2.73331" calcext:value-type="float">
            <text:p>2.73331</text:p>
          </table:table-cell>
          <table:table-cell office:value-type="float" office:value="2.74446" calcext:value-type="float">
            <text:p>2.74446</text:p>
          </table:table-cell>
          <table:table-cell office:value-type="float" office:value="0" calcext:value-type="float">
            <text:p>0</text:p>
          </table:table-cell>
          <table:table-cell table:formula="of:=[.D100]" office:value-type="string" office:string-value="Pd126" calcext:value-type="string">
            <text:p>Pd126</text:p>
          </table:table-cell>
          <table:table-cell office:value-type="float" office:value="45" calcext:value-type="float">
            <text:p>45</text:p>
          </table:table-cell>
          <table:table-cell table:formula="of:=VALUE(RIGHT([.D100];LEN([.D100])-2))" office:value-type="float" office:value="126" calcext:value-type="float">
            <text:p>126</text:p>
          </table:table-cell>
          <table:table-cell table:formula="of:=3*[.J100]" office:value-type="float" office:value="0.00557532" calcext:value-type="float">
            <text:p>0.00557532</text:p>
          </table:table-cell>
          <table:table-cell table:formula="of:=[.G100]" office:value-type="float" office:value="2.73889" calcext:value-type="float">
            <text:p>2.73889</text:p>
          </table:table-cell>
        </table:table-row>
      </table:table>
      <table:table table:name="newpidfile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12" table:default-cell-style-name="ce6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Half-lives</text:p>
          </table:table-cell>
          <table:table-cell table:style-name="Default" office:value-type="string" calcext:value-type="string">
            <text:p>aoq center</text:p>
          </table:table-cell>
          <table:table-cell table:style-name="Default" office:value-type="string" calcext:value-type="string">
            <text:p>Zet center</text:p>
          </table:table-cell>
          <table:table-cell table:style-name="Default" office:value-type="string" calcext:value-type="string">
            <text:p>aoq r</text:p>
          </table:table-cell>
          <table:table-cell table:style-name="Default" office:value-type="string" calcext:value-type="string">
            <text:p>Zet r</text:p>
          </table:table-cell>
          <table:table-cell table:style-name="Default" office:value-type="string" calcext:value-type="string">
            <text:p>start angle</text:p>
          </table:table-cell>
          <table:table-cell table:style-name="Default" office:value-type="string" calcext:value-type="string">
            <text:p>stop angle</text:p>
          </table:table-cell>
          <table:table-cell table:style-name="Default" office:value-type="string" calcext:value-type="string">
            <text:p>reserv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1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ZET fit r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sigma</text:p>
          </table:table-cell>
          <table:table-cell office:value-type="string" calcext:value-type="string">
            <text:p>Aoqcenter</text:p>
          </table:table-cell>
          <table:table-cell office:value-type="string" calcext:value-type="string">
            <text:p>stt</text:p>
          </table:table-cell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z</text:p>
          </table:table-cell>
          <table:table-cell office:value-type="string" calcext:value-type="string">
            <text:p>zet center</text:p>
          </table:table-cell>
          <table:table-cell office:value-type="string" calcext:value-type="string">
            <text:p>1sigma</text:p>
          </table:table-cell>
          <table:table-cell office:value-type="string" calcext:value-type="string">
            <text:p>sigmaerr</text:p>
          </table:table-cell>
        </table:table-row>
        <table:table-row table:style-name="ro1">
          <table:table-cell table:style-name="ce1" office:value-type="string" calcext:value-type="string">
            <text:p>Ge87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.0059709" calcext:value-type="float">
            <text:p>0.0059709</text:p>
          </table:table-cell>
          <table:table-cell office:value-type="float" office:value="2.71663" calcext:value-type="float">
            <text:p>2.716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" office:value-type="float" office:value="87" calcext:value-type="float">
            <text:p>87</text:p>
          </table:table-cell>
          <table:table-cell table:formula="of:=LEFT([.A5];2)" office:value-type="string" office:string-value="Ge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 table:formula="of:=[.E5]" office:value-type="float" office:value="2.71663" calcext:value-type="float">
            <text:p>2.71663</text:p>
          </table:table-cell>
          <table:table-cell table:formula="of:=VLOOKUP([.B5];[.$T$5:.$W$19];2;0)" office:value-type="float" office:value="32.0652" calcext:value-type="float">
            <text:p>32.0652</text:p>
          </table:table-cell>
          <table:table-cell table:formula="of:=[.D5]" office:value-type="float" office:value="0.0059709" calcext:value-type="float">
            <text:p>0.0059709</text:p>
          </table:table-cell>
          <table:table-cell table:formula="of:=VLOOKUP([.B5];[.$T$5:.$W$19];3;0)*3" office:value-type="float" office:value="0.571773" calcext:value-type="float">
            <text:p>0.5717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2.0652" calcext:value-type="float">
            <text:p>32.0652</text:p>
          </table:table-cell>
          <table:table-cell table:style-name="ce8" office:value-type="float" office:value="0.190591" calcext:value-type="float">
            <text:p>0.190591</text:p>
          </table:table-cell>
          <table:table-cell table:style-name="ce8" office:value-type="float" office:value="0.00304056" calcext:value-type="float">
            <text:p>0.00304056</text:p>
          </table:table-cell>
        </table:table-row>
        <table:table-row table:style-name="ro1">
          <table:table-cell table:style-name="ce1" office:value-type="string" calcext:value-type="string">
            <text:p>Ge88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.00453102" calcext:value-type="float">
            <text:p>0.00453102</text:p>
          </table:table-cell>
          <table:table-cell office:value-type="float" office:value="2.74772" calcext:value-type="float">
            <text:p>2.747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]" office:value-type="float" office:value="88" calcext:value-type="float">
            <text:p>88</text:p>
          </table:table-cell>
          <table:table-cell table:formula="of:=LEFT([.A6];2)" office:value-type="string" office:string-value="Ge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 table:formula="of:=[.E6]" office:value-type="float" office:value="2.74772" calcext:value-type="float">
            <text:p>2.74772</text:p>
          </table:table-cell>
          <table:table-cell table:formula="of:=VLOOKUP([.B6];[.$T$5:.$W$19];2;0)" office:value-type="float" office:value="32.0652" calcext:value-type="float">
            <text:p>32.0652</text:p>
          </table:table-cell>
          <table:table-cell table:formula="of:=[.D6]" office:value-type="float" office:value="0.00453102" calcext:value-type="float">
            <text:p>0.00453102</text:p>
          </table:table-cell>
          <table:table-cell table:formula="of:=VLOOKUP([.B6];[.$T$5:.$W$19];3;0)*3" office:value-type="float" office:value="0.571773" calcext:value-type="float">
            <text:p>0.5717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3.076" calcext:value-type="float">
            <text:p>33.076</text:p>
          </table:table-cell>
          <table:table-cell table:style-name="ce8" office:value-type="float" office:value="0.180064" calcext:value-type="float">
            <text:p>0.180064</text:p>
          </table:table-cell>
          <table:table-cell table:style-name="ce8" office:value-type="float" office:value="0.000570598" calcext:value-type="float">
            <text:p>0.000570598</text:p>
          </table:table-cell>
        </table:table-row>
        <table:table-row table:style-name="ro1">
          <table:table-cell table:style-name="ce1" office:value-type="string" calcext:value-type="string">
            <text:p>Ge89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.00457932" calcext:value-type="float">
            <text:p>0.00457932</text:p>
          </table:table-cell>
          <table:table-cell office:value-type="float" office:value="2.77967" calcext:value-type="float">
            <text:p>2.779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" office:value-type="float" office:value="89" calcext:value-type="float">
            <text:p>89</text:p>
          </table:table-cell>
          <table:table-cell table:formula="of:=LEFT([.A7];2)" office:value-type="string" office:string-value="Ge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 table:formula="of:=[.E7]" office:value-type="float" office:value="2.77967" calcext:value-type="float">
            <text:p>2.77967</text:p>
          </table:table-cell>
          <table:table-cell table:formula="of:=VLOOKUP([.B7];[.$T$5:.$W$19];2;0)" office:value-type="float" office:value="32.0652" calcext:value-type="float">
            <text:p>32.0652</text:p>
          </table:table-cell>
          <table:table-cell table:formula="of:=[.D7]" office:value-type="float" office:value="0.00457932" calcext:value-type="float">
            <text:p>0.00457932</text:p>
          </table:table-cell>
          <table:table-cell table:formula="of:=VLOOKUP([.B7];[.$T$5:.$W$19];3;0)*3" office:value-type="float" office:value="0.571773" calcext:value-type="float">
            <text:p>0.5717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8" office:value-type="float" office:value="34.0777" calcext:value-type="float">
            <text:p>34.0777</text:p>
          </table:table-cell>
          <table:table-cell table:style-name="ce8" office:value-type="float" office:value="0.179978" calcext:value-type="float">
            <text:p>0.179978</text:p>
          </table:table-cell>
          <table:table-cell table:style-name="ce8" office:value-type="float" office:value="0.000251306" calcext:value-type="float">
            <text:p>0.000251306</text:p>
          </table:table-cell>
        </table:table-row>
        <table:table-row table:style-name="ro1">
          <table:table-cell table:style-name="ce1" office:value-type="string" calcext:value-type="string">
            <text:p>Ge90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00333519" calcext:value-type="float">
            <text:p>0.00333519</text:p>
          </table:table-cell>
          <table:table-cell office:value-type="float" office:value="2.81145" calcext:value-type="float">
            <text:p>2.811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" office:value-type="float" office:value="90" calcext:value-type="float">
            <text:p>90</text:p>
          </table:table-cell>
          <table:table-cell table:formula="of:=LEFT([.A8];2)" office:value-type="string" office:string-value="Ge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 table:formula="of:=[.E8]" office:value-type="float" office:value="2.81145" calcext:value-type="float">
            <text:p>2.81145</text:p>
          </table:table-cell>
          <table:table-cell table:formula="of:=VLOOKUP([.B8];[.$T$5:.$W$19];2;0)" office:value-type="float" office:value="32.0652" calcext:value-type="float">
            <text:p>32.0652</text:p>
          </table:table-cell>
          <table:table-cell table:formula="of:=[.D8]" office:value-type="float" office:value="0.00333519" calcext:value-type="float">
            <text:p>0.00333519</text:p>
          </table:table-cell>
          <table:table-cell table:formula="of:=VLOOKUP([.B8];[.$T$5:.$W$19];3;0)*3" office:value-type="float" office:value="0.571773" calcext:value-type="float">
            <text:p>0.5717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8" office:value-type="float" office:value="35.0864" calcext:value-type="float">
            <text:p>35.0864</text:p>
          </table:table-cell>
          <table:table-cell table:style-name="ce8" office:value-type="float" office:value="0.181737" calcext:value-type="float">
            <text:p>0.181737</text:p>
          </table:table-cell>
          <table:table-cell table:style-name="ce8" office:value-type="float" office:value="0.00019156" calcext:value-type="float">
            <text:p>0.00019156</text:p>
          </table:table-cell>
        </table:table-row>
        <table:table-row table:style-name="ro1">
          <table:table-cell office:value-type="string" calcext:value-type="string">
            <text:p>As89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0.00452556" calcext:value-type="float">
            <text:p>0.00452556</text:p>
          </table:table-cell>
          <table:table-cell office:value-type="float" office:value="2.69512" calcext:value-type="float">
            <text:p>2.695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" office:value-type="float" office:value="89" calcext:value-type="float">
            <text:p>89</text:p>
          </table:table-cell>
          <table:table-cell table:formula="of:=LEFT([.A9];2)" office:value-type="string" office:string-value="As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table:formula="of:=[.E9]" office:value-type="float" office:value="2.69512" calcext:value-type="float">
            <text:p>2.69512</text:p>
          </table:table-cell>
          <table:table-cell table:formula="of:=VLOOKUP([.B9];[.$T$5:.$W$19];2;0)" office:value-type="float" office:value="33.076" calcext:value-type="float">
            <text:p>33.076</text:p>
          </table:table-cell>
          <table:table-cell table:formula="of:=[.D9]" office:value-type="float" office:value="0.00452556" calcext:value-type="float">
            <text:p>0.00452556</text:p>
          </table:table-cell>
          <table:table-cell table:formula="of:=VLOOKUP([.B9];[.$T$5:.$W$19];3;0)*3" office:value-type="float" office:value="0.540192" calcext:value-type="float">
            <text:p>0.5401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8" office:value-type="float" office:value="36.0903" calcext:value-type="float">
            <text:p>36.0903</text:p>
          </table:table-cell>
          <table:table-cell table:style-name="ce8" office:value-type="float" office:value="0.182243" calcext:value-type="float">
            <text:p>0.182243</text:p>
          </table:table-cell>
          <table:table-cell table:style-name="ce8" office:value-type="float" office:value="0.000201475" calcext:value-type="float">
            <text:p>0.000201475</text:p>
          </table:table-cell>
        </table:table-row>
        <table:table-row table:style-name="ro1">
          <table:table-cell office:value-type="string" calcext:value-type="string">
            <text:p>As90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0.00436413" calcext:value-type="float">
            <text:p>0.00436413</text:p>
          </table:table-cell>
          <table:table-cell office:value-type="float" office:value="2.72567" calcext:value-type="float">
            <text:p>2.725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]" office:value-type="float" office:value="90" calcext:value-type="float">
            <text:p>90</text:p>
          </table:table-cell>
          <table:table-cell table:formula="of:=LEFT([.A10];2)" office:value-type="string" office:string-value="As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table:formula="of:=[.E10]" office:value-type="float" office:value="2.72567" calcext:value-type="float">
            <text:p>2.72567</text:p>
          </table:table-cell>
          <table:table-cell table:formula="of:=VLOOKUP([.B10];[.$T$5:.$W$19];2;0)" office:value-type="float" office:value="33.076" calcext:value-type="float">
            <text:p>33.076</text:p>
          </table:table-cell>
          <table:table-cell table:formula="of:=[.D10]" office:value-type="float" office:value="0.00436413" calcext:value-type="float">
            <text:p>0.00436413</text:p>
          </table:table-cell>
          <table:table-cell table:formula="of:=VLOOKUP([.B10];[.$T$5:.$W$19];3;0)*3" office:value-type="float" office:value="0.540192" calcext:value-type="float">
            <text:p>0.5401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8" office:value-type="float" office:value="37.0939" calcext:value-type="float">
            <text:p>37.0939</text:p>
          </table:table-cell>
          <table:table-cell table:style-name="ce8" office:value-type="float" office:value="0.18384" calcext:value-type="float">
            <text:p>0.18384</text:p>
          </table:table-cell>
          <table:table-cell table:style-name="ce8" office:value-type="float" office:value="0.000285533" calcext:value-type="float">
            <text:p>0.000285533</text:p>
          </table:table-cell>
        </table:table-row>
        <table:table-row table:style-name="ro1">
          <table:table-cell office:value-type="string" calcext:value-type="string">
            <text:p>As91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0.00449868" calcext:value-type="float">
            <text:p>0.00449868</text:p>
          </table:table-cell>
          <table:table-cell office:value-type="float" office:value="2.75641" calcext:value-type="float">
            <text:p>2.756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" office:value-type="float" office:value="91" calcext:value-type="float">
            <text:p>91</text:p>
          </table:table-cell>
          <table:table-cell table:formula="of:=LEFT([.A11];2)" office:value-type="string" office:string-value="As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table:formula="of:=[.E11]" office:value-type="float" office:value="2.75641" calcext:value-type="float">
            <text:p>2.75641</text:p>
          </table:table-cell>
          <table:table-cell table:formula="of:=VLOOKUP([.B11];[.$T$5:.$W$19];2;0)" office:value-type="float" office:value="33.076" calcext:value-type="float">
            <text:p>33.076</text:p>
          </table:table-cell>
          <table:table-cell table:formula="of:=[.D11]" office:value-type="float" office:value="0.00449868" calcext:value-type="float">
            <text:p>0.00449868</text:p>
          </table:table-cell>
          <table:table-cell table:formula="of:=VLOOKUP([.B11];[.$T$5:.$W$19];3;0)*3" office:value-type="float" office:value="0.540192" calcext:value-type="float">
            <text:p>0.5401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 table:style-name="ce8" office:value-type="float" office:value="38.0904" calcext:value-type="float">
            <text:p>38.0904</text:p>
          </table:table-cell>
          <table:table-cell table:style-name="ce8" office:value-type="float" office:value="0.184702" calcext:value-type="float">
            <text:p>0.184702</text:p>
          </table:table-cell>
          <table:table-cell table:style-name="ce8" office:value-type="float" office:value="0.000460792" calcext:value-type="float">
            <text:p>0.000460792</text:p>
          </table:table-cell>
        </table:table-row>
        <table:table-row table:style-name="ro1">
          <table:table-cell office:value-type="string" calcext:value-type="string">
            <text:p>As92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0.0051873" calcext:value-type="float">
            <text:p>0.0051873</text:p>
          </table:table-cell>
          <table:table-cell office:value-type="float" office:value="2.7872" calcext:value-type="float">
            <text:p>2.78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" office:value-type="float" office:value="92" calcext:value-type="float">
            <text:p>92</text:p>
          </table:table-cell>
          <table:table-cell table:formula="of:=LEFT([.A12];2)" office:value-type="string" office:string-value="As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table:formula="of:=[.E12]" office:value-type="float" office:value="2.7872" calcext:value-type="float">
            <text:p>2.7872</text:p>
          </table:table-cell>
          <table:table-cell table:formula="of:=VLOOKUP([.B12];[.$T$5:.$W$19];2;0)" office:value-type="float" office:value="33.076" calcext:value-type="float">
            <text:p>33.076</text:p>
          </table:table-cell>
          <table:table-cell table:formula="of:=[.D12]" office:value-type="float" office:value="0.0051873" calcext:value-type="float">
            <text:p>0.0051873</text:p>
          </table:table-cell>
          <table:table-cell table:formula="of:=VLOOKUP([.B12];[.$T$5:.$W$19];3;0)*3" office:value-type="float" office:value="0.540192" calcext:value-type="float">
            <text:p>0.5401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8" office:value-type="float" office:value="39.0939" calcext:value-type="float">
            <text:p>39.0939</text:p>
          </table:table-cell>
          <table:table-cell table:style-name="ce8" office:value-type="float" office:value="0.183463" calcext:value-type="float">
            <text:p>0.183463</text:p>
          </table:table-cell>
          <table:table-cell table:style-name="ce8" office:value-type="float" office:value="0.0002945" calcext:value-type="float">
            <text:p>0.0002945</text:p>
          </table:table-cell>
        </table:table-row>
        <table:table-row table:style-name="ro1">
          <table:table-cell office:value-type="string" calcext:value-type="string">
            <text:p>As93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0.0063714" calcext:value-type="float">
            <text:p>0.0063714</text:p>
          </table:table-cell>
          <table:table-cell office:value-type="float" office:value="2.81817" calcext:value-type="float">
            <text:p>2.818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" office:value-type="float" office:value="93" calcext:value-type="float">
            <text:p>93</text:p>
          </table:table-cell>
          <table:table-cell table:formula="of:=LEFT([.A13];2)" office:value-type="string" office:string-value="As" calcext:value-type="string">
            <text:p>As</text:p>
          </table:table-cell>
          <table:table-cell office:value-type="float" office:value="1000" calcext:value-type="float">
            <text:p>1000</text:p>
          </table:table-cell>
          <table:table-cell table:formula="of:=[.E13]" office:value-type="float" office:value="2.81817" calcext:value-type="float">
            <text:p>2.81817</text:p>
          </table:table-cell>
          <table:table-cell table:formula="of:=VLOOKUP([.B13];[.$T$5:.$W$19];2;0)" office:value-type="float" office:value="33.076" calcext:value-type="float">
            <text:p>33.076</text:p>
          </table:table-cell>
          <table:table-cell table:formula="of:=[.D13]" office:value-type="float" office:value="0.0063714" calcext:value-type="float">
            <text:p>0.0063714</text:p>
          </table:table-cell>
          <table:table-cell table:formula="of:=VLOOKUP([.B13];[.$T$5:.$W$19];3;0)*3" office:value-type="float" office:value="0.540192" calcext:value-type="float">
            <text:p>0.5401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40.0836" calcext:value-type="float">
            <text:p>40.0836</text:p>
          </table:table-cell>
          <table:table-cell table:style-name="ce8" office:value-type="float" office:value="0.184539" calcext:value-type="float">
            <text:p>0.184539</text:p>
          </table:table-cell>
          <table:table-cell table:style-name="ce8" office:value-type="float" office:value="0.000123016" calcext:value-type="float">
            <text:p>0.000123016</text:p>
          </table:table-cell>
        </table:table-row>
        <table:table-row table:style-name="ro1">
          <table:table-cell table:style-name="ce1" office:value-type="string" calcext:value-type="string">
            <text:p>Se91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.00415074" calcext:value-type="float">
            <text:p>0.00415074</text:p>
          </table:table-cell>
          <table:table-cell office:value-type="float" office:value="2.67543" calcext:value-type="float">
            <text:p>2.675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" office:value-type="float" office:value="91" calcext:value-type="float">
            <text:p>91</text:p>
          </table:table-cell>
          <table:table-cell table:formula="of:=LEFT([.A14];2)" office:value-type="string" office:string-value="Se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table:formula="of:=[.E14]" office:value-type="float" office:value="2.67543" calcext:value-type="float">
            <text:p>2.67543</text:p>
          </table:table-cell>
          <table:table-cell table:formula="of:=VLOOKUP([.B14];[.$T$5:.$W$19];2;0)" office:value-type="float" office:value="34.0777" calcext:value-type="float">
            <text:p>34.0777</text:p>
          </table:table-cell>
          <table:table-cell table:formula="of:=[.D14]" office:value-type="float" office:value="0.00415074" calcext:value-type="float">
            <text:p>0.00415074</text:p>
          </table:table-cell>
          <table:table-cell table:formula="of:=VLOOKUP([.B14];[.$T$5:.$W$19];3;0)*3" office:value-type="float" office:value="0.539934" calcext:value-type="float">
            <text:p>0.5399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8" office:value-type="float" office:value="41.081" calcext:value-type="float">
            <text:p>41.081</text:p>
          </table:table-cell>
          <table:table-cell table:style-name="ce8" office:value-type="float" office:value="0.186285" calcext:value-type="float">
            <text:p>0.186285</text:p>
          </table:table-cell>
          <table:table-cell table:style-name="ce8" office:value-type="float" office:value="0.000129818" calcext:value-type="float">
            <text:p>0.000129818</text:p>
          </table:table-cell>
        </table:table-row>
        <table:table-row table:style-name="ro1">
          <table:table-cell table:style-name="ce1" office:value-type="string" calcext:value-type="string">
            <text:p>Se92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.00415587" calcext:value-type="float">
            <text:p>0.00415587</text:p>
          </table:table-cell>
          <table:table-cell office:value-type="float" office:value="2.7049" calcext:value-type="float">
            <text:p>2.70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" office:value-type="float" office:value="92" calcext:value-type="float">
            <text:p>92</text:p>
          </table:table-cell>
          <table:table-cell table:formula="of:=LEFT([.A15];2)" office:value-type="string" office:string-value="Se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table:formula="of:=[.E15]" office:value-type="float" office:value="2.7049" calcext:value-type="float">
            <text:p>2.7049</text:p>
          </table:table-cell>
          <table:table-cell table:formula="of:=VLOOKUP([.B15];[.$T$5:.$W$19];2;0)" office:value-type="float" office:value="34.0777" calcext:value-type="float">
            <text:p>34.0777</text:p>
          </table:table-cell>
          <table:table-cell table:formula="of:=[.D15]" office:value-type="float" office:value="0.00415587" calcext:value-type="float">
            <text:p>0.00415587</text:p>
          </table:table-cell>
          <table:table-cell table:formula="of:=VLOOKUP([.B15];[.$T$5:.$W$19];3;0)*3" office:value-type="float" office:value="0.539934" calcext:value-type="float">
            <text:p>0.5399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8" office:value-type="float" office:value="42.078" calcext:value-type="float">
            <text:p>42.078</text:p>
          </table:table-cell>
          <table:table-cell table:style-name="ce8" office:value-type="float" office:value="0.187602" calcext:value-type="float">
            <text:p>0.187602</text:p>
          </table:table-cell>
          <table:table-cell table:style-name="ce8" office:value-type="float" office:value="0.000212216" calcext:value-type="float">
            <text:p>0.000212216</text:p>
          </table:table-cell>
        </table:table-row>
        <table:table-row table:style-name="ro1">
          <table:table-cell table:style-name="ce1" office:value-type="string" calcext:value-type="string">
            <text:p>Se93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0.00467394" calcext:value-type="float">
            <text:p>0.00467394</text:p>
          </table:table-cell>
          <table:table-cell office:value-type="float" office:value="2.73474" calcext:value-type="float">
            <text:p>2.734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" office:value-type="float" office:value="93" calcext:value-type="float">
            <text:p>93</text:p>
          </table:table-cell>
          <table:table-cell table:formula="of:=LEFT([.A16];2)" office:value-type="string" office:string-value="Se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table:formula="of:=[.E16]" office:value-type="float" office:value="2.73474" calcext:value-type="float">
            <text:p>2.73474</text:p>
          </table:table-cell>
          <table:table-cell table:formula="of:=VLOOKUP([.B16];[.$T$5:.$W$19];2;0)" office:value-type="float" office:value="34.0777" calcext:value-type="float">
            <text:p>34.0777</text:p>
          </table:table-cell>
          <table:table-cell table:formula="of:=[.D16]" office:value-type="float" office:value="0.00467394" calcext:value-type="float">
            <text:p>0.00467394</text:p>
          </table:table-cell>
          <table:table-cell table:formula="of:=VLOOKUP([.B16];[.$T$5:.$W$19];3;0)*3" office:value-type="float" office:value="0.539934" calcext:value-type="float">
            <text:p>0.5399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8" office:value-type="float" office:value="43.0731" calcext:value-type="float">
            <text:p>43.0731</text:p>
          </table:table-cell>
          <table:table-cell table:style-name="ce8" office:value-type="float" office:value="0.190105" calcext:value-type="float">
            <text:p>0.190105</text:p>
          </table:table-cell>
          <table:table-cell table:style-name="ce8" office:value-type="float" office:value="0.000335554" calcext:value-type="float">
            <text:p>0.000335554</text:p>
          </table:table-cell>
        </table:table-row>
        <table:table-row table:style-name="ro1">
          <table:table-cell table:style-name="ce1" office:value-type="string" calcext:value-type="string">
            <text:p>Se94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.00520494" calcext:value-type="float">
            <text:p>0.00520494</text:p>
          </table:table-cell>
          <table:table-cell office:value-type="float" office:value="2.76469" calcext:value-type="float">
            <text:p>2.7646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]" office:value-type="float" office:value="94" calcext:value-type="float">
            <text:p>94</text:p>
          </table:table-cell>
          <table:table-cell table:formula="of:=LEFT([.A17];2)" office:value-type="string" office:string-value="Se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table:formula="of:=[.E17]" office:value-type="float" office:value="2.76469" calcext:value-type="float">
            <text:p>2.76469</text:p>
          </table:table-cell>
          <table:table-cell table:formula="of:=VLOOKUP([.B17];[.$T$5:.$W$19];2;0)" office:value-type="float" office:value="34.0777" calcext:value-type="float">
            <text:p>34.0777</text:p>
          </table:table-cell>
          <table:table-cell table:formula="of:=[.D17]" office:value-type="float" office:value="0.00520494" calcext:value-type="float">
            <text:p>0.00520494</text:p>
          </table:table-cell>
          <table:table-cell table:formula="of:=VLOOKUP([.B17];[.$T$5:.$W$19];3;0)*3" office:value-type="float" office:value="0.539934" calcext:value-type="float">
            <text:p>0.5399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 table:style-name="ce8" office:value-type="float" office:value="44.0696" calcext:value-type="float">
            <text:p>44.0696</text:p>
          </table:table-cell>
          <table:table-cell table:style-name="ce8" office:value-type="float" office:value="0.192538" calcext:value-type="float">
            <text:p>0.192538</text:p>
          </table:table-cell>
          <table:table-cell table:style-name="ce8" office:value-type="float" office:value="0.000613626" calcext:value-type="float">
            <text:p>0.000613626</text:p>
          </table:table-cell>
        </table:table-row>
        <table:table-row table:style-name="ro1">
          <table:table-cell table:style-name="ce1" office:value-type="string" calcext:value-type="string">
            <text:p>Se95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.00657534" calcext:value-type="float">
            <text:p>0.00657534</text:p>
          </table:table-cell>
          <table:table-cell office:value-type="float" office:value="2.79442" calcext:value-type="float">
            <text:p>2.794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8]" office:value-type="float" office:value="95" calcext:value-type="float">
            <text:p>95</text:p>
          </table:table-cell>
          <table:table-cell table:formula="of:=LEFT([.A18];2)" office:value-type="string" office:string-value="Se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table:formula="of:=[.E18]" office:value-type="float" office:value="2.79442" calcext:value-type="float">
            <text:p>2.79442</text:p>
          </table:table-cell>
          <table:table-cell table:formula="of:=VLOOKUP([.B18];[.$T$5:.$W$19];2;0)" office:value-type="float" office:value="34.0777" calcext:value-type="float">
            <text:p>34.0777</text:p>
          </table:table-cell>
          <table:table-cell table:formula="of:=[.D18]" office:value-type="float" office:value="0.00657534" calcext:value-type="float">
            <text:p>0.00657534</text:p>
          </table:table-cell>
          <table:table-cell table:formula="of:=VLOOKUP([.B18];[.$T$5:.$W$19];3;0)*3" office:value-type="float" office:value="0.539934" calcext:value-type="float">
            <text:p>0.5399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8" office:value-type="float" office:value="45.0649" calcext:value-type="float">
            <text:p>45.0649</text:p>
          </table:table-cell>
          <table:table-cell table:style-name="ce8" office:value-type="float" office:value="0.19408" calcext:value-type="float">
            <text:p>0.19408</text:p>
          </table:table-cell>
          <table:table-cell table:style-name="ce8" office:value-type="float" office:value="0.000845727" calcext:value-type="float">
            <text:p>0.000845727</text:p>
          </table:table-cell>
        </table:table-row>
        <table:table-row table:style-name="ro1">
          <table:table-cell table:style-name="ce1" office:value-type="string" calcext:value-type="string">
            <text:p>Se96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00627216" calcext:value-type="float">
            <text:p>0.00627216</text:p>
          </table:table-cell>
          <table:table-cell office:value-type="float" office:value="2.82449" calcext:value-type="float">
            <text:p>2.824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" office:value-type="float" office:value="96" calcext:value-type="float">
            <text:p>96</text:p>
          </table:table-cell>
          <table:table-cell table:formula="of:=LEFT([.A19];2)" office:value-type="string" office:string-value="Se" calcext:value-type="string">
            <text:p>Se</text:p>
          </table:table-cell>
          <table:table-cell office:value-type="float" office:value="1000" calcext:value-type="float">
            <text:p>1000</text:p>
          </table:table-cell>
          <table:table-cell table:formula="of:=[.E19]" office:value-type="float" office:value="2.82449" calcext:value-type="float">
            <text:p>2.82449</text:p>
          </table:table-cell>
          <table:table-cell table:formula="of:=VLOOKUP([.B19];[.$T$5:.$W$19];2;0)" office:value-type="float" office:value="34.0777" calcext:value-type="float">
            <text:p>34.0777</text:p>
          </table:table-cell>
          <table:table-cell table:formula="of:=[.D19]" office:value-type="float" office:value="0.00627216" calcext:value-type="float">
            <text:p>0.00627216</text:p>
          </table:table-cell>
          <table:table-cell table:formula="of:=VLOOKUP([.B19];[.$T$5:.$W$19];3;0)*3" office:value-type="float" office:value="0.539934" calcext:value-type="float">
            <text:p>0.5399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8" office:value-type="float" office:value="46.0526" calcext:value-type="float">
            <text:p>46.0526</text:p>
          </table:table-cell>
          <table:table-cell table:style-name="ce8" office:value-type="float" office:value="0.197316" calcext:value-type="float">
            <text:p>0.197316</text:p>
          </table:table-cell>
          <table:table-cell table:style-name="ce8" office:value-type="float" office:value="0.00261893" calcext:value-type="float">
            <text:p>0.00261893</text:p>
          </table:table-cell>
        </table:table-row>
        <table:table-row table:style-name="ro1">
          <table:table-cell office:value-type="string" calcext:value-type="string">
            <text:p>Br94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0.00403863" calcext:value-type="float">
            <text:p>0.00403863</text:p>
          </table:table-cell>
          <table:table-cell office:value-type="float" office:value="2.68558" calcext:value-type="float">
            <text:p>2.685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0]" office:value-type="float" office:value="94" calcext:value-type="float">
            <text:p>94</text:p>
          </table:table-cell>
          <table:table-cell table:formula="of:=LEFT([.A20];2)" office:value-type="string" office:string-value="Br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table:formula="of:=[.E20]" office:value-type="float" office:value="2.68558" calcext:value-type="float">
            <text:p>2.68558</text:p>
          </table:table-cell>
          <table:table-cell table:formula="of:=VLOOKUP([.B20];[.$T$5:.$W$19];2;0)" office:value-type="float" office:value="35.0864" calcext:value-type="float">
            <text:p>35.0864</text:p>
          </table:table-cell>
          <table:table-cell table:formula="of:=[.D20]" office:value-type="float" office:value="0.00403863" calcext:value-type="float">
            <text:p>0.00403863</text:p>
          </table:table-cell>
          <table:table-cell table:formula="of:=VLOOKUP([.B20];[.$T$5:.$W$19];3;0)*3" office:value-type="float" office:value="0.545211" calcext:value-type="float">
            <text:p>0.5452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9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0.00449166" calcext:value-type="float">
            <text:p>0.00449166</text:p>
          </table:table-cell>
          <table:table-cell office:value-type="float" office:value="2.7144" calcext:value-type="float">
            <text:p>2.71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" office:value-type="float" office:value="95" calcext:value-type="float">
            <text:p>95</text:p>
          </table:table-cell>
          <table:table-cell table:formula="of:=LEFT([.A21];2)" office:value-type="string" office:string-value="Br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table:formula="of:=[.E21]" office:value-type="float" office:value="2.7144" calcext:value-type="float">
            <text:p>2.7144</text:p>
          </table:table-cell>
          <table:table-cell table:formula="of:=VLOOKUP([.B21];[.$T$5:.$W$19];2;0)" office:value-type="float" office:value="35.0864" calcext:value-type="float">
            <text:p>35.0864</text:p>
          </table:table-cell>
          <table:table-cell table:formula="of:=[.D21]" office:value-type="float" office:value="0.00449166" calcext:value-type="float">
            <text:p>0.00449166</text:p>
          </table:table-cell>
          <table:table-cell table:formula="of:=VLOOKUP([.B21];[.$T$5:.$W$19];3;0)*3" office:value-type="float" office:value="0.545211" calcext:value-type="float">
            <text:p>0.5452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9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0.00518325" calcext:value-type="float">
            <text:p>0.00518325</text:p>
          </table:table-cell>
          <table:table-cell office:value-type="float" office:value="2.74349" calcext:value-type="float">
            <text:p>2.7434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]" office:value-type="float" office:value="96" calcext:value-type="float">
            <text:p>96</text:p>
          </table:table-cell>
          <table:table-cell table:formula="of:=LEFT([.A22];2)" office:value-type="string" office:string-value="Br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table:formula="of:=[.E22]" office:value-type="float" office:value="2.74349" calcext:value-type="float">
            <text:p>2.74349</text:p>
          </table:table-cell>
          <table:table-cell table:formula="of:=VLOOKUP([.B22];[.$T$5:.$W$19];2;0)" office:value-type="float" office:value="35.0864" calcext:value-type="float">
            <text:p>35.0864</text:p>
          </table:table-cell>
          <table:table-cell table:formula="of:=[.D22]" office:value-type="float" office:value="0.00518325" calcext:value-type="float">
            <text:p>0.00518325</text:p>
          </table:table-cell>
          <table:table-cell table:formula="of:=VLOOKUP([.B22];[.$T$5:.$W$19];3;0)*3" office:value-type="float" office:value="0.545211" calcext:value-type="float">
            <text:p>0.5452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97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0.00581022" calcext:value-type="float">
            <text:p>0.00581022</text:p>
          </table:table-cell>
          <table:table-cell office:value-type="float" office:value="2.77241" calcext:value-type="float">
            <text:p>2.772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]" office:value-type="float" office:value="97" calcext:value-type="float">
            <text:p>97</text:p>
          </table:table-cell>
          <table:table-cell table:formula="of:=LEFT([.A23];2)" office:value-type="string" office:string-value="Br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table:formula="of:=[.E23]" office:value-type="float" office:value="2.77241" calcext:value-type="float">
            <text:p>2.77241</text:p>
          </table:table-cell>
          <table:table-cell table:formula="of:=VLOOKUP([.B23];[.$T$5:.$W$19];2;0)" office:value-type="float" office:value="35.0864" calcext:value-type="float">
            <text:p>35.0864</text:p>
          </table:table-cell>
          <table:table-cell table:formula="of:=[.D23]" office:value-type="float" office:value="0.00581022" calcext:value-type="float">
            <text:p>0.00581022</text:p>
          </table:table-cell>
          <table:table-cell table:formula="of:=VLOOKUP([.B23];[.$T$5:.$W$19];3;0)*3" office:value-type="float" office:value="0.545211" calcext:value-type="float">
            <text:p>0.5452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98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0.00762918" calcext:value-type="float">
            <text:p>0.00762918</text:p>
          </table:table-cell>
          <table:table-cell office:value-type="float" office:value="2.80114" calcext:value-type="float">
            <text:p>2.801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]" office:value-type="float" office:value="98" calcext:value-type="float">
            <text:p>98</text:p>
          </table:table-cell>
          <table:table-cell table:formula="of:=LEFT([.A24];2)" office:value-type="string" office:string-value="Br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table:formula="of:=[.E24]" office:value-type="float" office:value="2.80114" calcext:value-type="float">
            <text:p>2.80114</text:p>
          </table:table-cell>
          <table:table-cell table:formula="of:=VLOOKUP([.B24];[.$T$5:.$W$19];2;0)" office:value-type="float" office:value="35.0864" calcext:value-type="float">
            <text:p>35.0864</text:p>
          </table:table-cell>
          <table:table-cell table:formula="of:=[.D24]" office:value-type="float" office:value="0.00762918" calcext:value-type="float">
            <text:p>0.00762918</text:p>
          </table:table-cell>
          <table:table-cell table:formula="of:=VLOOKUP([.B24];[.$T$5:.$W$19];3;0)*3" office:value-type="float" office:value="0.545211" calcext:value-type="float">
            <text:p>0.5452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99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0.00711951" calcext:value-type="float">
            <text:p>0.00711951</text:p>
          </table:table-cell>
          <table:table-cell office:value-type="float" office:value="2.82968" calcext:value-type="float">
            <text:p>2.829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" office:value-type="float" office:value="99" calcext:value-type="float">
            <text:p>99</text:p>
          </table:table-cell>
          <table:table-cell table:formula="of:=LEFT([.A25];2)" office:value-type="string" office:string-value="Br" calcext:value-type="string">
            <text:p>Br</text:p>
          </table:table-cell>
          <table:table-cell office:value-type="float" office:value="1000" calcext:value-type="float">
            <text:p>1000</text:p>
          </table:table-cell>
          <table:table-cell table:formula="of:=[.E25]" office:value-type="float" office:value="2.82968" calcext:value-type="float">
            <text:p>2.82968</text:p>
          </table:table-cell>
          <table:table-cell table:formula="of:=VLOOKUP([.B25];[.$T$5:.$W$19];2;0)" office:value-type="float" office:value="35.0864" calcext:value-type="float">
            <text:p>35.0864</text:p>
          </table:table-cell>
          <table:table-cell table:formula="of:=[.D25]" office:value-type="float" office:value="0.00711951" calcext:value-type="float">
            <text:p>0.00711951</text:p>
          </table:table-cell>
          <table:table-cell table:formula="of:=VLOOKUP([.B25];[.$T$5:.$W$19];3;0)*3" office:value-type="float" office:value="0.545211" calcext:value-type="float">
            <text:p>0.5452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r97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.00413382" calcext:value-type="float">
            <text:p>0.00413382</text:p>
          </table:table-cell>
          <table:table-cell office:value-type="float" office:value="2.69516" calcext:value-type="float">
            <text:p>2.695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6]" office:value-type="float" office:value="97" calcext:value-type="float">
            <text:p>97</text:p>
          </table:table-cell>
          <table:table-cell table:formula="of:=LEFT([.A26];2)" office:value-type="string" office:string-value="Kr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table:formula="of:=[.E26]" office:value-type="float" office:value="2.69516" calcext:value-type="float">
            <text:p>2.69516</text:p>
          </table:table-cell>
          <table:table-cell table:formula="of:=VLOOKUP([.B26];[.$T$5:.$W$19];2;0)" office:value-type="float" office:value="36.0903" calcext:value-type="float">
            <text:p>36.0903</text:p>
          </table:table-cell>
          <table:table-cell table:formula="of:=[.D26]" office:value-type="float" office:value="0.00413382" calcext:value-type="float">
            <text:p>0.00413382</text:p>
          </table:table-cell>
          <table:table-cell table:formula="of:=VLOOKUP([.B26];[.$T$5:.$W$19];3;0)*3" office:value-type="float" office:value="0.546729" calcext:value-type="float">
            <text:p>0.5467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r98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.00488439" calcext:value-type="float">
            <text:p>0.00488439</text:p>
          </table:table-cell>
          <table:table-cell office:value-type="float" office:value="2.72315" calcext:value-type="float">
            <text:p>2.723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7]" office:value-type="float" office:value="98" calcext:value-type="float">
            <text:p>98</text:p>
          </table:table-cell>
          <table:table-cell table:formula="of:=LEFT([.A27];2)" office:value-type="string" office:string-value="Kr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table:formula="of:=[.E27]" office:value-type="float" office:value="2.72315" calcext:value-type="float">
            <text:p>2.72315</text:p>
          </table:table-cell>
          <table:table-cell table:formula="of:=VLOOKUP([.B27];[.$T$5:.$W$19];2;0)" office:value-type="float" office:value="36.0903" calcext:value-type="float">
            <text:p>36.0903</text:p>
          </table:table-cell>
          <table:table-cell table:formula="of:=[.D27]" office:value-type="float" office:value="0.00488439" calcext:value-type="float">
            <text:p>0.00488439</text:p>
          </table:table-cell>
          <table:table-cell table:formula="of:=VLOOKUP([.B27];[.$T$5:.$W$19];3;0)*3" office:value-type="float" office:value="0.546729" calcext:value-type="float">
            <text:p>0.5467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r99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0.00565014" calcext:value-type="float">
            <text:p>0.00565014</text:p>
          </table:table-cell>
          <table:table-cell office:value-type="float" office:value="2.75123" calcext:value-type="float">
            <text:p>2.751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" office:value-type="float" office:value="99" calcext:value-type="float">
            <text:p>99</text:p>
          </table:table-cell>
          <table:table-cell table:formula="of:=LEFT([.A28];2)" office:value-type="string" office:string-value="Kr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table:formula="of:=[.E28]" office:value-type="float" office:value="2.75123" calcext:value-type="float">
            <text:p>2.75123</text:p>
          </table:table-cell>
          <table:table-cell table:formula="of:=VLOOKUP([.B28];[.$T$5:.$W$19];2;0)" office:value-type="float" office:value="36.0903" calcext:value-type="float">
            <text:p>36.0903</text:p>
          </table:table-cell>
          <table:table-cell table:formula="of:=[.D28]" office:value-type="float" office:value="0.00565014" calcext:value-type="float">
            <text:p>0.00565014</text:p>
          </table:table-cell>
          <table:table-cell table:formula="of:=VLOOKUP([.B28];[.$T$5:.$W$19];3;0)*3" office:value-type="float" office:value="0.546729" calcext:value-type="float">
            <text:p>0.5467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r100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619989" calcext:value-type="float">
            <text:p>0.00619989</text:p>
          </table:table-cell>
          <table:table-cell office:value-type="float" office:value="2.77915" calcext:value-type="float">
            <text:p>2.779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" office:value-type="float" office:value="100" calcext:value-type="float">
            <text:p>100</text:p>
          </table:table-cell>
          <table:table-cell table:formula="of:=LEFT([.A29];2)" office:value-type="string" office:string-value="Kr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table:formula="of:=[.E29]" office:value-type="float" office:value="2.77915" calcext:value-type="float">
            <text:p>2.77915</text:p>
          </table:table-cell>
          <table:table-cell table:formula="of:=VLOOKUP([.B29];[.$T$5:.$W$19];2;0)" office:value-type="float" office:value="36.0903" calcext:value-type="float">
            <text:p>36.0903</text:p>
          </table:table-cell>
          <table:table-cell table:formula="of:=[.D29]" office:value-type="float" office:value="0.00619989" calcext:value-type="float">
            <text:p>0.00619989</text:p>
          </table:table-cell>
          <table:table-cell table:formula="of:=VLOOKUP([.B29];[.$T$5:.$W$19];3;0)*3" office:value-type="float" office:value="0.546729" calcext:value-type="float">
            <text:p>0.5467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r101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.00692352" calcext:value-type="float">
            <text:p>0.00692352</text:p>
          </table:table-cell>
          <table:table-cell office:value-type="float" office:value="2.80723" calcext:value-type="float">
            <text:p>2.807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]" office:value-type="float" office:value="101" calcext:value-type="float">
            <text:p>101</text:p>
          </table:table-cell>
          <table:table-cell table:formula="of:=LEFT([.A30];2)" office:value-type="string" office:string-value="Kr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table:formula="of:=[.E30]" office:value-type="float" office:value="2.80723" calcext:value-type="float">
            <text:p>2.80723</text:p>
          </table:table-cell>
          <table:table-cell table:formula="of:=VLOOKUP([.B30];[.$T$5:.$W$19];2;0)" office:value-type="float" office:value="36.0903" calcext:value-type="float">
            <text:p>36.0903</text:p>
          </table:table-cell>
          <table:table-cell table:formula="of:=[.D30]" office:value-type="float" office:value="0.00692352" calcext:value-type="float">
            <text:p>0.00692352</text:p>
          </table:table-cell>
          <table:table-cell table:formula="of:=VLOOKUP([.B30];[.$T$5:.$W$19];3;0)*3" office:value-type="float" office:value="0.546729" calcext:value-type="float">
            <text:p>0.5467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r102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.00574005" calcext:value-type="float">
            <text:p>0.00574005</text:p>
          </table:table-cell>
          <table:table-cell office:value-type="float" office:value="2.83445" calcext:value-type="float">
            <text:p>2.834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]" office:value-type="float" office:value="102" calcext:value-type="float">
            <text:p>102</text:p>
          </table:table-cell>
          <table:table-cell table:formula="of:=LEFT([.A31];2)" office:value-type="string" office:string-value="Kr" calcext:value-type="string">
            <text:p>Kr</text:p>
          </table:table-cell>
          <table:table-cell office:value-type="float" office:value="1000" calcext:value-type="float">
            <text:p>1000</text:p>
          </table:table-cell>
          <table:table-cell table:formula="of:=[.E31]" office:value-type="float" office:value="2.83445" calcext:value-type="float">
            <text:p>2.83445</text:p>
          </table:table-cell>
          <table:table-cell table:formula="of:=VLOOKUP([.B31];[.$T$5:.$W$19];2;0)" office:value-type="float" office:value="36.0903" calcext:value-type="float">
            <text:p>36.0903</text:p>
          </table:table-cell>
          <table:table-cell table:formula="of:=[.D31]" office:value-type="float" office:value="0.00574005" calcext:value-type="float">
            <text:p>0.00574005</text:p>
          </table:table-cell>
          <table:table-cell table:formula="of:=VLOOKUP([.B31];[.$T$5:.$W$19];3;0)*3" office:value-type="float" office:value="0.546729" calcext:value-type="float">
            <text:p>0.5467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99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0.00655518" calcext:value-type="float">
            <text:p>0.00655518</text:p>
          </table:table-cell>
          <table:table-cell office:value-type="float" office:value="2.67661" calcext:value-type="float">
            <text:p>2.6766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" office:value-type="float" office:value="99" calcext:value-type="float">
            <text:p>99</text:p>
          </table:table-cell>
          <table:table-cell table:formula="of:=LEFT([.A32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2]" office:value-type="float" office:value="2.67661" calcext:value-type="float">
            <text:p>2.67661</text:p>
          </table:table-cell>
          <table:table-cell table:formula="of:=VLOOKUP([.B32];[.$T$5:.$W$19];2;0)" office:value-type="float" office:value="37.0939" calcext:value-type="float">
            <text:p>37.0939</text:p>
          </table:table-cell>
          <table:table-cell table:formula="of:=[.D32]" office:value-type="float" office:value="0.00655518" calcext:value-type="float">
            <text:p>0.00655518</text:p>
          </table:table-cell>
          <table:table-cell table:formula="of:=VLOOKUP([.B32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10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00445203" calcext:value-type="float">
            <text:p>0.00445203</text:p>
          </table:table-cell>
          <table:table-cell office:value-type="float" office:value="2.70399" calcext:value-type="float">
            <text:p>2.7039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]" office:value-type="float" office:value="100" calcext:value-type="float">
            <text:p>100</text:p>
          </table:table-cell>
          <table:table-cell table:formula="of:=LEFT([.A33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3]" office:value-type="float" office:value="2.70399" calcext:value-type="float">
            <text:p>2.70399</text:p>
          </table:table-cell>
          <table:table-cell table:formula="of:=VLOOKUP([.B33];[.$T$5:.$W$19];2;0)" office:value-type="float" office:value="37.0939" calcext:value-type="float">
            <text:p>37.0939</text:p>
          </table:table-cell>
          <table:table-cell table:formula="of:=[.D33]" office:value-type="float" office:value="0.00445203" calcext:value-type="float">
            <text:p>0.00445203</text:p>
          </table:table-cell>
          <table:table-cell table:formula="of:=VLOOKUP([.B33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101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0.00510147" calcext:value-type="float">
            <text:p>0.00510147</text:p>
          </table:table-cell>
          <table:table-cell office:value-type="float" office:value="2.7312" calcext:value-type="float">
            <text:p>2.73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" office:value-type="float" office:value="101" calcext:value-type="float">
            <text:p>101</text:p>
          </table:table-cell>
          <table:table-cell table:formula="of:=LEFT([.A34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4]" office:value-type="float" office:value="2.7312" calcext:value-type="float">
            <text:p>2.7312</text:p>
          </table:table-cell>
          <table:table-cell table:formula="of:=VLOOKUP([.B34];[.$T$5:.$W$19];2;0)" office:value-type="float" office:value="37.0939" calcext:value-type="float">
            <text:p>37.0939</text:p>
          </table:table-cell>
          <table:table-cell table:formula="of:=[.D34]" office:value-type="float" office:value="0.00510147" calcext:value-type="float">
            <text:p>0.00510147</text:p>
          </table:table-cell>
          <table:table-cell table:formula="of:=VLOOKUP([.B34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102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0.00594519" calcext:value-type="float">
            <text:p>0.00594519</text:p>
          </table:table-cell>
          <table:table-cell office:value-type="float" office:value="2.75844" calcext:value-type="float">
            <text:p>2.758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5]" office:value-type="float" office:value="102" calcext:value-type="float">
            <text:p>102</text:p>
          </table:table-cell>
          <table:table-cell table:formula="of:=LEFT([.A35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5]" office:value-type="float" office:value="2.75844" calcext:value-type="float">
            <text:p>2.75844</text:p>
          </table:table-cell>
          <table:table-cell table:formula="of:=VLOOKUP([.B35];[.$T$5:.$W$19];2;0)" office:value-type="float" office:value="37.0939" calcext:value-type="float">
            <text:p>37.0939</text:p>
          </table:table-cell>
          <table:table-cell table:formula="of:=[.D35]" office:value-type="float" office:value="0.00594519" calcext:value-type="float">
            <text:p>0.00594519</text:p>
          </table:table-cell>
          <table:table-cell table:formula="of:=VLOOKUP([.B35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103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0.00671388" calcext:value-type="float">
            <text:p>0.00671388</text:p>
          </table:table-cell>
          <table:table-cell office:value-type="float" office:value="2.78565" calcext:value-type="float">
            <text:p>2.7856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]" office:value-type="float" office:value="103" calcext:value-type="float">
            <text:p>103</text:p>
          </table:table-cell>
          <table:table-cell table:formula="of:=LEFT([.A36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6]" office:value-type="float" office:value="2.78565" calcext:value-type="float">
            <text:p>2.78565</text:p>
          </table:table-cell>
          <table:table-cell table:formula="of:=VLOOKUP([.B36];[.$T$5:.$W$19];2;0)" office:value-type="float" office:value="37.0939" calcext:value-type="float">
            <text:p>37.0939</text:p>
          </table:table-cell>
          <table:table-cell table:formula="of:=[.D36]" office:value-type="float" office:value="0.00671388" calcext:value-type="float">
            <text:p>0.00671388</text:p>
          </table:table-cell>
          <table:table-cell table:formula="of:=VLOOKUP([.B36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104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0.00551958" calcext:value-type="float">
            <text:p>0.00551958</text:p>
          </table:table-cell>
          <table:table-cell office:value-type="float" office:value="2.81285" calcext:value-type="float">
            <text:p>2.8128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]" office:value-type="float" office:value="104" calcext:value-type="float">
            <text:p>104</text:p>
          </table:table-cell>
          <table:table-cell table:formula="of:=LEFT([.A37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7]" office:value-type="float" office:value="2.81285" calcext:value-type="float">
            <text:p>2.81285</text:p>
          </table:table-cell>
          <table:table-cell table:formula="of:=VLOOKUP([.B37];[.$T$5:.$W$19];2;0)" office:value-type="float" office:value="37.0939" calcext:value-type="float">
            <text:p>37.0939</text:p>
          </table:table-cell>
          <table:table-cell table:formula="of:=[.D37]" office:value-type="float" office:value="0.00551958" calcext:value-type="float">
            <text:p>0.00551958</text:p>
          </table:table-cell>
          <table:table-cell table:formula="of:=VLOOKUP([.B37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105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0.00430821" calcext:value-type="float">
            <text:p>0.00430821</text:p>
          </table:table-cell>
          <table:table-cell office:value-type="float" office:value="2.8395" calcext:value-type="float">
            <text:p>2.839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]" office:value-type="float" office:value="105" calcext:value-type="float">
            <text:p>105</text:p>
          </table:table-cell>
          <table:table-cell table:formula="of:=LEFT([.A38];2)" office:value-type="string" office:string-value="Rb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formula="of:=[.E38]" office:value-type="float" office:value="2.8395" calcext:value-type="float">
            <text:p>2.8395</text:p>
          </table:table-cell>
          <table:table-cell table:formula="of:=VLOOKUP([.B38];[.$T$5:.$W$19];2;0)" office:value-type="float" office:value="37.0939" calcext:value-type="float">
            <text:p>37.0939</text:p>
          </table:table-cell>
          <table:table-cell table:formula="of:=[.D38]" office:value-type="float" office:value="0.00430821" calcext:value-type="float">
            <text:p>0.00430821</text:p>
          </table:table-cell>
          <table:table-cell table:formula="of:=VLOOKUP([.B38];[.$T$5:.$W$19];3;0)*3" office:value-type="float" office:value="0.55152" calcext:value-type="float">
            <text:p>0.551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1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.0045585" calcext:value-type="float">
            <text:p>0.0045585</text:p>
          </table:table-cell>
          <table:table-cell office:value-type="float" office:value="2.65908" calcext:value-type="float">
            <text:p>2.6590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" office:value-type="float" office:value="101" calcext:value-type="float">
            <text:p>101</text:p>
          </table:table-cell>
          <table:table-cell table:formula="of:=LEFT([.A39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39]" office:value-type="float" office:value="2.65908" calcext:value-type="float">
            <text:p>2.65908</text:p>
          </table:table-cell>
          <table:table-cell table:formula="of:=VLOOKUP([.B39];[.$T$5:.$W$19];2;0)" office:value-type="float" office:value="38.0904" calcext:value-type="float">
            <text:p>38.0904</text:p>
          </table:table-cell>
          <table:table-cell table:formula="of:=[.D39]" office:value-type="float" office:value="0.0045585" calcext:value-type="float">
            <text:p>0.0045585</text:p>
          </table:table-cell>
          <table:table-cell table:formula="of:=VLOOKUP([.B39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2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.00461445" calcext:value-type="float">
            <text:p>0.00461445</text:p>
          </table:table-cell>
          <table:table-cell office:value-type="float" office:value="2.68539" calcext:value-type="float">
            <text:p>2.685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]" office:value-type="float" office:value="102" calcext:value-type="float">
            <text:p>102</text:p>
          </table:table-cell>
          <table:table-cell table:formula="of:=LEFT([.A40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40]" office:value-type="float" office:value="2.68539" calcext:value-type="float">
            <text:p>2.68539</text:p>
          </table:table-cell>
          <table:table-cell table:formula="of:=VLOOKUP([.B40];[.$T$5:.$W$19];2;0)" office:value-type="float" office:value="38.0904" calcext:value-type="float">
            <text:p>38.0904</text:p>
          </table:table-cell>
          <table:table-cell table:formula="of:=[.D40]" office:value-type="float" office:value="0.00461445" calcext:value-type="float">
            <text:p>0.00461445</text:p>
          </table:table-cell>
          <table:table-cell table:formula="of:=VLOOKUP([.B40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3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00487419" calcext:value-type="float">
            <text:p>0.00487419</text:p>
          </table:table-cell>
          <table:table-cell office:value-type="float" office:value="2.71227" calcext:value-type="float">
            <text:p>2.7122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]" office:value-type="float" office:value="103" calcext:value-type="float">
            <text:p>103</text:p>
          </table:table-cell>
          <table:table-cell table:formula="of:=LEFT([.A41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41]" office:value-type="float" office:value="2.71227" calcext:value-type="float">
            <text:p>2.71227</text:p>
          </table:table-cell>
          <table:table-cell table:formula="of:=VLOOKUP([.B41];[.$T$5:.$W$19];2;0)" office:value-type="float" office:value="38.0904" calcext:value-type="float">
            <text:p>38.0904</text:p>
          </table:table-cell>
          <table:table-cell table:formula="of:=[.D41]" office:value-type="float" office:value="0.00487419" calcext:value-type="float">
            <text:p>0.00487419</text:p>
          </table:table-cell>
          <table:table-cell table:formula="of:=VLOOKUP([.B41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4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.00585126" calcext:value-type="float">
            <text:p>0.00585126</text:p>
          </table:table-cell>
          <table:table-cell office:value-type="float" office:value="2.73841" calcext:value-type="float">
            <text:p>2.738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2]" office:value-type="float" office:value="104" calcext:value-type="float">
            <text:p>104</text:p>
          </table:table-cell>
          <table:table-cell table:formula="of:=LEFT([.A42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42]" office:value-type="float" office:value="2.73841" calcext:value-type="float">
            <text:p>2.73841</text:p>
          </table:table-cell>
          <table:table-cell table:formula="of:=VLOOKUP([.B42];[.$T$5:.$W$19];2;0)" office:value-type="float" office:value="38.0904" calcext:value-type="float">
            <text:p>38.0904</text:p>
          </table:table-cell>
          <table:table-cell table:formula="of:=[.D42]" office:value-type="float" office:value="0.00585126" calcext:value-type="float">
            <text:p>0.00585126</text:p>
          </table:table-cell>
          <table:table-cell table:formula="of:=VLOOKUP([.B42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5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00633342" calcext:value-type="float">
            <text:p>0.00633342</text:p>
          </table:table-cell>
          <table:table-cell office:value-type="float" office:value="2.76439" calcext:value-type="float">
            <text:p>2.7643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3]" office:value-type="float" office:value="105" calcext:value-type="float">
            <text:p>105</text:p>
          </table:table-cell>
          <table:table-cell table:formula="of:=LEFT([.A43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43]" office:value-type="float" office:value="2.76439" calcext:value-type="float">
            <text:p>2.76439</text:p>
          </table:table-cell>
          <table:table-cell table:formula="of:=VLOOKUP([.B43];[.$T$5:.$W$19];2;0)" office:value-type="float" office:value="38.0904" calcext:value-type="float">
            <text:p>38.0904</text:p>
          </table:table-cell>
          <table:table-cell table:formula="of:=[.D43]" office:value-type="float" office:value="0.00633342" calcext:value-type="float">
            <text:p>0.00633342</text:p>
          </table:table-cell>
          <table:table-cell table:formula="of:=VLOOKUP([.B43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6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0.00711621" calcext:value-type="float">
            <text:p>0.00711621</text:p>
          </table:table-cell>
          <table:table-cell office:value-type="float" office:value="2.79066" calcext:value-type="float">
            <text:p>2.790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]" office:value-type="float" office:value="106" calcext:value-type="float">
            <text:p>106</text:p>
          </table:table-cell>
          <table:table-cell table:formula="of:=LEFT([.A44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44]" office:value-type="float" office:value="2.79066" calcext:value-type="float">
            <text:p>2.79066</text:p>
          </table:table-cell>
          <table:table-cell table:formula="of:=VLOOKUP([.B44];[.$T$5:.$W$19];2;0)" office:value-type="float" office:value="38.0904" calcext:value-type="float">
            <text:p>38.0904</text:p>
          </table:table-cell>
          <table:table-cell table:formula="of:=[.D44]" office:value-type="float" office:value="0.00711621" calcext:value-type="float">
            <text:p>0.00711621</text:p>
          </table:table-cell>
          <table:table-cell table:formula="of:=VLOOKUP([.B44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r107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.00662361" calcext:value-type="float">
            <text:p>0.00662361</text:p>
          </table:table-cell>
          <table:table-cell office:value-type="float" office:value="2.81673" calcext:value-type="float">
            <text:p>2.8167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]" office:value-type="float" office:value="107" calcext:value-type="float">
            <text:p>107</text:p>
          </table:table-cell>
          <table:table-cell table:formula="of:=LEFT([.A45];2)" office:value-type="string" office:string-value="Sr" calcext:value-type="string">
            <text:p>Sr</text:p>
          </table:table-cell>
          <table:table-cell office:value-type="float" office:value="1000" calcext:value-type="float">
            <text:p>1000</text:p>
          </table:table-cell>
          <table:table-cell table:formula="of:=[.E45]" office:value-type="float" office:value="2.81673" calcext:value-type="float">
            <text:p>2.81673</text:p>
          </table:table-cell>
          <table:table-cell table:formula="of:=VLOOKUP([.B45];[.$T$5:.$W$19];2;0)" office:value-type="float" office:value="38.0904" calcext:value-type="float">
            <text:p>38.0904</text:p>
          </table:table-cell>
          <table:table-cell table:formula="of:=[.D45]" office:value-type="float" office:value="0.00662361" calcext:value-type="float">
            <text:p>0.00662361</text:p>
          </table:table-cell>
          <table:table-cell table:formula="of:=VLOOKUP([.B45];[.$T$5:.$W$19];3;0)*3" office:value-type="float" office:value="0.554106" calcext:value-type="float">
            <text:p>0.5541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3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float" office:value="0.00590853" calcext:value-type="float">
            <text:p>0.00590853</text:p>
          </table:table-cell>
          <table:table-cell office:value-type="float" office:value="2.64151" calcext:value-type="float">
            <text:p>2.6415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]" office:value-type="float" office:value="103" calcext:value-type="float">
            <text:p>103</text:p>
          </table:table-cell>
          <table:table-cell table:formula="of:=LEFT([.A46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46]" office:value-type="float" office:value="2.64151" calcext:value-type="float">
            <text:p>2.64151</text:p>
          </table:table-cell>
          <table:table-cell table:formula="of:=VLOOKUP([.B46];[.$T$5:.$W$19];2;0)" office:value-type="float" office:value="39.0939" calcext:value-type="float">
            <text:p>39.0939</text:p>
          </table:table-cell>
          <table:table-cell table:formula="of:=[.D46]" office:value-type="float" office:value="0.00590853" calcext:value-type="float">
            <text:p>0.00590853</text:p>
          </table:table-cell>
          <table:table-cell table:formula="of:=VLOOKUP([.B46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4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0.005913" calcext:value-type="float">
            <text:p>0.005913</text:p>
          </table:table-cell>
          <table:table-cell office:value-type="float" office:value="2.667" calcext:value-type="float">
            <text:p>2.66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]" office:value-type="float" office:value="104" calcext:value-type="float">
            <text:p>104</text:p>
          </table:table-cell>
          <table:table-cell table:formula="of:=LEFT([.A47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47]" office:value-type="float" office:value="2.667" calcext:value-type="float">
            <text:p>2.667</text:p>
          </table:table-cell>
          <table:table-cell table:formula="of:=VLOOKUP([.B47];[.$T$5:.$W$19];2;0)" office:value-type="float" office:value="39.0939" calcext:value-type="float">
            <text:p>39.0939</text:p>
          </table:table-cell>
          <table:table-cell table:formula="of:=[.D47]" office:value-type="float" office:value="0.005913" calcext:value-type="float">
            <text:p>0.005913</text:p>
          </table:table-cell>
          <table:table-cell table:formula="of:=VLOOKUP([.B47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5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0.00524865" calcext:value-type="float">
            <text:p>0.00524865</text:p>
          </table:table-cell>
          <table:table-cell office:value-type="float" office:value="2.69222" calcext:value-type="float">
            <text:p>2.692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]" office:value-type="float" office:value="105" calcext:value-type="float">
            <text:p>105</text:p>
          </table:table-cell>
          <table:table-cell table:formula="of:=LEFT([.A48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48]" office:value-type="float" office:value="2.69222" calcext:value-type="float">
            <text:p>2.69222</text:p>
          </table:table-cell>
          <table:table-cell table:formula="of:=VLOOKUP([.B48];[.$T$5:.$W$19];2;0)" office:value-type="float" office:value="39.0939" calcext:value-type="float">
            <text:p>39.0939</text:p>
          </table:table-cell>
          <table:table-cell table:formula="of:=[.D48]" office:value-type="float" office:value="0.00524865" calcext:value-type="float">
            <text:p>0.00524865</text:p>
          </table:table-cell>
          <table:table-cell table:formula="of:=VLOOKUP([.B48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6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00541953" calcext:value-type="float">
            <text:p>0.00541953</text:p>
          </table:table-cell>
          <table:table-cell office:value-type="float" office:value="2.71818" calcext:value-type="float">
            <text:p>2.718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]" office:value-type="float" office:value="106" calcext:value-type="float">
            <text:p>106</text:p>
          </table:table-cell>
          <table:table-cell table:formula="of:=LEFT([.A49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49]" office:value-type="float" office:value="2.71818" calcext:value-type="float">
            <text:p>2.71818</text:p>
          </table:table-cell>
          <table:table-cell table:formula="of:=VLOOKUP([.B49];[.$T$5:.$W$19];2;0)" office:value-type="float" office:value="39.0939" calcext:value-type="float">
            <text:p>39.0939</text:p>
          </table:table-cell>
          <table:table-cell table:formula="of:=[.D49]" office:value-type="float" office:value="0.00541953" calcext:value-type="float">
            <text:p>0.00541953</text:p>
          </table:table-cell>
          <table:table-cell table:formula="of:=VLOOKUP([.B49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7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0.00559491" calcext:value-type="float">
            <text:p>0.00559491</text:p>
          </table:table-cell>
          <table:table-cell office:value-type="float" office:value="2.74413" calcext:value-type="float">
            <text:p>2.7441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" office:value-type="float" office:value="107" calcext:value-type="float">
            <text:p>107</text:p>
          </table:table-cell>
          <table:table-cell table:formula="of:=LEFT([.A50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50]" office:value-type="float" office:value="2.74413" calcext:value-type="float">
            <text:p>2.74413</text:p>
          </table:table-cell>
          <table:table-cell table:formula="of:=VLOOKUP([.B50];[.$T$5:.$W$19];2;0)" office:value-type="float" office:value="39.0939" calcext:value-type="float">
            <text:p>39.0939</text:p>
          </table:table-cell>
          <table:table-cell table:formula="of:=[.D50]" office:value-type="float" office:value="0.00559491" calcext:value-type="float">
            <text:p>0.00559491</text:p>
          </table:table-cell>
          <table:table-cell table:formula="of:=VLOOKUP([.B50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8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0.00611115" calcext:value-type="float">
            <text:p>0.00611115</text:p>
          </table:table-cell>
          <table:table-cell office:value-type="float" office:value="2.77023" calcext:value-type="float">
            <text:p>2.77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" office:value-type="float" office:value="108" calcext:value-type="float">
            <text:p>108</text:p>
          </table:table-cell>
          <table:table-cell table:formula="of:=LEFT([.A51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51]" office:value-type="float" office:value="2.77023" calcext:value-type="float">
            <text:p>2.77023</text:p>
          </table:table-cell>
          <table:table-cell table:formula="of:=VLOOKUP([.B51];[.$T$5:.$W$19];2;0)" office:value-type="float" office:value="39.0939" calcext:value-type="float">
            <text:p>39.0939</text:p>
          </table:table-cell>
          <table:table-cell table:formula="of:=[.D51]" office:value-type="float" office:value="0.00611115" calcext:value-type="float">
            <text:p>0.00611115</text:p>
          </table:table-cell>
          <table:table-cell table:formula="of:=VLOOKUP([.B51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09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0.00635724" calcext:value-type="float">
            <text:p>0.00635724</text:p>
          </table:table-cell>
          <table:table-cell office:value-type="float" office:value="2.79614" calcext:value-type="float">
            <text:p>2.7961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" office:value-type="float" office:value="109" calcext:value-type="float">
            <text:p>109</text:p>
          </table:table-cell>
          <table:table-cell table:formula="of:=LEFT([.A52];1)" office:value-type="string" office:string-value="Y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[.E52]" office:value-type="float" office:value="2.79614" calcext:value-type="float">
            <text:p>2.79614</text:p>
          </table:table-cell>
          <table:table-cell table:formula="of:=VLOOKUP([.B52];[.$T$5:.$W$19];2;0)" office:value-type="float" office:value="39.0939" calcext:value-type="float">
            <text:p>39.0939</text:p>
          </table:table-cell>
          <table:table-cell table:formula="of:=[.D52]" office:value-type="float" office:value="0.00635724" calcext:value-type="float">
            <text:p>0.00635724</text:p>
          </table:table-cell>
          <table:table-cell table:formula="of:=VLOOKUP([.B52];[.$T$5:.$W$19];3;0)*3" office:value-type="float" office:value="0.550389" calcext:value-type="float">
            <text:p>0.550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10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0.01097925" calcext:value-type="float">
            <text:p>0.01097925</text:p>
          </table:table-cell>
          <table:table-cell office:value-type="float" office:value="2.82295" calcext:value-type="float">
            <text:p>2.82295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53]" office:value-type="float" office:value="110" calcext:value-type="float">
            <text:p>110</text:p>
          </table:table-cell>
          <table:table-cell table:style-name="ce7" table:formula="of:=LEFT([.A53];1)" office:value-type="string" office:string-value="Y" calcext:value-type="string">
            <text:p>Y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E53]" office:value-type="float" office:value="2.82295" calcext:value-type="float">
            <text:p>2.82295</text:p>
          </table:table-cell>
          <table:table-cell table:style-name="ce7" table:formula="of:=VLOOKUP([.B53];[.$T$5:.$W$19];2;0)" office:value-type="float" office:value="39.0939" calcext:value-type="float">
            <text:p>39.0939</text:p>
          </table:table-cell>
          <table:table-cell table:style-name="ce7" table:formula="of:=[.N52]" office:value-type="float" office:value="0.00635724" calcext:value-type="float">
            <text:p>0.00635724</text:p>
          </table:table-cell>
          <table:table-cell table:style-name="ce7" table:formula="of:=VLOOKUP([.B53];[.$T$5:.$W$19];3;0)*3" office:value-type="float" office:value="0.550389" calcext:value-type="float">
            <text:p>0.5503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11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0.000888537" calcext:value-type="float">
            <text:p>0.000888537</text:p>
          </table:table-cell>
          <table:table-cell office:value-type="float" office:value="2.84526" calcext:value-type="float">
            <text:p>2.8452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54]" office:value-type="float" office:value="111" calcext:value-type="float">
            <text:p>111</text:p>
          </table:table-cell>
          <table:table-cell table:style-name="ce7" table:formula="of:=LEFT([.A54];1)" office:value-type="string" office:string-value="Y" calcext:value-type="string">
            <text:p>Y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E54]" office:value-type="float" office:value="2.84526" calcext:value-type="float">
            <text:p>2.84526</text:p>
          </table:table-cell>
          <table:table-cell table:style-name="ce7" table:formula="of:=VLOOKUP([.B54];[.$T$5:.$W$19];2;0)" office:value-type="float" office:value="39.0939" calcext:value-type="float">
            <text:p>39.0939</text:p>
          </table:table-cell>
          <table:table-cell table:style-name="ce7" table:formula="of:=[.D54]" office:value-type="float" office:value="0.000888537" calcext:value-type="float">
            <text:p>0.000888537</text:p>
          </table:table-cell>
          <table:table-cell table:style-name="ce7" table:formula="of:=VLOOKUP([.B54];[.$T$5:.$W$19];3;0)*3" office:value-type="float" office:value="0.550389" calcext:value-type="float">
            <text:p>0.5503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04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.002401257" calcext:value-type="float">
            <text:p>0.002401257</text:p>
          </table:table-cell>
          <table:table-cell office:value-type="float" office:value="2.60034" calcext:value-type="float">
            <text:p>2.6003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5]" office:value-type="float" office:value="104" calcext:value-type="float">
            <text:p>104</text:p>
          </table:table-cell>
          <table:table-cell table:formula="of:=LEFT([.A55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55]" office:value-type="float" office:value="2.60034" calcext:value-type="float">
            <text:p>2.60034</text:p>
          </table:table-cell>
          <table:table-cell table:formula="of:=VLOOKUP([.B55];[.$T$5:.$W$19];2;0)" office:value-type="float" office:value="40.0836" calcext:value-type="float">
            <text:p>40.0836</text:p>
          </table:table-cell>
          <table:table-cell table:formula="of:=[.D55]" office:value-type="float" office:value="0.002401257" calcext:value-type="float">
            <text:p>0.002401257</text:p>
          </table:table-cell>
          <table:table-cell table:formula="of:=VLOOKUP([.B55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05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00374208" calcext:value-type="float">
            <text:p>0.00374208</text:p>
          </table:table-cell>
          <table:table-cell office:value-type="float" office:value="2.62503" calcext:value-type="float">
            <text:p>2.6250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]" office:value-type="float" office:value="105" calcext:value-type="float">
            <text:p>105</text:p>
          </table:table-cell>
          <table:table-cell table:formula="of:=LEFT([.A56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56]" office:value-type="float" office:value="2.62503" calcext:value-type="float">
            <text:p>2.62503</text:p>
          </table:table-cell>
          <table:table-cell table:formula="of:=VLOOKUP([.B56];[.$T$5:.$W$19];2;0)" office:value-type="float" office:value="40.0836" calcext:value-type="float">
            <text:p>40.0836</text:p>
          </table:table-cell>
          <table:table-cell table:formula="of:=[.D56]" office:value-type="float" office:value="0.00374208" calcext:value-type="float">
            <text:p>0.00374208</text:p>
          </table:table-cell>
          <table:table-cell table:formula="of:=VLOOKUP([.B56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06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0.00495195" calcext:value-type="float">
            <text:p>0.00495195</text:p>
          </table:table-cell>
          <table:table-cell office:value-type="float" office:value="2.64965" calcext:value-type="float">
            <text:p>2.649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]" office:value-type="float" office:value="106" calcext:value-type="float">
            <text:p>106</text:p>
          </table:table-cell>
          <table:table-cell table:formula="of:=LEFT([.A57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57]" office:value-type="float" office:value="2.64965" calcext:value-type="float">
            <text:p>2.64965</text:p>
          </table:table-cell>
          <table:table-cell table:formula="of:=VLOOKUP([.B57];[.$T$5:.$W$19];2;0)" office:value-type="float" office:value="40.0836" calcext:value-type="float">
            <text:p>40.0836</text:p>
          </table:table-cell>
          <table:table-cell table:formula="of:=[.D57]" office:value-type="float" office:value="0.00495195" calcext:value-type="float">
            <text:p>0.00495195</text:p>
          </table:table-cell>
          <table:table-cell table:formula="of:=VLOOKUP([.B57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07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.00518397" calcext:value-type="float">
            <text:p>0.00518397</text:p>
          </table:table-cell>
          <table:table-cell office:value-type="float" office:value="2.67507" calcext:value-type="float">
            <text:p>2.6750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8]" office:value-type="float" office:value="107" calcext:value-type="float">
            <text:p>107</text:p>
          </table:table-cell>
          <table:table-cell table:formula="of:=LEFT([.A58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58]" office:value-type="float" office:value="2.67507" calcext:value-type="float">
            <text:p>2.67507</text:p>
          </table:table-cell>
          <table:table-cell table:formula="of:=VLOOKUP([.B58];[.$T$5:.$W$19];2;0)" office:value-type="float" office:value="40.0836" calcext:value-type="float">
            <text:p>40.0836</text:p>
          </table:table-cell>
          <table:table-cell table:formula="of:=[.D58]" office:value-type="float" office:value="0.00518397" calcext:value-type="float">
            <text:p>0.00518397</text:p>
          </table:table-cell>
          <table:table-cell table:formula="of:=VLOOKUP([.B58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08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.00491976" calcext:value-type="float">
            <text:p>0.00491976</text:p>
          </table:table-cell>
          <table:table-cell office:value-type="float" office:value="2.70019" calcext:value-type="float">
            <text:p>2.700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9]" office:value-type="float" office:value="108" calcext:value-type="float">
            <text:p>108</text:p>
          </table:table-cell>
          <table:table-cell table:formula="of:=LEFT([.A59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59]" office:value-type="float" office:value="2.70019" calcext:value-type="float">
            <text:p>2.70019</text:p>
          </table:table-cell>
          <table:table-cell table:formula="of:=VLOOKUP([.B59];[.$T$5:.$W$19];2;0)" office:value-type="float" office:value="40.0836" calcext:value-type="float">
            <text:p>40.0836</text:p>
          </table:table-cell>
          <table:table-cell table:formula="of:=[.D59]" office:value-type="float" office:value="0.00491976" calcext:value-type="float">
            <text:p>0.00491976</text:p>
          </table:table-cell>
          <table:table-cell table:formula="of:=VLOOKUP([.B59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0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.00611703" calcext:value-type="float">
            <text:p>0.00611703</text:p>
          </table:table-cell>
          <table:table-cell office:value-type="float" office:value="2.72551" calcext:value-type="float">
            <text:p>2.725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0]" office:value-type="float" office:value="109" calcext:value-type="float">
            <text:p>109</text:p>
          </table:table-cell>
          <table:table-cell table:formula="of:=LEFT([.A60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60]" office:value-type="float" office:value="2.72551" calcext:value-type="float">
            <text:p>2.72551</text:p>
          </table:table-cell>
          <table:table-cell table:formula="of:=VLOOKUP([.B60];[.$T$5:.$W$19];2;0)" office:value-type="float" office:value="40.0836" calcext:value-type="float">
            <text:p>40.0836</text:p>
          </table:table-cell>
          <table:table-cell table:formula="of:=[.D60]" office:value-type="float" office:value="0.00611703" calcext:value-type="float">
            <text:p>0.00611703</text:p>
          </table:table-cell>
          <table:table-cell table:formula="of:=VLOOKUP([.B60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10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.00685245" calcext:value-type="float">
            <text:p>0.00685245</text:p>
          </table:table-cell>
          <table:table-cell office:value-type="float" office:value="2.7509" calcext:value-type="float">
            <text:p>2.750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1]" office:value-type="float" office:value="110" calcext:value-type="float">
            <text:p>110</text:p>
          </table:table-cell>
          <table:table-cell table:formula="of:=LEFT([.A61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61]" office:value-type="float" office:value="2.7509" calcext:value-type="float">
            <text:p>2.7509</text:p>
          </table:table-cell>
          <table:table-cell table:formula="of:=VLOOKUP([.B61];[.$T$5:.$W$19];2;0)" office:value-type="float" office:value="40.0836" calcext:value-type="float">
            <text:p>40.0836</text:p>
          </table:table-cell>
          <table:table-cell table:formula="of:=[.D61]" office:value-type="float" office:value="0.00685245" calcext:value-type="float">
            <text:p>0.00685245</text:p>
          </table:table-cell>
          <table:table-cell table:formula="of:=VLOOKUP([.B61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11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.00729717" calcext:value-type="float">
            <text:p>0.00729717</text:p>
          </table:table-cell>
          <table:table-cell office:value-type="float" office:value="2.77631" calcext:value-type="float">
            <text:p>2.7763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]" office:value-type="float" office:value="111" calcext:value-type="float">
            <text:p>111</text:p>
          </table:table-cell>
          <table:table-cell table:formula="of:=LEFT([.A62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62]" office:value-type="float" office:value="2.77631" calcext:value-type="float">
            <text:p>2.77631</text:p>
          </table:table-cell>
          <table:table-cell table:formula="of:=VLOOKUP([.B62];[.$T$5:.$W$19];2;0)" office:value-type="float" office:value="40.0836" calcext:value-type="float">
            <text:p>40.0836</text:p>
          </table:table-cell>
          <table:table-cell table:formula="of:=[.D62]" office:value-type="float" office:value="0.00729717" calcext:value-type="float">
            <text:p>0.00729717</text:p>
          </table:table-cell>
          <table:table-cell table:formula="of:=VLOOKUP([.B62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r112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.00606795" calcext:value-type="float">
            <text:p>0.00606795</text:p>
          </table:table-cell>
          <table:table-cell office:value-type="float" office:value="2.80196" calcext:value-type="float">
            <text:p>2.8019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3]" office:value-type="float" office:value="112" calcext:value-type="float">
            <text:p>112</text:p>
          </table:table-cell>
          <table:table-cell table:formula="of:=LEFT([.A63];2)" office:value-type="string" office:string-value="Zr" calcext:value-type="string">
            <text:p>Zr</text:p>
          </table:table-cell>
          <table:table-cell office:value-type="float" office:value="1000" calcext:value-type="float">
            <text:p>1000</text:p>
          </table:table-cell>
          <table:table-cell table:formula="of:=[.E63]" office:value-type="float" office:value="2.80196" calcext:value-type="float">
            <text:p>2.80196</text:p>
          </table:table-cell>
          <table:table-cell table:formula="of:=VLOOKUP([.B63];[.$T$5:.$W$19];2;0)" office:value-type="float" office:value="40.0836" calcext:value-type="float">
            <text:p>40.0836</text:p>
          </table:table-cell>
          <table:table-cell table:formula="of:=[.D63]" office:value-type="float" office:value="0.00606795" calcext:value-type="float">
            <text:p>0.00606795</text:p>
          </table:table-cell>
          <table:table-cell table:formula="of:=VLOOKUP([.B63];[.$T$5:.$W$19];3;0)*3" office:value-type="float" office:value="0.553617" calcext:value-type="float">
            <text:p>0.5536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08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0.00390642" calcext:value-type="float">
            <text:p>0.00390642</text:p>
          </table:table-cell>
          <table:table-cell office:value-type="float" office:value="2.63359" calcext:value-type="float">
            <text:p>2.633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]" office:value-type="float" office:value="108" calcext:value-type="float">
            <text:p>108</text:p>
          </table:table-cell>
          <table:table-cell table:formula="of:=LEFT([.A64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64]" office:value-type="float" office:value="2.63359" calcext:value-type="float">
            <text:p>2.63359</text:p>
          </table:table-cell>
          <table:table-cell table:formula="of:=VLOOKUP([.B64];[.$T$5:.$W$19];2;0)" office:value-type="float" office:value="41.081" calcext:value-type="float">
            <text:p>41.081</text:p>
          </table:table-cell>
          <table:table-cell table:formula="of:=[.D64]" office:value-type="float" office:value="0.00390642" calcext:value-type="float">
            <text:p>0.00390642</text:p>
          </table:table-cell>
          <table:table-cell table:formula="of:=VLOOKUP([.B64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09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0.00526275" calcext:value-type="float">
            <text:p>0.00526275</text:p>
          </table:table-cell>
          <table:table-cell office:value-type="float" office:value="2.65885" calcext:value-type="float">
            <text:p>2.6588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]" office:value-type="float" office:value="109" calcext:value-type="float">
            <text:p>109</text:p>
          </table:table-cell>
          <table:table-cell table:formula="of:=LEFT([.A65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65]" office:value-type="float" office:value="2.65885" calcext:value-type="float">
            <text:p>2.65885</text:p>
          </table:table-cell>
          <table:table-cell table:formula="of:=VLOOKUP([.B65];[.$T$5:.$W$19];2;0)" office:value-type="float" office:value="41.081" calcext:value-type="float">
            <text:p>41.081</text:p>
          </table:table-cell>
          <table:table-cell table:formula="of:=[.D65]" office:value-type="float" office:value="0.00526275" calcext:value-type="float">
            <text:p>0.00526275</text:p>
          </table:table-cell>
          <table:table-cell table:formula="of:=VLOOKUP([.B65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10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.00458505" calcext:value-type="float">
            <text:p>0.00458505</text:p>
          </table:table-cell>
          <table:table-cell office:value-type="float" office:value="2.68336" calcext:value-type="float">
            <text:p>2.6833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6]" office:value-type="float" office:value="110" calcext:value-type="float">
            <text:p>110</text:p>
          </table:table-cell>
          <table:table-cell table:formula="of:=LEFT([.A66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66]" office:value-type="float" office:value="2.68336" calcext:value-type="float">
            <text:p>2.68336</text:p>
          </table:table-cell>
          <table:table-cell table:formula="of:=VLOOKUP([.B66];[.$T$5:.$W$19];2;0)" office:value-type="float" office:value="41.081" calcext:value-type="float">
            <text:p>41.081</text:p>
          </table:table-cell>
          <table:table-cell table:formula="of:=[.D66]" office:value-type="float" office:value="0.00458505" calcext:value-type="float">
            <text:p>0.00458505</text:p>
          </table:table-cell>
          <table:table-cell table:formula="of:=VLOOKUP([.B66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11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-0.0050742" calcext:value-type="float">
            <text:p>-0.0050742</text:p>
          </table:table-cell>
          <table:table-cell office:value-type="float" office:value="2.70802" calcext:value-type="float">
            <text:p>2.7080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7]" office:value-type="float" office:value="111" calcext:value-type="float">
            <text:p>111</text:p>
          </table:table-cell>
          <table:table-cell table:formula="of:=LEFT([.A67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67]" office:value-type="float" office:value="2.70802" calcext:value-type="float">
            <text:p>2.70802</text:p>
          </table:table-cell>
          <table:table-cell table:formula="of:=VLOOKUP([.B67];[.$T$5:.$W$19];2;0)" office:value-type="float" office:value="41.081" calcext:value-type="float">
            <text:p>41.081</text:p>
          </table:table-cell>
          <table:table-cell table:formula="of:=[.D67]" office:value-type="float" office:value="-0.0050742" calcext:value-type="float">
            <text:p>-0.0050742</text:p>
          </table:table-cell>
          <table:table-cell table:formula="of:=VLOOKUP([.B67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12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0.00583401" calcext:value-type="float">
            <text:p>0.00583401</text:p>
          </table:table-cell>
          <table:table-cell office:value-type="float" office:value="2.73272" calcext:value-type="float">
            <text:p>2.7327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8]" office:value-type="float" office:value="112" calcext:value-type="float">
            <text:p>112</text:p>
          </table:table-cell>
          <table:table-cell table:formula="of:=LEFT([.A68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68]" office:value-type="float" office:value="2.73272" calcext:value-type="float">
            <text:p>2.73272</text:p>
          </table:table-cell>
          <table:table-cell table:formula="of:=VLOOKUP([.B68];[.$T$5:.$W$19];2;0)" office:value-type="float" office:value="41.081" calcext:value-type="float">
            <text:p>41.081</text:p>
          </table:table-cell>
          <table:table-cell table:formula="of:=[.D68]" office:value-type="float" office:value="0.00583401" calcext:value-type="float">
            <text:p>0.00583401</text:p>
          </table:table-cell>
          <table:table-cell table:formula="of:=VLOOKUP([.B68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13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0.00652605" calcext:value-type="float">
            <text:p>0.00652605</text:p>
          </table:table-cell>
          <table:table-cell office:value-type="float" office:value="2.75733" calcext:value-type="float">
            <text:p>2.7573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9]" office:value-type="float" office:value="113" calcext:value-type="float">
            <text:p>113</text:p>
          </table:table-cell>
          <table:table-cell table:formula="of:=LEFT([.A69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69]" office:value-type="float" office:value="2.75733" calcext:value-type="float">
            <text:p>2.75733</text:p>
          </table:table-cell>
          <table:table-cell table:formula="of:=VLOOKUP([.B69];[.$T$5:.$W$19];2;0)" office:value-type="float" office:value="41.081" calcext:value-type="float">
            <text:p>41.081</text:p>
          </table:table-cell>
          <table:table-cell table:formula="of:=[.D69]" office:value-type="float" office:value="0.00652605" calcext:value-type="float">
            <text:p>0.00652605</text:p>
          </table:table-cell>
          <table:table-cell table:formula="of:=VLOOKUP([.B69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14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0.00725244" calcext:value-type="float">
            <text:p>0.00725244</text:p>
          </table:table-cell>
          <table:table-cell office:value-type="float" office:value="2.78197" calcext:value-type="float">
            <text:p>2.7819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" office:value-type="float" office:value="114" calcext:value-type="float">
            <text:p>114</text:p>
          </table:table-cell>
          <table:table-cell table:formula="of:=LEFT([.A70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70]" office:value-type="float" office:value="2.78197" calcext:value-type="float">
            <text:p>2.78197</text:p>
          </table:table-cell>
          <table:table-cell table:formula="of:=VLOOKUP([.B70];[.$T$5:.$W$19];2;0)" office:value-type="float" office:value="41.081" calcext:value-type="float">
            <text:p>41.081</text:p>
          </table:table-cell>
          <table:table-cell table:formula="of:=[.D70]" office:value-type="float" office:value="0.00725244" calcext:value-type="float">
            <text:p>0.00725244</text:p>
          </table:table-cell>
          <table:table-cell table:formula="of:=VLOOKUP([.B70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115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0.00802494" calcext:value-type="float">
            <text:p>0.00802494</text:p>
          </table:table-cell>
          <table:table-cell office:value-type="float" office:value="2.80664" calcext:value-type="float">
            <text:p>2.806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" office:value-type="float" office:value="115" calcext:value-type="float">
            <text:p>115</text:p>
          </table:table-cell>
          <table:table-cell table:formula="of:=LEFT([.A71];2)" office:value-type="string" office:string-value="Nb" calcext:value-type="string">
            <text:p>Nb</text:p>
          </table:table-cell>
          <table:table-cell office:value-type="float" office:value="1000" calcext:value-type="float">
            <text:p>1000</text:p>
          </table:table-cell>
          <table:table-cell table:formula="of:=[.E71]" office:value-type="float" office:value="2.80664" calcext:value-type="float">
            <text:p>2.80664</text:p>
          </table:table-cell>
          <table:table-cell table:formula="of:=VLOOKUP([.B71];[.$T$5:.$W$19];2;0)" office:value-type="float" office:value="41.081" calcext:value-type="float">
            <text:p>41.081</text:p>
          </table:table-cell>
          <table:table-cell table:formula="of:=[.D71]" office:value-type="float" office:value="0.00802494" calcext:value-type="float">
            <text:p>0.00802494</text:p>
          </table:table-cell>
          <table:table-cell table:formula="of:=VLOOKUP([.B71];[.$T$5:.$W$19];3;0)*3" office:value-type="float" office:value="0.558855" calcext:value-type="float">
            <text:p>0.558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1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.00556872" calcext:value-type="float">
            <text:p>0.00556872</text:p>
          </table:table-cell>
          <table:table-cell office:value-type="float" office:value="2.64346" calcext:value-type="float">
            <text:p>2.6434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2]" office:value-type="float" office:value="111" calcext:value-type="float">
            <text:p>111</text:p>
          </table:table-cell>
          <table:table-cell table:formula="of:=LEFT([.A72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2]" office:value-type="float" office:value="2.64346" calcext:value-type="float">
            <text:p>2.64346</text:p>
          </table:table-cell>
          <table:table-cell table:formula="of:=VLOOKUP([.B72];[.$T$5:.$W$19];2;0)" office:value-type="float" office:value="42.078" calcext:value-type="float">
            <text:p>42.078</text:p>
          </table:table-cell>
          <table:table-cell table:formula="of:=[.D72]" office:value-type="float" office:value="0.00556872" calcext:value-type="float">
            <text:p>0.00556872</text:p>
          </table:table-cell>
          <table:table-cell table:formula="of:=VLOOKUP([.B72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2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.00430344" calcext:value-type="float">
            <text:p>0.00430344</text:p>
          </table:table-cell>
          <table:table-cell office:value-type="float" office:value="2.66696" calcext:value-type="float">
            <text:p>2.6669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3]" office:value-type="float" office:value="112" calcext:value-type="float">
            <text:p>112</text:p>
          </table:table-cell>
          <table:table-cell table:formula="of:=LEFT([.A73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3]" office:value-type="float" office:value="2.66696" calcext:value-type="float">
            <text:p>2.66696</text:p>
          </table:table-cell>
          <table:table-cell table:formula="of:=VLOOKUP([.B73];[.$T$5:.$W$19];2;0)" office:value-type="float" office:value="42.078" calcext:value-type="float">
            <text:p>42.078</text:p>
          </table:table-cell>
          <table:table-cell table:formula="of:=[.D73]" office:value-type="float" office:value="0.00430344" calcext:value-type="float">
            <text:p>0.00430344</text:p>
          </table:table-cell>
          <table:table-cell table:formula="of:=VLOOKUP([.B73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3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.00474819" calcext:value-type="float">
            <text:p>0.00474819</text:p>
          </table:table-cell>
          <table:table-cell office:value-type="float" office:value="2.69114" calcext:value-type="float">
            <text:p>2.6911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]" office:value-type="float" office:value="113" calcext:value-type="float">
            <text:p>113</text:p>
          </table:table-cell>
          <table:table-cell table:formula="of:=LEFT([.A74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4]" office:value-type="float" office:value="2.69114" calcext:value-type="float">
            <text:p>2.69114</text:p>
          </table:table-cell>
          <table:table-cell table:formula="of:=VLOOKUP([.B74];[.$T$5:.$W$19];2;0)" office:value-type="float" office:value="42.078" calcext:value-type="float">
            <text:p>42.078</text:p>
          </table:table-cell>
          <table:table-cell table:formula="of:=[.D74]" office:value-type="float" office:value="0.00474819" calcext:value-type="float">
            <text:p>0.00474819</text:p>
          </table:table-cell>
          <table:table-cell table:formula="of:=VLOOKUP([.B74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4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.00540324" calcext:value-type="float">
            <text:p>0.00540324</text:p>
          </table:table-cell>
          <table:table-cell office:value-type="float" office:value="2.71518" calcext:value-type="float">
            <text:p>2.7151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5]" office:value-type="float" office:value="114" calcext:value-type="float">
            <text:p>114</text:p>
          </table:table-cell>
          <table:table-cell table:formula="of:=LEFT([.A75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5]" office:value-type="float" office:value="2.71518" calcext:value-type="float">
            <text:p>2.71518</text:p>
          </table:table-cell>
          <table:table-cell table:formula="of:=VLOOKUP([.B75];[.$T$5:.$W$19];2;0)" office:value-type="float" office:value="42.078" calcext:value-type="float">
            <text:p>42.078</text:p>
          </table:table-cell>
          <table:table-cell table:formula="of:=[.D75]" office:value-type="float" office:value="0.00540324" calcext:value-type="float">
            <text:p>0.00540324</text:p>
          </table:table-cell>
          <table:table-cell table:formula="of:=VLOOKUP([.B75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5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.00633693" calcext:value-type="float">
            <text:p>0.00633693</text:p>
          </table:table-cell>
          <table:table-cell office:value-type="float" office:value="2.73908" calcext:value-type="float">
            <text:p>2.739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6]" office:value-type="float" office:value="115" calcext:value-type="float">
            <text:p>115</text:p>
          </table:table-cell>
          <table:table-cell table:formula="of:=LEFT([.A76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6]" office:value-type="float" office:value="2.73908" calcext:value-type="float">
            <text:p>2.73908</text:p>
          </table:table-cell>
          <table:table-cell table:formula="of:=VLOOKUP([.B76];[.$T$5:.$W$19];2;0)" office:value-type="float" office:value="42.078" calcext:value-type="float">
            <text:p>42.078</text:p>
          </table:table-cell>
          <table:table-cell table:formula="of:=[.D76]" office:value-type="float" office:value="0.00633693" calcext:value-type="float">
            <text:p>0.00633693</text:p>
          </table:table-cell>
          <table:table-cell table:formula="of:=VLOOKUP([.B76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6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.00731604" calcext:value-type="float">
            <text:p>0.00731604</text:p>
          </table:table-cell>
          <table:table-cell office:value-type="float" office:value="2.76294" calcext:value-type="float">
            <text:p>2.7629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]" office:value-type="float" office:value="116" calcext:value-type="float">
            <text:p>116</text:p>
          </table:table-cell>
          <table:table-cell table:formula="of:=LEFT([.A77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7]" office:value-type="float" office:value="2.76294" calcext:value-type="float">
            <text:p>2.76294</text:p>
          </table:table-cell>
          <table:table-cell table:formula="of:=VLOOKUP([.B77];[.$T$5:.$W$19];2;0)" office:value-type="float" office:value="42.078" calcext:value-type="float">
            <text:p>42.078</text:p>
          </table:table-cell>
          <table:table-cell table:formula="of:=[.D77]" office:value-type="float" office:value="0.00731604" calcext:value-type="float">
            <text:p>0.00731604</text:p>
          </table:table-cell>
          <table:table-cell table:formula="of:=VLOOKUP([.B77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7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0.00877239" calcext:value-type="float">
            <text:p>0.00877239</text:p>
          </table:table-cell>
          <table:table-cell office:value-type="float" office:value="2.78682" calcext:value-type="float">
            <text:p>2.786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]" office:value-type="float" office:value="117" calcext:value-type="float">
            <text:p>117</text:p>
          </table:table-cell>
          <table:table-cell table:formula="of:=LEFT([.A78];2)" office:value-type="string" office:string-value="Mo" calcext:value-type="string">
            <text:p>Mo</text:p>
          </table:table-cell>
          <table:table-cell office:value-type="float" office:value="1000" calcext:value-type="float">
            <text:p>1000</text:p>
          </table:table-cell>
          <table:table-cell table:formula="of:=[.E78]" office:value-type="float" office:value="2.78682" calcext:value-type="float">
            <text:p>2.78682</text:p>
          </table:table-cell>
          <table:table-cell table:formula="of:=VLOOKUP([.B78];[.$T$5:.$W$19];2;0)" office:value-type="float" office:value="42.078" calcext:value-type="float">
            <text:p>42.078</text:p>
          </table:table-cell>
          <table:table-cell table:formula="of:=[.D78]" office:value-type="float" office:value="0.00877239" calcext:value-type="float">
            <text:p>0.00877239</text:p>
          </table:table-cell>
          <table:table-cell table:formula="of:=VLOOKUP([.B78];[.$T$5:.$W$19];3;0)*3" office:value-type="float" office:value="0.562806" calcext:value-type="float">
            <text:p>0.56280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118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.01000038" calcext:value-type="float">
            <text:p>0.01000038</text:p>
          </table:table-cell>
          <table:table-cell office:value-type="float" office:value="2.81288" calcext:value-type="float">
            <text:p>2.81288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79]" office:value-type="float" office:value="118" calcext:value-type="float">
            <text:p>118</text:p>
          </table:table-cell>
          <table:table-cell table:style-name="ce7" table:formula="of:=LEFT([.A79];2)" office:value-type="string" office:string-value="Mo" calcext:value-type="string">
            <text:p>Mo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E79]" office:value-type="float" office:value="2.81288" calcext:value-type="float">
            <text:p>2.81288</text:p>
          </table:table-cell>
          <table:table-cell table:style-name="ce7" table:formula="of:=VLOOKUP([.B79];[.$T$5:.$W$19];2;0)" office:value-type="float" office:value="42.078" calcext:value-type="float">
            <text:p>42.078</text:p>
          </table:table-cell>
          <table:table-cell table:style-name="ce7" table:formula="of:=[.N78]" office:value-type="float" office:value="0.00877239" calcext:value-type="float">
            <text:p>0.00877239</text:p>
          </table:table-cell>
          <table:table-cell table:style-name="ce7" table:formula="of:=VLOOKUP([.B79];[.$T$5:.$W$19];3;0)*3" office:value-type="float" office:value="0.562806" calcext:value-type="float">
            <text:p>0.5628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14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0.00373311" calcext:value-type="float">
            <text:p>0.00373311</text:p>
          </table:table-cell>
          <table:table-cell office:value-type="float" office:value="2.65091" calcext:value-type="float">
            <text:p>2.6509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0]" office:value-type="float" office:value="114" calcext:value-type="float">
            <text:p>114</text:p>
          </table:table-cell>
          <table:table-cell table:formula="of:=LEFT([.A80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0]" office:value-type="float" office:value="2.65091" calcext:value-type="float">
            <text:p>2.65091</text:p>
          </table:table-cell>
          <table:table-cell table:formula="of:=VLOOKUP([.B80];[.$T$5:.$W$19];2;0)" office:value-type="float" office:value="43.0731" calcext:value-type="float">
            <text:p>43.0731</text:p>
          </table:table-cell>
          <table:table-cell table:formula="of:=[.D80]" office:value-type="float" office:value="0.00373311" calcext:value-type="float">
            <text:p>0.00373311</text:p>
          </table:table-cell>
          <table:table-cell table:formula="of:=VLOOKUP([.B80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15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0.00444126" calcext:value-type="float">
            <text:p>0.00444126</text:p>
          </table:table-cell>
          <table:table-cell office:value-type="float" office:value="2.6742" calcext:value-type="float">
            <text:p>2.674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1]" office:value-type="float" office:value="115" calcext:value-type="float">
            <text:p>115</text:p>
          </table:table-cell>
          <table:table-cell table:formula="of:=LEFT([.A81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1]" office:value-type="float" office:value="2.6742" calcext:value-type="float">
            <text:p>2.6742</text:p>
          </table:table-cell>
          <table:table-cell table:formula="of:=VLOOKUP([.B81];[.$T$5:.$W$19];2;0)" office:value-type="float" office:value="43.0731" calcext:value-type="float">
            <text:p>43.0731</text:p>
          </table:table-cell>
          <table:table-cell table:formula="of:=[.D81]" office:value-type="float" office:value="0.00444126" calcext:value-type="float">
            <text:p>0.00444126</text:p>
          </table:table-cell>
          <table:table-cell table:formula="of:=VLOOKUP([.B81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16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0.00518838" calcext:value-type="float">
            <text:p>0.00518838</text:p>
          </table:table-cell>
          <table:table-cell office:value-type="float" office:value="2.69849" calcext:value-type="float">
            <text:p>2.6984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2]" office:value-type="float" office:value="116" calcext:value-type="float">
            <text:p>116</text:p>
          </table:table-cell>
          <table:table-cell table:formula="of:=LEFT([.A82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2]" office:value-type="float" office:value="2.69849" calcext:value-type="float">
            <text:p>2.69849</text:p>
          </table:table-cell>
          <table:table-cell table:formula="of:=VLOOKUP([.B82];[.$T$5:.$W$19];2;0)" office:value-type="float" office:value="43.0731" calcext:value-type="float">
            <text:p>43.0731</text:p>
          </table:table-cell>
          <table:table-cell table:formula="of:=[.D82]" office:value-type="float" office:value="0.00518838" calcext:value-type="float">
            <text:p>0.00518838</text:p>
          </table:table-cell>
          <table:table-cell table:formula="of:=VLOOKUP([.B82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17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0.00583098" calcext:value-type="float">
            <text:p>0.00583098</text:p>
          </table:table-cell>
          <table:table-cell office:value-type="float" office:value="2.72173" calcext:value-type="float">
            <text:p>2.721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]" office:value-type="float" office:value="117" calcext:value-type="float">
            <text:p>117</text:p>
          </table:table-cell>
          <table:table-cell table:formula="of:=LEFT([.A83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3]" office:value-type="float" office:value="2.72173" calcext:value-type="float">
            <text:p>2.72173</text:p>
          </table:table-cell>
          <table:table-cell table:formula="of:=VLOOKUP([.B83];[.$T$5:.$W$19];2;0)" office:value-type="float" office:value="43.0731" calcext:value-type="float">
            <text:p>43.0731</text:p>
          </table:table-cell>
          <table:table-cell table:formula="of:=[.D83]" office:value-type="float" office:value="0.00583098" calcext:value-type="float">
            <text:p>0.00583098</text:p>
          </table:table-cell>
          <table:table-cell table:formula="of:=VLOOKUP([.B83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18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0.00724617" calcext:value-type="float">
            <text:p>0.00724617</text:p>
          </table:table-cell>
          <table:table-cell office:value-type="float" office:value="2.74498" calcext:value-type="float">
            <text:p>2.7449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4]" office:value-type="float" office:value="118" calcext:value-type="float">
            <text:p>118</text:p>
          </table:table-cell>
          <table:table-cell table:formula="of:=LEFT([.A84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4]" office:value-type="float" office:value="2.74498" calcext:value-type="float">
            <text:p>2.74498</text:p>
          </table:table-cell>
          <table:table-cell table:formula="of:=VLOOKUP([.B84];[.$T$5:.$W$19];2;0)" office:value-type="float" office:value="43.0731" calcext:value-type="float">
            <text:p>43.0731</text:p>
          </table:table-cell>
          <table:table-cell table:formula="of:=[.D84]" office:value-type="float" office:value="0.00724617" calcext:value-type="float">
            <text:p>0.00724617</text:p>
          </table:table-cell>
          <table:table-cell table:formula="of:=VLOOKUP([.B84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19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office:value-type="float" office:value="0.00785061" calcext:value-type="float">
            <text:p>0.00785061</text:p>
          </table:table-cell>
          <table:table-cell office:value-type="float" office:value="2.76842" calcext:value-type="float">
            <text:p>2.7684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5]" office:value-type="float" office:value="119" calcext:value-type="float">
            <text:p>119</text:p>
          </table:table-cell>
          <table:table-cell table:formula="of:=LEFT([.A85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5]" office:value-type="float" office:value="2.76842" calcext:value-type="float">
            <text:p>2.76842</text:p>
          </table:table-cell>
          <table:table-cell table:formula="of:=VLOOKUP([.B85];[.$T$5:.$W$19];2;0)" office:value-type="float" office:value="43.0731" calcext:value-type="float">
            <text:p>43.0731</text:p>
          </table:table-cell>
          <table:table-cell table:formula="of:=[.D85]" office:value-type="float" office:value="0.00785061" calcext:value-type="float">
            <text:p>0.00785061</text:p>
          </table:table-cell>
          <table:table-cell table:formula="of:=VLOOKUP([.B85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20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0.0090912" calcext:value-type="float">
            <text:p>0.0090912</text:p>
          </table:table-cell>
          <table:table-cell office:value-type="float" office:value="2.79312" calcext:value-type="float">
            <text:p>2.7931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6]" office:value-type="float" office:value="120" calcext:value-type="float">
            <text:p>120</text:p>
          </table:table-cell>
          <table:table-cell table:formula="of:=LEFT([.A86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6]" office:value-type="float" office:value="2.79312" calcext:value-type="float">
            <text:p>2.79312</text:p>
          </table:table-cell>
          <table:table-cell table:formula="of:=VLOOKUP([.B86];[.$T$5:.$W$19];2;0)" office:value-type="float" office:value="43.0731" calcext:value-type="float">
            <text:p>43.0731</text:p>
          </table:table-cell>
          <table:table-cell table:formula="of:=[.D86]" office:value-type="float" office:value="0.0090912" calcext:value-type="float">
            <text:p>0.0090912</text:p>
          </table:table-cell>
          <table:table-cell table:formula="of:=VLOOKUP([.B86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121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0.00560445" calcext:value-type="float">
            <text:p>0.00560445</text:p>
          </table:table-cell>
          <table:table-cell office:value-type="float" office:value="2.81496" calcext:value-type="float">
            <text:p>2.8149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7]" office:value-type="float" office:value="121" calcext:value-type="float">
            <text:p>121</text:p>
          </table:table-cell>
          <table:table-cell table:formula="of:=LEFT([.A87];2)" office:value-type="string" office:string-value="Tc" calcext:value-type="string">
            <text:p>Tc</text:p>
          </table:table-cell>
          <table:table-cell office:value-type="float" office:value="1000" calcext:value-type="float">
            <text:p>1000</text:p>
          </table:table-cell>
          <table:table-cell table:formula="of:=[.E87]" office:value-type="float" office:value="2.81496" calcext:value-type="float">
            <text:p>2.81496</text:p>
          </table:table-cell>
          <table:table-cell table:formula="of:=VLOOKUP([.B87];[.$T$5:.$W$19];2;0)" office:value-type="float" office:value="43.0731" calcext:value-type="float">
            <text:p>43.0731</text:p>
          </table:table-cell>
          <table:table-cell table:formula="of:=[.D87]" office:value-type="float" office:value="0.00560445" calcext:value-type="float">
            <text:p>0.00560445</text:p>
          </table:table-cell>
          <table:table-cell table:formula="of:=VLOOKUP([.B87];[.$T$5:.$W$19];3;0)*3" office:value-type="float" office:value="0.570315" calcext:value-type="float">
            <text:p>0.57031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17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0.00351813" calcext:value-type="float">
            <text:p>0.00351813</text:p>
          </table:table-cell>
          <table:table-cell office:value-type="float" office:value="2.65875" calcext:value-type="float">
            <text:p>2.6587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8]" office:value-type="float" office:value="117" calcext:value-type="float">
            <text:p>117</text:p>
          </table:table-cell>
          <table:table-cell table:formula="of:=LEFT([.A88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88]" office:value-type="float" office:value="2.65875" calcext:value-type="float">
            <text:p>2.65875</text:p>
          </table:table-cell>
          <table:table-cell table:formula="of:=VLOOKUP([.B88];[.$T$5:.$W$19];2;0)" office:value-type="float" office:value="44.0696" calcext:value-type="float">
            <text:p>44.0696</text:p>
          </table:table-cell>
          <table:table-cell table:formula="of:=[.D88]" office:value-type="float" office:value="0.00351813" calcext:value-type="float">
            <text:p>0.00351813</text:p>
          </table:table-cell>
          <table:table-cell table:formula="of:=VLOOKUP([.B88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18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.00625629" calcext:value-type="float">
            <text:p>0.00625629</text:p>
          </table:table-cell>
          <table:table-cell office:value-type="float" office:value="2.68248" calcext:value-type="float">
            <text:p>2.6824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9]" office:value-type="float" office:value="118" calcext:value-type="float">
            <text:p>118</text:p>
          </table:table-cell>
          <table:table-cell table:formula="of:=LEFT([.A89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89]" office:value-type="float" office:value="2.68248" calcext:value-type="float">
            <text:p>2.68248</text:p>
          </table:table-cell>
          <table:table-cell table:formula="of:=VLOOKUP([.B89];[.$T$5:.$W$19];2;0)" office:value-type="float" office:value="44.0696" calcext:value-type="float">
            <text:p>44.0696</text:p>
          </table:table-cell>
          <table:table-cell table:formula="of:=[.D89]" office:value-type="float" office:value="0.00625629" calcext:value-type="float">
            <text:p>0.00625629</text:p>
          </table:table-cell>
          <table:table-cell table:formula="of:=VLOOKUP([.B89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19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.0054435" calcext:value-type="float">
            <text:p>0.0054435</text:p>
          </table:table-cell>
          <table:table-cell office:value-type="float" office:value="2.7053" calcext:value-type="float">
            <text:p>2.705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0]" office:value-type="float" office:value="119" calcext:value-type="float">
            <text:p>119</text:p>
          </table:table-cell>
          <table:table-cell table:formula="of:=LEFT([.A90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90]" office:value-type="float" office:value="2.7053" calcext:value-type="float">
            <text:p>2.7053</text:p>
          </table:table-cell>
          <table:table-cell table:formula="of:=VLOOKUP([.B90];[.$T$5:.$W$19];2;0)" office:value-type="float" office:value="44.0696" calcext:value-type="float">
            <text:p>44.0696</text:p>
          </table:table-cell>
          <table:table-cell table:formula="of:=[.D90]" office:value-type="float" office:value="0.0054435" calcext:value-type="float">
            <text:p>0.0054435</text:p>
          </table:table-cell>
          <table:table-cell table:formula="of:=VLOOKUP([.B90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20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00619347" calcext:value-type="float">
            <text:p>0.00619347</text:p>
          </table:table-cell>
          <table:table-cell office:value-type="float" office:value="2.72781" calcext:value-type="float">
            <text:p>2.727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1]" office:value-type="float" office:value="120" calcext:value-type="float">
            <text:p>120</text:p>
          </table:table-cell>
          <table:table-cell table:formula="of:=LEFT([.A91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91]" office:value-type="float" office:value="2.72781" calcext:value-type="float">
            <text:p>2.72781</text:p>
          </table:table-cell>
          <table:table-cell table:formula="of:=VLOOKUP([.B91];[.$T$5:.$W$19];2;0)" office:value-type="float" office:value="44.0696" calcext:value-type="float">
            <text:p>44.0696</text:p>
          </table:table-cell>
          <table:table-cell table:formula="of:=[.D91]" office:value-type="float" office:value="0.00619347" calcext:value-type="float">
            <text:p>0.00619347</text:p>
          </table:table-cell>
          <table:table-cell table:formula="of:=VLOOKUP([.B91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21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.00718263" calcext:value-type="float">
            <text:p>0.00718263</text:p>
          </table:table-cell>
          <table:table-cell office:value-type="float" office:value="2.75066" calcext:value-type="float">
            <text:p>2.7506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2]" office:value-type="float" office:value="121" calcext:value-type="float">
            <text:p>121</text:p>
          </table:table-cell>
          <table:table-cell table:formula="of:=LEFT([.A92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92]" office:value-type="float" office:value="2.75066" calcext:value-type="float">
            <text:p>2.75066</text:p>
          </table:table-cell>
          <table:table-cell table:formula="of:=VLOOKUP([.B92];[.$T$5:.$W$19];2;0)" office:value-type="float" office:value="44.0696" calcext:value-type="float">
            <text:p>44.0696</text:p>
          </table:table-cell>
          <table:table-cell table:formula="of:=[.D92]" office:value-type="float" office:value="0.00718263" calcext:value-type="float">
            <text:p>0.00718263</text:p>
          </table:table-cell>
          <table:table-cell table:formula="of:=VLOOKUP([.B92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22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.00676923" calcext:value-type="float">
            <text:p>0.00676923</text:p>
          </table:table-cell>
          <table:table-cell office:value-type="float" office:value="2.77337" calcext:value-type="float">
            <text:p>2.7733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3]" office:value-type="float" office:value="122" calcext:value-type="float">
            <text:p>122</text:p>
          </table:table-cell>
          <table:table-cell table:formula="of:=LEFT([.A93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93]" office:value-type="float" office:value="2.77337" calcext:value-type="float">
            <text:p>2.77337</text:p>
          </table:table-cell>
          <table:table-cell table:formula="of:=VLOOKUP([.B93];[.$T$5:.$W$19];2;0)" office:value-type="float" office:value="44.0696" calcext:value-type="float">
            <text:p>44.0696</text:p>
          </table:table-cell>
          <table:table-cell table:formula="of:=[.D93]" office:value-type="float" office:value="0.00676923" calcext:value-type="float">
            <text:p>0.00676923</text:p>
          </table:table-cell>
          <table:table-cell table:formula="of:=VLOOKUP([.B93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u123</text:p>
          </table:table-cell>
          <table:table-cell table:style-name="ce3" office:value-type="float" office:value="44" calcext:value-type="float">
            <text:p>4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.00671661" calcext:value-type="float">
            <text:p>0.00671661</text:p>
          </table:table-cell>
          <table:table-cell office:value-type="float" office:value="2.7965" calcext:value-type="float">
            <text:p>2.79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4]" office:value-type="float" office:value="123" calcext:value-type="float">
            <text:p>123</text:p>
          </table:table-cell>
          <table:table-cell table:formula="of:=LEFT([.A94];2)" office:value-type="string" office:string-value="Ru" calcext:value-type="string">
            <text:p>Ru</text:p>
          </table:table-cell>
          <table:table-cell office:value-type="float" office:value="1000" calcext:value-type="float">
            <text:p>1000</text:p>
          </table:table-cell>
          <table:table-cell table:formula="of:=[.E94]" office:value-type="float" office:value="2.7965" calcext:value-type="float">
            <text:p>2.7965</text:p>
          </table:table-cell>
          <table:table-cell table:formula="of:=VLOOKUP([.B94];[.$T$5:.$W$19];2;0)" office:value-type="float" office:value="44.0696" calcext:value-type="float">
            <text:p>44.0696</text:p>
          </table:table-cell>
          <table:table-cell table:formula="of:=[.D94]" office:value-type="float" office:value="0.00671661" calcext:value-type="float">
            <text:p>0.00671661</text:p>
          </table:table-cell>
          <table:table-cell table:formula="of:=VLOOKUP([.B94];[.$T$5:.$W$19];3;0)*3" office:value-type="float" office:value="0.577614" calcext:value-type="float">
            <text:p>0.57761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121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0.00616599" calcext:value-type="float">
            <text:p>0.00616599</text:p>
          </table:table-cell>
          <table:table-cell office:value-type="float" office:value="2.68984" calcext:value-type="float">
            <text:p>2.6898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5]" office:value-type="float" office:value="121" calcext:value-type="float">
            <text:p>121</text:p>
          </table:table-cell>
          <table:table-cell table:formula="of:=LEFT([.A95];2)" office:value-type="string" office:string-value="Rh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table:formula="of:=[.E95]" office:value-type="float" office:value="2.68984" calcext:value-type="float">
            <text:p>2.68984</text:p>
          </table:table-cell>
          <table:table-cell table:formula="of:=VLOOKUP([.B95];[.$T$5:.$W$19];2;0)" office:value-type="float" office:value="45.0649" calcext:value-type="float">
            <text:p>45.0649</text:p>
          </table:table-cell>
          <table:table-cell table:formula="of:=[.D95]" office:value-type="float" office:value="0.00616599" calcext:value-type="float">
            <text:p>0.00616599</text:p>
          </table:table-cell>
          <table:table-cell table:formula="of:=VLOOKUP([.B95];[.$T$5:.$W$19];3;0)*3" office:value-type="float" office:value="0.58224" calcext:value-type="float">
            <text:p>0.582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122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0.00584166" calcext:value-type="float">
            <text:p>0.00584166</text:p>
          </table:table-cell>
          <table:table-cell office:value-type="float" office:value="2.71154" calcext:value-type="float">
            <text:p>2.7115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6]" office:value-type="float" office:value="122" calcext:value-type="float">
            <text:p>122</text:p>
          </table:table-cell>
          <table:table-cell table:formula="of:=LEFT([.A96];2)" office:value-type="string" office:string-value="Rh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table:formula="of:=[.E96]" office:value-type="float" office:value="2.71154" calcext:value-type="float">
            <text:p>2.71154</text:p>
          </table:table-cell>
          <table:table-cell table:formula="of:=VLOOKUP([.B96];[.$T$5:.$W$19];2;0)" office:value-type="float" office:value="45.0649" calcext:value-type="float">
            <text:p>45.0649</text:p>
          </table:table-cell>
          <table:table-cell table:formula="of:=[.D96]" office:value-type="float" office:value="0.00584166" calcext:value-type="float">
            <text:p>0.00584166</text:p>
          </table:table-cell>
          <table:table-cell table:formula="of:=VLOOKUP([.B96];[.$T$5:.$W$19];3;0)*3" office:value-type="float" office:value="0.58224" calcext:value-type="float">
            <text:p>0.582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123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0.00617661" calcext:value-type="float">
            <text:p>0.00617661</text:p>
          </table:table-cell>
          <table:table-cell office:value-type="float" office:value="2.7337" calcext:value-type="float">
            <text:p>2.733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7]" office:value-type="float" office:value="123" calcext:value-type="float">
            <text:p>123</text:p>
          </table:table-cell>
          <table:table-cell table:formula="of:=LEFT([.A97];2)" office:value-type="string" office:string-value="Rh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table:formula="of:=[.E97]" office:value-type="float" office:value="2.7337" calcext:value-type="float">
            <text:p>2.7337</text:p>
          </table:table-cell>
          <table:table-cell table:formula="of:=VLOOKUP([.B97];[.$T$5:.$W$19];2;0)" office:value-type="float" office:value="45.0649" calcext:value-type="float">
            <text:p>45.0649</text:p>
          </table:table-cell>
          <table:table-cell table:formula="of:=[.D97]" office:value-type="float" office:value="0.00617661" calcext:value-type="float">
            <text:p>0.00617661</text:p>
          </table:table-cell>
          <table:table-cell table:formula="of:=VLOOKUP([.B97];[.$T$5:.$W$19];3;0)*3" office:value-type="float" office:value="0.58224" calcext:value-type="float">
            <text:p>0.582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124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0.00624141" calcext:value-type="float">
            <text:p>0.00624141</text:p>
          </table:table-cell>
          <table:table-cell office:value-type="float" office:value="2.75613" calcext:value-type="float">
            <text:p>2.7561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8]" office:value-type="float" office:value="124" calcext:value-type="float">
            <text:p>124</text:p>
          </table:table-cell>
          <table:table-cell table:formula="of:=LEFT([.A98];2)" office:value-type="string" office:string-value="Rh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table:formula="of:=[.E98]" office:value-type="float" office:value="2.75613" calcext:value-type="float">
            <text:p>2.75613</text:p>
          </table:table-cell>
          <table:table-cell table:formula="of:=VLOOKUP([.B98];[.$T$5:.$W$19];2;0)" office:value-type="float" office:value="45.0649" calcext:value-type="float">
            <text:p>45.0649</text:p>
          </table:table-cell>
          <table:table-cell table:formula="of:=[.D98]" office:value-type="float" office:value="0.00624141" calcext:value-type="float">
            <text:p>0.00624141</text:p>
          </table:table-cell>
          <table:table-cell table:formula="of:=VLOOKUP([.B98];[.$T$5:.$W$19];3;0)*3" office:value-type="float" office:value="0.58224" calcext:value-type="float">
            <text:p>0.582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12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0.00519693" calcext:value-type="float">
            <text:p>0.00519693</text:p>
          </table:table-cell>
          <table:table-cell office:value-type="float" office:value="2.77865" calcext:value-type="float">
            <text:p>2.7786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9]" office:value-type="float" office:value="125" calcext:value-type="float">
            <text:p>125</text:p>
          </table:table-cell>
          <table:table-cell table:formula="of:=LEFT([.A99];2)" office:value-type="string" office:string-value="Rh" calcext:value-type="string">
            <text:p>Rh</text:p>
          </table:table-cell>
          <table:table-cell office:value-type="float" office:value="1000" calcext:value-type="float">
            <text:p>1000</text:p>
          </table:table-cell>
          <table:table-cell table:formula="of:=[.E99]" office:value-type="float" office:value="2.77865" calcext:value-type="float">
            <text:p>2.77865</text:p>
          </table:table-cell>
          <table:table-cell table:formula="of:=VLOOKUP([.B99];[.$T$5:.$W$19];2;0)" office:value-type="float" office:value="45.0649" calcext:value-type="float">
            <text:p>45.0649</text:p>
          </table:table-cell>
          <table:table-cell table:formula="of:=[.D99]" office:value-type="float" office:value="0.00519693" calcext:value-type="float">
            <text:p>0.00519693</text:p>
          </table:table-cell>
          <table:table-cell table:formula="of:=VLOOKUP([.B99];[.$T$5:.$W$19];3;0)*3" office:value-type="float" office:value="0.58224" calcext:value-type="float">
            <text:p>0.582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24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0.0059673" calcext:value-type="float">
            <text:p>0.0059673</text:p>
          </table:table-cell>
          <table:table-cell office:value-type="float" office:value="2.69605" calcext:value-type="float">
            <text:p>2.6960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0]" office:value-type="float" office:value="124" calcext:value-type="float">
            <text:p>124</text:p>
          </table:table-cell>
          <table:table-cell table:formula="of:=LEFT([.A100];2)" office:value-type="string" office:string-value="Pd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table:formula="of:=[.E100]" office:value-type="float" office:value="2.69605" calcext:value-type="float">
            <text:p>2.69605</text:p>
          </table:table-cell>
          <table:table-cell table:formula="of:=VLOOKUP([.B100];[.$T$5:.$W$19];2;0)" office:value-type="float" office:value="46.0526" calcext:value-type="float">
            <text:p>46.0526</text:p>
          </table:table-cell>
          <table:table-cell table:formula="of:=[.D100]" office:value-type="float" office:value="0.0059673" calcext:value-type="float">
            <text:p>0.0059673</text:p>
          </table:table-cell>
          <table:table-cell table:formula="of:=VLOOKUP([.B100];[.$T$5:.$W$19];3;0)*3" office:value-type="float" office:value="0.591948" calcext:value-type="float">
            <text:p>0.59194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2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0.00590289" calcext:value-type="float">
            <text:p>0.00590289</text:p>
          </table:table-cell>
          <table:table-cell office:value-type="float" office:value="2.71724" calcext:value-type="float">
            <text:p>2.7172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1]" office:value-type="float" office:value="125" calcext:value-type="float">
            <text:p>125</text:p>
          </table:table-cell>
          <table:table-cell table:formula="of:=LEFT([.A101];2)" office:value-type="string" office:string-value="Pd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table:formula="of:=[.E101]" office:value-type="float" office:value="2.71724" calcext:value-type="float">
            <text:p>2.71724</text:p>
          </table:table-cell>
          <table:table-cell table:formula="of:=VLOOKUP([.B101];[.$T$5:.$W$19];2;0)" office:value-type="float" office:value="46.0526" calcext:value-type="float">
            <text:p>46.0526</text:p>
          </table:table-cell>
          <table:table-cell table:formula="of:=[.D101]" office:value-type="float" office:value="0.00590289" calcext:value-type="float">
            <text:p>0.00590289</text:p>
          </table:table-cell>
          <table:table-cell table:formula="of:=VLOOKUP([.B101];[.$T$5:.$W$19];3;0)*3" office:value-type="float" office:value="0.591948" calcext:value-type="float">
            <text:p>0.59194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2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0.00557532" calcext:value-type="float">
            <text:p>0.00557532</text:p>
          </table:table-cell>
          <table:table-cell office:value-type="float" office:value="2.73889" calcext:value-type="float">
            <text:p>2.7388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2]" office:value-type="float" office:value="126" calcext:value-type="float">
            <text:p>126</text:p>
          </table:table-cell>
          <table:table-cell table:formula="of:=LEFT([.A102];2)" office:value-type="string" office:string-value="Pd" calcext:value-type="string">
            <text:p>Pd</text:p>
          </table:table-cell>
          <table:table-cell office:value-type="float" office:value="1000" calcext:value-type="float">
            <text:p>1000</text:p>
          </table:table-cell>
          <table:table-cell table:formula="of:=[.E102]" office:value-type="float" office:value="2.73889" calcext:value-type="float">
            <text:p>2.73889</text:p>
          </table:table-cell>
          <table:table-cell table:formula="of:=VLOOKUP([.B102];[.$T$5:.$W$19];2;0)" office:value-type="float" office:value="46.0526" calcext:value-type="float">
            <text:p>46.0526</text:p>
          </table:table-cell>
          <table:table-cell table:formula="of:=[.D102]" office:value-type="float" office:value="0.00557532" calcext:value-type="float">
            <text:p>0.00557532</text:p>
          </table:table-cell>
          <table:table-cell table:formula="of:=VLOOKUP([.B102];[.$T$5:.$W$19];3;0)*3" office:value-type="float" office:value="0.591948" calcext:value-type="float">
            <text:p>0.59194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5:51:10.200275641</meta:creation-date>
    <meta:generator>LibreOffice/5.0.6.2$Linux_X86_64 LibreOffice_project/00$Build-2</meta:generator>
    <dc:date>2020-03-14T18:28:24.118133035</dc:date>
    <meta:editing-duration>PT2H20M56S</meta:editing-duration>
    <meta:editing-cycles>123</meta:editing-cycles>
    <meta:document-statistic meta:table-count="4" meta:cell-count="6507" meta:object-count="0"/>
  </office:meta>
</office:document-meta>
</file>